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7.8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1">
      <style:table-cell-properties fo:border="0.74pt solid #000000"/>
    </style:style>
    <style:style style:name="ce12" style:family="table-cell" style:parent-style-name="Default" style:data-style-name="N11">
      <style:table-cell-properties fo:background-color="#b2b2b2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15" style:family="table-cell" style:parent-style-name="Default" style:data-style-name="N2">
      <style:table-cell-properties fo:border="0.74pt solid #000000"/>
    </style:style>
    <style:style style:name="ce16" style:family="table-cell" style:parent-style-name="Default" style:data-style-name="N2">
      <style:table-cell-properties fo:background-color="#b2b2b2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dddddd" fo:border="0.74pt solid #000000"/>
    </style:style>
    <style:style style:name="ce2" style:family="table-cell" style:parent-style-name="Default">
      <style:table-cell-properties fo:border-bottom="0.74pt solid #000000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fo:border="0.74pt solid #000000"/>
    </style:style>
    <style:style style:name="ce21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2b2b2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b2b2b2" fo:border-left="none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" style:family="table-cell" style:parent-style-name="Default" style:data-style-name="N11"/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74pt solid #000000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ackground-color="#b2b2b2" fo:border-left="none" fo:border-right="none" fo:border-top="0.74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order-left="none" fo:border-right="none" fo:border-top="0.74pt solid #000000"/>
    </style:style>
    <style:style style:name="ce51" style:family="table-cell" style:parent-style-name="Default">
      <style:table-cell-properties fo:border-bottom="0.74pt solid #000000" fo:background-color="#b2b2b2" fo:border-left="none" fo:border-right="0.74pt solid #000000" fo:border-top="0.74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3" style:family="table-cell" style:parent-style-name="Default" style:data-style-name="N11"/>
    <style:style style:name="ce5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 style:data-style-name="N11">
      <style:table-cell-properties fo:border="0.74pt solid #000000"/>
    </style:style>
    <style:style style:name="ce56" style:family="table-cell" style:parent-style-name="Default" style:data-style-name="N11">
      <style:table-cell-properties fo:background-color="#b2b2b2" fo:border="0.74pt solid #000000"/>
      <style:text-properties fo:font-weight="bold" style:font-weight-asian="bold" style:font-weight-complex="bold"/>
    </style:style>
    <style:style style:name="ce57" style:family="table-cell" style:parent-style-name="Default" style:data-style-name="N2"/>
    <style:style style:name="ce58" style:family="table-cell" style:parent-style-name="Default" style:data-style-name="N2">
      <style:table-cell-properties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59" style:family="table-cell" style:parent-style-name="Default" style:data-style-name="N2">
      <style:table-cell-properties fo:border="0.74pt solid #000000"/>
    </style:style>
    <style:style style:name="ce60" style:family="table-cell" style:parent-style-name="Default" style:data-style-name="N2">
      <style:table-cell-properties fo:background-color="#b2b2b2" fo:border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dddddd"/>
    </style:style>
    <style:style style:name="ce62" style:family="table-cell" style:parent-style-name="Default">
      <style:table-cell-properties fo:background-color="#dddddd"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63" style:family="table-cell" style:parent-style-name="Default" style:data-style-name="N2">
      <style:table-cell-properties fo:background-color="#dddddd" fo:border="0.74pt solid #000000"/>
    </style:style>
    <style:style style:name="ce64" style:family="table-cell" style:parent-style-name="Default">
      <style:table-cell-properties fo:background-color="#dddddd" fo:border="0.74pt solid #000000"/>
    </style:style>
    <style:style style:name="ce65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6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Base des calcu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ce57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3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5" table:number-columns-repeated="3"/>
          <table:table-cell table:style-name="ce54"/>
          <table:table-cell table:style-name="ce58"/>
          <table:table-cell table:style-name="ce62"/>
          <table:table-cell table:style-name="ce65"/>
          <table:table-cell table:style-name="ce62"/>
          <table:table-cell table:style-name="ce65"/>
          <table:table-cell table:style-name="ce62"/>
          <table:table-cell table:style-name="ce65"/>
          <table:table-cell table:style-name="ce62"/>
          <table:table-cell table:style-name="ce65"/>
          <table:table-cell table:style-name="ce62"/>
          <table:table-cell table:style-name="ce65"/>
          <table:table-cell table:style-name="ce62"/>
          <table:table-cell table:style-name="ce65"/>
          <table:table-cell table:style-name="ce62"/>
          <table:table-cell table:style-name="ce45" table:number-columns-repeated="1006"/>
        </table:table-row>
        <table:table-row table:style-name="ro1">
          <table:table-cell table:number-columns-repeated="3"/>
          <table:table-cell table:style-name="ce55" office:value-type="string" calcext:value-type="string">
            <text:p>Note/20</text:p>
          </table:table-cell>
          <table:table-cell table:style-name="ce59" table:formula="of:=[.E5]*5" office:value-type="float" office:value="20" calcext:value-type="float">
            <text:p>20,00</text:p>
          </table:table-cell>
          <table:table-cell table:style-name="ce63" table:formula="of:=[.F5]*5" office:value-type="float" office:value="0" calcext:value-type="float">
            <text:p>0,00</text:p>
          </table:table-cell>
          <table:table-cell table:style-name="ce59" table:formula="of:=[.G5]*5" office:value-type="float" office:value="0" calcext:value-type="float">
            <text:p>0,00</text:p>
          </table:table-cell>
          <table:table-cell table:style-name="ce63" table:formula="of:=[.H5]*5" office:value-type="float" office:value="0" calcext:value-type="float">
            <text:p>0,00</text:p>
          </table:table-cell>
          <table:table-cell table:style-name="ce59" table:formula="of:=[.I5]*5" office:value-type="float" office:value="0" calcext:value-type="float">
            <text:p>0,00</text:p>
          </table:table-cell>
          <table:table-cell table:style-name="ce63" table:formula="of:=[.J5]*5" office:value-type="float" office:value="0" calcext:value-type="float">
            <text:p>0,00</text:p>
          </table:table-cell>
          <table:table-cell table:style-name="ce59" table:formula="of:=[.K5]*5" office:value-type="float" office:value="0" calcext:value-type="float">
            <text:p>0,00</text:p>
          </table:table-cell>
          <table:table-cell table:style-name="ce63" table:formula="of:=[.L5]*5" office:value-type="float" office:value="0" calcext:value-type="float">
            <text:p>0,00</text:p>
          </table:table-cell>
          <table:table-cell table:style-name="ce59" table:formula="of:=[.M5]*5" office:value-type="float" office:value="0" calcext:value-type="float">
            <text:p>0,00</text:p>
          </table:table-cell>
          <table:table-cell table:style-name="ce63" table:formula="of:=[.N5]*5" office:value-type="float" office:value="0" calcext:value-type="float">
            <text:p>0,00</text:p>
          </table:table-cell>
          <table:table-cell table:style-name="ce59" table:formula="of:=[.O5]*5" office:value-type="float" office:value="0" calcext:value-type="float">
            <text:p>0,00</text:p>
          </table:table-cell>
          <table:table-cell table:style-name="ce63" table:formula="of:=[.P5]*5" office:value-type="float" office:value="0" calcext:value-type="float">
            <text:p>0,00</text:p>
          </table:table-cell>
          <table:table-cell table:style-name="ce59" table:formula="of:=[.Q5]*5" office:value-type="float" office:value="0" calcext:value-type="float">
            <text:p>0,00</text:p>
          </table:table-cell>
          <table:table-cell table:style-name="ce63" table:formula="of:=[.R5]*5" office:value-type="float" office:value="0" calcext:value-type="float">
            <text:p>0,00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55" table:formula="of:=[.D6]+[.D10]+[.D14]+[.D18]+[.D28]" office:value-type="percentage" office:value="1" calcext:value-type="percentage">
            <text:p>100,00 %</text:p>
          </table:table-cell>
          <table:table-cell table:style-name="ce59" table:formula="of:=[.E6]*[.$D$6]+[.E10]*[.$D$10]+[.E14]*[.$D$14]+[.E18]*[.$D$18]+[.E28]*[.$D$28]" office:value-type="float" office:value="4" calcext:value-type="float">
            <text:p>4,00</text:p>
          </table:table-cell>
          <table:table-cell table:style-name="ce63" table:formula="of:=[.F6]*[.$D$6]+[.F10]*[.$D$10]+[.F14]*[.$D$14]+[.F18]*[.$D$18]+[.F28]*[.$D$28]" office:value-type="float" office:value="0" calcext:value-type="float">
            <text:p>0,00</text:p>
          </table:table-cell>
          <table:table-cell table:style-name="ce59" table:formula="of:=[.G6]*[.$D$6]+[.G10]*[.$D$10]+[.G14]*[.$D$14]+[.G18]*[.$D$18]+[.G28]*[.$D$28]" office:value-type="float" office:value="0" calcext:value-type="float">
            <text:p>0,00</text:p>
          </table:table-cell>
          <table:table-cell table:style-name="ce63" table:formula="of:=[.H6]*[.$D$6]+[.H10]*[.$D$10]+[.H14]*[.$D$14]+[.H18]*[.$D$18]+[.H28]*[.$D$28]" office:value-type="float" office:value="0" calcext:value-type="float">
            <text:p>0,00</text:p>
          </table:table-cell>
          <table:table-cell table:style-name="ce59" table:formula="of:=[.I6]*[.$D$6]+[.I10]*[.$D$10]+[.I14]*[.$D$14]+[.I18]*[.$D$18]+[.I28]*[.$D$28]" office:value-type="float" office:value="0" calcext:value-type="float">
            <text:p>0,00</text:p>
          </table:table-cell>
          <table:table-cell table:style-name="ce63" table:formula="of:=[.J6]*[.$D$6]+[.J10]*[.$D$10]+[.J14]*[.$D$14]+[.J18]*[.$D$18]+[.J28]*[.$D$28]" office:value-type="float" office:value="0" calcext:value-type="float">
            <text:p>0,00</text:p>
          </table:table-cell>
          <table:table-cell table:style-name="ce59" table:formula="of:=[.K6]*[.$D$6]+[.K10]*[.$D$10]+[.K14]*[.$D$14]+[.K18]*[.$D$18]+[.K28]*[.$D$28]" office:value-type="float" office:value="0" calcext:value-type="float">
            <text:p>0,00</text:p>
          </table:table-cell>
          <table:table-cell table:style-name="ce63" table:formula="of:=[.L6]*[.$D$6]+[.L10]*[.$D$10]+[.L14]*[.$D$14]+[.L18]*[.$D$18]+[.L28]*[.$D$28]" office:value-type="float" office:value="0" calcext:value-type="float">
            <text:p>0,00</text:p>
          </table:table-cell>
          <table:table-cell table:style-name="ce59" table:formula="of:=[.M6]*[.$D$6]+[.M10]*[.$D$10]+[.M14]*[.$D$14]+[.M18]*[.$D$18]+[.M28]*[.$D$28]" office:value-type="float" office:value="0" calcext:value-type="float">
            <text:p>0,00</text:p>
          </table:table-cell>
          <table:table-cell table:style-name="ce63" table:formula="of:=[.N6]*[.$D$6]+[.N10]*[.$D$10]+[.N14]*[.$D$14]+[.N18]*[.$D$18]+[.N28]*[.$D$28]" office:value-type="float" office:value="0" calcext:value-type="float">
            <text:p>0,00</text:p>
          </table:table-cell>
          <table:table-cell table:style-name="ce59" table:formula="of:=[.O6]*[.$D$6]+[.O10]*[.$D$10]+[.O14]*[.$D$14]+[.O18]*[.$D$18]+[.O28]*[.$D$28]" office:value-type="float" office:value="0" calcext:value-type="float">
            <text:p>0,00</text:p>
          </table:table-cell>
          <table:table-cell table:style-name="ce63" table:formula="of:=[.P6]*[.$D$6]+[.P10]*[.$D$10]+[.P14]*[.$D$14]+[.P18]*[.$D$18]+[.P28]*[.$D$28]" office:value-type="float" office:value="0" calcext:value-type="float">
            <text:p>0,00</text:p>
          </table:table-cell>
          <table:table-cell table:style-name="ce59" table:formula="of:=[.Q6]*[.$D$6]+[.Q10]*[.$D$10]+[.Q14]*[.$D$14]+[.Q18]*[.$D$18]+[.Q28]*[.$D$28]" office:value-type="float" office:value="0" calcext:value-type="float">
            <text:p>0,00</text:p>
          </table:table-cell>
          <table:table-cell table:style-name="ce63" table:formula="of:=[.R6]*[.$D$6]+[.R10]*[.$D$10]+[.R14]*[.$D$14]+[.R18]*[.$D$18]+[.R28]*[.$D$28]" office:value-type="float" office:value="0" calcext:value-type="float">
            <text:p>0,00</text:p>
          </table:table-cell>
          <table:table-cell table:number-columns-repeated="1006"/>
        </table:table-row>
        <table:table-row table:style-name="ro1">
          <table:table-cell table:style-name="ce46" office:value-type="string" calcext:value-type="string">
            <text:p>Respect des conventions</text:p>
          </table:table-cell>
          <table:table-cell table:style-name="ce49"/>
          <table:table-cell table:style-name="ce51"/>
          <table:table-cell table:style-name="ce56" office:value-type="percentage" office:value="0.05" calcext:value-type="percentage">
            <text:p>5,00 %</text:p>
          </table:table-cell>
          <table:table-cell table:style-name="ce60" table:formula="of:=[.E7]*[.$D7]+[.E8]*[.$D8]+[.E9]*[.$D9]" office:value-type="float" office:value="4" calcext:value-type="float">
            <text:p>4,00</text:p>
          </table:table-cell>
          <table:table-cell table:style-name="ce60" table:formula="of:=[.F7]*[.$D7]+[.F8]*[.$D8]+[.F9]*[.$D9]" office:value-type="float" office:value="0" calcext:value-type="float">
            <text:p>0,00</text:p>
          </table:table-cell>
          <table:table-cell table:style-name="ce60" table:formula="of:=[.G7]*[.$D7]+[.G8]*[.$D8]+[.G9]*[.$D9]" office:value-type="float" office:value="0" calcext:value-type="float">
            <text:p>0,00</text:p>
          </table:table-cell>
          <table:table-cell table:style-name="ce60" table:formula="of:=[.H7]*[.$D7]+[.H8]*[.$D8]+[.H9]*[.$D9]" office:value-type="float" office:value="0" calcext:value-type="float">
            <text:p>0,00</text:p>
          </table:table-cell>
          <table:table-cell table:style-name="ce60" table:formula="of:=[.I7]*[.$D7]+[.I8]*[.$D8]+[.I9]*[.$D9]" office:value-type="float" office:value="0" calcext:value-type="float">
            <text:p>0,00</text:p>
          </table:table-cell>
          <table:table-cell table:style-name="ce60" table:formula="of:=[.J7]*[.$D7]+[.J8]*[.$D8]+[.J9]*[.$D9]" office:value-type="float" office:value="0" calcext:value-type="float">
            <text:p>0,00</text:p>
          </table:table-cell>
          <table:table-cell table:style-name="ce60" table:formula="of:=[.K7]*[.$D7]+[.K8]*[.$D8]+[.K9]*[.$D9]" office:value-type="float" office:value="0" calcext:value-type="float">
            <text:p>0,00</text:p>
          </table:table-cell>
          <table:table-cell table:style-name="ce60" table:formula="of:=[.L7]*[.$D7]+[.L8]*[.$D8]+[.L9]*[.$D9]" office:value-type="float" office:value="0" calcext:value-type="float">
            <text:p>0,00</text:p>
          </table:table-cell>
          <table:table-cell table:style-name="ce60" table:formula="of:=[.M7]*[.$D7]+[.M8]*[.$D8]+[.M9]*[.$D9]" office:value-type="float" office:value="0" calcext:value-type="float">
            <text:p>0,00</text:p>
          </table:table-cell>
          <table:table-cell table:style-name="ce60" table:formula="of:=[.N7]*[.$D7]+[.N8]*[.$D8]+[.N9]*[.$D9]" office:value-type="float" office:value="0" calcext:value-type="float">
            <text:p>0,00</text:p>
          </table:table-cell>
          <table:table-cell table:style-name="ce60" table:formula="of:=[.O7]*[.$D7]+[.O8]*[.$D8]+[.O9]*[.$D9]" office:value-type="float" office:value="0" calcext:value-type="float">
            <text:p>0,00</text:p>
          </table:table-cell>
          <table:table-cell table:style-name="ce60" table:formula="of:=[.P7]*[.$D7]+[.P8]*[.$D8]+[.P9]*[.$D9]" office:value-type="float" office:value="0" calcext:value-type="float">
            <text:p>0,00</text:p>
          </table:table-cell>
          <table:table-cell table:style-name="ce60" table:formula="of:=[.Q7]*[.$D7]+[.Q8]*[.$D8]+[.Q9]*[.$D9]" office:value-type="float" office:value="0" calcext:value-type="float">
            <text:p>0,00</text:p>
          </table:table-cell>
          <table:table-cell table:style-name="ce60" table:formula="of:=[.R7]*[.$D7]+[.R8]*[.$D8]+[.R9]*[.$D9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office:value-type="string" calcext:value-type="string">
            <text:p>Nommage</text:p>
          </table:table-cell>
          <table:table-cell table:style-name="ce52"/>
          <table:table-cell table:style-name="ce55" table:formula="of:=1/3" office:value-type="percentage" office:value="0.333333333333333" calcext:value-type="percentage">
            <text:p>33,33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office:value-type="string" calcext:value-type="string">
            <text:p>Indentation</text:p>
          </table:table-cell>
          <table:table-cell table:style-name="ce52"/>
          <table:table-cell table:style-name="ce55" table:formula="of:=1/3" office:value-type="percentage" office:value="0.333333333333333" calcext:value-type="percentage">
            <text:p>33,33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office:value-type="string" calcext:value-type="string">
            <text:p>javadoc</text:p>
          </table:table-cell>
          <table:table-cell table:style-name="ce52"/>
          <table:table-cell table:style-name="ce55" table:formula="of:=1/3" office:value-type="percentage" office:value="0.333333333333333" calcext:value-type="percentage">
            <text:p>33,33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8" office:value-type="string" calcext:value-type="string">
            <text:p>Qualité du code</text:p>
          </table:table-cell>
          <table:table-cell table:style-name="ce48" table:number-columns-repeated="2"/>
          <table:table-cell table:style-name="ce56" office:value-type="percentage" office:value="0.05" calcext:value-type="percentage">
            <text:p>5,00 %</text:p>
          </table:table-cell>
          <table:table-cell table:style-name="ce60" table:formula="of:=[.E11]*[.$D11]+[.E12]*[.$D12]+[.E13]*[.$D13]" office:value-type="float" office:value="4" calcext:value-type="float">
            <text:p>4,00</text:p>
          </table:table-cell>
          <table:table-cell table:style-name="ce60" table:formula="of:=[.F11]*[.$D11]+[.F12]*[.$D12]+[.F13]*[.$D13]" office:value-type="float" office:value="0" calcext:value-type="float">
            <text:p>0,00</text:p>
          </table:table-cell>
          <table:table-cell table:style-name="ce60" table:formula="of:=[.G11]*[.$D11]+[.G12]*[.$D12]+[.G13]*[.$D13]" office:value-type="float" office:value="0" calcext:value-type="float">
            <text:p>0,00</text:p>
          </table:table-cell>
          <table:table-cell table:style-name="ce60" table:formula="of:=[.H11]*[.$D11]+[.H12]*[.$D12]+[.H13]*[.$D13]" office:value-type="float" office:value="0" calcext:value-type="float">
            <text:p>0,00</text:p>
          </table:table-cell>
          <table:table-cell table:style-name="ce60" table:formula="of:=[.I11]*[.$D11]+[.I12]*[.$D12]+[.I13]*[.$D13]" office:value-type="float" office:value="0" calcext:value-type="float">
            <text:p>0,00</text:p>
          </table:table-cell>
          <table:table-cell table:style-name="ce60" table:formula="of:=[.J11]*[.$D11]+[.J12]*[.$D12]+[.J13]*[.$D13]" office:value-type="float" office:value="0" calcext:value-type="float">
            <text:p>0,00</text:p>
          </table:table-cell>
          <table:table-cell table:style-name="ce60" table:formula="of:=[.K11]*[.$D11]+[.K12]*[.$D12]+[.K13]*[.$D13]" office:value-type="float" office:value="0" calcext:value-type="float">
            <text:p>0,00</text:p>
          </table:table-cell>
          <table:table-cell table:style-name="ce60" table:formula="of:=[.L11]*[.$D11]+[.L12]*[.$D12]+[.L13]*[.$D13]" office:value-type="float" office:value="0" calcext:value-type="float">
            <text:p>0,00</text:p>
          </table:table-cell>
          <table:table-cell table:style-name="ce60" table:formula="of:=[.M11]*[.$D11]+[.M12]*[.$D12]+[.M13]*[.$D13]" office:value-type="float" office:value="0" calcext:value-type="float">
            <text:p>0,00</text:p>
          </table:table-cell>
          <table:table-cell table:style-name="ce60" table:formula="of:=[.N11]*[.$D11]+[.N12]*[.$D12]+[.N13]*[.$D13]" office:value-type="float" office:value="0" calcext:value-type="float">
            <text:p>0,00</text:p>
          </table:table-cell>
          <table:table-cell table:style-name="ce60" table:formula="of:=[.O11]*[.$D11]+[.O12]*[.$D12]+[.O13]*[.$D13]" office:value-type="float" office:value="0" calcext:value-type="float">
            <text:p>0,00</text:p>
          </table:table-cell>
          <table:table-cell table:style-name="ce60" table:formula="of:=[.P11]*[.$D11]+[.P12]*[.$D12]+[.P13]*[.$D13]" office:value-type="float" office:value="0" calcext:value-type="float">
            <text:p>0,00</text:p>
          </table:table-cell>
          <table:table-cell table:style-name="ce60" table:formula="of:=[.Q11]*[.$D11]+[.Q12]*[.$D12]+[.Q13]*[.$D13]" office:value-type="float" office:value="0" calcext:value-type="float">
            <text:p>0,00</text:p>
          </table:table-cell>
          <table:table-cell table:style-name="ce60" table:formula="of:=[.R11]*[.$D11]+[.R12]*[.$D12]+[.R13]*[.$D13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office:value-type="string" calcext:value-type="string">
            <text:p>Les méthodes ont un rôle défini</text:p>
          </table:table-cell>
          <table:table-cell table:style-name="ce52"/>
          <table:table-cell table:style-name="ce55" office:value-type="percentage" office:value="0.25" calcext:value-type="percentage">
            <text:p>25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office:value-type="string" calcext:value-type="string">
            <text:p>Les méthodes ont une taille raisonnable</text:p>
          </table:table-cell>
          <table:table-cell table:style-name="ce52"/>
          <table:table-cell table:style-name="ce55" office:value-type="percentage" office:value="0.25" calcext:value-type="percentage">
            <text:p>25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office:value-type="string" calcext:value-type="string">
            <text:p>Les méthodes sont compréhensibles</text:p>
          </table:table-cell>
          <table:table-cell table:style-name="ce52"/>
          <table:table-cell table:style-name="ce55" office:value-type="percentage" office:value="0.5" calcext:value-type="percentage">
            <text:p>50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6" office:value-type="string" calcext:value-type="string">
            <text:p>Les tests</text:p>
          </table:table-cell>
          <table:table-cell table:style-name="ce49"/>
          <table:table-cell table:style-name="ce51"/>
          <table:table-cell table:style-name="ce56" office:value-type="percentage" office:value="0.2" calcext:value-type="percentage">
            <text:p>20,00 %</text:p>
          </table:table-cell>
          <table:table-cell table:style-name="ce60" table:formula="of:=[.E15]*[.$D15]+[.E16]*[.$D16]+[.E17]*[.$D17]" office:value-type="float" office:value="4" calcext:value-type="float">
            <text:p>4,00</text:p>
          </table:table-cell>
          <table:table-cell table:style-name="ce60" table:formula="of:=[.F15]*[.$D15]+[.F16]*[.$D16]+[.F17]*[.$D17]" office:value-type="float" office:value="0" calcext:value-type="float">
            <text:p>0,00</text:p>
          </table:table-cell>
          <table:table-cell table:style-name="ce60" table:formula="of:=[.G15]*[.$D15]+[.G16]*[.$D16]+[.G17]*[.$D17]" office:value-type="float" office:value="0" calcext:value-type="float">
            <text:p>0,00</text:p>
          </table:table-cell>
          <table:table-cell table:style-name="ce60" table:formula="of:=[.H15]*[.$D15]+[.H16]*[.$D16]+[.H17]*[.$D17]" office:value-type="float" office:value="0" calcext:value-type="float">
            <text:p>0,00</text:p>
          </table:table-cell>
          <table:table-cell table:style-name="ce60" table:formula="of:=[.I15]*[.$D15]+[.I16]*[.$D16]+[.I17]*[.$D17]" office:value-type="float" office:value="0" calcext:value-type="float">
            <text:p>0,00</text:p>
          </table:table-cell>
          <table:table-cell table:style-name="ce60" table:formula="of:=[.J15]*[.$D15]+[.J16]*[.$D16]+[.J17]*[.$D17]" office:value-type="float" office:value="0" calcext:value-type="float">
            <text:p>0,00</text:p>
          </table:table-cell>
          <table:table-cell table:style-name="ce60" table:formula="of:=[.K15]*[.$D15]+[.K16]*[.$D16]+[.K17]*[.$D17]" office:value-type="float" office:value="0" calcext:value-type="float">
            <text:p>0,00</text:p>
          </table:table-cell>
          <table:table-cell table:style-name="ce60" table:formula="of:=[.L15]*[.$D15]+[.L16]*[.$D16]+[.L17]*[.$D17]" office:value-type="float" office:value="0" calcext:value-type="float">
            <text:p>0,00</text:p>
          </table:table-cell>
          <table:table-cell table:style-name="ce60" table:formula="of:=[.M15]*[.$D15]+[.M16]*[.$D16]+[.M17]*[.$D17]" office:value-type="float" office:value="0" calcext:value-type="float">
            <text:p>0,00</text:p>
          </table:table-cell>
          <table:table-cell table:style-name="ce60" table:formula="of:=[.N15]*[.$D15]+[.N16]*[.$D16]+[.N17]*[.$D17]" office:value-type="float" office:value="0" calcext:value-type="float">
            <text:p>0,00</text:p>
          </table:table-cell>
          <table:table-cell table:style-name="ce60" table:formula="of:=[.O15]*[.$D15]+[.O16]*[.$D16]+[.O17]*[.$D17]" office:value-type="float" office:value="0" calcext:value-type="float">
            <text:p>0,00</text:p>
          </table:table-cell>
          <table:table-cell table:style-name="ce60" table:formula="of:=[.P15]*[.$D15]+[.P16]*[.$D16]+[.P17]*[.$D17]" office:value-type="float" office:value="0" calcext:value-type="float">
            <text:p>0,00</text:p>
          </table:table-cell>
          <table:table-cell table:style-name="ce60" table:formula="of:=[.Q15]*[.$D15]+[.Q16]*[.$D16]+[.Q17]*[.$D17]" office:value-type="float" office:value="0" calcext:value-type="float">
            <text:p>0,00</text:p>
          </table:table-cell>
          <table:table-cell table:style-name="ce60" table:formula="of:=[.R15]*[.$D15]+[.R16]*[.$D16]+[.R17]*[.$D17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office:value-type="string" calcext:value-type="string">
            <text:p>Une méthode de test par méthode</text:p>
          </table:table-cell>
          <table:table-cell table:style-name="ce52"/>
          <table:table-cell table:style-name="ce55" office:value-type="percentage" office:value="0.3" calcext:value-type="percentage">
            <text:p>30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office:value-type="string" calcext:value-type="string">
            <text:p>Tests des cas normaux</text:p>
          </table:table-cell>
          <table:table-cell table:style-name="ce52"/>
          <table:table-cell table:style-name="ce55" office:value-type="percentage" office:value="0.5" calcext:value-type="percentage">
            <text:p>50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office:value-type="string" calcext:value-type="string">
            <text:p>Tests des autres cas</text:p>
          </table:table-cell>
          <table:table-cell table:style-name="ce52"/>
          <table:table-cell table:style-name="ce55" office:value-type="percentage" office:value="0.2" calcext:value-type="percentage">
            <text:p>20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6" office:value-type="string" calcext:value-type="string">
            <text:p>Fonctionnalités joueur contre joueur</text:p>
          </table:table-cell>
          <table:table-cell table:style-name="ce49"/>
          <table:table-cell table:style-name="ce51"/>
          <table:table-cell table:style-name="ce56" office:value-type="percentage" office:value="0.5" calcext:value-type="percentage">
            <text:p>50,00 %</text:p>
          </table:table-cell>
          <table:table-cell table:style-name="ce60" table:formula="of:=[.E20]*[.$D20]+[.E21]*[.$D21]+[.E22]*[.$D22]+[.E23]*[.$D23]+[.E25]*[.$D25]+[.E26]*[.$D26]+[.E27]*[.$D27]" office:value-type="float" office:value="4" calcext:value-type="float">
            <text:p>4,00</text:p>
          </table:table-cell>
          <table:table-cell table:style-name="ce60" table:formula="of:=[.F20]*[.$D20]+[.F21]*[.$D21]+[.F22]*[.$D22]+[.F23]*[.$D23]+[.F25]*[.$D25]+[.F26]*[.$D26]+[.F27]*[.$D27]" office:value-type="float" office:value="0" calcext:value-type="float">
            <text:p>0,00</text:p>
          </table:table-cell>
          <table:table-cell table:style-name="ce60" table:formula="of:=[.G20]*[.$D20]+[.G21]*[.$D21]+[.G22]*[.$D22]+[.G23]*[.$D23]+[.G25]*[.$D25]+[.G26]*[.$D26]+[.G27]*[.$D27]" office:value-type="float" office:value="0" calcext:value-type="float">
            <text:p>0,00</text:p>
          </table:table-cell>
          <table:table-cell table:style-name="ce60" table:formula="of:=[.H20]*[.$D20]+[.H21]*[.$D21]+[.H22]*[.$D22]+[.H23]*[.$D23]+[.H25]*[.$D25]+[.H26]*[.$D26]+[.H27]*[.$D27]" office:value-type="float" office:value="0" calcext:value-type="float">
            <text:p>0,00</text:p>
          </table:table-cell>
          <table:table-cell table:style-name="ce60" table:formula="of:=[.I20]*[.$D20]+[.I21]*[.$D21]+[.I22]*[.$D22]+[.I23]*[.$D23]+[.I25]*[.$D25]+[.I26]*[.$D26]+[.I27]*[.$D27]" office:value-type="float" office:value="0" calcext:value-type="float">
            <text:p>0,00</text:p>
          </table:table-cell>
          <table:table-cell table:style-name="ce60" table:formula="of:=[.J20]*[.$D20]+[.J21]*[.$D21]+[.J22]*[.$D22]+[.J23]*[.$D23]+[.J25]*[.$D25]+[.J26]*[.$D26]+[.J27]*[.$D27]" office:value-type="float" office:value="0" calcext:value-type="float">
            <text:p>0,00</text:p>
          </table:table-cell>
          <table:table-cell table:style-name="ce60" table:formula="of:=[.K20]*[.$D20]+[.K21]*[.$D21]+[.K22]*[.$D22]+[.K23]*[.$D23]+[.K25]*[.$D25]+[.K26]*[.$D26]+[.K27]*[.$D27]" office:value-type="float" office:value="0" calcext:value-type="float">
            <text:p>0,00</text:p>
          </table:table-cell>
          <table:table-cell table:style-name="ce60" table:formula="of:=[.L20]*[.$D20]+[.L21]*[.$D21]+[.L22]*[.$D22]+[.L23]*[.$D23]+[.L25]*[.$D25]+[.L26]*[.$D26]+[.L27]*[.$D27]" office:value-type="float" office:value="0" calcext:value-type="float">
            <text:p>0,00</text:p>
          </table:table-cell>
          <table:table-cell table:style-name="ce60" table:formula="of:=[.M20]*[.$D20]+[.M21]*[.$D21]+[.M22]*[.$D22]+[.M23]*[.$D23]+[.M25]*[.$D25]+[.M26]*[.$D26]+[.M27]*[.$D27]" office:value-type="float" office:value="0" calcext:value-type="float">
            <text:p>0,00</text:p>
          </table:table-cell>
          <table:table-cell table:style-name="ce60" table:formula="of:=[.N20]*[.$D20]+[.N21]*[.$D21]+[.N22]*[.$D22]+[.N23]*[.$D23]+[.N25]*[.$D25]+[.N26]*[.$D26]+[.N27]*[.$D27]" office:value-type="float" office:value="0" calcext:value-type="float">
            <text:p>0,00</text:p>
          </table:table-cell>
          <table:table-cell table:style-name="ce60" table:formula="of:=[.O20]*[.$D20]+[.O21]*[.$D21]+[.O22]*[.$D22]+[.O23]*[.$D23]+[.O25]*[.$D25]+[.O26]*[.$D26]+[.O27]*[.$D27]" office:value-type="float" office:value="0" calcext:value-type="float">
            <text:p>0,00</text:p>
          </table:table-cell>
          <table:table-cell table:style-name="ce60" table:formula="of:=[.P20]*[.$D20]+[.P21]*[.$D21]+[.P22]*[.$D22]+[.P23]*[.$D23]+[.P25]*[.$D25]+[.P26]*[.$D26]+[.P27]*[.$D27]" office:value-type="float" office:value="0" calcext:value-type="float">
            <text:p>0,00</text:p>
          </table:table-cell>
          <table:table-cell table:style-name="ce60" table:formula="of:=[.Q20]*[.$D20]+[.Q21]*[.$D21]+[.Q22]*[.$D22]+[.Q23]*[.$D23]+[.Q25]*[.$D25]+[.Q26]*[.$D26]+[.Q27]*[.$D27]" office:value-type="float" office:value="0" calcext:value-type="float">
            <text:p>0,00</text:p>
          </table:table-cell>
          <table:table-cell table:style-name="ce60" table:formula="of:=[.R20]*[.$D20]+[.R21]*[.$D21]+[.R22]*[.$D22]+[.R23]*[.$D23]+[.R25]*[.$D25]+[.R26]*[.$D26]+[.R27]*[.$D27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office:value-type="string" calcext:value-type="string">
            <text:p>Cas normal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office:value-type="string" calcext:value-type="string">
            <text:p>Le fonctionnement est correct</text:p>
          </table:table-cell>
          <table:table-cell table:style-name="ce55" office:value-type="percentage" office:value="0.55" calcext:value-type="percentage">
            <text:p>55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office:value-type="string" calcext:value-type="string">
            <text:p>cas de la saisie de la première ligne</text:p>
          </table:table-cell>
          <table:table-cell table:style-name="ce55" office:value-type="percentage" office:value="0.05" calcext:value-type="percentage">
            <text:p>5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office:value-type="string" calcext:value-type="string">
            <text:p>amélioration de la saisie de la ligne</text:p>
          </table:table-cell>
          <table:table-cell table:style-name="ce55" office:value-type="percentage" office:value="0.05" calcext:value-type="percentage">
            <text:p>5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office:value-type="string" calcext:value-type="string">
            <text:p>amélioration de la saisie du nombre d’allumettes</text:p>
          </table:table-cell>
          <table:table-cell table:style-name="ce55" office:value-type="percentage" office:value="0.05" calcext:value-type="percentage">
            <text:p>5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office:value-type="string" calcext:value-type="string">
            <text:p>Cas d’erreurs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office:value-type="string" calcext:value-type="string">
            <text:p>Saisie du nombre d’allumettes</text:p>
          </table:table-cell>
          <table:table-cell table:style-name="ce55" office:value-type="percentage" office:value="0.1" calcext:value-type="percentage">
            <text:p>10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office:value-type="string" calcext:value-type="string">
            <text:p>Saisie du numéro de la ligne</text:p>
          </table:table-cell>
          <table:table-cell table:style-name="ce55" office:value-type="percentage" office:value="0.1" calcext:value-type="percentage">
            <text:p>10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office:value-type="string" calcext:value-type="string">
            <text:p>Saisie du nombre d’allumettes à séparer</text:p>
          </table:table-cell>
          <table:table-cell table:style-name="ce55" office:value-type="percentage" office:value="0.1" calcext:value-type="percentage">
            <text:p>10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6" office:value-type="string" calcext:value-type="string">
            <text:p>Fonctionnalités joueur contre Ordinateur</text:p>
          </table:table-cell>
          <table:table-cell table:style-name="ce49"/>
          <table:table-cell table:style-name="ce51"/>
          <table:table-cell table:style-name="ce56" office:value-type="percentage" office:value="0.2" calcext:value-type="percentage">
            <text:p>20,00 %</text:p>
          </table:table-cell>
          <table:table-cell table:style-name="ce60" table:formula="of:=[.E29]*[.$D29]" office:value-type="float" office:value="4" calcext:value-type="float">
            <text:p>4,00</text:p>
          </table:table-cell>
          <table:table-cell table:style-name="ce60" table:formula="of:=[.F29]*[.$D29]" office:value-type="float" office:value="0" calcext:value-type="float">
            <text:p>0,00</text:p>
          </table:table-cell>
          <table:table-cell table:style-name="ce60" table:formula="of:=[.G29]*[.$D29]" office:value-type="float" office:value="0" calcext:value-type="float">
            <text:p>0,00</text:p>
          </table:table-cell>
          <table:table-cell table:style-name="ce60" table:formula="of:=[.H29]*[.$D29]" office:value-type="float" office:value="0" calcext:value-type="float">
            <text:p>0,00</text:p>
          </table:table-cell>
          <table:table-cell table:style-name="ce60" table:formula="of:=[.I29]*[.$D29]" office:value-type="float" office:value="0" calcext:value-type="float">
            <text:p>0,00</text:p>
          </table:table-cell>
          <table:table-cell table:style-name="ce60" table:formula="of:=[.J29]*[.$D29]" office:value-type="float" office:value="0" calcext:value-type="float">
            <text:p>0,00</text:p>
          </table:table-cell>
          <table:table-cell table:style-name="ce60" table:formula="of:=[.K29]*[.$D29]" office:value-type="float" office:value="0" calcext:value-type="float">
            <text:p>0,00</text:p>
          </table:table-cell>
          <table:table-cell table:style-name="ce60" table:formula="of:=[.L29]*[.$D29]" office:value-type="float" office:value="0" calcext:value-type="float">
            <text:p>0,00</text:p>
          </table:table-cell>
          <table:table-cell table:style-name="ce60" table:formula="of:=[.M29]*[.$D29]" office:value-type="float" office:value="0" calcext:value-type="float">
            <text:p>0,00</text:p>
          </table:table-cell>
          <table:table-cell table:style-name="ce60" table:formula="of:=[.N29]*[.$D29]" office:value-type="float" office:value="0" calcext:value-type="float">
            <text:p>0,00</text:p>
          </table:table-cell>
          <table:table-cell table:style-name="ce60" table:formula="of:=[.O29]*[.$D29]" office:value-type="float" office:value="0" calcext:value-type="float">
            <text:p>0,00</text:p>
          </table:table-cell>
          <table:table-cell table:style-name="ce60" table:formula="of:=[.P29]*[.$D29]" office:value-type="float" office:value="0" calcext:value-type="float">
            <text:p>0,00</text:p>
          </table:table-cell>
          <table:table-cell table:style-name="ce60" table:formula="of:=[.Q29]*[.$D29]" office:value-type="float" office:value="0" calcext:value-type="float">
            <text:p>0,00</text:p>
          </table:table-cell>
          <table:table-cell table:style-name="ce60" table:formula="of:=[.R29]*[.$D29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office:value-type="string" calcext:value-type="string">
            <text:p>Taux de finition</text:p>
          </table:table-cell>
          <table:table-cell table:style-name="ce52"/>
          <table:table-cell table:style-name="ce55" office:value-type="percentage" office:value="1" calcext:value-type="percentage">
            <text:p>100,00 %</text:p>
          </table:table-cell>
          <table:table-cell table:style-name="ce59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ce57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3" table:number-columns-repeated="100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5" table:number-columns-repeated="3"/>
          <table:table-cell table:style-name="ce54"/>
          <table:table-cell table:style-name="ce58"/>
          <table:table-cell table:style-name="ce62" office:value-type="string" calcext:value-type="string">
            <text:p>Agbogbo</text:p>
          </table:table-cell>
          <table:table-cell table:style-name="ce65" office:value-type="string" calcext:value-type="string">
            <text:p>Batard</text:p>
          </table:table-cell>
          <table:table-cell table:style-name="ce62" office:value-type="string" calcext:value-type="string">
            <text:p>De chandelar</text:p>
          </table:table-cell>
          <table:table-cell table:style-name="ce65" office:value-type="string" calcext:value-type="string">
            <text:p>François</text:p>
          </table:table-cell>
          <table:table-cell table:style-name="ce62" office:value-type="string" calcext:value-type="string">
            <text:p>Houssin</text:p>
          </table:table-cell>
          <table:table-cell table:style-name="ce65" office:value-type="string" calcext:value-type="string">
            <text:p>Jemai</text:p>
          </table:table-cell>
          <table:table-cell table:style-name="ce62" office:value-type="string" calcext:value-type="string">
            <text:p>JONCOUR</text:p>
          </table:table-cell>
          <table:table-cell table:style-name="ce65" office:value-type="string" calcext:value-type="string">
            <text:p>LENFANT</text:p>
          </table:table-cell>
          <table:table-cell table:style-name="ce62" office:value-type="string" calcext:value-type="string">
            <text:p>MENEZ</text:p>
          </table:table-cell>
          <table:table-cell table:style-name="ce65" office:value-type="string" calcext:value-type="string">
            <text:p>MORVAN</text:p>
          </table:table-cell>
          <table:table-cell table:style-name="ce62" office:value-type="string" calcext:value-type="string">
            <text:p>PABST</text:p>
          </table:table-cell>
          <table:table-cell table:style-name="ce65" office:value-type="string" calcext:value-type="string">
            <text:p>RONARCH</text:p>
          </table:table-cell>
          <table:table-cell table:style-name="ce62" office:value-type="string" calcext:value-type="string">
            <text:p>CHAVENEAU</text:p>
          </table:table-cell>
          <table:table-cell table:style-name="ce65"/>
          <table:table-cell table:style-name="ce45" table:number-columns-repeated="1005"/>
        </table:table-row>
        <table:table-row table:style-name="ro1">
          <table:table-cell table:number-columns-repeated="3"/>
          <table:table-cell table:style-name="ce55" office:value-type="string" calcext:value-type="string">
            <text:p>Note/20</text:p>
          </table:table-cell>
          <table:table-cell table:style-name="ce59" table:formula="of:=[$'Base des calculs'.E4]" office:value-type="float" office:value="20" calcext:value-type="float">
            <text:p>20,00</text:p>
          </table:table-cell>
          <table:table-cell table:style-name="ce63" table:formula="of:=[.F5]*5" office:value-type="float" office:value="12.5458333333333" calcext:value-type="float">
            <text:p>12,55</text:p>
          </table:table-cell>
          <table:table-cell table:style-name="ce59" table:formula="of:=[.G5]*5" office:value-type="float" office:value="18.7375" calcext:value-type="float">
            <text:p>18,74</text:p>
          </table:table-cell>
          <table:table-cell table:style-name="ce63" table:formula="of:=[.H5]*5" office:value-type="float" office:value="7.57916666666667" calcext:value-type="float">
            <text:p>7,58</text:p>
          </table:table-cell>
          <table:table-cell table:style-name="ce59" table:formula="of:=[.I5]*5" office:value-type="float" office:value="14.925" calcext:value-type="float">
            <text:p>14,93</text:p>
          </table:table-cell>
          <table:table-cell table:style-name="ce63" table:formula="of:=[.J5]*5" office:value-type="float" office:value="11.3958333333333" calcext:value-type="float">
            <text:p>11,40</text:p>
          </table:table-cell>
          <table:table-cell table:style-name="ce59" table:formula="of:=[.K5]*5" office:value-type="float" office:value="16.4354166666667" calcext:value-type="float">
            <text:p>16,44</text:p>
          </table:table-cell>
          <table:table-cell table:style-name="ce63" table:formula="of:=[.L5]*5" office:value-type="float" office:value="11.4333333333333" calcext:value-type="float">
            <text:p>11,43</text:p>
          </table:table-cell>
          <table:table-cell table:style-name="ce59" table:formula="of:=[.M5]*5" office:value-type="float" office:value="12.2791666666667" calcext:value-type="float">
            <text:p>12,28</text:p>
          </table:table-cell>
          <table:table-cell table:style-name="ce63" table:formula="of:=[.N5]*5" office:value-type="float" office:value="16.55" calcext:value-type="float">
            <text:p>16,55</text:p>
          </table:table-cell>
          <table:table-cell table:style-name="ce59" table:formula="of:=[.O5]*5" office:value-type="float" office:value="14.4854166666667" calcext:value-type="float">
            <text:p>14,49</text:p>
          </table:table-cell>
          <table:table-cell table:style-name="ce63" table:formula="of:=[.P5]*5" office:value-type="float" office:value="13.525" calcext:value-type="float">
            <text:p>13,53</text:p>
          </table:table-cell>
          <table:table-cell table:style-name="ce59" table:formula="of:=[.Q5]*5" office:value-type="float" office:value="12.9666666666667" calcext:value-type="float">
            <text:p>12,97</text:p>
          </table:table-cell>
          <table:table-cell table:style-name="ce63" table:formula="of:=[.R5]*5-1" office:value-type="float" office:value="12.1666666666667" calcext:value-type="float">
            <text:p>12,17</text:p>
          </table:table-cell>
          <table:table-cell table:style-name="ce59" table:formula="of:=[.S5]*5" office:value-type="float" office:value="0" calcext:value-type="float">
            <text:p>0,00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55" table:formula="of:=[$'Base des calculs'.D5]" office:value-type="percentage" office:value="1" calcext:value-type="percentage">
            <text:p>100,00 %</text:p>
          </table:table-cell>
          <table:table-cell table:style-name="ce59" table:formula="of:=[$'Base des calculs'.E5]" office:value-type="float" office:value="4" calcext:value-type="float">
            <text:p>4,00</text:p>
          </table:table-cell>
          <table:table-cell table:style-name="ce63" table:formula="of:=[.F6]*[.$D$6]+[.F10]*[.$D$10]+[.F14]*[.$D$14]+[.F18]*[.$D$18]+[.F28]*[.$D$28]" office:value-type="float" office:value="2.50916666666667" calcext:value-type="float">
            <text:p>2,51</text:p>
          </table:table-cell>
          <table:table-cell table:style-name="ce59" table:formula="of:=[.G6]*[.$D$6]+[.G10]*[.$D$10]+[.G14]*[.$D$14]+[.G18]*[.$D$18]+[.G28]*[.$D$28]" office:value-type="float" office:value="3.7475" calcext:value-type="float">
            <text:p>3,75</text:p>
          </table:table-cell>
          <table:table-cell table:style-name="ce63" table:formula="of:=[.H6]*[.$D$6]+[.H10]*[.$D$10]+[.H14]*[.$D$14]+[.H18]*[.$D$18]+[.H28]*[.$D$28]" office:value-type="float" office:value="1.51583333333333" calcext:value-type="float">
            <text:p>1,52</text:p>
          </table:table-cell>
          <table:table-cell table:style-name="ce59" table:formula="of:=[.I6]*[.$D$6]+[.I10]*[.$D$10]+[.I14]*[.$D$14]+[.I18]*[.$D$18]+[.I28]*[.$D$28]" office:value-type="float" office:value="2.985" calcext:value-type="float">
            <text:p>2,99</text:p>
          </table:table-cell>
          <table:table-cell table:style-name="ce63" table:formula="of:=[.J6]*[.$D$6]+[.J10]*[.$D$10]+[.J14]*[.$D$14]+[.J18]*[.$D$18]+[.J28]*[.$D$28]" office:value-type="float" office:value="2.27916666666667" calcext:value-type="float">
            <text:p>2,28</text:p>
          </table:table-cell>
          <table:table-cell table:style-name="ce59" table:formula="of:=[.K6]*[.$D$6]+[.K10]*[.$D$10]+[.K14]*[.$D$14]+[.K18]*[.$D$18]+[.K28]*[.$D$28]" office:value-type="float" office:value="3.28708333333333" calcext:value-type="float">
            <text:p>3,29</text:p>
          </table:table-cell>
          <table:table-cell table:style-name="ce63" table:formula="of:=[.L6]*[.$D$6]+[.L10]*[.$D$10]+[.L14]*[.$D$14]+[.L18]*[.$D$18]+[.L28]*[.$D$28]" office:value-type="float" office:value="2.28666666666667" calcext:value-type="float">
            <text:p>2,29</text:p>
          </table:table-cell>
          <table:table-cell table:style-name="ce59" table:formula="of:=[.M6]*[.$D$6]+[.M10]*[.$D$10]+[.M14]*[.$D$14]+[.M18]*[.$D$18]+[.M28]*[.$D$28]" office:value-type="float" office:value="2.45583333333333" calcext:value-type="float">
            <text:p>2,46</text:p>
          </table:table-cell>
          <table:table-cell table:style-name="ce63" table:formula="of:=[.N6]*[.$D$6]+[.N10]*[.$D$10]+[.N14]*[.$D$14]+[.N18]*[.$D$18]+[.N28]*[.$D$28]" office:value-type="float" office:value="3.31" calcext:value-type="float">
            <text:p>3,31</text:p>
          </table:table-cell>
          <table:table-cell table:style-name="ce59" table:formula="of:=[.O6]*[.$D$6]+[.O10]*[.$D$10]+[.O14]*[.$D$14]+[.O18]*[.$D$18]+[.O28]*[.$D$28]" office:value-type="float" office:value="2.89708333333333" calcext:value-type="float">
            <text:p>2,90</text:p>
          </table:table-cell>
          <table:table-cell table:style-name="ce63" table:formula="of:=[.P6]*[.$D$6]+[.P10]*[.$D$10]+[.P14]*[.$D$14]+[.P18]*[.$D$18]+[.P28]*[.$D$28]" office:value-type="float" office:value="2.705" calcext:value-type="float">
            <text:p>2,71</text:p>
          </table:table-cell>
          <table:table-cell table:style-name="ce59" table:formula="of:=[.Q6]*[.$D$6]+[.Q10]*[.$D$10]+[.Q14]*[.$D$14]+[.Q18]*[.$D$18]+[.Q28]*[.$D$28]" office:value-type="float" office:value="2.59333333333333" calcext:value-type="float">
            <text:p>2,59</text:p>
          </table:table-cell>
          <table:table-cell table:style-name="ce63" table:formula="of:=[.R6]*[.$D$6]+[.R10]*[.$D$10]+[.R14]*[.$D$14]+[.R18]*[.$D$18]+[.R28]*[.$D$28]" office:value-type="float" office:value="2.63333333333333" calcext:value-type="float">
            <text:p>2,63</text:p>
          </table:table-cell>
          <table:table-cell table:style-name="ce59" table:formula="of:=[.S6]*[.$D$6]+[.S10]*[.$D$10]+[.S14]*[.$D$14]+[.S18]*[.$D$18]+[.S28]*[.$D$28]" office:value-type="float" office:value="0" calcext:value-type="float">
            <text:p>0,00</text:p>
          </table:table-cell>
          <table:table-cell table:number-columns-repeated="1005"/>
        </table:table-row>
        <table:table-row table:style-name="ro1">
          <table:table-cell table:style-name="ce46" table:formula="of:=[$'Base des calculs'.A6]" office:value-type="string" office:string-value="Respect des conventions" calcext:value-type="string">
            <text:p>Respect des conventions</text:p>
          </table:table-cell>
          <table:table-cell table:style-name="ce49"/>
          <table:table-cell table:style-name="ce51"/>
          <table:table-cell table:style-name="ce56" table:formula="of:=[$'Base des calculs'.D6]" office:value-type="percentage" office:value="0.05" calcext:value-type="percentage">
            <text:p>5,00 %</text:p>
          </table:table-cell>
          <table:table-cell table:style-name="ce60" table:formula="of:=[$'Base des calculs'.E6]" office:value-type="float" office:value="4" calcext:value-type="float">
            <text:p>4,00</text:p>
          </table:table-cell>
          <table:table-cell table:style-name="ce60" table:formula="of:=[.F7]*[.$D7]+[.F8]*[.$D8]+[.F9]*[.$D9]" office:value-type="float" office:value="2.33333333333333" calcext:value-type="float">
            <text:p>2,33</text:p>
          </table:table-cell>
          <table:table-cell table:style-name="ce60" table:formula="of:=[.G7]*[.$D7]+[.G8]*[.$D8]+[.G9]*[.$D9]" office:value-type="float" office:value="4" calcext:value-type="float">
            <text:p>4,00</text:p>
          </table:table-cell>
          <table:table-cell table:style-name="ce60" table:formula="of:=[.H7]*[.$D7]+[.H8]*[.$D8]+[.H9]*[.$D9]" office:value-type="float" office:value="3.66666666666667" calcext:value-type="float">
            <text:p>3,67</text:p>
          </table:table-cell>
          <table:table-cell table:style-name="ce60" table:formula="of:=[.I7]*[.$D7]+[.I8]*[.$D8]+[.I9]*[.$D9]" office:value-type="float" office:value="3.5" calcext:value-type="float">
            <text:p>3,50</text:p>
          </table:table-cell>
          <table:table-cell table:style-name="ce60" table:formula="of:=[.J7]*[.$D7]+[.J8]*[.$D8]+[.J9]*[.$D9]" office:value-type="float" office:value="2.83333333333333" calcext:value-type="float">
            <text:p>2,83</text:p>
          </table:table-cell>
          <table:table-cell table:style-name="ce60" table:formula="of:=[.K7]*[.$D7]+[.K8]*[.$D8]+[.K9]*[.$D9]" office:value-type="float" office:value="3.66666666666667" calcext:value-type="float">
            <text:p>3,67</text:p>
          </table:table-cell>
          <table:table-cell table:style-name="ce60" table:formula="of:=[.L7]*[.$D7]+[.L8]*[.$D8]+[.L9]*[.$D9]" office:value-type="float" office:value="2.33333333333333" calcext:value-type="float">
            <text:p>2,33</text:p>
          </table:table-cell>
          <table:table-cell table:style-name="ce60" table:formula="of:=[.M7]*[.$D7]+[.M8]*[.$D8]+[.M9]*[.$D9]" office:value-type="float" office:value="3.66666666666667" calcext:value-type="float">
            <text:p>3,67</text:p>
          </table:table-cell>
          <table:table-cell table:style-name="ce60" table:formula="of:=[.N7]*[.$D7]+[.N8]*[.$D8]+[.N9]*[.$D9]" office:value-type="float" office:value="4" calcext:value-type="float">
            <text:p>4,00</text:p>
          </table:table-cell>
          <table:table-cell table:style-name="ce60" table:formula="of:=[.O7]*[.$D7]+[.O8]*[.$D8]+[.O9]*[.$D9]" office:value-type="float" office:value="3.66666666666667" calcext:value-type="float">
            <text:p>3,67</text:p>
          </table:table-cell>
          <table:table-cell table:style-name="ce60" table:formula="of:=[.P7]*[.$D7]+[.P8]*[.$D8]+[.P9]*[.$D9]" office:value-type="float" office:value="4" calcext:value-type="float">
            <text:p>4,00</text:p>
          </table:table-cell>
          <table:table-cell table:style-name="ce60" table:formula="of:=[.Q7]*[.$D7]+[.Q8]*[.$D8]+[.Q9]*[.$D9]" office:value-type="float" office:value="3.66666666666667" calcext:value-type="float">
            <text:p>3,67</text:p>
          </table:table-cell>
          <table:table-cell table:style-name="ce60" table:formula="of:=[.R7]*[.$D7]+[.R8]*[.$D8]+[.R9]*[.$D9]" office:value-type="float" office:value="3.66666666666667" calcext:value-type="float">
            <text:p>3,67</text:p>
          </table:table-cell>
          <table:table-cell table:style-name="ce60" table:formula="of:=[.S7]*[.$D7]+[.S8]*[.$D8]+[.S9]*[.$D9]" office:value-type="float" office:value="0" calcext:value-type="float">
            <text:p>0,0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7]" office:value-type="string" office:string-value="Nommage" calcext:value-type="string">
            <text:p>Nommage</text:p>
          </table:table-cell>
          <table:table-cell table:style-name="ce52"/>
          <table:table-cell table:style-name="ce55" table:formula="of:=[$'Base des calculs'.D7]" office:value-type="percentage" office:value="0.333333333333333" calcext:value-type="percentage">
            <text:p>33,33 %</text:p>
          </table:table-cell>
          <table:table-cell table:style-name="ce59" table:formula="of:=[$'Base des calculs'.E7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8]" office:value-type="string" office:string-value="Indentation" calcext:value-type="string">
            <text:p>Indentation</text:p>
          </table:table-cell>
          <table:table-cell table:style-name="ce52"/>
          <table:table-cell table:style-name="ce55" table:formula="of:=[$'Base des calculs'.D8]" office:value-type="percentage" office:value="0.333333333333333" calcext:value-type="percentage">
            <text:p>33,33 %</text:p>
          </table:table-cell>
          <table:table-cell table:style-name="ce59" table:formula="of:=[$'Base des calculs'.E8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9]" office:value-type="string" office:string-value="javadoc" calcext:value-type="string">
            <text:p>javadoc</text:p>
          </table:table-cell>
          <table:table-cell table:style-name="ce52"/>
          <table:table-cell table:style-name="ce55" table:formula="of:=[$'Base des calculs'.D9]" office:value-type="percentage" office:value="0.333333333333333" calcext:value-type="percentage">
            <text:p>33,33 %</text:p>
          </table:table-cell>
          <table:table-cell table:style-name="ce59" table:formula="of:=[$'Base des calculs'.E9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.5" calcext:value-type="float">
            <text:p>3,5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6" table:formula="of:=[$'Base des calculs'.A10]" office:value-type="string" office:string-value="Qualité du code" calcext:value-type="string">
            <text:p>Qualité du code</text:p>
          </table:table-cell>
          <table:table-cell table:style-name="ce48" table:number-columns-repeated="2"/>
          <table:table-cell table:style-name="ce56" table:formula="of:=[$'Base des calculs'.D10]" office:value-type="percentage" office:value="0.05" calcext:value-type="percentage">
            <text:p>5,00 %</text:p>
          </table:table-cell>
          <table:table-cell table:style-name="ce60" table:formula="of:=[$'Base des calculs'.E10]" office:value-type="float" office:value="4" calcext:value-type="float">
            <text:p>4,00</text:p>
          </table:table-cell>
          <table:table-cell table:style-name="ce60" table:formula="of:=[.F11]*[.$D11]+[.F12]*[.$D12]+[.F13]*[.$D13]" office:value-type="float" office:value="3" calcext:value-type="float">
            <text:p>3,00</text:p>
          </table:table-cell>
          <table:table-cell table:style-name="ce60" table:formula="of:=[.G11]*[.$D11]+[.G12]*[.$D12]+[.G13]*[.$D13]" office:value-type="float" office:value="3.75" calcext:value-type="float">
            <text:p>3,75</text:p>
          </table:table-cell>
          <table:table-cell table:style-name="ce60" table:formula="of:=[.H11]*[.$D11]+[.H12]*[.$D12]+[.H13]*[.$D13]" office:value-type="float" office:value="2.75" calcext:value-type="float">
            <text:p>2,75</text:p>
          </table:table-cell>
          <table:table-cell table:style-name="ce60" table:formula="of:=[.I11]*[.$D11]+[.I12]*[.$D12]+[.I13]*[.$D13]" office:value-type="float" office:value="3" calcext:value-type="float">
            <text:p>3,00</text:p>
          </table:table-cell>
          <table:table-cell table:style-name="ce60" table:formula="of:=[.J11]*[.$D11]+[.J12]*[.$D12]+[.J13]*[.$D13]" office:value-type="float" office:value="2.75" calcext:value-type="float">
            <text:p>2,75</text:p>
          </table:table-cell>
          <table:table-cell table:style-name="ce60" table:formula="of:=[.K11]*[.$D11]+[.K12]*[.$D12]+[.K13]*[.$D13]" office:value-type="float" office:value="2.875" calcext:value-type="float">
            <text:p>2,88</text:p>
          </table:table-cell>
          <table:table-cell table:style-name="ce60" table:formula="of:=[.L11]*[.$D11]+[.L12]*[.$D12]+[.L13]*[.$D13]" office:value-type="float" office:value="1.5" calcext:value-type="float">
            <text:p>1,50</text:p>
          </table:table-cell>
          <table:table-cell table:style-name="ce60" table:formula="of:=[.M11]*[.$D11]+[.M12]*[.$D12]+[.M13]*[.$D13]" office:value-type="float" office:value="2.75" calcext:value-type="float">
            <text:p>2,75</text:p>
          </table:table-cell>
          <table:table-cell table:style-name="ce60" table:formula="of:=[.N11]*[.$D11]+[.N12]*[.$D12]+[.N13]*[.$D13]" office:value-type="float" office:value="4" calcext:value-type="float">
            <text:p>4,00</text:p>
          </table:table-cell>
          <table:table-cell table:style-name="ce60" table:formula="of:=[.O11]*[.$D11]+[.O12]*[.$D12]+[.O13]*[.$D13]" office:value-type="float" office:value="1.875" calcext:value-type="float">
            <text:p>1,88</text:p>
          </table:table-cell>
          <table:table-cell table:style-name="ce60" table:formula="of:=[.P11]*[.$D11]+[.P12]*[.$D12]+[.P13]*[.$D13]" office:value-type="float" office:value="2.5" calcext:value-type="float">
            <text:p>2,50</text:p>
          </table:table-cell>
          <table:table-cell table:style-name="ce60" table:formula="of:=[.Q11]*[.$D11]+[.Q12]*[.$D12]+[.Q13]*[.$D13]" office:value-type="float" office:value="3" calcext:value-type="float">
            <text:p>3,00</text:p>
          </table:table-cell>
          <table:table-cell table:style-name="ce60" table:formula="of:=[.R11]*[.$D11]+[.R12]*[.$D12]+[.R13]*[.$D13]" office:value-type="float" office:value="3" calcext:value-type="float">
            <text:p>3,00</text:p>
          </table:table-cell>
          <table:table-cell table:style-name="ce60" table:formula="of:=[.S11]*[.$D11]+[.S12]*[.$D12]+[.S13]*[.$D13]" office:value-type="float" office:value="0" calcext:value-type="float">
            <text:p>0,0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11]" office:value-type="string" office:string-value="Les méthodes ont un rôle défini" calcext:value-type="string">
            <text:p>Les méthodes ont un rôle défini</text:p>
          </table:table-cell>
          <table:table-cell table:style-name="ce52"/>
          <table:table-cell table:style-name="ce55" table:formula="of:=[$'Base des calculs'.D11]" office:value-type="percentage" office:value="0.25" calcext:value-type="percentage">
            <text:p>25,00 %</text:p>
          </table:table-cell>
          <table:table-cell table:style-name="ce59" table:formula="of:=[$'Base des calculs'.E11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12]" office:value-type="string" office:string-value="Les méthodes ont une taille raisonnable" calcext:value-type="string">
            <text:p>Les méthodes ont une taille raisonnable</text:p>
          </table:table-cell>
          <table:table-cell table:style-name="ce52"/>
          <table:table-cell table:style-name="ce55" table:formula="of:=[$'Base des calculs'.D12]" office:value-type="percentage" office:value="0.25" calcext:value-type="percentage">
            <text:p>25,00 %</text:p>
          </table:table-cell>
          <table:table-cell table:style-name="ce59" table:formula="of:=[$'Base des calculs'.E12]" office:value-type="float" office:value="4" calcext:value-type="float">
            <text:p>4,0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2.5" calcext:value-type="float">
            <text:p>2,5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13]" office:value-type="string" office:string-value="Les méthodes sont compréhensibles" calcext:value-type="string">
            <text:p>Les méthodes sont compréhensibles</text:p>
          </table:table-cell>
          <table:table-cell table:style-name="ce52"/>
          <table:table-cell table:style-name="ce55" table:formula="of:=[$'Base des calculs'.D13]" office:value-type="percentage" office:value="0.5" calcext:value-type="percentage">
            <text:p>50,00 %</text:p>
          </table:table-cell>
          <table:table-cell table:style-name="ce59" table:formula="of:=[$'Base des calculs'.E13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6" table:formula="of:=[$'Base des calculs'.A14]" office:value-type="string" office:string-value="Les tests" calcext:value-type="string">
            <text:p>Les tests</text:p>
          </table:table-cell>
          <table:table-cell table:style-name="ce49"/>
          <table:table-cell table:style-name="ce51"/>
          <table:table-cell table:style-name="ce56" table:formula="of:=[$'Base des calculs'.D14]" office:value-type="percentage" office:value="0.2" calcext:value-type="percentage">
            <text:p>20,00 %</text:p>
          </table:table-cell>
          <table:table-cell table:style-name="ce60" table:formula="of:=[$'Base des calculs'.E14]" office:value-type="float" office:value="4" calcext:value-type="float">
            <text:p>4,00</text:p>
          </table:table-cell>
          <table:table-cell table:style-name="ce60" table:formula="of:=[.F15]*[.$D15]+[.F16]*[.$D16]+[.F17]*[.$D17]" office:value-type="float" office:value="2.15" calcext:value-type="float">
            <text:p>2,15</text:p>
          </table:table-cell>
          <table:table-cell table:style-name="ce60" table:formula="of:=[.G15]*[.$D15]+[.G16]*[.$D16]+[.G17]*[.$D17]" office:value-type="float" office:value="3.8" calcext:value-type="float">
            <text:p>3,80</text:p>
          </table:table-cell>
          <table:table-cell table:style-name="ce60" table:formula="of:=[.H15]*[.$D15]+[.H16]*[.$D16]+[.H17]*[.$D17]" office:value-type="float" office:value="2.6" calcext:value-type="float">
            <text:p>2,60</text:p>
          </table:table-cell>
          <table:table-cell table:style-name="ce60" table:formula="of:=[.I15]*[.$D15]+[.I16]*[.$D16]+[.I17]*[.$D17]" office:value-type="float" office:value="3.3" calcext:value-type="float">
            <text:p>3,30</text:p>
          </table:table-cell>
          <table:table-cell table:style-name="ce60" table:formula="of:=[.J15]*[.$D15]+[.J16]*[.$D16]+[.J17]*[.$D17]" office:value-type="float" office:value="2" calcext:value-type="float">
            <text:p>2,00</text:p>
          </table:table-cell>
          <table:table-cell table:style-name="ce60" table:formula="of:=[.K15]*[.$D15]+[.K16]*[.$D16]+[.K17]*[.$D17]" office:value-type="float" office:value="3.3" calcext:value-type="float">
            <text:p>3,30</text:p>
          </table:table-cell>
          <table:table-cell table:style-name="ce60" table:formula="of:=[.L15]*[.$D15]+[.L16]*[.$D16]+[.L17]*[.$D17]" office:value-type="float" office:value="3.1" calcext:value-type="float">
            <text:p>3,10</text:p>
          </table:table-cell>
          <table:table-cell table:style-name="ce60" table:formula="of:=[.M15]*[.$D15]+[.M16]*[.$D16]+[.M17]*[.$D17]" office:value-type="float" office:value="2.8" calcext:value-type="float">
            <text:p>2,80</text:p>
          </table:table-cell>
          <table:table-cell table:style-name="ce60" table:formula="of:=[.N15]*[.$D15]+[.N16]*[.$D16]+[.N17]*[.$D17]" office:value-type="float" office:value="2.8" calcext:value-type="float">
            <text:p>2,80</text:p>
          </table:table-cell>
          <table:table-cell table:style-name="ce60" table:formula="of:=[.O15]*[.$D15]+[.O16]*[.$D16]+[.O17]*[.$D17]" office:value-type="float" office:value="1.1" calcext:value-type="float">
            <text:p>1,10</text:p>
          </table:table-cell>
          <table:table-cell table:style-name="ce60" table:formula="of:=[.P15]*[.$D15]+[.P16]*[.$D16]+[.P17]*[.$D17]" office:value-type="float" office:value="1.9" calcext:value-type="float">
            <text:p>1,90</text:p>
          </table:table-cell>
          <table:table-cell table:style-name="ce60" table:formula="of:=[.Q15]*[.$D15]+[.Q16]*[.$D16]+[.Q17]*[.$D17]" office:value-type="float" office:value="0.8" calcext:value-type="float">
            <text:p>0,80</text:p>
          </table:table-cell>
          <table:table-cell table:style-name="ce60" table:formula="of:=[.R15]*[.$D15]+[.R16]*[.$D16]+[.R17]*[.$D17]" office:value-type="float" office:value="2.5" calcext:value-type="float">
            <text:p>2,50</text:p>
          </table:table-cell>
          <table:table-cell table:style-name="ce60" table:formula="of:=[.S15]*[.$D15]+[.S16]*[.$D16]+[.S17]*[.$D17]" office:value-type="float" office:value="0" calcext:value-type="float">
            <text:p>0,0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15]" office:value-type="string" office:string-value="Une méthode de test par méthode" calcext:value-type="string">
            <text:p>Une méthode de test par méthode</text:p>
          </table:table-cell>
          <table:table-cell table:style-name="ce52"/>
          <table:table-cell table:style-name="ce55" table:formula="of:=[$'Base des calculs'.D15]" office:value-type="percentage" office:value="0.3" calcext:value-type="percentage">
            <text:p>30,00 %</text:p>
          </table:table-cell>
          <table:table-cell table:style-name="ce59" table:formula="of:=[$'Base des calculs'.E15]" office:value-type="float" office:value="4" calcext:value-type="float">
            <text:p>4,00</text:p>
          </table:table-cell>
          <table:table-cell table:style-name="ce64" office:value-type="float" office:value="3.5" calcext:value-type="float">
            <text:p>3,5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16]" office:value-type="string" office:string-value="Tests des cas normaux" calcext:value-type="string">
            <text:p>Tests des cas normaux</text:p>
          </table:table-cell>
          <table:table-cell table:style-name="ce52"/>
          <table:table-cell table:style-name="ce55" table:formula="of:=[$'Base des calculs'.D16]" office:value-type="percentage" office:value="0.5" calcext:value-type="percentage">
            <text:p>50,00 %</text:p>
          </table:table-cell>
          <table:table-cell table:style-name="ce59" table:formula="of:=[$'Base des calculs'.E16]" office:value-type="float" office:value="4" calcext:value-type="float">
            <text:p>4,0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17]" office:value-type="string" office:string-value="Tests des autres cas" calcext:value-type="string">
            <text:p>Tests des autres cas</text:p>
          </table:table-cell>
          <table:table-cell table:style-name="ce52"/>
          <table:table-cell table:style-name="ce55" table:formula="of:=[$'Base des calculs'.D17]" office:value-type="percentage" office:value="0.2" calcext:value-type="percentage">
            <text:p>20,00 %</text:p>
          </table:table-cell>
          <table:table-cell table:style-name="ce59" table:formula="of:=[$'Base des calculs'.E17]" office:value-type="float" office:value="4" calcext:value-type="float">
            <text:p>4,00</text:p>
          </table:table-cell>
          <table:table-cell table:style-name="ce64" office:value-type="float" office:value="0.5" calcext:value-type="float">
            <text:p>0,5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6" table:formula="of:=[$'Base des calculs'.A18]" office:value-type="string" office:string-value="Fonctionnalités joueur contre joueur" calcext:value-type="string">
            <text:p>Fonctionnalités joueur contre joueur</text:p>
          </table:table-cell>
          <table:table-cell table:style-name="ce49"/>
          <table:table-cell table:style-name="ce51"/>
          <table:table-cell table:style-name="ce56" table:formula="of:=[$'Base des calculs'.D18]" office:value-type="percentage" office:value="0.5" calcext:value-type="percentage">
            <text:p>50,00 %</text:p>
          </table:table-cell>
          <table:table-cell table:style-name="ce60" table:formula="of:=[$'Base des calculs'.E18]" office:value-type="float" office:value="4" calcext:value-type="float">
            <text:p>4,00</text:p>
          </table:table-cell>
          <table:table-cell table:style-name="ce60" table:formula="of:=[.F20]*[.$D20]+[.F21]*[.$D21]+[.F22]*[.$D22]+[.F23]*[.$D23]+[.F25]*[.$D25]+[.F26]*[.$D26]+[.F27]*[.$D27]" office:value-type="float" office:value="3.025" calcext:value-type="float">
            <text:p>3,03</text:p>
          </table:table-cell>
          <table:table-cell table:style-name="ce60" table:formula="of:=[.G20]*[.$D20]+[.G21]*[.$D21]+[.G22]*[.$D22]+[.G23]*[.$D23]+[.G25]*[.$D25]+[.G26]*[.$D26]+[.G27]*[.$D27]" office:value-type="float" office:value="4" calcext:value-type="float">
            <text:p>4,00</text:p>
          </table:table-cell>
          <table:table-cell table:style-name="ce60" table:formula="of:=[.H20]*[.$D20]+[.H21]*[.$D21]+[.H22]*[.$D22]+[.H23]*[.$D23]+[.H25]*[.$D25]+[.H26]*[.$D26]+[.H27]*[.$D27]" office:value-type="float" office:value="0.75" calcext:value-type="float">
            <text:p>0,75</text:p>
          </table:table-cell>
          <table:table-cell table:style-name="ce60" table:formula="of:=[.I20]*[.$D20]+[.I21]*[.$D21]+[.I22]*[.$D22]+[.I23]*[.$D23]+[.I25]*[.$D25]+[.I26]*[.$D26]+[.I27]*[.$D27]" office:value-type="float" office:value="3.4" calcext:value-type="float">
            <text:p>3,40</text:p>
          </table:table-cell>
          <table:table-cell table:style-name="ce60" table:formula="of:=[.J20]*[.$D20]+[.J21]*[.$D21]+[.J22]*[.$D22]+[.J23]*[.$D23]+[.J25]*[.$D25]+[.J26]*[.$D26]+[.J27]*[.$D27]" office:value-type="float" office:value="2.6" calcext:value-type="float">
            <text:p>2,60</text:p>
          </table:table-cell>
          <table:table-cell table:style-name="ce60" table:formula="of:=[.K20]*[.$D20]+[.K21]*[.$D21]+[.K22]*[.$D22]+[.K23]*[.$D23]+[.K25]*[.$D25]+[.K26]*[.$D26]+[.K27]*[.$D27]" office:value-type="float" office:value="3.4" calcext:value-type="float">
            <text:p>3,40</text:p>
          </table:table-cell>
          <table:table-cell table:style-name="ce60" table:formula="of:=[.L20]*[.$D20]+[.L21]*[.$D21]+[.L22]*[.$D22]+[.L23]*[.$D23]+[.L25]*[.$D25]+[.L26]*[.$D26]+[.L27]*[.$D27]" office:value-type="float" office:value="2.15" calcext:value-type="float">
            <text:p>2,15</text:p>
          </table:table-cell>
          <table:table-cell table:style-name="ce60" table:formula="of:=[.M20]*[.$D20]+[.M21]*[.$D21]+[.M22]*[.$D22]+[.M23]*[.$D23]+[.M25]*[.$D25]+[.M26]*[.$D26]+[.M27]*[.$D27]" office:value-type="float" office:value="2.55" calcext:value-type="float">
            <text:p>2,55</text:p>
          </table:table-cell>
          <table:table-cell table:style-name="ce60" table:formula="of:=[.N20]*[.$D20]+[.N21]*[.$D21]+[.N22]*[.$D22]+[.N23]*[.$D23]+[.N25]*[.$D25]+[.N26]*[.$D26]+[.N27]*[.$D27]" office:value-type="float" office:value="3.9" calcext:value-type="float">
            <text:p>3,90</text:p>
          </table:table-cell>
          <table:table-cell table:style-name="ce60" table:formula="of:=[.O20]*[.$D20]+[.O21]*[.$D21]+[.O22]*[.$D22]+[.O23]*[.$D23]+[.O25]*[.$D25]+[.O26]*[.$D26]+[.O27]*[.$D27]" office:value-type="float" office:value="4" calcext:value-type="float">
            <text:p>4,00</text:p>
          </table:table-cell>
          <table:table-cell table:style-name="ce60" table:formula="of:=[.P20]*[.$D20]+[.P21]*[.$D21]+[.P22]*[.$D22]+[.P23]*[.$D23]+[.P25]*[.$D25]+[.P26]*[.$D26]+[.P27]*[.$D27]" office:value-type="float" office:value="3.4" calcext:value-type="float">
            <text:p>3,40</text:p>
          </table:table-cell>
          <table:table-cell table:style-name="ce60" table:formula="of:=[.Q20]*[.$D20]+[.Q21]*[.$D21]+[.Q22]*[.$D22]+[.Q23]*[.$D23]+[.Q25]*[.$D25]+[.Q26]*[.$D26]+[.Q27]*[.$D27]" office:value-type="float" office:value="3.4" calcext:value-type="float">
            <text:p>3,40</text:p>
          </table:table-cell>
          <table:table-cell table:style-name="ce60" table:formula="of:=[.R20]*[.$D20]+[.R21]*[.$D21]+[.R22]*[.$D22]+[.R23]*[.$D23]+[.R25]*[.$D25]+[.R26]*[.$D26]+[.R27]*[.$D27]" office:value-type="float" office:value="3.4" calcext:value-type="float">
            <text:p>3,40</text:p>
          </table:table-cell>
          <table:table-cell table:style-name="ce60" table:formula="of:=[.S20]*[.$D20]+[.S21]*[.$D21]+[.S22]*[.$D22]+[.S23]*[.$D23]+[.S25]*[.$D25]+[.S26]*[.$D26]+[.S27]*[.$D27]" office:value-type="float" office:value="0" calcext:value-type="float">
            <text:p>0,0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19]" office:value-type="string" office:string-value="Cas normal" calcext:value-type="string">
            <text:p>Cas normal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0]" office:value-type="string" office:string-value="Le fonctionnement est correct" calcext:value-type="string">
            <text:p>Le fonctionnement est correct</text:p>
          </table:table-cell>
          <table:table-cell table:style-name="ce55" table:formula="of:=[$'Base des calculs'.D20]" office:value-type="percentage" office:value="0.55" calcext:value-type="percentage">
            <text:p>55,00 %</text:p>
          </table:table-cell>
          <table:table-cell table:style-name="ce59" table:formula="of:=[$'Base des calculs'.E20]" office:value-type="float" office:value="4" calcext:value-type="float">
            <text:p>4,00</text:p>
          </table:table-cell>
          <table:table-cell table:style-name="ce64" office:value-type="float" office:value="3.5" calcext:value-type="float">
            <text:p>3,5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1]" office:value-type="string" office:string-value="cas de la saisie de la première ligne" calcext:value-type="string">
            <text:p>cas de la saisie de la première ligne</text:p>
          </table:table-cell>
          <table:table-cell table:style-name="ce55" table:formula="of:=[$'Base des calculs'.D21]" office:value-type="percentage" office:value="0.05" calcext:value-type="percentage">
            <text:p>5,00 %</text:p>
          </table:table-cell>
          <table:table-cell table:style-name="ce59" table:formula="of:=[$'Base des calculs'.E21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2]" office:value-type="string" office:string-value="amélioration de la saisie de la ligne" calcext:value-type="string">
            <text:p>amélioration de la saisie de la ligne</text:p>
          </table:table-cell>
          <table:table-cell table:style-name="ce55" table:formula="of:=[$'Base des calculs'.D22]" office:value-type="percentage" office:value="0.05" calcext:value-type="percentage">
            <text:p>5,00 %</text:p>
          </table:table-cell>
          <table:table-cell table:style-name="ce59" table:formula="of:=[$'Base des calculs'.E22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3]" office:value-type="string" office:string-value="amélioration de la saisie du nombre d’allumettes" calcext:value-type="string">
            <text:p>amélioration de la saisie du nombre d’allumettes</text:p>
          </table:table-cell>
          <table:table-cell table:style-name="ce55" table:formula="of:=[$'Base des calculs'.D23]" office:value-type="percentage" office:value="0.05" calcext:value-type="percentage">
            <text:p>5,00 %</text:p>
          </table:table-cell>
          <table:table-cell table:style-name="ce59" table:formula="of:=[$'Base des calculs'.E23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24]" office:value-type="string" office:string-value="Cas d’erreurs" calcext:value-type="string">
            <text:p>Cas d’erreurs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5]" office:value-type="string" office:string-value="Saisie du nombre d’allumettes" calcext:value-type="string">
            <text:p>Saisie du nombre d’allumettes</text:p>
          </table:table-cell>
          <table:table-cell table:style-name="ce55" table:formula="of:=[$'Base des calculs'.D25]" office:value-type="percentage" office:value="0.1" calcext:value-type="percentage">
            <text:p>10,00 %</text:p>
          </table:table-cell>
          <table:table-cell table:style-name="ce59" table:formula="of:=[$'Base des calculs'.E25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6]" office:value-type="string" office:string-value="Saisie du numéro de la ligne" calcext:value-type="string">
            <text:p>Saisie du numéro de la ligne</text:p>
          </table:table-cell>
          <table:table-cell table:style-name="ce55" table:formula="of:=[$'Base des calculs'.D26]" office:value-type="percentage" office:value="0.1" calcext:value-type="percentage">
            <text:p>10,00 %</text:p>
          </table:table-cell>
          <table:table-cell table:style-name="ce59" table:formula="of:=[$'Base des calculs'.E26]" office:value-type="float" office:value="4" calcext:value-type="float">
            <text:p>4,0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7]" office:value-type="string" office:string-value="Saisie du nombre d’allumettes à séparer" calcext:value-type="string">
            <text:p>Saisie du nombre d’allumettes à séparer</text:p>
          </table:table-cell>
          <table:table-cell table:style-name="ce55" table:formula="of:=[$'Base des calculs'.D27]" office:value-type="percentage" office:value="0.1" calcext:value-type="percentage">
            <text:p>10,00 %</text:p>
          </table:table-cell>
          <table:table-cell table:style-name="ce59" table:formula="of:=[$'Base des calculs'.E27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6" table:formula="of:=[$'Base des calculs'.A28]" office:value-type="string" office:string-value="Fonctionnalités joueur contre Ordinateur" calcext:value-type="string">
            <text:p>Fonctionnalités joueur contre Ordinateur</text:p>
          </table:table-cell>
          <table:table-cell table:style-name="ce49"/>
          <table:table-cell table:style-name="ce51"/>
          <table:table-cell table:style-name="ce56" table:formula="of:=[$'Base des calculs'.D28]" office:value-type="percentage" office:value="0.2" calcext:value-type="percentage">
            <text:p>20,00 %</text:p>
          </table:table-cell>
          <table:table-cell table:style-name="ce60" table:formula="of:=[$'Base des calculs'.E28]" office:value-type="float" office:value="4" calcext:value-type="float">
            <text:p>4,00</text:p>
          </table:table-cell>
          <table:table-cell table:style-name="ce60" table:formula="of:=[.F29]*[.$D29]" office:value-type="float" office:value="1.5" calcext:value-type="float">
            <text:p>1,50</text:p>
          </table:table-cell>
          <table:table-cell table:style-name="ce60" table:formula="of:=[.G29]*[.$D29]" office:value-type="float" office:value="3" calcext:value-type="float">
            <text:p>3,00</text:p>
          </table:table-cell>
          <table:table-cell table:style-name="ce60" table:formula="of:=[.H29]*[.$D29]" office:value-type="float" office:value="1.5" calcext:value-type="float">
            <text:p>1,50</text:p>
          </table:table-cell>
          <table:table-cell table:style-name="ce60" table:formula="of:=[.I29]*[.$D29]" office:value-type="float" office:value="1.5" calcext:value-type="float">
            <text:p>1,50</text:p>
          </table:table-cell>
          <table:table-cell table:style-name="ce60" table:formula="of:=[.J29]*[.$D29]" office:value-type="float" office:value="1.5" calcext:value-type="float">
            <text:p>1,50</text:p>
          </table:table-cell>
          <table:table-cell table:style-name="ce60" table:formula="of:=[.K29]*[.$D29]" office:value-type="float" office:value="3" calcext:value-type="float">
            <text:p>3,00</text:p>
          </table:table-cell>
          <table:table-cell table:style-name="ce60" table:formula="of:=[.L29]*[.$D29]" office:value-type="float" office:value="2" calcext:value-type="float">
            <text:p>2,00</text:p>
          </table:table-cell>
          <table:table-cell table:style-name="ce60" table:formula="of:=[.M29]*[.$D29]" office:value-type="float" office:value="1.5" calcext:value-type="float">
            <text:p>1,50</text:p>
          </table:table-cell>
          <table:table-cell table:style-name="ce60" table:formula="of:=[.N29]*[.$D29]" office:value-type="float" office:value="2" calcext:value-type="float">
            <text:p>2,00</text:p>
          </table:table-cell>
          <table:table-cell table:style-name="ce60" table:formula="of:=[.O29]*[.$D29]" office:value-type="float" office:value="2" calcext:value-type="float">
            <text:p>2,00</text:p>
          </table:table-cell>
          <table:table-cell table:style-name="ce60" table:formula="of:=[.P29]*[.$D29]" office:value-type="float" office:value="1.5" calcext:value-type="float">
            <text:p>1,50</text:p>
          </table:table-cell>
          <table:table-cell table:style-name="ce60" table:formula="of:=[.Q29]*[.$D29]" office:value-type="float" office:value="2" calcext:value-type="float">
            <text:p>2,00</text:p>
          </table:table-cell>
          <table:table-cell table:style-name="ce60" table:formula="of:=[.R29]*[.$D29]" office:value-type="float" office:value="0.5" calcext:value-type="float">
            <text:p>0,50</text:p>
          </table:table-cell>
          <table:table-cell table:style-name="ce60" table:formula="of:=[.S29]*[.$D29]" office:value-type="float" office:value="0" calcext:value-type="float">
            <text:p>0,0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29]" office:value-type="string" office:string-value="Taux de finition" calcext:value-type="string">
            <text:p>Taux de finition</text:p>
          </table:table-cell>
          <table:table-cell table:style-name="ce52"/>
          <table:table-cell table:style-name="ce55" table:formula="of:=[$'Base des calculs'.D29]" office:value-type="percentage" office:value="1" calcext:value-type="percentage">
            <text:p>100,00 %</text:p>
          </table:table-cell>
          <table:table-cell table:style-name="ce59" table:formula="of:=[$'Base des calculs'.E29]" office:value-type="float" office:value="4" calcext:value-type="float">
            <text:p>4,00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0.5" calcext:value-type="float">
            <text:p>0,5</text:p>
          </table:table-cell>
          <table:table-cell table:style-name="ce66"/>
          <table:table-cell table:number-columns-repeated="1005"/>
        </table:table-row>
        <table:table-row table:style-name="ro1">
          <table:table-cell table:number-columns-repeated="17"/>
          <table:table-cell table:style-name="ce63" office:value-type="string" calcext:value-type="string">
            <text:p>Retard de 11 heures</text:p>
          </table:table-cell>
          <table:table-cell table:number-columns-repeated="100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ce57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3" table:number-columns-repeated="100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5" table:number-columns-repeated="3"/>
          <table:table-cell table:style-name="ce54"/>
          <table:table-cell table:style-name="ce58"/>
          <table:table-cell table:style-name="ce62" office:value-type="string" calcext:value-type="string">
            <text:p>Annasri</text:p>
          </table:table-cell>
          <table:table-cell table:style-name="ce65" office:value-type="string" calcext:value-type="string">
            <text:p>BASOL</text:p>
          </table:table-cell>
          <table:table-cell table:style-name="ce62" office:value-type="string" calcext:value-type="string">
            <text:p>BELLIER</text:p>
          </table:table-cell>
          <table:table-cell table:style-name="ce65" office:value-type="string" calcext:value-type="string">
            <text:p>CHARLES</text:p>
          </table:table-cell>
          <table:table-cell table:style-name="ce62" office:value-type="string" calcext:value-type="string">
            <text:p>CHOFFIN</text:p>
          </table:table-cell>
          <table:table-cell table:style-name="ce65" office:value-type="string" calcext:value-type="string">
            <text:p>COUDRAY</text:p>
          </table:table-cell>
          <table:table-cell table:style-name="ce62" office:value-type="string" calcext:value-type="string">
            <text:p>DEBROISE</text:p>
          </table:table-cell>
          <table:table-cell table:style-name="ce65" office:value-type="string" calcext:value-type="string">
            <text:p>HERMIER</text:p>
          </table:table-cell>
          <table:table-cell table:style-name="ce62" office:value-type="string" calcext:value-type="string">
            <text:p>LEDERREY</text:p>
          </table:table-cell>
          <table:table-cell table:style-name="ce65" office:value-type="string" calcext:value-type="string">
            <text:p>MACCREZ</text:p>
          </table:table-cell>
          <table:table-cell table:style-name="ce62" office:value-type="string" calcext:value-type="string">
            <text:p>PINEAU</text:p>
          </table:table-cell>
          <table:table-cell table:style-name="ce65" office:value-type="string" calcext:value-type="string">
            <text:p>PLANTARD</text:p>
          </table:table-cell>
          <table:table-cell table:style-name="ce62" office:value-type="string" calcext:value-type="string">
            <text:p>STEPHAN</text:p>
          </table:table-cell>
          <table:table-cell table:style-name="ce65"/>
          <table:table-cell table:style-name="ce45" table:number-columns-repeated="1005"/>
        </table:table-row>
        <table:table-row table:style-name="ro1">
          <table:table-cell table:number-columns-repeated="3"/>
          <table:table-cell table:style-name="ce55" office:value-type="string" calcext:value-type="string">
            <text:p>Note/20</text:p>
          </table:table-cell>
          <table:table-cell table:style-name="ce59" table:formula="of:=[$'Base des calculs'.E4]" office:value-type="float" office:value="20" calcext:value-type="float">
            <text:p>20,00</text:p>
          </table:table-cell>
          <table:table-cell table:style-name="ce63" table:formula="of:=[.F5]*5" office:value-type="float" office:value="7.9625" calcext:value-type="float">
            <text:p>7,96</text:p>
          </table:table-cell>
          <table:table-cell table:style-name="ce59" table:formula="of:=[.G5]*5" office:value-type="float" office:value="15.1916666666667" calcext:value-type="float">
            <text:p>15,19</text:p>
          </table:table-cell>
          <table:table-cell table:style-name="ce63" table:formula="of:=[.H5]*5" office:value-type="float" office:value="12.9166666666667" calcext:value-type="float">
            <text:p>12,92</text:p>
          </table:table-cell>
          <table:table-cell table:style-name="ce59" table:formula="of:=[.I5]*5" office:value-type="float" office:value="14.0875" calcext:value-type="float">
            <text:p>14,09</text:p>
          </table:table-cell>
          <table:table-cell table:style-name="ce63" table:formula="of:=[.J5]*5" office:value-type="float" office:value="9.50416666666667" calcext:value-type="float">
            <text:p>9,50</text:p>
          </table:table-cell>
          <table:table-cell table:style-name="ce59" table:formula="of:=[.K5]*5" office:value-type="float" office:value="15.2166666666667" calcext:value-type="float">
            <text:p>15,22</text:p>
          </table:table-cell>
          <table:table-cell table:style-name="ce63" table:formula="of:=[.L5]*5" office:value-type="float" office:value="11.8333333333333" calcext:value-type="float">
            <text:p>11,83</text:p>
          </table:table-cell>
          <table:table-cell table:style-name="ce59" table:formula="of:=[.M5]*5" office:value-type="float" office:value="10.5541666666667" calcext:value-type="float">
            <text:p>10,55</text:p>
          </table:table-cell>
          <table:table-cell table:style-name="ce63" table:formula="of:=[.N5]*5" office:value-type="float" office:value="14.725" calcext:value-type="float">
            <text:p>14,73</text:p>
          </table:table-cell>
          <table:table-cell table:style-name="ce59" table:formula="of:=[.O5]*5" office:value-type="float" office:value="14.0666666666667" calcext:value-type="float">
            <text:p>14,07</text:p>
          </table:table-cell>
          <table:table-cell table:style-name="ce63" table:formula="of:=[.P5]*5" office:value-type="float" office:value="14.6" calcext:value-type="float">
            <text:p>14,60</text:p>
          </table:table-cell>
          <table:table-cell table:style-name="ce59" table:formula="of:=[.Q5]*5" office:value-type="float" office:value="14.7583333333333" calcext:value-type="float">
            <text:p>14,76</text:p>
          </table:table-cell>
          <table:table-cell table:style-name="ce63" table:formula="of:=[.R5]*5" office:value-type="float" office:value="13.7875" calcext:value-type="float">
            <text:p>13,79</text:p>
          </table:table-cell>
          <table:table-cell table:style-name="ce59" table:formula="of:=[.S5]*5" office:value-type="float" office:value="0" calcext:value-type="float">
            <text:p>0,00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55" table:formula="of:=[$'Base des calculs'.D5]" office:value-type="percentage" office:value="1" calcext:value-type="percentage">
            <text:p>100,00 %</text:p>
          </table:table-cell>
          <table:table-cell table:style-name="ce59" table:formula="of:=[$'Base des calculs'.E5]" office:value-type="float" office:value="4" calcext:value-type="float">
            <text:p>4,00</text:p>
          </table:table-cell>
          <table:table-cell table:style-name="ce63" table:formula="of:=[.F6]*[.$D$6]+[.F10]*[.$D$10]+[.F14]*[.$D$14]+[.F18]*[.$D$18]+[.F28]*[.$D$28]" office:value-type="float" office:value="1.5925" calcext:value-type="float">
            <text:p>1,59</text:p>
          </table:table-cell>
          <table:table-cell table:style-name="ce59" table:formula="of:=[.G6]*[.$D$6]+[.G10]*[.$D$10]+[.G14]*[.$D$14]+[.G18]*[.$D$18]+[.G28]*[.$D$28]" office:value-type="float" office:value="3.03833333333333" calcext:value-type="float">
            <text:p>3,04</text:p>
          </table:table-cell>
          <table:table-cell table:style-name="ce63" table:formula="of:=[.H6]*[.$D$6]+[.H10]*[.$D$10]+[.H14]*[.$D$14]+[.H18]*[.$D$18]+[.H28]*[.$D$28]" office:value-type="float" office:value="2.58333333333333" calcext:value-type="float">
            <text:p>2,58</text:p>
          </table:table-cell>
          <table:table-cell table:style-name="ce59" table:formula="of:=[.I6]*[.$D$6]+[.I10]*[.$D$10]+[.I14]*[.$D$14]+[.I18]*[.$D$18]+[.I28]*[.$D$28]" office:value-type="float" office:value="2.8175" calcext:value-type="float">
            <text:p>2,82</text:p>
          </table:table-cell>
          <table:table-cell table:style-name="ce63" table:formula="of:=[.J6]*[.$D$6]+[.J10]*[.$D$10]+[.J14]*[.$D$14]+[.J18]*[.$D$18]+[.J28]*[.$D$28]" office:value-type="float" office:value="1.90083333333333" calcext:value-type="float">
            <text:p>1,90</text:p>
          </table:table-cell>
          <table:table-cell table:style-name="ce59" table:formula="of:=[.K6]*[.$D$6]+[.K10]*[.$D$10]+[.K14]*[.$D$14]+[.K18]*[.$D$18]+[.K28]*[.$D$28]" office:value-type="float" office:value="3.04333333333333" calcext:value-type="float">
            <text:p>3,04</text:p>
          </table:table-cell>
          <table:table-cell table:style-name="ce63" table:formula="of:=[.L6]*[.$D$6]+[.L10]*[.$D$10]+[.L14]*[.$D$14]+[.L18]*[.$D$18]+[.L28]*[.$D$28]" office:value-type="float" office:value="2.36666666666667" calcext:value-type="float">
            <text:p>2,37</text:p>
          </table:table-cell>
          <table:table-cell table:style-name="ce59" table:formula="of:=[.M6]*[.$D$6]+[.M10]*[.$D$10]+[.M14]*[.$D$14]+[.M18]*[.$D$18]+[.M28]*[.$D$28]" office:value-type="float" office:value="2.11083333333333" calcext:value-type="float">
            <text:p>2,11</text:p>
          </table:table-cell>
          <table:table-cell table:style-name="ce63" table:formula="of:=[.N6]*[.$D$6]+[.N10]*[.$D$10]+[.N14]*[.$D$14]+[.N18]*[.$D$18]+[.N28]*[.$D$28]" office:value-type="float" office:value="2.945" calcext:value-type="float">
            <text:p>2,95</text:p>
          </table:table-cell>
          <table:table-cell table:style-name="ce59" table:formula="of:=[.O6]*[.$D$6]+[.O10]*[.$D$10]+[.O14]*[.$D$14]+[.O18]*[.$D$18]+[.O28]*[.$D$28]" office:value-type="float" office:value="2.81333333333333" calcext:value-type="float">
            <text:p>2,81</text:p>
          </table:table-cell>
          <table:table-cell table:style-name="ce63" table:formula="of:=[.P6]*[.$D$6]+[.P10]*[.$D$10]+[.P14]*[.$D$14]+[.P18]*[.$D$18]+[.P28]*[.$D$28]" office:value-type="float" office:value="2.92" calcext:value-type="float">
            <text:p>2,92</text:p>
          </table:table-cell>
          <table:table-cell table:style-name="ce59" table:formula="of:=[.Q6]*[.$D$6]+[.Q10]*[.$D$10]+[.Q14]*[.$D$14]+[.Q18]*[.$D$18]+[.Q28]*[.$D$28]" office:value-type="float" office:value="2.95166666666667" calcext:value-type="float">
            <text:p>2,95</text:p>
          </table:table-cell>
          <table:table-cell table:style-name="ce63" table:formula="of:=[.R6]*[.$D$6]+[.R10]*[.$D$10]+[.R14]*[.$D$14]+[.R18]*[.$D$18]+[.R28]*[.$D$28]" office:value-type="float" office:value="2.7575" calcext:value-type="float">
            <text:p>2,76</text:p>
          </table:table-cell>
          <table:table-cell table:style-name="ce59" table:formula="of:=[.S6]*[.$D$6]+[.S10]*[.$D$10]+[.S14]*[.$D$14]+[.S18]*[.$D$18]+[.S28]*[.$D$28]" office:value-type="float" office:value="0" calcext:value-type="float">
            <text:p>0,00</text:p>
          </table:table-cell>
          <table:table-cell table:number-columns-repeated="1005"/>
        </table:table-row>
        <table:table-row table:style-name="ro1">
          <table:table-cell table:style-name="ce46" table:formula="of:=[$'Base des calculs'.A6]" office:value-type="string" office:string-value="Respect des conventions" calcext:value-type="string">
            <text:p>Respect des conventions</text:p>
          </table:table-cell>
          <table:table-cell table:style-name="ce49"/>
          <table:table-cell table:style-name="ce51"/>
          <table:table-cell table:style-name="ce56" table:formula="of:=[$'Base des calculs'.D6]" office:value-type="percentage" office:value="0.05" calcext:value-type="percentage">
            <text:p>5,00 %</text:p>
          </table:table-cell>
          <table:table-cell table:style-name="ce60" table:formula="of:=[$'Base des calculs'.E6]" office:value-type="float" office:value="4" calcext:value-type="float">
            <text:p>4,00</text:p>
          </table:table-cell>
          <table:table-cell table:style-name="ce60" table:formula="of:=[.F7]*[.$D7]+[.F8]*[.$D8]+[.F9]*[.$D9]" office:value-type="float" office:value="3" calcext:value-type="float">
            <text:p>3,00</text:p>
          </table:table-cell>
          <table:table-cell table:style-name="ce60" table:formula="of:=[.G7]*[.$D7]+[.G8]*[.$D8]+[.G9]*[.$D9]" office:value-type="float" office:value="3.66666666666667" calcext:value-type="float">
            <text:p>3,67</text:p>
          </table:table-cell>
          <table:table-cell table:style-name="ce60" table:formula="of:=[.H7]*[.$D7]+[.H8]*[.$D8]+[.H9]*[.$D9]" office:value-type="float" office:value="3.66666666666667" calcext:value-type="float">
            <text:p>3,67</text:p>
          </table:table-cell>
          <table:table-cell table:style-name="ce60" table:formula="of:=[.I7]*[.$D7]+[.I8]*[.$D8]+[.I9]*[.$D9]" office:value-type="float" office:value="3" calcext:value-type="float">
            <text:p>3,00</text:p>
          </table:table-cell>
          <table:table-cell table:style-name="ce60" table:formula="of:=[.J7]*[.$D7]+[.J8]*[.$D8]+[.J9]*[.$D9]" office:value-type="float" office:value="2.66666666666667" calcext:value-type="float">
            <text:p>2,67</text:p>
          </table:table-cell>
          <table:table-cell table:style-name="ce60" table:formula="of:=[.K7]*[.$D7]+[.K8]*[.$D8]+[.K9]*[.$D9]" office:value-type="float" office:value="2.66666666666667" calcext:value-type="float">
            <text:p>2,67</text:p>
          </table:table-cell>
          <table:table-cell table:style-name="ce60" table:formula="of:=[.L7]*[.$D7]+[.L8]*[.$D8]+[.L9]*[.$D9]" office:value-type="float" office:value="2.33333333333333" calcext:value-type="float">
            <text:p>2,33</text:p>
          </table:table-cell>
          <table:table-cell table:style-name="ce60" table:formula="of:=[.M7]*[.$D7]+[.M8]*[.$D8]+[.M9]*[.$D9]" office:value-type="float" office:value="3.66666666666667" calcext:value-type="float">
            <text:p>3,67</text:p>
          </table:table-cell>
          <table:table-cell table:style-name="ce60" table:formula="of:=[.N7]*[.$D7]+[.N8]*[.$D8]+[.N9]*[.$D9]" office:value-type="float" office:value="4" calcext:value-type="float">
            <text:p>4,00</text:p>
          </table:table-cell>
          <table:table-cell table:style-name="ce60" table:formula="of:=[.O7]*[.$D7]+[.O8]*[.$D8]+[.O9]*[.$D9]" office:value-type="float" office:value="3.66666666666667" calcext:value-type="float">
            <text:p>3,67</text:p>
          </table:table-cell>
          <table:table-cell table:style-name="ce60" table:formula="of:=[.P7]*[.$D7]+[.P8]*[.$D8]+[.P9]*[.$D9]" office:value-type="float" office:value="4" calcext:value-type="float">
            <text:p>4,00</text:p>
          </table:table-cell>
          <table:table-cell table:style-name="ce60" table:formula="of:=[.Q7]*[.$D7]+[.Q8]*[.$D8]+[.Q9]*[.$D9]" office:value-type="float" office:value="3.33333333333333" calcext:value-type="float">
            <text:p>3,33</text:p>
          </table:table-cell>
          <table:table-cell table:style-name="ce60" table:formula="of:=[.R7]*[.$D7]+[.R8]*[.$D8]+[.R9]*[.$D9]" office:value-type="float" office:value="4" calcext:value-type="float">
            <text:p>4,00</text:p>
          </table:table-cell>
          <table:table-cell table:style-name="ce60" table:formula="of:=[.S7]*[.$D7]+[.S8]*[.$D8]+[.S9]*[.$D9]" office:value-type="float" office:value="0" calcext:value-type="float">
            <text:p>0,0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7]" office:value-type="string" office:string-value="Nommage" calcext:value-type="string">
            <text:p>Nommage</text:p>
          </table:table-cell>
          <table:table-cell table:style-name="ce52"/>
          <table:table-cell table:style-name="ce55" table:formula="of:=[$'Base des calculs'.D7]" office:value-type="percentage" office:value="0.333333333333333" calcext:value-type="percentage">
            <text:p>33,33 %</text:p>
          </table:table-cell>
          <table:table-cell table:style-name="ce59" table:formula="of:=[$'Base des calculs'.E7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8]" office:value-type="string" office:string-value="Indentation" calcext:value-type="string">
            <text:p>Indentation</text:p>
          </table:table-cell>
          <table:table-cell table:style-name="ce52"/>
          <table:table-cell table:style-name="ce55" table:formula="of:=[$'Base des calculs'.D8]" office:value-type="percentage" office:value="0.333333333333333" calcext:value-type="percentage">
            <text:p>33,33 %</text:p>
          </table:table-cell>
          <table:table-cell table:style-name="ce59" table:formula="of:=[$'Base des calculs'.E8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9]" office:value-type="string" office:string-value="javadoc" calcext:value-type="string">
            <text:p>javadoc</text:p>
          </table:table-cell>
          <table:table-cell table:style-name="ce52"/>
          <table:table-cell table:style-name="ce55" table:formula="of:=[$'Base des calculs'.D9]" office:value-type="percentage" office:value="0.333333333333333" calcext:value-type="percentage">
            <text:p>33,33 %</text:p>
          </table:table-cell>
          <table:table-cell table:style-name="ce59" table:formula="of:=[$'Base des calculs'.E9]" office:value-type="float" office:value="4" calcext:value-type="float">
            <text:p>4,0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6" table:formula="of:=[$'Base des calculs'.A10]" office:value-type="string" office:string-value="Qualité du code" calcext:value-type="string">
            <text:p>Qualité du code</text:p>
          </table:table-cell>
          <table:table-cell table:style-name="ce48" table:number-columns-repeated="2"/>
          <table:table-cell table:style-name="ce56" table:formula="of:=[$'Base des calculs'.D10]" office:value-type="percentage" office:value="0.05" calcext:value-type="percentage">
            <text:p>5,00 %</text:p>
          </table:table-cell>
          <table:table-cell table:style-name="ce60" table:formula="of:=[$'Base des calculs'.E10]" office:value-type="float" office:value="4" calcext:value-type="float">
            <text:p>4,00</text:p>
          </table:table-cell>
          <table:table-cell table:style-name="ce60" table:formula="of:=[.F11]*[.$D11]+[.F12]*[.$D12]+[.F13]*[.$D13]" office:value-type="float" office:value="3.75" calcext:value-type="float">
            <text:p>3,75</text:p>
          </table:table-cell>
          <table:table-cell table:style-name="ce60" table:formula="of:=[.G11]*[.$D11]+[.G12]*[.$D12]+[.G13]*[.$D13]" office:value-type="float" office:value="3.5" calcext:value-type="float">
            <text:p>3,50</text:p>
          </table:table-cell>
          <table:table-cell table:style-name="ce60" table:formula="of:=[.H11]*[.$D11]+[.H12]*[.$D12]+[.H13]*[.$D13]" office:value-type="float" office:value="4" calcext:value-type="float">
            <text:p>4,00</text:p>
          </table:table-cell>
          <table:table-cell table:style-name="ce60" table:formula="of:=[.I11]*[.$D11]+[.I12]*[.$D12]+[.I13]*[.$D13]" office:value-type="float" office:value="3.75" calcext:value-type="float">
            <text:p>3,75</text:p>
          </table:table-cell>
          <table:table-cell table:style-name="ce60" table:formula="of:=[.J11]*[.$D11]+[.J12]*[.$D12]+[.J13]*[.$D13]" office:value-type="float" office:value="1.75" calcext:value-type="float">
            <text:p>1,75</text:p>
          </table:table-cell>
          <table:table-cell table:style-name="ce60" table:formula="of:=[.K11]*[.$D11]+[.K12]*[.$D12]+[.K13]*[.$D13]" office:value-type="float" office:value="3" calcext:value-type="float">
            <text:p>3,00</text:p>
          </table:table-cell>
          <table:table-cell table:style-name="ce60" table:formula="of:=[.L11]*[.$D11]+[.L12]*[.$D12]+[.L13]*[.$D13]" office:value-type="float" office:value="3" calcext:value-type="float">
            <text:p>3,00</text:p>
          </table:table-cell>
          <table:table-cell table:style-name="ce60" table:formula="of:=[.M11]*[.$D11]+[.M12]*[.$D12]+[.M13]*[.$D13]" office:value-type="float" office:value="3.75" calcext:value-type="float">
            <text:p>3,75</text:p>
          </table:table-cell>
          <table:table-cell table:style-name="ce60" table:formula="of:=[.N11]*[.$D11]+[.N12]*[.$D12]+[.N13]*[.$D13]" office:value-type="float" office:value="2.5" calcext:value-type="float">
            <text:p>2,50</text:p>
          </table:table-cell>
          <table:table-cell table:style-name="ce60" table:formula="of:=[.O11]*[.$D11]+[.O12]*[.$D12]+[.O13]*[.$D13]" office:value-type="float" office:value="3" calcext:value-type="float">
            <text:p>3,00</text:p>
          </table:table-cell>
          <table:table-cell table:style-name="ce60" table:formula="of:=[.P11]*[.$D11]+[.P12]*[.$D12]+[.P13]*[.$D13]" office:value-type="float" office:value="4" calcext:value-type="float">
            <text:p>4,00</text:p>
          </table:table-cell>
          <table:table-cell table:style-name="ce60" table:formula="of:=[.Q11]*[.$D11]+[.Q12]*[.$D12]+[.Q13]*[.$D13]" office:value-type="float" office:value="2.5" calcext:value-type="float">
            <text:p>2,50</text:p>
          </table:table-cell>
          <table:table-cell table:style-name="ce60" table:formula="of:=[.R11]*[.$D11]+[.R12]*[.$D12]+[.R13]*[.$D13]" office:value-type="float" office:value="2.75" calcext:value-type="float">
            <text:p>2,75</text:p>
          </table:table-cell>
          <table:table-cell table:style-name="ce60" table:formula="of:=[.S11]*[.$D11]+[.S12]*[.$D12]+[.S13]*[.$D13]" office:value-type="float" office:value="0" calcext:value-type="float">
            <text:p>0,0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11]" office:value-type="string" office:string-value="Les méthodes ont un rôle défini" calcext:value-type="string">
            <text:p>Les méthodes ont un rôle défini</text:p>
          </table:table-cell>
          <table:table-cell table:style-name="ce52"/>
          <table:table-cell table:style-name="ce55" table:formula="of:=[$'Base des calculs'.D11]" office:value-type="percentage" office:value="0.25" calcext:value-type="percentage">
            <text:p>25,00 %</text:p>
          </table:table-cell>
          <table:table-cell table:style-name="ce59" table:formula="of:=[$'Base des calculs'.E11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12]" office:value-type="string" office:string-value="Les méthodes ont une taille raisonnable" calcext:value-type="string">
            <text:p>Les méthodes ont une taille raisonnable</text:p>
          </table:table-cell>
          <table:table-cell table:style-name="ce52"/>
          <table:table-cell table:style-name="ce55" table:formula="of:=[$'Base des calculs'.D12]" office:value-type="percentage" office:value="0.25" calcext:value-type="percentage">
            <text:p>25,00 %</text:p>
          </table:table-cell>
          <table:table-cell table:style-name="ce59" table:formula="of:=[$'Base des calculs'.E12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13]" office:value-type="string" office:string-value="Les méthodes sont compréhensibles" calcext:value-type="string">
            <text:p>Les méthodes sont compréhensibles</text:p>
          </table:table-cell>
          <table:table-cell table:style-name="ce52"/>
          <table:table-cell table:style-name="ce55" table:formula="of:=[$'Base des calculs'.D13]" office:value-type="percentage" office:value="0.5" calcext:value-type="percentage">
            <text:p>50,00 %</text:p>
          </table:table-cell>
          <table:table-cell table:style-name="ce59" table:formula="of:=[$'Base des calculs'.E13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6" table:formula="of:=[$'Base des calculs'.A14]" office:value-type="string" office:string-value="Les tests" calcext:value-type="string">
            <text:p>Les tests</text:p>
          </table:table-cell>
          <table:table-cell table:style-name="ce49"/>
          <table:table-cell table:style-name="ce51"/>
          <table:table-cell table:style-name="ce56" table:formula="of:=[$'Base des calculs'.D14]" office:value-type="percentage" office:value="0.2" calcext:value-type="percentage">
            <text:p>20,00 %</text:p>
          </table:table-cell>
          <table:table-cell table:style-name="ce60" table:formula="of:=[$'Base des calculs'.E14]" office:value-type="float" office:value="4" calcext:value-type="float">
            <text:p>4,00</text:p>
          </table:table-cell>
          <table:table-cell table:style-name="ce60" table:formula="of:=[.F15]*[.$D15]+[.F16]*[.$D16]+[.F17]*[.$D17]" office:value-type="float" office:value="1.4" calcext:value-type="float">
            <text:p>1,40</text:p>
          </table:table-cell>
          <table:table-cell table:style-name="ce60" table:formula="of:=[.G15]*[.$D15]+[.G16]*[.$D16]+[.G17]*[.$D17]" office:value-type="float" office:value="2.9" calcext:value-type="float">
            <text:p>2,90</text:p>
          </table:table-cell>
          <table:table-cell table:style-name="ce60" table:formula="of:=[.H15]*[.$D15]+[.H16]*[.$D16]+[.H17]*[.$D17]" office:value-type="float" office:value="0" calcext:value-type="float">
            <text:p>0,00</text:p>
          </table:table-cell>
          <table:table-cell table:style-name="ce60" table:formula="of:=[.I15]*[.$D15]+[.I16]*[.$D16]+[.I17]*[.$D17]" office:value-type="float" office:value="1.9" calcext:value-type="float">
            <text:p>1,90</text:p>
          </table:table-cell>
          <table:table-cell table:style-name="ce60" table:formula="of:=[.J15]*[.$D15]+[.J16]*[.$D16]+[.J17]*[.$D17]" office:value-type="float" office:value="2.4" calcext:value-type="float">
            <text:p>2,40</text:p>
          </table:table-cell>
          <table:table-cell table:style-name="ce60" table:formula="of:=[.K15]*[.$D15]+[.K16]*[.$D16]+[.K17]*[.$D17]" office:value-type="float" office:value="3.3" calcext:value-type="float">
            <text:p>3,30</text:p>
          </table:table-cell>
          <table:table-cell table:style-name="ce60" table:formula="of:=[.L15]*[.$D15]+[.L16]*[.$D16]+[.L17]*[.$D17]" office:value-type="float" office:value="2" calcext:value-type="float">
            <text:p>2,00</text:p>
          </table:table-cell>
          <table:table-cell table:style-name="ce60" table:formula="of:=[.M15]*[.$D15]+[.M16]*[.$D16]+[.M17]*[.$D17]" office:value-type="float" office:value="1.7" calcext:value-type="float">
            <text:p>1,70</text:p>
          </table:table-cell>
          <table:table-cell table:style-name="ce60" table:formula="of:=[.N15]*[.$D15]+[.N16]*[.$D16]+[.N17]*[.$D17]" office:value-type="float" office:value="2.6" calcext:value-type="float">
            <text:p>2,60</text:p>
          </table:table-cell>
          <table:table-cell table:style-name="ce60" table:formula="of:=[.O15]*[.$D15]+[.O16]*[.$D16]+[.O17]*[.$D17]" office:value-type="float" office:value="1.9" calcext:value-type="float">
            <text:p>1,90</text:p>
          </table:table-cell>
          <table:table-cell table:style-name="ce60" table:formula="of:=[.P15]*[.$D15]+[.P16]*[.$D16]+[.P17]*[.$D17]" office:value-type="float" office:value="3.6" calcext:value-type="float">
            <text:p>3,60</text:p>
          </table:table-cell>
          <table:table-cell table:style-name="ce60" table:formula="of:=[.Q15]*[.$D15]+[.Q16]*[.$D16]+[.Q17]*[.$D17]" office:value-type="float" office:value="2.8" calcext:value-type="float">
            <text:p>2,80</text:p>
          </table:table-cell>
          <table:table-cell table:style-name="ce60" table:formula="of:=[.R15]*[.$D15]+[.R16]*[.$D16]+[.R17]*[.$D17]" office:value-type="float" office:value="1.6" calcext:value-type="float">
            <text:p>1,60</text:p>
          </table:table-cell>
          <table:table-cell table:style-name="ce60" table:formula="of:=[.S15]*[.$D15]+[.S16]*[.$D16]+[.S17]*[.$D17]" office:value-type="float" office:value="0" calcext:value-type="float">
            <text:p>0,0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15]" office:value-type="string" office:string-value="Une méthode de test par méthode" calcext:value-type="string">
            <text:p>Une méthode de test par méthode</text:p>
          </table:table-cell>
          <table:table-cell table:style-name="ce52"/>
          <table:table-cell table:style-name="ce55" table:formula="of:=[$'Base des calculs'.D15]" office:value-type="percentage" office:value="0.3" calcext:value-type="percentage">
            <text:p>30,00 %</text:p>
          </table:table-cell>
          <table:table-cell table:style-name="ce59" table:formula="of:=[$'Base des calculs'.E15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16]" office:value-type="string" office:string-value="Tests des cas normaux" calcext:value-type="string">
            <text:p>Tests des cas normaux</text:p>
          </table:table-cell>
          <table:table-cell table:style-name="ce52"/>
          <table:table-cell table:style-name="ce55" table:formula="of:=[$'Base des calculs'.D16]" office:value-type="percentage" office:value="0.5" calcext:value-type="percentage">
            <text:p>50,00 %</text:p>
          </table:table-cell>
          <table:table-cell table:style-name="ce59" table:formula="of:=[$'Base des calculs'.E16]" office:value-type="float" office:value="4" calcext:value-type="float">
            <text:p>4,0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17]" office:value-type="string" office:string-value="Tests des autres cas" calcext:value-type="string">
            <text:p>Tests des autres cas</text:p>
          </table:table-cell>
          <table:table-cell table:style-name="ce52"/>
          <table:table-cell table:style-name="ce55" table:formula="of:=[$'Base des calculs'.D17]" office:value-type="percentage" office:value="0.2" calcext:value-type="percentage">
            <text:p>20,00 %</text:p>
          </table:table-cell>
          <table:table-cell table:style-name="ce59" table:formula="of:=[$'Base des calculs'.E17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6" table:formula="of:=[$'Base des calculs'.A18]" office:value-type="string" office:string-value="Fonctionnalités joueur contre joueur" calcext:value-type="string">
            <text:p>Fonctionnalités joueur contre joueur</text:p>
          </table:table-cell>
          <table:table-cell table:style-name="ce49"/>
          <table:table-cell table:style-name="ce51"/>
          <table:table-cell table:style-name="ce56" table:formula="of:=[$'Base des calculs'.D18]" office:value-type="percentage" office:value="0.5" calcext:value-type="percentage">
            <text:p>50,00 %</text:p>
          </table:table-cell>
          <table:table-cell table:style-name="ce60" table:formula="of:=[$'Base des calculs'.E18]" office:value-type="float" office:value="4" calcext:value-type="float">
            <text:p>4,00</text:p>
          </table:table-cell>
          <table:table-cell table:style-name="ce60" table:formula="of:=[.F20]*[.$D20]+[.F21]*[.$D21]+[.F22]*[.$D22]+[.F23]*[.$D23]+[.F25]*[.$D25]+[.F26]*[.$D26]+[.F27]*[.$D27]" office:value-type="float" office:value="1.35" calcext:value-type="float">
            <text:p>1,35</text:p>
          </table:table-cell>
          <table:table-cell table:style-name="ce60" table:formula="of:=[.G20]*[.$D20]+[.G21]*[.$D21]+[.G22]*[.$D22]+[.G23]*[.$D23]+[.G25]*[.$D25]+[.G26]*[.$D26]+[.G27]*[.$D27]" office:value-type="float" office:value="3.6" calcext:value-type="float">
            <text:p>3,60</text:p>
          </table:table-cell>
          <table:table-cell table:style-name="ce60" table:formula="of:=[.H20]*[.$D20]+[.H21]*[.$D21]+[.H22]*[.$D22]+[.H23]*[.$D23]+[.H25]*[.$D25]+[.H26]*[.$D26]+[.H27]*[.$D27]" office:value-type="float" office:value="3.6" calcext:value-type="float">
            <text:p>3,60</text:p>
          </table:table-cell>
          <table:table-cell table:style-name="ce60" table:formula="of:=[.I20]*[.$D20]+[.I21]*[.$D21]+[.I22]*[.$D22]+[.I23]*[.$D23]+[.I25]*[.$D25]+[.I26]*[.$D26]+[.I27]*[.$D27]" office:value-type="float" office:value="3.6" calcext:value-type="float">
            <text:p>3,60</text:p>
          </table:table-cell>
          <table:table-cell table:style-name="ce60" table:formula="of:=[.J20]*[.$D20]+[.J21]*[.$D21]+[.J22]*[.$D22]+[.J23]*[.$D23]+[.J25]*[.$D25]+[.J26]*[.$D26]+[.J27]*[.$D27]" office:value-type="float" office:value="2.4" calcext:value-type="float">
            <text:p>2,40</text:p>
          </table:table-cell>
          <table:table-cell table:style-name="ce60" table:formula="of:=[.K20]*[.$D20]+[.K21]*[.$D21]+[.K22]*[.$D22]+[.K23]*[.$D23]+[.K25]*[.$D25]+[.K26]*[.$D26]+[.K27]*[.$D27]" office:value-type="float" office:value="3.6" calcext:value-type="float">
            <text:p>3,60</text:p>
          </table:table-cell>
          <table:table-cell table:style-name="ce60" table:formula="of:=[.L20]*[.$D20]+[.L21]*[.$D21]+[.L22]*[.$D22]+[.L23]*[.$D23]+[.L25]*[.$D25]+[.L26]*[.$D26]+[.L27]*[.$D27]" office:value-type="float" office:value="2.8" calcext:value-type="float">
            <text:p>2,80</text:p>
          </table:table-cell>
          <table:table-cell table:style-name="ce60" table:formula="of:=[.M20]*[.$D20]+[.M21]*[.$D21]+[.M22]*[.$D22]+[.M23]*[.$D23]+[.M25]*[.$D25]+[.M26]*[.$D26]+[.M27]*[.$D27]" office:value-type="float" office:value="2.2" calcext:value-type="float">
            <text:p>2,20</text:p>
          </table:table-cell>
          <table:table-cell table:style-name="ce60" table:formula="of:=[.N20]*[.$D20]+[.N21]*[.$D21]+[.N22]*[.$D22]+[.N23]*[.$D23]+[.N25]*[.$D25]+[.N26]*[.$D26]+[.N27]*[.$D27]" office:value-type="float" office:value="3.6" calcext:value-type="float">
            <text:p>3,60</text:p>
          </table:table-cell>
          <table:table-cell table:style-name="ce60" table:formula="of:=[.O20]*[.$D20]+[.O21]*[.$D21]+[.O22]*[.$D22]+[.O23]*[.$D23]+[.O25]*[.$D25]+[.O26]*[.$D26]+[.O27]*[.$D27]" office:value-type="float" office:value="3.6" calcext:value-type="float">
            <text:p>3,60</text:p>
          </table:table-cell>
          <table:table-cell table:style-name="ce60" table:formula="of:=[.P20]*[.$D20]+[.P21]*[.$D21]+[.P22]*[.$D22]+[.P23]*[.$D23]+[.P25]*[.$D25]+[.P26]*[.$D26]+[.P27]*[.$D27]" office:value-type="float" office:value="3.6" calcext:value-type="float">
            <text:p>3,60</text:p>
          </table:table-cell>
          <table:table-cell table:style-name="ce60" table:formula="of:=[.Q20]*[.$D20]+[.Q21]*[.$D21]+[.Q22]*[.$D22]+[.Q23]*[.$D23]+[.Q25]*[.$D25]+[.Q26]*[.$D26]+[.Q27]*[.$D27]" office:value-type="float" office:value="3.6" calcext:value-type="float">
            <text:p>3,60</text:p>
          </table:table-cell>
          <table:table-cell table:style-name="ce60" table:formula="of:=[.R20]*[.$D20]+[.R21]*[.$D21]+[.R22]*[.$D22]+[.R23]*[.$D23]+[.R25]*[.$D25]+[.R26]*[.$D26]+[.R27]*[.$D27]" office:value-type="float" office:value="3.6" calcext:value-type="float">
            <text:p>3,60</text:p>
          </table:table-cell>
          <table:table-cell table:style-name="ce60" table:formula="of:=[.S20]*[.$D20]+[.S21]*[.$D21]+[.S22]*[.$D22]+[.S23]*[.$D23]+[.S25]*[.$D25]+[.S26]*[.$D26]+[.S27]*[.$D27]" office:value-type="float" office:value="0" calcext:value-type="float">
            <text:p>0,0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19]" office:value-type="string" office:string-value="Cas normal" calcext:value-type="string">
            <text:p>Cas normal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0]" office:value-type="string" office:string-value="Le fonctionnement est correct" calcext:value-type="string">
            <text:p>Le fonctionnement est correct</text:p>
          </table:table-cell>
          <table:table-cell table:style-name="ce55" table:formula="of:=[$'Base des calculs'.D20]" office:value-type="percentage" office:value="0.55" calcext:value-type="percentage">
            <text:p>55,00 %</text:p>
          </table:table-cell>
          <table:table-cell table:style-name="ce59" table:formula="of:=[$'Base des calculs'.E20]" office:value-type="float" office:value="4" calcext:value-type="float">
            <text:p>4,0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1]" office:value-type="string" office:string-value="cas de la saisie de la première ligne" calcext:value-type="string">
            <text:p>cas de la saisie de la première ligne</text:p>
          </table:table-cell>
          <table:table-cell table:style-name="ce55" table:formula="of:=[$'Base des calculs'.D21]" office:value-type="percentage" office:value="0.05" calcext:value-type="percentage">
            <text:p>5,00 %</text:p>
          </table:table-cell>
          <table:table-cell table:style-name="ce59" table:formula="of:=[$'Base des calculs'.E21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2]" office:value-type="string" office:string-value="amélioration de la saisie de la ligne" calcext:value-type="string">
            <text:p>amélioration de la saisie de la ligne</text:p>
          </table:table-cell>
          <table:table-cell table:style-name="ce55" table:formula="of:=[$'Base des calculs'.D22]" office:value-type="percentage" office:value="0.05" calcext:value-type="percentage">
            <text:p>5,00 %</text:p>
          </table:table-cell>
          <table:table-cell table:style-name="ce59" table:formula="of:=[$'Base des calculs'.E22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3]" office:value-type="string" office:string-value="amélioration de la saisie du nombre d’allumettes" calcext:value-type="string">
            <text:p>amélioration de la saisie du nombre d’allumettes</text:p>
          </table:table-cell>
          <table:table-cell table:style-name="ce55" table:formula="of:=[$'Base des calculs'.D23]" office:value-type="percentage" office:value="0.05" calcext:value-type="percentage">
            <text:p>5,00 %</text:p>
          </table:table-cell>
          <table:table-cell table:style-name="ce59" table:formula="of:=[$'Base des calculs'.E23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24]" office:value-type="string" office:string-value="Cas d’erreurs" calcext:value-type="string">
            <text:p>Cas d’erreurs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5]" office:value-type="string" office:string-value="Saisie du nombre d’allumettes" calcext:value-type="string">
            <text:p>Saisie du nombre d’allumettes</text:p>
          </table:table-cell>
          <table:table-cell table:style-name="ce55" table:formula="of:=[$'Base des calculs'.D25]" office:value-type="percentage" office:value="0.1" calcext:value-type="percentage">
            <text:p>10,00 %</text:p>
          </table:table-cell>
          <table:table-cell table:style-name="ce59" table:formula="of:=[$'Base des calculs'.E25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6]" office:value-type="string" office:string-value="Saisie du numéro de la ligne" calcext:value-type="string">
            <text:p>Saisie du numéro de la ligne</text:p>
          </table:table-cell>
          <table:table-cell table:style-name="ce55" table:formula="of:=[$'Base des calculs'.D26]" office:value-type="percentage" office:value="0.1" calcext:value-type="percentage">
            <text:p>10,00 %</text:p>
          </table:table-cell>
          <table:table-cell table:style-name="ce59" table:formula="of:=[$'Base des calculs'.E26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7]" office:value-type="string" office:string-value="Saisie du nombre d’allumettes à séparer" calcext:value-type="string">
            <text:p>Saisie du nombre d’allumettes à séparer</text:p>
          </table:table-cell>
          <table:table-cell table:style-name="ce55" table:formula="of:=[$'Base des calculs'.D27]" office:value-type="percentage" office:value="0.1" calcext:value-type="percentage">
            <text:p>10,00 %</text:p>
          </table:table-cell>
          <table:table-cell table:style-name="ce59" table:formula="of:=[$'Base des calculs'.E27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46" table:formula="of:=[$'Base des calculs'.A28]" office:value-type="string" office:string-value="Fonctionnalités joueur contre Ordinateur" calcext:value-type="string">
            <text:p>Fonctionnalités joueur contre Ordinateur</text:p>
          </table:table-cell>
          <table:table-cell table:style-name="ce49"/>
          <table:table-cell table:style-name="ce51"/>
          <table:table-cell table:style-name="ce56" table:formula="of:=[$'Base des calculs'.D28]" office:value-type="percentage" office:value="0.2" calcext:value-type="percentage">
            <text:p>20,00 %</text:p>
          </table:table-cell>
          <table:table-cell table:style-name="ce60" table:formula="of:=[$'Base des calculs'.E28]" office:value-type="float" office:value="4" calcext:value-type="float">
            <text:p>4,00</text:p>
          </table:table-cell>
          <table:table-cell table:style-name="ce60" table:formula="of:=[.F29]*[.$D29]" office:value-type="float" office:value="1.5" calcext:value-type="float">
            <text:p>1,50</text:p>
          </table:table-cell>
          <table:table-cell table:style-name="ce60" table:formula="of:=[.G29]*[.$D29]" office:value-type="float" office:value="1.5" calcext:value-type="float">
            <text:p>1,50</text:p>
          </table:table-cell>
          <table:table-cell table:style-name="ce60" table:formula="of:=[.H29]*[.$D29]" office:value-type="float" office:value="2" calcext:value-type="float">
            <text:p>2,00</text:p>
          </table:table-cell>
          <table:table-cell table:style-name="ce60" table:formula="of:=[.I29]*[.$D29]" office:value-type="float" office:value="1.5" calcext:value-type="float">
            <text:p>1,50</text:p>
          </table:table-cell>
          <table:table-cell table:style-name="ce60" table:formula="of:=[.J29]*[.$D29]" office:value-type="float" office:value="0" calcext:value-type="float">
            <text:p>0,00</text:p>
          </table:table-cell>
          <table:table-cell table:style-name="ce60" table:formula="of:=[.K29]*[.$D29]" office:value-type="float" office:value="1.5" calcext:value-type="float">
            <text:p>1,50</text:p>
          </table:table-cell>
          <table:table-cell table:style-name="ce60" table:formula="of:=[.L29]*[.$D29]" office:value-type="float" office:value="1.5" calcext:value-type="float">
            <text:p>1,50</text:p>
          </table:table-cell>
          <table:table-cell table:style-name="ce60" table:formula="of:=[.M29]*[.$D29]" office:value-type="float" office:value="1.5" calcext:value-type="float">
            <text:p>1,50</text:p>
          </table:table-cell>
          <table:table-cell table:style-name="ce60" table:formula="of:=[.N29]*[.$D29]" office:value-type="float" office:value="1.5" calcext:value-type="float">
            <text:p>1,50</text:p>
          </table:table-cell>
          <table:table-cell table:style-name="ce60" table:formula="of:=[.O29]*[.$D29]" office:value-type="float" office:value="1.5" calcext:value-type="float">
            <text:p>1,50</text:p>
          </table:table-cell>
          <table:table-cell table:style-name="ce60" table:formula="of:=[.P29]*[.$D29]" office:value-type="float" office:value="0" calcext:value-type="float">
            <text:p>0,00</text:p>
          </table:table-cell>
          <table:table-cell table:style-name="ce60" table:formula="of:=[.Q29]*[.$D29]" office:value-type="float" office:value="1.5" calcext:value-type="float">
            <text:p>1,50</text:p>
          </table:table-cell>
          <table:table-cell table:style-name="ce60" table:formula="of:=[.R29]*[.$D29]" office:value-type="float" office:value="1.5" calcext:value-type="float">
            <text:p>1,50</text:p>
          </table:table-cell>
          <table:table-cell table:style-name="ce60" table:formula="of:=[.S29]*[.$D29]" office:value-type="float" office:value="0" calcext:value-type="float">
            <text:p>0,0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29]" office:value-type="string" office:string-value="Taux de finition" calcext:value-type="string">
            <text:p>Taux de finition</text:p>
          </table:table-cell>
          <table:table-cell table:style-name="ce52"/>
          <table:table-cell table:style-name="ce55" table:formula="of:=[$'Base des calculs'.D29]" office:value-type="percentage" office:value="1" calcext:value-type="percentage">
            <text:p>100,00 %</text:p>
          </table:table-cell>
          <table:table-cell table:style-name="ce59" table:formula="of:=[$'Base des calculs'.E29]" office:value-type="float" office:value="4" calcext:value-type="float">
            <text:p>4,00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1.5" calcext:value-type="float">
            <text:p>1,5</text:p>
          </table:table-cell>
          <table:table-cell table:style-name="ce66"/>
          <table:table-cell table:number-columns-repeated="100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ce57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3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5" table:number-columns-repeated="3"/>
          <table:table-cell table:style-name="ce54"/>
          <table:table-cell table:style-name="ce58"/>
          <table:table-cell table:style-name="ce62" office:value-type="string" calcext:value-type="string">
            <text:p>BRAVO</text:p>
          </table:table-cell>
          <table:table-cell table:style-name="ce65" office:value-type="string" calcext:value-type="string">
            <text:p>CANEVET</text:p>
          </table:table-cell>
          <table:table-cell table:style-name="ce62" office:value-type="string" calcext:value-type="string">
            <text:p>DA ROCHA</text:p>
          </table:table-cell>
          <table:table-cell table:style-name="ce65" office:value-type="string" calcext:value-type="string">
            <text:p>ESNAULT</text:p>
          </table:table-cell>
          <table:table-cell table:style-name="ce62" office:value-type="string" calcext:value-type="string">
            <text:p>GYS</text:p>
          </table:table-cell>
          <table:table-cell table:style-name="ce65" office:value-type="string" calcext:value-type="string">
            <text:p>HOCHE MANNIC</text:p>
          </table:table-cell>
          <table:table-cell table:style-name="ce62" office:value-type="string" calcext:value-type="string">
            <text:p>JOBE</text:p>
          </table:table-cell>
          <table:table-cell table:style-name="ce65" office:value-type="string" calcext:value-type="string">
            <text:p>LEBORGNE</text:p>
          </table:table-cell>
          <table:table-cell table:style-name="ce62" office:value-type="string" calcext:value-type="string">
            <text:p>NOEL</text:p>
          </table:table-cell>
          <table:table-cell table:style-name="ce65" office:value-type="string" calcext:value-type="string">
            <text:p>PUBERT</text:p>
          </table:table-cell>
          <table:table-cell table:style-name="ce62" office:value-type="string" calcext:value-type="string">
            <text:p>REFREGIER</text:p>
          </table:table-cell>
          <table:table-cell table:style-name="ce65" office:value-type="string" calcext:value-type="string">
            <text:p>ROMAIN</text:p>
          </table:table-cell>
          <table:table-cell table:style-name="ce62" office:value-type="string" calcext:value-type="string">
            <text:p>SECRETIN</text:p>
          </table:table-cell>
          <table:table-cell table:style-name="ce45" table:number-columns-repeated="1006"/>
        </table:table-row>
        <table:table-row table:style-name="ro1">
          <table:table-cell table:number-columns-repeated="3"/>
          <table:table-cell table:style-name="ce55" office:value-type="string" calcext:value-type="string">
            <text:p>Note/20</text:p>
          </table:table-cell>
          <table:table-cell table:style-name="ce59" table:formula="of:=[$'Base des calculs'.E4]" office:value-type="float" office:value="20" calcext:value-type="float">
            <text:p>20,00</text:p>
          </table:table-cell>
          <table:table-cell table:style-name="ce63" table:formula="of:=[.F5]*5" office:value-type="float" office:value="11.3833333333333" calcext:value-type="float">
            <text:p>11,38</text:p>
          </table:table-cell>
          <table:table-cell table:style-name="ce59" table:formula="of:=[.G5]*5" office:value-type="float" office:value="5.04166666666667" calcext:value-type="float">
            <text:p>5,04</text:p>
          </table:table-cell>
          <table:table-cell table:style-name="ce63" table:formula="of:=[.H5]*5" office:value-type="float" office:value="16.2" calcext:value-type="float">
            <text:p>16,20</text:p>
          </table:table-cell>
          <table:table-cell table:style-name="ce59" table:formula="of:=[.I5]*5" office:value-type="float" office:value="15.1375" calcext:value-type="float">
            <text:p>15,14</text:p>
          </table:table-cell>
          <table:table-cell table:style-name="ce63" table:formula="of:=[.J5]*5-1" office:value-type="float" office:value="8.00833333333333" calcext:value-type="float">
            <text:p>8,01</text:p>
          </table:table-cell>
          <table:table-cell table:style-name="ce59" table:formula="of:=[.K5]*5" office:value-type="float" office:value="0.666666666666667" calcext:value-type="float">
            <text:p>0,67</text:p>
          </table:table-cell>
          <table:table-cell table:style-name="ce63" table:formula="of:=[.L5]*5" office:value-type="float" office:value="1.65416666666667" calcext:value-type="float">
            <text:p>1,65</text:p>
          </table:table-cell>
          <table:table-cell table:style-name="ce59" table:formula="of:=[.M5]*5" office:value-type="float" office:value="18.6" calcext:value-type="float">
            <text:p>18,60</text:p>
          </table:table-cell>
          <table:table-cell table:style-name="ce63" table:formula="of:=[.N5]*5" office:value-type="float" office:value="1.04166666666667" calcext:value-type="float">
            <text:p>1,04</text:p>
          </table:table-cell>
          <table:table-cell table:style-name="ce59" table:formula="of:=[.O5]*5" office:value-type="float" office:value="16.5208333333333" calcext:value-type="float">
            <text:p>16,52</text:p>
          </table:table-cell>
          <table:table-cell table:style-name="ce63" table:formula="of:=[.P5]*5" office:value-type="float" office:value="1.08333333333333" calcext:value-type="float">
            <text:p>1,08</text:p>
          </table:table-cell>
          <table:table-cell table:style-name="ce59" table:formula="of:=[.Q5]*5" office:value-type="float" office:value="11.0916666666667" calcext:value-type="float">
            <text:p>11,09</text:p>
          </table:table-cell>
          <table:table-cell table:style-name="ce63" table:formula="of:=[.R5]*5" office:value-type="float" office:value="1.34166666666667" calcext:value-type="float">
            <text:p>1,34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55" table:formula="of:=[$'Base des calculs'.D5]" office:value-type="percentage" office:value="1" calcext:value-type="percentage">
            <text:p>100,00 %</text:p>
          </table:table-cell>
          <table:table-cell table:style-name="ce59" table:formula="of:=[$'Base des calculs'.E5]" office:value-type="float" office:value="4" calcext:value-type="float">
            <text:p>4,00</text:p>
          </table:table-cell>
          <table:table-cell table:style-name="ce63" table:formula="of:=[.F6]*[.$D$6]+[.F10]*[.$D$10]+[.F14]*[.$D$14]+[.F18]*[.$D$18]+[.F28]*[.$D$28]" office:value-type="float" office:value="2.27666666666667" calcext:value-type="float">
            <text:p>2,28</text:p>
          </table:table-cell>
          <table:table-cell table:style-name="ce59" table:formula="of:=[.G6]*[.$D$6]+[.G10]*[.$D$10]+[.G14]*[.$D$14]+[.G18]*[.$D$18]+[.G28]*[.$D$28]" office:value-type="float" office:value="1.00833333333333" calcext:value-type="float">
            <text:p>1,01</text:p>
          </table:table-cell>
          <table:table-cell table:style-name="ce63" table:formula="of:=[.H6]*[.$D$6]+[.H10]*[.$D$10]+[.H14]*[.$D$14]+[.H18]*[.$D$18]+[.H28]*[.$D$28]" office:value-type="float" office:value="3.24" calcext:value-type="float">
            <text:p>3,24</text:p>
          </table:table-cell>
          <table:table-cell table:style-name="ce59" table:formula="of:=[.I6]*[.$D$6]+[.I10]*[.$D$10]+[.I14]*[.$D$14]+[.I18]*[.$D$18]+[.I28]*[.$D$28]" office:value-type="float" office:value="3.0275" calcext:value-type="float">
            <text:p>3,03</text:p>
          </table:table-cell>
          <table:table-cell table:style-name="ce63" table:formula="of:=[.J6]*[.$D$6]+[.J10]*[.$D$10]+[.J14]*[.$D$14]+[.J18]*[.$D$18]+[.J28]*[.$D$28]" office:value-type="float" office:value="1.80166666666667" calcext:value-type="float">
            <text:p>1,80</text:p>
          </table:table-cell>
          <table:table-cell table:style-name="ce59" table:formula="of:=[.K6]*[.$D$6]+[.K10]*[.$D$10]+[.K14]*[.$D$14]+[.K18]*[.$D$18]+[.K28]*[.$D$28]" office:value-type="float" office:value="0.133333333333333" calcext:value-type="float">
            <text:p>0,13</text:p>
          </table:table-cell>
          <table:table-cell table:style-name="ce63" table:formula="of:=[.L6]*[.$D$6]+[.L10]*[.$D$10]+[.L14]*[.$D$14]+[.L18]*[.$D$18]+[.L28]*[.$D$28]" office:value-type="float" office:value="0.330833333333333" calcext:value-type="float">
            <text:p>0,33</text:p>
          </table:table-cell>
          <table:table-cell table:style-name="ce59" table:formula="of:=[.M6]*[.$D$6]+[.M10]*[.$D$10]+[.M14]*[.$D$14]+[.M18]*[.$D$18]+[.M28]*[.$D$28]" office:value-type="float" office:value="3.72" calcext:value-type="float">
            <text:p>3,72</text:p>
          </table:table-cell>
          <table:table-cell table:style-name="ce63" table:formula="of:=[.N6]*[.$D$6]+[.N10]*[.$D$10]+[.N14]*[.$D$14]+[.N18]*[.$D$18]+[.N28]*[.$D$28]" office:value-type="float" office:value="0.208333333333333" calcext:value-type="float">
            <text:p>0,21</text:p>
          </table:table-cell>
          <table:table-cell table:style-name="ce59" table:formula="of:=[.O6]*[.$D$6]+[.O10]*[.$D$10]+[.O14]*[.$D$14]+[.O18]*[.$D$18]+[.O28]*[.$D$28]" office:value-type="float" office:value="3.30416666666667" calcext:value-type="float">
            <text:p>3,30</text:p>
          </table:table-cell>
          <table:table-cell table:style-name="ce63" table:formula="of:=[.P6]*[.$D$6]+[.P10]*[.$D$10]+[.P14]*[.$D$14]+[.P18]*[.$D$18]+[.P28]*[.$D$28]" office:value-type="float" office:value="0.216666666666667" calcext:value-type="float">
            <text:p>0,22</text:p>
          </table:table-cell>
          <table:table-cell table:style-name="ce59" table:formula="of:=[.Q6]*[.$D$6]+[.Q10]*[.$D$10]+[.Q14]*[.$D$14]+[.Q18]*[.$D$18]+[.Q28]*[.$D$28]" office:value-type="float" office:value="2.21833333333333" calcext:value-type="float">
            <text:p>2,22</text:p>
          </table:table-cell>
          <table:table-cell table:style-name="ce63" table:formula="of:=[.R6]*[.$D$6]+[.R10]*[.$D$10]+[.R14]*[.$D$14]+[.R18]*[.$D$18]+[.R28]*[.$D$28]" office:value-type="float" office:value="0.268333333333333" calcext:value-type="float">
            <text:p>0,27</text:p>
          </table:table-cell>
          <table:table-cell table:number-columns-repeated="1006"/>
        </table:table-row>
        <table:table-row table:style-name="ro1">
          <table:table-cell table:style-name="ce46" table:formula="of:=[$'Base des calculs'.A6]" office:value-type="string" office:string-value="Respect des conventions" calcext:value-type="string">
            <text:p>Respect des conventions</text:p>
          </table:table-cell>
          <table:table-cell table:style-name="ce49"/>
          <table:table-cell table:style-name="ce51"/>
          <table:table-cell table:style-name="ce56" table:formula="of:=[$'Base des calculs'.D6]" office:value-type="percentage" office:value="0.05" calcext:value-type="percentage">
            <text:p>5,00 %</text:p>
          </table:table-cell>
          <table:table-cell table:style-name="ce60" table:formula="of:=[$'Base des calculs'.E6]" office:value-type="float" office:value="4" calcext:value-type="float">
            <text:p>4,00</text:p>
          </table:table-cell>
          <table:table-cell table:style-name="ce60" table:formula="of:=[.F7]*[.$D7]+[.F8]*[.$D8]+[.F9]*[.$D9]" office:value-type="float" office:value="3.33333333333333" calcext:value-type="float">
            <text:p>3,33</text:p>
          </table:table-cell>
          <table:table-cell table:style-name="ce60" table:formula="of:=[.G7]*[.$D7]+[.G8]*[.$D8]+[.G9]*[.$D9]" office:value-type="float" office:value="2.66666666666667" calcext:value-type="float">
            <text:p>2,67</text:p>
          </table:table-cell>
          <table:table-cell table:style-name="ce60" table:formula="of:=[.H7]*[.$D7]+[.H8]*[.$D8]+[.H9]*[.$D9]" office:value-type="float" office:value="4" calcext:value-type="float">
            <text:p>4,00</text:p>
          </table:table-cell>
          <table:table-cell table:style-name="ce60" table:formula="of:=[.I7]*[.$D7]+[.I8]*[.$D8]+[.I9]*[.$D9]" office:value-type="float" office:value="4" calcext:value-type="float">
            <text:p>4,00</text:p>
          </table:table-cell>
          <table:table-cell table:style-name="ce60" table:formula="of:=[.J7]*[.$D7]+[.J8]*[.$D8]+[.J9]*[.$D9]" office:value-type="float" office:value="2.83333333333333" calcext:value-type="float">
            <text:p>2,83</text:p>
          </table:table-cell>
          <table:table-cell table:style-name="ce60" table:formula="of:=[.K7]*[.$D7]+[.K8]*[.$D8]+[.K9]*[.$D9]" office:value-type="float" office:value="2.66666666666667" calcext:value-type="float">
            <text:p>2,67</text:p>
          </table:table-cell>
          <table:table-cell table:style-name="ce60" table:formula="of:=[.L7]*[.$D7]+[.L8]*[.$D8]+[.L9]*[.$D9]" office:value-type="float" office:value="1.66666666666667" calcext:value-type="float">
            <text:p>1,67</text:p>
          </table:table-cell>
          <table:table-cell table:style-name="ce60" table:formula="of:=[.M7]*[.$D7]+[.M8]*[.$D8]+[.M9]*[.$D9]" office:value-type="float" office:value="3" calcext:value-type="float">
            <text:p>3,00</text:p>
          </table:table-cell>
          <table:table-cell table:style-name="ce60" table:formula="of:=[.N7]*[.$D7]+[.N8]*[.$D8]+[.N9]*[.$D9]" office:value-type="float" office:value="2.66666666666667" calcext:value-type="float">
            <text:p>2,67</text:p>
          </table:table-cell>
          <table:table-cell table:style-name="ce60" table:formula="of:=[.O7]*[.$D7]+[.O8]*[.$D8]+[.O9]*[.$D9]" office:value-type="float" office:value="3.33333333333333" calcext:value-type="float">
            <text:p>3,33</text:p>
          </table:table-cell>
          <table:table-cell table:style-name="ce60" table:formula="of:=[.P7]*[.$D7]+[.P8]*[.$D8]+[.P9]*[.$D9]" office:value-type="float" office:value="2.33333333333333" calcext:value-type="float">
            <text:p>2,33</text:p>
          </table:table-cell>
          <table:table-cell table:style-name="ce60" table:formula="of:=[.Q7]*[.$D7]+[.Q8]*[.$D8]+[.Q9]*[.$D9]" office:value-type="float" office:value="2.66666666666667" calcext:value-type="float">
            <text:p>2,67</text:p>
          </table:table-cell>
          <table:table-cell table:style-name="ce60" table:formula="of:=[.R7]*[.$D7]+[.R8]*[.$D8]+[.R9]*[.$D9]" office:value-type="float" office:value="1.66666666666667" calcext:value-type="float">
            <text:p>1,67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7]" office:value-type="string" office:string-value="Nommage" calcext:value-type="string">
            <text:p>Nommage</text:p>
          </table:table-cell>
          <table:table-cell table:style-name="ce52"/>
          <table:table-cell table:style-name="ce55" table:formula="of:=[$'Base des calculs'.D7]" office:value-type="percentage" office:value="0.333333333333333" calcext:value-type="percentage">
            <text:p>33,33 %</text:p>
          </table:table-cell>
          <table:table-cell table:style-name="ce59" table:formula="of:=[$'Base des calculs'.E7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8]" office:value-type="string" office:string-value="Indentation" calcext:value-type="string">
            <text:p>Indentation</text:p>
          </table:table-cell>
          <table:table-cell table:style-name="ce52"/>
          <table:table-cell table:style-name="ce55" table:formula="of:=[$'Base des calculs'.D8]" office:value-type="percentage" office:value="0.333333333333333" calcext:value-type="percentage">
            <text:p>33,33 %</text:p>
          </table:table-cell>
          <table:table-cell table:style-name="ce59" table:formula="of:=[$'Base des calculs'.E8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9]" office:value-type="string" office:string-value="javadoc" calcext:value-type="string">
            <text:p>javadoc</text:p>
          </table:table-cell>
          <table:table-cell table:style-name="ce52"/>
          <table:table-cell table:style-name="ce55" table:formula="of:=[$'Base des calculs'.D9]" office:value-type="percentage" office:value="0.333333333333333" calcext:value-type="percentage">
            <text:p>33,33 %</text:p>
          </table:table-cell>
          <table:table-cell table:style-name="ce59" table:formula="of:=[$'Base des calculs'.E9]" office:value-type="float" office:value="4" calcext:value-type="float">
            <text:p>4,0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6" table:formula="of:=[$'Base des calculs'.A10]" office:value-type="string" office:string-value="Qualité du code" calcext:value-type="string">
            <text:p>Qualité du code</text:p>
          </table:table-cell>
          <table:table-cell table:style-name="ce48" table:number-columns-repeated="2"/>
          <table:table-cell table:style-name="ce56" table:formula="of:=[$'Base des calculs'.D10]" office:value-type="percentage" office:value="0.05" calcext:value-type="percentage">
            <text:p>5,00 %</text:p>
          </table:table-cell>
          <table:table-cell table:style-name="ce60" table:formula="of:=[$'Base des calculs'.E10]" office:value-type="float" office:value="4" calcext:value-type="float">
            <text:p>4,00</text:p>
          </table:table-cell>
          <table:table-cell table:style-name="ce60" table:formula="of:=[.F11]*[.$D11]+[.F12]*[.$D12]+[.F13]*[.$D13]" office:value-type="float" office:value="3" calcext:value-type="float">
            <text:p>3,00</text:p>
          </table:table-cell>
          <table:table-cell table:style-name="ce60" table:formula="of:=[.G11]*[.$D11]+[.G12]*[.$D12]+[.G13]*[.$D13]" office:value-type="float" office:value="1" calcext:value-type="float">
            <text:p>1,00</text:p>
          </table:table-cell>
          <table:table-cell table:style-name="ce60" table:formula="of:=[.H11]*[.$D11]+[.H12]*[.$D12]+[.H13]*[.$D13]" office:value-type="float" office:value="4" calcext:value-type="float">
            <text:p>4,00</text:p>
          </table:table-cell>
          <table:table-cell table:style-name="ce60" table:formula="of:=[.I11]*[.$D11]+[.I12]*[.$D12]+[.I13]*[.$D13]" office:value-type="float" office:value="3.75" calcext:value-type="float">
            <text:p>3,75</text:p>
          </table:table-cell>
          <table:table-cell table:style-name="ce60" table:formula="of:=[.J11]*[.$D11]+[.J12]*[.$D12]+[.J13]*[.$D13]" office:value-type="float" office:value="2" calcext:value-type="float">
            <text:p>2,00</text:p>
          </table:table-cell>
          <table:table-cell table:style-name="ce60" table:formula="of:=[.K11]*[.$D11]+[.K12]*[.$D12]+[.K13]*[.$D13]" office:value-type="float" office:value="0" calcext:value-type="float">
            <text:p>0,00</text:p>
          </table:table-cell>
          <table:table-cell table:style-name="ce60" table:formula="of:=[.L11]*[.$D11]+[.L12]*[.$D12]+[.L13]*[.$D13]" office:value-type="float" office:value="1.75" calcext:value-type="float">
            <text:p>1,75</text:p>
          </table:table-cell>
          <table:table-cell table:style-name="ce60" table:formula="of:=[.M11]*[.$D11]+[.M12]*[.$D12]+[.M13]*[.$D13]" office:value-type="float" office:value="3" calcext:value-type="float">
            <text:p>3,00</text:p>
          </table:table-cell>
          <table:table-cell table:style-name="ce60" table:formula="of:=[.N11]*[.$D11]+[.N12]*[.$D12]+[.N13]*[.$D13]" office:value-type="float" office:value="1.5" calcext:value-type="float">
            <text:p>1,50</text:p>
          </table:table-cell>
          <table:table-cell table:style-name="ce60" table:formula="of:=[.O11]*[.$D11]+[.O12]*[.$D12]+[.O13]*[.$D13]" office:value-type="float" office:value="2.75" calcext:value-type="float">
            <text:p>2,75</text:p>
          </table:table-cell>
          <table:table-cell table:style-name="ce60" table:formula="of:=[.P11]*[.$D11]+[.P12]*[.$D12]+[.P13]*[.$D13]" office:value-type="float" office:value="2" calcext:value-type="float">
            <text:p>2,00</text:p>
          </table:table-cell>
          <table:table-cell table:style-name="ce60" table:formula="of:=[.Q11]*[.$D11]+[.Q12]*[.$D12]+[.Q13]*[.$D13]" office:value-type="float" office:value="0.5" calcext:value-type="float">
            <text:p>0,50</text:p>
          </table:table-cell>
          <table:table-cell table:style-name="ce60" table:formula="of:=[.R11]*[.$D11]+[.R12]*[.$D12]+[.R13]*[.$D13]" office:value-type="float" office:value="0.5" calcext:value-type="float">
            <text:p>0,5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1]" office:value-type="string" office:string-value="Les méthodes ont un rôle défini" calcext:value-type="string">
            <text:p>Les méthodes ont un rôle défini</text:p>
          </table:table-cell>
          <table:table-cell table:style-name="ce52"/>
          <table:table-cell table:style-name="ce55" table:formula="of:=[$'Base des calculs'.D11]" office:value-type="percentage" office:value="0.25" calcext:value-type="percentage">
            <text:p>25,00 %</text:p>
          </table:table-cell>
          <table:table-cell table:style-name="ce59" table:formula="of:=[$'Base des calculs'.E11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2]" office:value-type="string" office:string-value="Les méthodes ont une taille raisonnable" calcext:value-type="string">
            <text:p>Les méthodes ont une taille raisonnable</text:p>
          </table:table-cell>
          <table:table-cell table:style-name="ce52"/>
          <table:table-cell table:style-name="ce55" table:formula="of:=[$'Base des calculs'.D12]" office:value-type="percentage" office:value="0.25" calcext:value-type="percentage">
            <text:p>25,00 %</text:p>
          </table:table-cell>
          <table:table-cell table:style-name="ce59" table:formula="of:=[$'Base des calculs'.E12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3]" office:value-type="string" office:string-value="Les méthodes sont compréhensibles" calcext:value-type="string">
            <text:p>Les méthodes sont compréhensibles</text:p>
          </table:table-cell>
          <table:table-cell table:style-name="ce52"/>
          <table:table-cell table:style-name="ce55" table:formula="of:=[$'Base des calculs'.D13]" office:value-type="percentage" office:value="0.5" calcext:value-type="percentage">
            <text:p>50,00 %</text:p>
          </table:table-cell>
          <table:table-cell table:style-name="ce59" table:formula="of:=[$'Base des calculs'.E13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6" table:formula="of:=[$'Base des calculs'.A14]" office:value-type="string" office:string-value="Les tests" calcext:value-type="string">
            <text:p>Les tests</text:p>
          </table:table-cell>
          <table:table-cell table:style-name="ce49"/>
          <table:table-cell table:style-name="ce51"/>
          <table:table-cell table:style-name="ce56" table:formula="of:=[$'Base des calculs'.D14]" office:value-type="percentage" office:value="0.2" calcext:value-type="percentage">
            <text:p>20,00 %</text:p>
          </table:table-cell>
          <table:table-cell table:style-name="ce60" table:formula="of:=[$'Base des calculs'.E14]" office:value-type="float" office:value="4" calcext:value-type="float">
            <text:p>4,00</text:p>
          </table:table-cell>
          <table:table-cell table:style-name="ce60" table:formula="of:=[.F15]*[.$D15]+[.F16]*[.$D16]+[.F17]*[.$D17]" office:value-type="float" office:value="0.8" calcext:value-type="float">
            <text:p>0,80</text:p>
          </table:table-cell>
          <table:table-cell table:style-name="ce60" table:formula="of:=[.G15]*[.$D15]+[.G16]*[.$D16]+[.G17]*[.$D17]" office:value-type="float" office:value="0" calcext:value-type="float">
            <text:p>0,00</text:p>
          </table:table-cell>
          <table:table-cell table:style-name="ce60" table:formula="of:=[.H15]*[.$D15]+[.H16]*[.$D16]+[.H17]*[.$D17]" office:value-type="float" office:value="2.7" calcext:value-type="float">
            <text:p>2,70</text:p>
          </table:table-cell>
          <table:table-cell table:style-name="ce60" table:formula="of:=[.I15]*[.$D15]+[.I16]*[.$D16]+[.I17]*[.$D17]" office:value-type="float" office:value="2.7" calcext:value-type="float">
            <text:p>2,70</text:p>
          </table:table-cell>
          <table:table-cell table:style-name="ce60" table:formula="of:=[.J15]*[.$D15]+[.J16]*[.$D16]+[.J17]*[.$D17]" office:value-type="float" office:value="1.3" calcext:value-type="float">
            <text:p>1,30</text:p>
          </table:table-cell>
          <table:table-cell table:style-name="ce60" table:formula="of:=[.K15]*[.$D15]+[.K16]*[.$D16]+[.K17]*[.$D17]" office:value-type="float" office:value="0" calcext:value-type="float">
            <text:p>0,00</text:p>
          </table:table-cell>
          <table:table-cell table:style-name="ce60" table:formula="of:=[.L15]*[.$D15]+[.L16]*[.$D16]+[.L17]*[.$D17]" office:value-type="float" office:value="0.3" calcext:value-type="float">
            <text:p>0,30</text:p>
          </table:table-cell>
          <table:table-cell table:style-name="ce60" table:formula="of:=[.M15]*[.$D15]+[.M16]*[.$D16]+[.M17]*[.$D17]" office:value-type="float" office:value="3.6" calcext:value-type="float">
            <text:p>3,60</text:p>
          </table:table-cell>
          <table:table-cell table:style-name="ce60" table:formula="of:=[.N15]*[.$D15]+[.N16]*[.$D16]+[.N17]*[.$D17]" office:value-type="float" office:value="0" calcext:value-type="float">
            <text:p>0,00</text:p>
          </table:table-cell>
          <table:table-cell table:style-name="ce60" table:formula="of:=[.O15]*[.$D15]+[.O16]*[.$D16]+[.O17]*[.$D17]" office:value-type="float" office:value="3.5" calcext:value-type="float">
            <text:p>3,50</text:p>
          </table:table-cell>
          <table:table-cell table:style-name="ce60" table:formula="of:=[.P15]*[.$D15]+[.P16]*[.$D16]+[.P17]*[.$D17]" office:value-type="float" office:value="0" calcext:value-type="float">
            <text:p>0,00</text:p>
          </table:table-cell>
          <table:table-cell table:style-name="ce60" table:formula="of:=[.Q15]*[.$D15]+[.Q16]*[.$D16]+[.Q17]*[.$D17]" office:value-type="float" office:value="0.8" calcext:value-type="float">
            <text:p>0,80</text:p>
          </table:table-cell>
          <table:table-cell table:style-name="ce60" table:formula="of:=[.R15]*[.$D15]+[.R16]*[.$D16]+[.R17]*[.$D17]" office:value-type="float" office:value="0.8" calcext:value-type="float">
            <text:p>0,8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5]" office:value-type="string" office:string-value="Une méthode de test par méthode" calcext:value-type="string">
            <text:p>Une méthode de test par méthode</text:p>
          </table:table-cell>
          <table:table-cell table:style-name="ce52"/>
          <table:table-cell table:style-name="ce55" table:formula="of:=[$'Base des calculs'.D15]" office:value-type="percentage" office:value="0.3" calcext:value-type="percentage">
            <text:p>30,00 %</text:p>
          </table:table-cell>
          <table:table-cell table:style-name="ce59" table:formula="of:=[$'Base des calculs'.E15]" office:value-type="float" office:value="4" calcext:value-type="float">
            <text:p>4,0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6]" office:value-type="string" office:string-value="Tests des cas normaux" calcext:value-type="string">
            <text:p>Tests des cas normaux</text:p>
          </table:table-cell>
          <table:table-cell table:style-name="ce52"/>
          <table:table-cell table:style-name="ce55" table:formula="of:=[$'Base des calculs'.D16]" office:value-type="percentage" office:value="0.5" calcext:value-type="percentage">
            <text:p>50,00 %</text:p>
          </table:table-cell>
          <table:table-cell table:style-name="ce59" table:formula="of:=[$'Base des calculs'.E16]" office:value-type="float" office:value="4" calcext:value-type="float">
            <text:p>4,0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7]" office:value-type="string" office:string-value="Tests des autres cas" calcext:value-type="string">
            <text:p>Tests des autres cas</text:p>
          </table:table-cell>
          <table:table-cell table:style-name="ce52"/>
          <table:table-cell table:style-name="ce55" table:formula="of:=[$'Base des calculs'.D17]" office:value-type="percentage" office:value="0.2" calcext:value-type="percentage">
            <text:p>20,00 %</text:p>
          </table:table-cell>
          <table:table-cell table:style-name="ce59" table:formula="of:=[$'Base des calculs'.E17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6" table:formula="of:=[$'Base des calculs'.A18]" office:value-type="string" office:string-value="Fonctionnalités joueur contre joueur" calcext:value-type="string">
            <text:p>Fonctionnalités joueur contre joueur</text:p>
          </table:table-cell>
          <table:table-cell table:style-name="ce49"/>
          <table:table-cell table:style-name="ce51"/>
          <table:table-cell table:style-name="ce56" table:formula="of:=[$'Base des calculs'.D18]" office:value-type="percentage" office:value="0.5" calcext:value-type="percentage">
            <text:p>50,00 %</text:p>
          </table:table-cell>
          <table:table-cell table:style-name="ce60" table:formula="of:=[$'Base des calculs'.E18]" office:value-type="float" office:value="4" calcext:value-type="float">
            <text:p>4,00</text:p>
          </table:table-cell>
          <table:table-cell table:style-name="ce60" table:formula="of:=[.F20]*[.$D20]+[.F21]*[.$D21]+[.F22]*[.$D22]+[.F23]*[.$D23]+[.F25]*[.$D25]+[.F26]*[.$D26]+[.F27]*[.$D27]" office:value-type="float" office:value="2.8" calcext:value-type="float">
            <text:p>2,80</text:p>
          </table:table-cell>
          <table:table-cell table:style-name="ce60" table:formula="of:=[.G20]*[.$D20]+[.G21]*[.$D21]+[.G22]*[.$D22]+[.G23]*[.$D23]+[.G25]*[.$D25]+[.G26]*[.$D26]+[.G27]*[.$D27]" office:value-type="float" office:value="1.65" calcext:value-type="float">
            <text:p>1,65</text:p>
          </table:table-cell>
          <table:table-cell table:style-name="ce60" table:formula="of:=[.H20]*[.$D20]+[.H21]*[.$D21]+[.H22]*[.$D22]+[.H23]*[.$D23]+[.H25]*[.$D25]+[.H26]*[.$D26]+[.H27]*[.$D27]" office:value-type="float" office:value="3.4" calcext:value-type="float">
            <text:p>3,40</text:p>
          </table:table-cell>
          <table:table-cell table:style-name="ce60" table:formula="of:=[.I20]*[.$D20]+[.I21]*[.$D21]+[.I22]*[.$D22]+[.I23]*[.$D23]+[.I25]*[.$D25]+[.I26]*[.$D26]+[.I27]*[.$D27]" office:value-type="float" office:value="3.6" calcext:value-type="float">
            <text:p>3,60</text:p>
          </table:table-cell>
          <table:table-cell table:style-name="ce60" table:formula="of:=[.J20]*[.$D20]+[.J21]*[.$D21]+[.J22]*[.$D22]+[.J23]*[.$D23]+[.J25]*[.$D25]+[.J26]*[.$D26]+[.J27]*[.$D27]" office:value-type="float" office:value="2.4" calcext:value-type="float">
            <text:p>2,40</text:p>
          </table:table-cell>
          <table:table-cell table:style-name="ce60" table:formula="of:=[.K20]*[.$D20]+[.K21]*[.$D21]+[.K22]*[.$D22]+[.K23]*[.$D23]+[.K25]*[.$D25]+[.K26]*[.$D26]+[.K27]*[.$D27]" office:value-type="float" office:value="0" calcext:value-type="float">
            <text:p>0,00</text:p>
          </table:table-cell>
          <table:table-cell table:style-name="ce60" table:formula="of:=[.L20]*[.$D20]+[.L21]*[.$D21]+[.L22]*[.$D22]+[.L23]*[.$D23]+[.L25]*[.$D25]+[.L26]*[.$D26]+[.L27]*[.$D27]" office:value-type="float" office:value="0.2" calcext:value-type="float">
            <text:p>0,20</text:p>
          </table:table-cell>
          <table:table-cell table:style-name="ce60" table:formula="of:=[.M20]*[.$D20]+[.M21]*[.$D21]+[.M22]*[.$D22]+[.M23]*[.$D23]+[.M25]*[.$D25]+[.M26]*[.$D26]+[.M27]*[.$D27]" office:value-type="float" office:value="4" calcext:value-type="float">
            <text:p>4,00</text:p>
          </table:table-cell>
          <table:table-cell table:style-name="ce60" table:formula="of:=[.N20]*[.$D20]+[.N21]*[.$D21]+[.N22]*[.$D22]+[.N23]*[.$D23]+[.N25]*[.$D25]+[.N26]*[.$D26]+[.N27]*[.$D27]" office:value-type="float" office:value="0" calcext:value-type="float">
            <text:p>0,00</text:p>
          </table:table-cell>
          <table:table-cell table:style-name="ce60" table:formula="of:=[.O20]*[.$D20]+[.O21]*[.$D21]+[.O22]*[.$D22]+[.O23]*[.$D23]+[.O25]*[.$D25]+[.O26]*[.$D26]+[.O27]*[.$D27]" office:value-type="float" office:value="3.6" calcext:value-type="float">
            <text:p>3,60</text:p>
          </table:table-cell>
          <table:table-cell table:style-name="ce60" table:formula="of:=[.P20]*[.$D20]+[.P21]*[.$D21]+[.P22]*[.$D22]+[.P23]*[.$D23]+[.P25]*[.$D25]+[.P26]*[.$D26]+[.P27]*[.$D27]" office:value-type="float" office:value="0" calcext:value-type="float">
            <text:p>0,00</text:p>
          </table:table-cell>
          <table:table-cell table:style-name="ce60" table:formula="of:=[.Q20]*[.$D20]+[.Q21]*[.$D21]+[.Q22]*[.$D22]+[.Q23]*[.$D23]+[.Q25]*[.$D25]+[.Q26]*[.$D26]+[.Q27]*[.$D27]" office:value-type="float" office:value="3.2" calcext:value-type="float">
            <text:p>3,20</text:p>
          </table:table-cell>
          <table:table-cell table:style-name="ce60" table:formula="of:=[.R20]*[.$D20]+[.R21]*[.$D21]+[.R22]*[.$D22]+[.R23]*[.$D23]+[.R25]*[.$D25]+[.R26]*[.$D26]+[.R27]*[.$D27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9]" office:value-type="string" office:string-value="Cas normal" calcext:value-type="string">
            <text:p>Cas normal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0]" office:value-type="string" office:string-value="Le fonctionnement est correct" calcext:value-type="string">
            <text:p>Le fonctionnement est correct</text:p>
          </table:table-cell>
          <table:table-cell table:style-name="ce55" table:formula="of:=[$'Base des calculs'.D20]" office:value-type="percentage" office:value="0.55" calcext:value-type="percentage">
            <text:p>55,00 %</text:p>
          </table:table-cell>
          <table:table-cell table:style-name="ce59" table:formula="of:=[$'Base des calculs'.E20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1]" office:value-type="string" office:string-value="cas de la saisie de la première ligne" calcext:value-type="string">
            <text:p>cas de la saisie de la première ligne</text:p>
          </table:table-cell>
          <table:table-cell table:style-name="ce55" table:formula="of:=[$'Base des calculs'.D21]" office:value-type="percentage" office:value="0.05" calcext:value-type="percentage">
            <text:p>5,00 %</text:p>
          </table:table-cell>
          <table:table-cell table:style-name="ce59" table:formula="of:=[$'Base des calculs'.E21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2]" office:value-type="string" office:string-value="amélioration de la saisie de la ligne" calcext:value-type="string">
            <text:p>amélioration de la saisie de la ligne</text:p>
          </table:table-cell>
          <table:table-cell table:style-name="ce55" table:formula="of:=[$'Base des calculs'.D22]" office:value-type="percentage" office:value="0.05" calcext:value-type="percentage">
            <text:p>5,00 %</text:p>
          </table:table-cell>
          <table:table-cell table:style-name="ce59" table:formula="of:=[$'Base des calculs'.E22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3]" office:value-type="string" office:string-value="amélioration de la saisie du nombre d’allumettes" calcext:value-type="string">
            <text:p>amélioration de la saisie du nombre d’allumettes</text:p>
          </table:table-cell>
          <table:table-cell table:style-name="ce55" table:formula="of:=[$'Base des calculs'.D23]" office:value-type="percentage" office:value="0.05" calcext:value-type="percentage">
            <text:p>5,00 %</text:p>
          </table:table-cell>
          <table:table-cell table:style-name="ce59" table:formula="of:=[$'Base des calculs'.E23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24]" office:value-type="string" office:string-value="Cas d’erreurs" calcext:value-type="string">
            <text:p>Cas d’erreurs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5]" office:value-type="string" office:string-value="Saisie du nombre d’allumettes" calcext:value-type="string">
            <text:p>Saisie du nombre d’allumettes</text:p>
          </table:table-cell>
          <table:table-cell table:style-name="ce55" table:formula="of:=[$'Base des calculs'.D25]" office:value-type="percentage" office:value="0.1" calcext:value-type="percentage">
            <text:p>10,00 %</text:p>
          </table:table-cell>
          <table:table-cell table:style-name="ce59" table:formula="of:=[$'Base des calculs'.E25]" office:value-type="float" office:value="4" calcext:value-type="float">
            <text:p>4,0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6]" office:value-type="string" office:string-value="Saisie du numéro de la ligne" calcext:value-type="string">
            <text:p>Saisie du numéro de la ligne</text:p>
          </table:table-cell>
          <table:table-cell table:style-name="ce55" table:formula="of:=[$'Base des calculs'.D26]" office:value-type="percentage" office:value="0.1" calcext:value-type="percentage">
            <text:p>10,00 %</text:p>
          </table:table-cell>
          <table:table-cell table:style-name="ce59" table:formula="of:=[$'Base des calculs'.E26]" office:value-type="float" office:value="4" calcext:value-type="float">
            <text:p>4,0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7]" office:value-type="string" office:string-value="Saisie du nombre d’allumettes à séparer" calcext:value-type="string">
            <text:p>Saisie du nombre d’allumettes à séparer</text:p>
          </table:table-cell>
          <table:table-cell table:style-name="ce55" table:formula="of:=[$'Base des calculs'.D27]" office:value-type="percentage" office:value="0.1" calcext:value-type="percentage">
            <text:p>10,00 %</text:p>
          </table:table-cell>
          <table:table-cell table:style-name="ce59" table:formula="of:=[$'Base des calculs'.E27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6" table:formula="of:=[$'Base des calculs'.A28]" office:value-type="string" office:string-value="Fonctionnalités joueur contre Ordinateur" calcext:value-type="string">
            <text:p>Fonctionnalités joueur contre Ordinateur</text:p>
          </table:table-cell>
          <table:table-cell table:style-name="ce49"/>
          <table:table-cell table:style-name="ce51"/>
          <table:table-cell table:style-name="ce56" table:formula="of:=[$'Base des calculs'.D28]" office:value-type="percentage" office:value="0.2" calcext:value-type="percentage">
            <text:p>20,00 %</text:p>
          </table:table-cell>
          <table:table-cell table:style-name="ce60" table:formula="of:=[$'Base des calculs'.E28]" office:value-type="float" office:value="4" calcext:value-type="float">
            <text:p>4,00</text:p>
          </table:table-cell>
          <table:table-cell table:style-name="ce60" table:formula="of:=[.F29]*[.$D29]" office:value-type="float" office:value="2" calcext:value-type="float">
            <text:p>2,00</text:p>
          </table:table-cell>
          <table:table-cell table:style-name="ce60" table:formula="of:=[.G29]*[.$D29]" office:value-type="float" office:value="0" calcext:value-type="float">
            <text:p>0,00</text:p>
          </table:table-cell>
          <table:table-cell table:style-name="ce60" table:formula="of:=[.H29]*[.$D29]" office:value-type="float" office:value="3" calcext:value-type="float">
            <text:p>3,00</text:p>
          </table:table-cell>
          <table:table-cell table:style-name="ce60" table:formula="of:=[.I29]*[.$D29]" office:value-type="float" office:value="1.5" calcext:value-type="float">
            <text:p>1,50</text:p>
          </table:table-cell>
          <table:table-cell table:style-name="ce60" table:formula="of:=[.J29]*[.$D29]" office:value-type="float" office:value="0.5" calcext:value-type="float">
            <text:p>0,50</text:p>
          </table:table-cell>
          <table:table-cell table:style-name="ce60" table:formula="of:=[.K29]*[.$D29]" office:value-type="float" office:value="0" calcext:value-type="float">
            <text:p>0,00</text:p>
          </table:table-cell>
          <table:table-cell table:style-name="ce60" table:formula="of:=[.L29]*[.$D29]" office:value-type="float" office:value="0" calcext:value-type="float">
            <text:p>0,00</text:p>
          </table:table-cell>
          <table:table-cell table:style-name="ce60" table:formula="of:=[.M29]*[.$D29]" office:value-type="float" office:value="3.5" calcext:value-type="float">
            <text:p>3,50</text:p>
          </table:table-cell>
          <table:table-cell table:style-name="ce60" table:formula="of:=[.N29]*[.$D29]" office:value-type="float" office:value="0" calcext:value-type="float">
            <text:p>0,00</text:p>
          </table:table-cell>
          <table:table-cell table:style-name="ce60" table:formula="of:=[.O29]*[.$D29]" office:value-type="float" office:value="2.5" calcext:value-type="float">
            <text:p>2,50</text:p>
          </table:table-cell>
          <table:table-cell table:style-name="ce60" table:formula="of:=[.P29]*[.$D29]" office:value-type="float" office:value="0" calcext:value-type="float">
            <text:p>0,00</text:p>
          </table:table-cell>
          <table:table-cell table:style-name="ce60" table:formula="of:=[.Q29]*[.$D29]" office:value-type="float" office:value="1.5" calcext:value-type="float">
            <text:p>1,50</text:p>
          </table:table-cell>
          <table:table-cell table:style-name="ce60" table:formula="of:=[.R29]*[.$D29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29]" office:value-type="string" office:string-value="Taux de finition" calcext:value-type="string">
            <text:p>Taux de finition</text:p>
          </table:table-cell>
          <table:table-cell table:style-name="ce52"/>
          <table:table-cell table:style-name="ce55" table:formula="of:=[$'Base des calculs'.D29]" office:value-type="percentage" office:value="1" calcext:value-type="percentage">
            <text:p>100,00 %</text:p>
          </table:table-cell>
          <table:table-cell table:style-name="ce59" table:formula="of:=[$'Base des calculs'.E29]" office:value-type="float" office:value="4" calcext:value-type="float">
            <text:p>4,0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0.5" calcext:value-type="float">
            <text:p>0,5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3.5" calcext:value-type="float">
            <text:p>3,5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2.5" calcext:value-type="float">
            <text:p>2,5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Retard de 6 heures</text:p>
          </table:table-cell>
          <table:table-cell table:number-columns-repeated="7"/>
          <table:table-cell office:value-type="string" calcext:value-type="string">
            <text:p>Retard de 4 heures</text:p>
          </table:table-cell>
          <table:table-cell table:number-columns-repeated="100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ce57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3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5" table:number-columns-repeated="3"/>
          <table:table-cell table:style-name="ce54"/>
          <table:table-cell table:style-name="ce58"/>
          <table:table-cell table:style-name="ce62" office:value-type="string" calcext:value-type="string">
            <text:p>AIME</text:p>
          </table:table-cell>
          <table:table-cell table:style-name="ce65" office:value-type="string" calcext:value-type="string">
            <text:p>BELZ</text:p>
          </table:table-cell>
          <table:table-cell table:style-name="ce62" office:value-type="string" calcext:value-type="string">
            <text:p>BOUILLIS</text:p>
          </table:table-cell>
          <table:table-cell table:style-name="ce65" office:value-type="string" calcext:value-type="string">
            <text:p>LE MENN</text:p>
          </table:table-cell>
          <table:table-cell table:style-name="ce62" office:value-type="string" calcext:value-type="string">
            <text:p>MARREC</text:p>
          </table:table-cell>
          <table:table-cell table:style-name="ce65" office:value-type="string" calcext:value-type="string">
            <text:p>MELLION</text:p>
          </table:table-cell>
          <table:table-cell table:style-name="ce62" office:value-type="string" calcext:value-type="string">
            <text:p>NICOLAS</text:p>
          </table:table-cell>
          <table:table-cell table:style-name="ce65" office:value-type="string" calcext:value-type="string">
            <text:p>PERRUDIN</text:p>
          </table:table-cell>
          <table:table-cell table:style-name="ce62" office:value-type="string" calcext:value-type="string">
            <text:p>PONT</text:p>
          </table:table-cell>
          <table:table-cell table:style-name="ce65" office:value-type="string" calcext:value-type="string">
            <text:p>ROBIC</text:p>
          </table:table-cell>
          <table:table-cell table:style-name="ce62" office:value-type="string" calcext:value-type="string">
            <text:p>SCAVINER </text:p>
          </table:table-cell>
          <table:table-cell table:style-name="ce65" office:value-type="string" calcext:value-type="string">
            <text:p>VALLEE</text:p>
          </table:table-cell>
          <table:table-cell table:style-name="ce62"/>
          <table:table-cell table:style-name="ce45" table:number-columns-repeated="1006"/>
        </table:table-row>
        <table:table-row table:style-name="ro1">
          <table:table-cell table:number-columns-repeated="3"/>
          <table:table-cell table:style-name="ce55" office:value-type="string" calcext:value-type="string">
            <text:p>Note/20</text:p>
          </table:table-cell>
          <table:table-cell table:style-name="ce59" table:formula="of:=[$'Base des calculs'.E4]" office:value-type="float" office:value="20" calcext:value-type="float">
            <text:p>20,00</text:p>
          </table:table-cell>
          <table:table-cell table:style-name="ce63" table:formula="of:=[.F5]*5" office:value-type="float" office:value="18.9375" calcext:value-type="float">
            <text:p>18,94</text:p>
          </table:table-cell>
          <table:table-cell table:style-name="ce59" table:formula="of:=[.G5]*5" office:value-type="float" office:value="18.6541666666667" calcext:value-type="float">
            <text:p>18,65</text:p>
          </table:table-cell>
          <table:table-cell table:style-name="ce63" table:formula="of:=[.H5]*5" office:value-type="float" office:value="12.4" calcext:value-type="float">
            <text:p>12,40</text:p>
          </table:table-cell>
          <table:table-cell table:style-name="ce59" table:formula="of:=[.I5]*5" office:value-type="float" office:value="9" calcext:value-type="float">
            <text:p>9,00</text:p>
          </table:table-cell>
          <table:table-cell table:style-name="ce63" table:formula="of:=[.J5]*5" office:value-type="float" office:value="10.9333333333333" calcext:value-type="float">
            <text:p>10,93</text:p>
          </table:table-cell>
          <table:table-cell table:style-name="ce59" table:formula="of:=[.K5]*5" office:value-type="float" office:value="15.0458333333333" calcext:value-type="float">
            <text:p>15,05</text:p>
          </table:table-cell>
          <table:table-cell table:style-name="ce63" table:formula="of:=[.L5]*5" office:value-type="float" office:value="13.3166666666667" calcext:value-type="float">
            <text:p>13,32</text:p>
          </table:table-cell>
          <table:table-cell table:style-name="ce59" table:formula="of:=[.M5]*5" office:value-type="float" office:value="13.2958333333333" calcext:value-type="float">
            <text:p>13,30</text:p>
          </table:table-cell>
          <table:table-cell table:style-name="ce63" table:formula="of:=[.N5]*5" office:value-type="float" office:value="9.6875" calcext:value-type="float">
            <text:p>9,69</text:p>
          </table:table-cell>
          <table:table-cell table:style-name="ce59" table:formula="of:=[.O5]*5" office:value-type="float" office:value="1.04166666666667" calcext:value-type="float">
            <text:p>1,04</text:p>
          </table:table-cell>
          <table:table-cell table:style-name="ce63" table:formula="of:=[.P5]*5" office:value-type="float" office:value="2.54166666666667" calcext:value-type="float">
            <text:p>2,54</text:p>
          </table:table-cell>
          <table:table-cell table:style-name="ce59" table:formula="of:=[.Q5]*5" office:value-type="float" office:value="15.0708333333333" calcext:value-type="float">
            <text:p>15,07</text:p>
          </table:table-cell>
          <table:table-cell table:style-name="ce63" table:formula="of:=[.R5]*5" office:value-type="float" office:value="0" calcext:value-type="float">
            <text:p>0,00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55" table:formula="of:=[$'Base des calculs'.D5]" office:value-type="percentage" office:value="1" calcext:value-type="percentage">
            <text:p>100,00 %</text:p>
          </table:table-cell>
          <table:table-cell table:style-name="ce59" table:formula="of:=[$'Base des calculs'.E5]" office:value-type="float" office:value="4" calcext:value-type="float">
            <text:p>4,00</text:p>
          </table:table-cell>
          <table:table-cell table:style-name="ce63" table:formula="of:=[.F6]*[.$D$6]+[.F10]*[.$D$10]+[.F14]*[.$D$14]+[.F18]*[.$D$18]+[.F28]*[.$D$28]" office:value-type="float" office:value="3.7875" calcext:value-type="float">
            <text:p>3,79</text:p>
          </table:table-cell>
          <table:table-cell table:style-name="ce59" table:formula="of:=[.G6]*[.$D$6]+[.G10]*[.$D$10]+[.G14]*[.$D$14]+[.G18]*[.$D$18]+[.G28]*[.$D$28]" office:value-type="float" office:value="3.73083333333333" calcext:value-type="float">
            <text:p>3,73</text:p>
          </table:table-cell>
          <table:table-cell table:style-name="ce63" table:formula="of:=[.H6]*[.$D$6]+[.H10]*[.$D$10]+[.H14]*[.$D$14]+[.H18]*[.$D$18]+[.H28]*[.$D$28]" office:value-type="float" office:value="2.48" calcext:value-type="float">
            <text:p>2,48</text:p>
          </table:table-cell>
          <table:table-cell table:style-name="ce59" table:formula="of:=[.I6]*[.$D$6]+[.I10]*[.$D$10]+[.I14]*[.$D$14]+[.I18]*[.$D$18]+[.I28]*[.$D$28]" office:value-type="float" office:value="1.8" calcext:value-type="float">
            <text:p>1,80</text:p>
          </table:table-cell>
          <table:table-cell table:style-name="ce63" table:formula="of:=[.J6]*[.$D$6]+[.J10]*[.$D$10]+[.J14]*[.$D$14]+[.J18]*[.$D$18]+[.J28]*[.$D$28]" office:value-type="float" office:value="2.18666666666667" calcext:value-type="float">
            <text:p>2,19</text:p>
          </table:table-cell>
          <table:table-cell table:style-name="ce59" table:formula="of:=[.K6]*[.$D$6]+[.K10]*[.$D$10]+[.K14]*[.$D$14]+[.K18]*[.$D$18]+[.K28]*[.$D$28]" office:value-type="float" office:value="3.00916666666667" calcext:value-type="float">
            <text:p>3,01</text:p>
          </table:table-cell>
          <table:table-cell table:style-name="ce63" table:formula="of:=[.L6]*[.$D$6]+[.L10]*[.$D$10]+[.L14]*[.$D$14]+[.L18]*[.$D$18]+[.L28]*[.$D$28]" office:value-type="float" office:value="2.66333333333333" calcext:value-type="float">
            <text:p>2,66</text:p>
          </table:table-cell>
          <table:table-cell table:style-name="ce59" table:formula="of:=[.M6]*[.$D$6]+[.M10]*[.$D$10]+[.M14]*[.$D$14]+[.M18]*[.$D$18]+[.M28]*[.$D$28]" office:value-type="float" office:value="2.65916666666667" calcext:value-type="float">
            <text:p>2,66</text:p>
          </table:table-cell>
          <table:table-cell table:style-name="ce63" table:formula="of:=[.N6]*[.$D$6]+[.N10]*[.$D$10]+[.N14]*[.$D$14]+[.N18]*[.$D$18]+[.N28]*[.$D$28]" office:value-type="float" office:value="1.9375" calcext:value-type="float">
            <text:p>1,94</text:p>
          </table:table-cell>
          <table:table-cell table:style-name="ce59" table:formula="of:=[.O6]*[.$D$6]+[.O10]*[.$D$10]+[.O14]*[.$D$14]+[.O18]*[.$D$18]+[.O28]*[.$D$28]" office:value-type="float" office:value="0.208333333333333" calcext:value-type="float">
            <text:p>0,21</text:p>
          </table:table-cell>
          <table:table-cell table:style-name="ce63" table:formula="of:=[.P6]*[.$D$6]+[.P10]*[.$D$10]+[.P14]*[.$D$14]+[.P18]*[.$D$18]+[.P28]*[.$D$28]" office:value-type="float" office:value="0.508333333333333" calcext:value-type="float">
            <text:p>0,51</text:p>
          </table:table-cell>
          <table:table-cell table:style-name="ce59" table:formula="of:=[.Q6]*[.$D$6]+[.Q10]*[.$D$10]+[.Q14]*[.$D$14]+[.Q18]*[.$D$18]+[.Q28]*[.$D$28]" office:value-type="float" office:value="3.01416666666667" calcext:value-type="float">
            <text:p>3,01</text:p>
          </table:table-cell>
          <table:table-cell table:style-name="ce63" table:formula="of:=[.R6]*[.$D$6]+[.R10]*[.$D$10]+[.R14]*[.$D$14]+[.R18]*[.$D$18]+[.R28]*[.$D$28]" office:value-type="float" office:value="0" calcext:value-type="float">
            <text:p>0,00</text:p>
          </table:table-cell>
          <table:table-cell table:number-columns-repeated="1006"/>
        </table:table-row>
        <table:table-row table:style-name="ro1">
          <table:table-cell table:style-name="ce46" table:formula="of:=[$'Base des calculs'.A6]" office:value-type="string" office:string-value="Respect des conventions" calcext:value-type="string">
            <text:p>Respect des conventions</text:p>
          </table:table-cell>
          <table:table-cell table:style-name="ce49"/>
          <table:table-cell table:style-name="ce51"/>
          <table:table-cell table:style-name="ce56" table:formula="of:=[$'Base des calculs'.D6]" office:value-type="percentage" office:value="0.05" calcext:value-type="percentage">
            <text:p>5,00 %</text:p>
          </table:table-cell>
          <table:table-cell table:style-name="ce60" table:formula="of:=[$'Base des calculs'.E6]" office:value-type="float" office:value="4" calcext:value-type="float">
            <text:p>4,00</text:p>
          </table:table-cell>
          <table:table-cell table:style-name="ce60" table:formula="of:=[.F7]*[.$D7]+[.F8]*[.$D8]+[.F9]*[.$D9]" office:value-type="float" office:value="4" calcext:value-type="float">
            <text:p>4,00</text:p>
          </table:table-cell>
          <table:table-cell table:style-name="ce60" table:formula="of:=[.G7]*[.$D7]+[.G8]*[.$D8]+[.G9]*[.$D9]" office:value-type="float" office:value="3.66666666666667" calcext:value-type="float">
            <text:p>3,67</text:p>
          </table:table-cell>
          <table:table-cell table:style-name="ce60" table:formula="of:=[.H7]*[.$D7]+[.H8]*[.$D8]+[.H9]*[.$D9]" office:value-type="float" office:value="4" calcext:value-type="float">
            <text:p>4,00</text:p>
          </table:table-cell>
          <table:table-cell table:style-name="ce60" table:formula="of:=[.I7]*[.$D7]+[.I8]*[.$D8]+[.I9]*[.$D9]" office:value-type="float" office:value="0" calcext:value-type="float">
            <text:p>0,00</text:p>
          </table:table-cell>
          <table:table-cell table:style-name="ce60" table:formula="of:=[.J7]*[.$D7]+[.J8]*[.$D8]+[.J9]*[.$D9]" office:value-type="float" office:value="2.33333333333333" calcext:value-type="float">
            <text:p>2,33</text:p>
          </table:table-cell>
          <table:table-cell table:style-name="ce60" table:formula="of:=[.K7]*[.$D7]+[.K8]*[.$D8]+[.K9]*[.$D9]" office:value-type="float" office:value="3.33333333333333" calcext:value-type="float">
            <text:p>3,33</text:p>
          </table:table-cell>
          <table:table-cell table:style-name="ce60" table:formula="of:=[.L7]*[.$D7]+[.L8]*[.$D8]+[.L9]*[.$D9]" office:value-type="float" office:value="2.66666666666667" calcext:value-type="float">
            <text:p>2,67</text:p>
          </table:table-cell>
          <table:table-cell table:style-name="ce60" table:formula="of:=[.M7]*[.$D7]+[.M8]*[.$D8]+[.M9]*[.$D9]" office:value-type="float" office:value="3.33333333333333" calcext:value-type="float">
            <text:p>3,33</text:p>
          </table:table-cell>
          <table:table-cell table:style-name="ce60" table:formula="of:=[.N7]*[.$D7]+[.N8]*[.$D8]+[.N9]*[.$D9]" office:value-type="float" office:value="2" calcext:value-type="float">
            <text:p>2,00</text:p>
          </table:table-cell>
          <table:table-cell table:style-name="ce60" table:formula="of:=[.O7]*[.$D7]+[.O8]*[.$D8]+[.O9]*[.$D9]" office:value-type="float" office:value="2.66666666666667" calcext:value-type="float">
            <text:p>2,67</text:p>
          </table:table-cell>
          <table:table-cell table:style-name="ce60" table:formula="of:=[.P7]*[.$D7]+[.P8]*[.$D8]+[.P9]*[.$D9]" office:value-type="float" office:value="2.66666666666667" calcext:value-type="float">
            <text:p>2,67</text:p>
          </table:table-cell>
          <table:table-cell table:style-name="ce60" table:formula="of:=[.Q7]*[.$D7]+[.Q8]*[.$D8]+[.Q9]*[.$D9]" office:value-type="float" office:value="3.33333333333333" calcext:value-type="float">
            <text:p>3,33</text:p>
          </table:table-cell>
          <table:table-cell table:style-name="ce60" table:formula="of:=[.R7]*[.$D7]+[.R8]*[.$D8]+[.R9]*[.$D9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7]" office:value-type="string" office:string-value="Nommage" calcext:value-type="string">
            <text:p>Nommage</text:p>
          </table:table-cell>
          <table:table-cell table:style-name="ce52"/>
          <table:table-cell table:style-name="ce55" table:formula="of:=[$'Base des calculs'.D7]" office:value-type="percentage" office:value="0.333333333333333" calcext:value-type="percentage">
            <text:p>33,33 %</text:p>
          </table:table-cell>
          <table:table-cell table:style-name="ce59" table:formula="of:=[$'Base des calculs'.E7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8]" office:value-type="string" office:string-value="Indentation" calcext:value-type="string">
            <text:p>Indentation</text:p>
          </table:table-cell>
          <table:table-cell table:style-name="ce52"/>
          <table:table-cell table:style-name="ce55" table:formula="of:=[$'Base des calculs'.D8]" office:value-type="percentage" office:value="0.333333333333333" calcext:value-type="percentage">
            <text:p>33,33 %</text:p>
          </table:table-cell>
          <table:table-cell table:style-name="ce59" table:formula="of:=[$'Base des calculs'.E8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9]" office:value-type="string" office:string-value="javadoc" calcext:value-type="string">
            <text:p>javadoc</text:p>
          </table:table-cell>
          <table:table-cell table:style-name="ce52"/>
          <table:table-cell table:style-name="ce55" table:formula="of:=[$'Base des calculs'.D9]" office:value-type="percentage" office:value="0.333333333333333" calcext:value-type="percentage">
            <text:p>33,33 %</text:p>
          </table:table-cell>
          <table:table-cell table:style-name="ce59" table:formula="of:=[$'Base des calculs'.E9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10]" office:value-type="string" office:string-value="Qualité du code" calcext:value-type="string">
            <text:p>Qualité du code</text:p>
          </table:table-cell>
          <table:table-cell table:style-name="ce48" table:number-columns-repeated="2"/>
          <table:table-cell table:style-name="ce56" table:formula="of:=[$'Base des calculs'.D10]" office:value-type="percentage" office:value="0.05" calcext:value-type="percentage">
            <text:p>5,00 %</text:p>
          </table:table-cell>
          <table:table-cell table:style-name="ce60" table:formula="of:=[$'Base des calculs'.E10]" office:value-type="float" office:value="4" calcext:value-type="float">
            <text:p>4,00</text:p>
          </table:table-cell>
          <table:table-cell table:style-name="ce60" table:formula="of:=[.F11]*[.$D11]+[.F12]*[.$D12]+[.F13]*[.$D13]" office:value-type="float" office:value="3.75" calcext:value-type="float">
            <text:p>3,75</text:p>
          </table:table-cell>
          <table:table-cell table:style-name="ce60" table:formula="of:=[.G11]*[.$D11]+[.G12]*[.$D12]+[.G13]*[.$D13]" office:value-type="float" office:value="3.75" calcext:value-type="float">
            <text:p>3,75</text:p>
          </table:table-cell>
          <table:table-cell table:style-name="ce60" table:formula="of:=[.H11]*[.$D11]+[.H12]*[.$D12]+[.H13]*[.$D13]" office:value-type="float" office:value="4" calcext:value-type="float">
            <text:p>4,00</text:p>
          </table:table-cell>
          <table:table-cell table:style-name="ce60" table:formula="of:=[.I11]*[.$D11]+[.I12]*[.$D12]+[.I13]*[.$D13]" office:value-type="float" office:value="0" calcext:value-type="float">
            <text:p>0,00</text:p>
          </table:table-cell>
          <table:table-cell table:style-name="ce60" table:formula="of:=[.J11]*[.$D11]+[.J12]*[.$D12]+[.J13]*[.$D13]" office:value-type="float" office:value="3" calcext:value-type="float">
            <text:p>3,00</text:p>
          </table:table-cell>
          <table:table-cell table:style-name="ce60" table:formula="of:=[.K11]*[.$D11]+[.K12]*[.$D12]+[.K13]*[.$D13]" office:value-type="float" office:value="3.25" calcext:value-type="float">
            <text:p>3,25</text:p>
          </table:table-cell>
          <table:table-cell table:style-name="ce60" table:formula="of:=[.L11]*[.$D11]+[.L12]*[.$D12]+[.L13]*[.$D13]" office:value-type="float" office:value="3" calcext:value-type="float">
            <text:p>3,00</text:p>
          </table:table-cell>
          <table:table-cell table:style-name="ce60" table:formula="of:=[.M11]*[.$D11]+[.M12]*[.$D12]+[.M13]*[.$D13]" office:value-type="float" office:value="2.25" calcext:value-type="float">
            <text:p>2,25</text:p>
          </table:table-cell>
          <table:table-cell table:style-name="ce60" table:formula="of:=[.N11]*[.$D11]+[.N12]*[.$D12]+[.N13]*[.$D13]" office:value-type="float" office:value="1.75" calcext:value-type="float">
            <text:p>1,75</text:p>
          </table:table-cell>
          <table:table-cell table:style-name="ce60" table:formula="of:=[.O11]*[.$D11]+[.O12]*[.$D12]+[.O13]*[.$D13]" office:value-type="float" office:value="1.5" calcext:value-type="float">
            <text:p>1,50</text:p>
          </table:table-cell>
          <table:table-cell table:style-name="ce60" table:formula="of:=[.P11]*[.$D11]+[.P12]*[.$D12]+[.P13]*[.$D13]" office:value-type="float" office:value="1.5" calcext:value-type="float">
            <text:p>1,50</text:p>
          </table:table-cell>
          <table:table-cell table:style-name="ce60" table:formula="of:=[.Q11]*[.$D11]+[.Q12]*[.$D12]+[.Q13]*[.$D13]" office:value-type="float" office:value="3.75" calcext:value-type="float">
            <text:p>3,75</text:p>
          </table:table-cell>
          <table:table-cell table:style-name="ce60" table:formula="of:=[.R11]*[.$D11]+[.R12]*[.$D12]+[.R13]*[.$D13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1]" office:value-type="string" office:string-value="Les méthodes ont un rôle défini" calcext:value-type="string">
            <text:p>Les méthodes ont un rôle défini</text:p>
          </table:table-cell>
          <table:table-cell table:style-name="ce52"/>
          <table:table-cell table:style-name="ce55" table:formula="of:=[$'Base des calculs'.D11]" office:value-type="percentage" office:value="0.25" calcext:value-type="percentage">
            <text:p>25,00 %</text:p>
          </table:table-cell>
          <table:table-cell table:style-name="ce59" table:formula="of:=[$'Base des calculs'.E11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2]" office:value-type="string" office:string-value="Les méthodes ont une taille raisonnable" calcext:value-type="string">
            <text:p>Les méthodes ont une taille raisonnable</text:p>
          </table:table-cell>
          <table:table-cell table:style-name="ce52"/>
          <table:table-cell table:style-name="ce55" table:formula="of:=[$'Base des calculs'.D12]" office:value-type="percentage" office:value="0.25" calcext:value-type="percentage">
            <text:p>25,00 %</text:p>
          </table:table-cell>
          <table:table-cell table:style-name="ce59" table:formula="of:=[$'Base des calculs'.E12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3]" office:value-type="string" office:string-value="Les méthodes sont compréhensibles" calcext:value-type="string">
            <text:p>Les méthodes sont compréhensibles</text:p>
          </table:table-cell>
          <table:table-cell table:style-name="ce52"/>
          <table:table-cell table:style-name="ce55" table:formula="of:=[$'Base des calculs'.D13]" office:value-type="percentage" office:value="0.5" calcext:value-type="percentage">
            <text:p>50,00 %</text:p>
          </table:table-cell>
          <table:table-cell table:style-name="ce59" table:formula="of:=[$'Base des calculs'.E13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14]" office:value-type="string" office:string-value="Les tests" calcext:value-type="string">
            <text:p>Les tests</text:p>
          </table:table-cell>
          <table:table-cell table:style-name="ce49"/>
          <table:table-cell table:style-name="ce51"/>
          <table:table-cell table:style-name="ce56" table:formula="of:=[$'Base des calculs'.D14]" office:value-type="percentage" office:value="0.2" calcext:value-type="percentage">
            <text:p>20,00 %</text:p>
          </table:table-cell>
          <table:table-cell table:style-name="ce60" table:formula="of:=[$'Base des calculs'.E14]" office:value-type="float" office:value="4" calcext:value-type="float">
            <text:p>4,00</text:p>
          </table:table-cell>
          <table:table-cell table:style-name="ce60" table:formula="of:=[.F15]*[.$D15]+[.F16]*[.$D16]+[.F17]*[.$D17]" office:value-type="float" office:value="4" calcext:value-type="float">
            <text:p>4,00</text:p>
          </table:table-cell>
          <table:table-cell table:style-name="ce60" table:formula="of:=[.G15]*[.$D15]+[.G16]*[.$D16]+[.G17]*[.$D17]" office:value-type="float" office:value="3.8" calcext:value-type="float">
            <text:p>3,80</text:p>
          </table:table-cell>
          <table:table-cell table:style-name="ce60" table:formula="of:=[.H15]*[.$D15]+[.H16]*[.$D16]+[.H17]*[.$D17]" office:value-type="float" office:value="2.4" calcext:value-type="float">
            <text:p>2,40</text:p>
          </table:table-cell>
          <table:table-cell table:style-name="ce60" table:formula="of:=[.I15]*[.$D15]+[.I16]*[.$D16]+[.I17]*[.$D17]" office:value-type="float" office:value="0" calcext:value-type="float">
            <text:p>0,00</text:p>
          </table:table-cell>
          <table:table-cell table:style-name="ce60" table:formula="of:=[.J15]*[.$D15]+[.J16]*[.$D16]+[.J17]*[.$D17]" office:value-type="float" office:value="2.1" calcext:value-type="float">
            <text:p>2,10</text:p>
          </table:table-cell>
          <table:table-cell table:style-name="ce60" table:formula="of:=[.K15]*[.$D15]+[.K16]*[.$D16]+[.K17]*[.$D17]" office:value-type="float" office:value="2.9" calcext:value-type="float">
            <text:p>2,90</text:p>
          </table:table-cell>
          <table:table-cell table:style-name="ce60" table:formula="of:=[.L15]*[.$D15]+[.L16]*[.$D16]+[.L17]*[.$D17]" office:value-type="float" office:value="1.9" calcext:value-type="float">
            <text:p>1,90</text:p>
          </table:table-cell>
          <table:table-cell table:style-name="ce60" table:formula="of:=[.M15]*[.$D15]+[.M16]*[.$D16]+[.M17]*[.$D17]" office:value-type="float" office:value="2.4" calcext:value-type="float">
            <text:p>2,40</text:p>
          </table:table-cell>
          <table:table-cell table:style-name="ce60" table:formula="of:=[.N15]*[.$D15]+[.N16]*[.$D16]+[.N17]*[.$D17]" office:value-type="float" office:value="0" calcext:value-type="float">
            <text:p>0,00</text:p>
          </table:table-cell>
          <table:table-cell table:style-name="ce60" table:formula="of:=[.O15]*[.$D15]+[.O16]*[.$D16]+[.O17]*[.$D17]" office:value-type="float" office:value="0" calcext:value-type="float">
            <text:p>0,00</text:p>
          </table:table-cell>
          <table:table-cell table:style-name="ce60" table:formula="of:=[.P15]*[.$D15]+[.P16]*[.$D16]+[.P17]*[.$D17]" office:value-type="float" office:value="0" calcext:value-type="float">
            <text:p>0,00</text:p>
          </table:table-cell>
          <table:table-cell table:style-name="ce60" table:formula="of:=[.Q15]*[.$D15]+[.Q16]*[.$D16]+[.Q17]*[.$D17]" office:value-type="float" office:value="3.8" calcext:value-type="float">
            <text:p>3,80</text:p>
          </table:table-cell>
          <table:table-cell table:style-name="ce60" table:formula="of:=[.R15]*[.$D15]+[.R16]*[.$D16]+[.R17]*[.$D17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5]" office:value-type="string" office:string-value="Une méthode de test par méthode" calcext:value-type="string">
            <text:p>Une méthode de test par méthode</text:p>
          </table:table-cell>
          <table:table-cell table:style-name="ce52"/>
          <table:table-cell table:style-name="ce55" table:formula="of:=[$'Base des calculs'.D15]" office:value-type="percentage" office:value="0.3" calcext:value-type="percentage">
            <text:p>30,00 %</text:p>
          </table:table-cell>
          <table:table-cell table:style-name="ce59" table:formula="of:=[$'Base des calculs'.E15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6]" office:value-type="string" office:string-value="Tests des cas normaux" calcext:value-type="string">
            <text:p>Tests des cas normaux</text:p>
          </table:table-cell>
          <table:table-cell table:style-name="ce52"/>
          <table:table-cell table:style-name="ce55" table:formula="of:=[$'Base des calculs'.D16]" office:value-type="percentage" office:value="0.5" calcext:value-type="percentage">
            <text:p>50,00 %</text:p>
          </table:table-cell>
          <table:table-cell table:style-name="ce59" table:formula="of:=[$'Base des calculs'.E16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7]" office:value-type="string" office:string-value="Tests des autres cas" calcext:value-type="string">
            <text:p>Tests des autres cas</text:p>
          </table:table-cell>
          <table:table-cell table:style-name="ce52"/>
          <table:table-cell table:style-name="ce55" table:formula="of:=[$'Base des calculs'.D17]" office:value-type="percentage" office:value="0.2" calcext:value-type="percentage">
            <text:p>20,00 %</text:p>
          </table:table-cell>
          <table:table-cell table:style-name="ce59" table:formula="of:=[$'Base des calculs'.E17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18]" office:value-type="string" office:string-value="Fonctionnalités joueur contre joueur" calcext:value-type="string">
            <text:p>Fonctionnalités joueur contre joueur</text:p>
          </table:table-cell>
          <table:table-cell table:style-name="ce49"/>
          <table:table-cell table:style-name="ce51"/>
          <table:table-cell table:style-name="ce56" table:formula="of:=[$'Base des calculs'.D18]" office:value-type="percentage" office:value="0.5" calcext:value-type="percentage">
            <text:p>50,00 %</text:p>
          </table:table-cell>
          <table:table-cell table:style-name="ce60" table:formula="of:=[$'Base des calculs'.E18]" office:value-type="float" office:value="4" calcext:value-type="float">
            <text:p>4,00</text:p>
          </table:table-cell>
          <table:table-cell table:style-name="ce60" table:formula="of:=[.F20]*[.$D20]+[.F21]*[.$D21]+[.F22]*[.$D22]+[.F23]*[.$D23]+[.F25]*[.$D25]+[.F26]*[.$D26]+[.F27]*[.$D27]" office:value-type="float" office:value="3.8" calcext:value-type="float">
            <text:p>3,80</text:p>
          </table:table-cell>
          <table:table-cell table:style-name="ce60" table:formula="of:=[.G20]*[.$D20]+[.G21]*[.$D21]+[.G22]*[.$D22]+[.G23]*[.$D23]+[.G25]*[.$D25]+[.G26]*[.$D26]+[.G27]*[.$D27]" office:value-type="float" office:value="3.6" calcext:value-type="float">
            <text:p>3,60</text:p>
          </table:table-cell>
          <table:table-cell table:style-name="ce60" table:formula="of:=[.H20]*[.$D20]+[.H21]*[.$D21]+[.H22]*[.$D22]+[.H23]*[.$D23]+[.H25]*[.$D25]+[.H26]*[.$D26]+[.H27]*[.$D27]" office:value-type="float" office:value="3" calcext:value-type="float">
            <text:p>3,00</text:p>
          </table:table-cell>
          <table:table-cell table:style-name="ce60" table:formula="of:=[.I20]*[.$D20]+[.I21]*[.$D21]+[.I22]*[.$D22]+[.I23]*[.$D23]+[.I25]*[.$D25]+[.I26]*[.$D26]+[.I27]*[.$D27]" office:value-type="float" office:value="3" calcext:value-type="float">
            <text:p>3,00</text:p>
          </table:table-cell>
          <table:table-cell table:style-name="ce60" table:formula="of:=[.J20]*[.$D20]+[.J21]*[.$D21]+[.J22]*[.$D22]+[.J23]*[.$D23]+[.J25]*[.$D25]+[.J26]*[.$D26]+[.J27]*[.$D27]" office:value-type="float" office:value="2.6" calcext:value-type="float">
            <text:p>2,60</text:p>
          </table:table-cell>
          <table:table-cell table:style-name="ce60" table:formula="of:=[.K20]*[.$D20]+[.K21]*[.$D21]+[.K22]*[.$D22]+[.K23]*[.$D23]+[.K25]*[.$D25]+[.K26]*[.$D26]+[.K27]*[.$D27]" office:value-type="float" office:value="3.6" calcext:value-type="float">
            <text:p>3,60</text:p>
          </table:table-cell>
          <table:table-cell table:style-name="ce60" table:formula="of:=[.L20]*[.$D20]+[.L21]*[.$D21]+[.L22]*[.$D22]+[.L23]*[.$D23]+[.L25]*[.$D25]+[.L26]*[.$D26]+[.L27]*[.$D27]" office:value-type="float" office:value="3.4" calcext:value-type="float">
            <text:p>3,40</text:p>
          </table:table-cell>
          <table:table-cell table:style-name="ce60" table:formula="of:=[.M20]*[.$D20]+[.M21]*[.$D21]+[.M22]*[.$D22]+[.M23]*[.$D23]+[.M25]*[.$D25]+[.M26]*[.$D26]+[.M27]*[.$D27]" office:value-type="float" office:value="3.4" calcext:value-type="float">
            <text:p>3,40</text:p>
          </table:table-cell>
          <table:table-cell table:style-name="ce60" table:formula="of:=[.N20]*[.$D20]+[.N21]*[.$D21]+[.N22]*[.$D22]+[.N23]*[.$D23]+[.N25]*[.$D25]+[.N26]*[.$D26]+[.N27]*[.$D27]" office:value-type="float" office:value="2.9" calcext:value-type="float">
            <text:p>2,90</text:p>
          </table:table-cell>
          <table:table-cell table:style-name="ce60" table:formula="of:=[.O20]*[.$D20]+[.O21]*[.$D21]+[.O22]*[.$D22]+[.O23]*[.$D23]+[.O25]*[.$D25]+[.O26]*[.$D26]+[.O27]*[.$D27]" office:value-type="float" office:value="0" calcext:value-type="float">
            <text:p>0,00</text:p>
          </table:table-cell>
          <table:table-cell table:style-name="ce60" table:formula="of:=[.P20]*[.$D20]+[.P21]*[.$D21]+[.P22]*[.$D22]+[.P23]*[.$D23]+[.P25]*[.$D25]+[.P26]*[.$D26]+[.P27]*[.$D27]" office:value-type="float" office:value="0" calcext:value-type="float">
            <text:p>0,00</text:p>
          </table:table-cell>
          <table:table-cell table:style-name="ce60" table:formula="of:=[.Q20]*[.$D20]+[.Q21]*[.$D21]+[.Q22]*[.$D22]+[.Q23]*[.$D23]+[.Q25]*[.$D25]+[.Q26]*[.$D26]+[.Q27]*[.$D27]" office:value-type="float" office:value="3.8" calcext:value-type="float">
            <text:p>3,80</text:p>
          </table:table-cell>
          <table:table-cell table:style-name="ce60" table:formula="of:=[.R20]*[.$D20]+[.R21]*[.$D21]+[.R22]*[.$D22]+[.R23]*[.$D23]+[.R25]*[.$D25]+[.R26]*[.$D26]+[.R27]*[.$D27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9]" office:value-type="string" office:string-value="Cas normal" calcext:value-type="string">
            <text:p>Cas normal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0]" office:value-type="string" office:string-value="Le fonctionnement est correct" calcext:value-type="string">
            <text:p>Le fonctionnement est correct</text:p>
          </table:table-cell>
          <table:table-cell table:style-name="ce55" table:formula="of:=[$'Base des calculs'.D20]" office:value-type="percentage" office:value="0.55" calcext:value-type="percentage">
            <text:p>55,00 %</text:p>
          </table:table-cell>
          <table:table-cell table:style-name="ce59" table:formula="of:=[$'Base des calculs'.E20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1]" office:value-type="string" office:string-value="cas de la saisie de la première ligne" calcext:value-type="string">
            <text:p>cas de la saisie de la première ligne</text:p>
          </table:table-cell>
          <table:table-cell table:style-name="ce55" table:formula="of:=[$'Base des calculs'.D21]" office:value-type="percentage" office:value="0.05" calcext:value-type="percentage">
            <text:p>5,00 %</text:p>
          </table:table-cell>
          <table:table-cell table:style-name="ce59" table:formula="of:=[$'Base des calculs'.E21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2]" office:value-type="string" office:string-value="amélioration de la saisie de la ligne" calcext:value-type="string">
            <text:p>amélioration de la saisie de la ligne</text:p>
          </table:table-cell>
          <table:table-cell table:style-name="ce55" table:formula="of:=[$'Base des calculs'.D22]" office:value-type="percentage" office:value="0.05" calcext:value-type="percentage">
            <text:p>5,00 %</text:p>
          </table:table-cell>
          <table:table-cell table:style-name="ce59" table:formula="of:=[$'Base des calculs'.E22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3]" office:value-type="string" office:string-value="amélioration de la saisie du nombre d’allumettes" calcext:value-type="string">
            <text:p>amélioration de la saisie du nombre d’allumettes</text:p>
          </table:table-cell>
          <table:table-cell table:style-name="ce55" table:formula="of:=[$'Base des calculs'.D23]" office:value-type="percentage" office:value="0.05" calcext:value-type="percentage">
            <text:p>5,00 %</text:p>
          </table:table-cell>
          <table:table-cell table:style-name="ce59" table:formula="of:=[$'Base des calculs'.E23]" office:value-type="float" office:value="4" calcext:value-type="float">
            <text:p>4,00</text:p>
          </table:table-cell>
          <table:table-cell table:style-name="ce64"/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24]" office:value-type="string" office:string-value="Cas d’erreurs" calcext:value-type="string">
            <text:p>Cas d’erreurs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5]" office:value-type="string" office:string-value="Saisie du nombre d’allumettes" calcext:value-type="string">
            <text:p>Saisie du nombre d’allumettes</text:p>
          </table:table-cell>
          <table:table-cell table:style-name="ce55" table:formula="of:=[$'Base des calculs'.D25]" office:value-type="percentage" office:value="0.1" calcext:value-type="percentage">
            <text:p>10,00 %</text:p>
          </table:table-cell>
          <table:table-cell table:style-name="ce59" table:formula="of:=[$'Base des calculs'.E25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6]" office:value-type="string" office:string-value="Saisie du numéro de la ligne" calcext:value-type="string">
            <text:p>Saisie du numéro de la ligne</text:p>
          </table:table-cell>
          <table:table-cell table:style-name="ce55" table:formula="of:=[$'Base des calculs'.D26]" office:value-type="percentage" office:value="0.1" calcext:value-type="percentage">
            <text:p>10,00 %</text:p>
          </table:table-cell>
          <table:table-cell table:style-name="ce59" table:formula="of:=[$'Base des calculs'.E26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7]" office:value-type="string" office:string-value="Saisie du nombre d’allumettes à séparer" calcext:value-type="string">
            <text:p>Saisie du nombre d’allumettes à séparer</text:p>
          </table:table-cell>
          <table:table-cell table:style-name="ce55" table:formula="of:=[$'Base des calculs'.D27]" office:value-type="percentage" office:value="0.1" calcext:value-type="percentage">
            <text:p>10,00 %</text:p>
          </table:table-cell>
          <table:table-cell table:style-name="ce59" table:formula="of:=[$'Base des calculs'.E27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28]" office:value-type="string" office:string-value="Fonctionnalités joueur contre Ordinateur" calcext:value-type="string">
            <text:p>Fonctionnalités joueur contre Ordinateur</text:p>
          </table:table-cell>
          <table:table-cell table:style-name="ce49"/>
          <table:table-cell table:style-name="ce51"/>
          <table:table-cell table:style-name="ce56" table:formula="of:=[$'Base des calculs'.D28]" office:value-type="percentage" office:value="0.2" calcext:value-type="percentage">
            <text:p>20,00 %</text:p>
          </table:table-cell>
          <table:table-cell table:style-name="ce60" table:formula="of:=[$'Base des calculs'.E28]" office:value-type="float" office:value="4" calcext:value-type="float">
            <text:p>4,00</text:p>
          </table:table-cell>
          <table:table-cell table:style-name="ce60" table:formula="of:=[.F29]*[.$D29]" office:value-type="float" office:value="3.5" calcext:value-type="float">
            <text:p>3,50</text:p>
          </table:table-cell>
          <table:table-cell table:style-name="ce60" table:formula="of:=[.G29]*[.$D29]" office:value-type="float" office:value="4" calcext:value-type="float">
            <text:p>4,00</text:p>
          </table:table-cell>
          <table:table-cell table:style-name="ce60" table:formula="of:=[.H29]*[.$D29]" office:value-type="float" office:value="0.5" calcext:value-type="float">
            <text:p>0,50</text:p>
          </table:table-cell>
          <table:table-cell table:style-name="ce60" table:formula="of:=[.I29]*[.$D29]" office:value-type="float" office:value="1.5" calcext:value-type="float">
            <text:p>1,50</text:p>
          </table:table-cell>
          <table:table-cell table:style-name="ce60" table:formula="of:=[.J29]*[.$D29]" office:value-type="float" office:value="1" calcext:value-type="float">
            <text:p>1,00</text:p>
          </table:table-cell>
          <table:table-cell table:style-name="ce60" table:formula="of:=[.K29]*[.$D29]" office:value-type="float" office:value="1.5" calcext:value-type="float">
            <text:p>1,50</text:p>
          </table:table-cell>
          <table:table-cell table:style-name="ce60" table:formula="of:=[.L29]*[.$D29]" office:value-type="float" office:value="1.5" calcext:value-type="float">
            <text:p>1,50</text:p>
          </table:table-cell>
          <table:table-cell table:style-name="ce60" table:formula="of:=[.M29]*[.$D29]" office:value-type="float" office:value="1" calcext:value-type="float">
            <text:p>1,00</text:p>
          </table:table-cell>
          <table:table-cell table:style-name="ce60" table:formula="of:=[.N29]*[.$D29]" office:value-type="float" office:value="1.5" calcext:value-type="float">
            <text:p>1,50</text:p>
          </table:table-cell>
          <table:table-cell table:style-name="ce60" table:formula="of:=[.O29]*[.$D29]" office:value-type="float" office:value="0" calcext:value-type="float">
            <text:p>0,00</text:p>
          </table:table-cell>
          <table:table-cell table:style-name="ce60" table:formula="of:=[.P29]*[.$D29]" office:value-type="float" office:value="1.5" calcext:value-type="float">
            <text:p>1,50</text:p>
          </table:table-cell>
          <table:table-cell table:style-name="ce60" table:formula="of:=[.Q29]*[.$D29]" office:value-type="float" office:value="0" calcext:value-type="float">
            <text:p>0,00</text:p>
          </table:table-cell>
          <table:table-cell table:style-name="ce60" table:formula="of:=[.R29]*[.$D29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29]" office:value-type="string" office:string-value="Taux de finition" calcext:value-type="string">
            <text:p>Taux de finition</text:p>
          </table:table-cell>
          <table:table-cell table:style-name="ce52"/>
          <table:table-cell table:style-name="ce55" table:formula="of:=[$'Base des calculs'.D29]" office:value-type="percentage" office:value="1" calcext:value-type="percentage">
            <text:p>100,00 %</text:p>
          </table:table-cell>
          <table:table-cell table:style-name="ce59" table:formula="of:=[$'Base des calculs'.E29]" office:value-type="float" office:value="4" calcext:value-type="float">
            <text:p>4,00</text:p>
          </table:table-cell>
          <table:table-cell table:style-name="ce64" office:value-type="float" office:value="3.5" calcext:value-type="float">
            <text:p>3,5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.5" calcext:value-type="float">
            <text:p>0,5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.5" calcext:value-type="float">
            <text:p>1,5</text:p>
          </table:table-cell>
          <table:table-cell table:style-name="ce66"/>
          <table:table-cell table:style-name="ce64"/>
          <table:table-cell table:number-columns-repeated="100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ce57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3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5" table:number-columns-repeated="3"/>
          <table:table-cell table:style-name="ce54"/>
          <table:table-cell table:style-name="ce58"/>
          <table:table-cell table:style-name="ce62" table:formula="of:=UPPER(&quot;brinkhuysen&quot;)" office:value-type="string" office:string-value="BRINKHUYSEN" calcext:value-type="string">
            <text:p>BRINKHUYSEN</text:p>
          </table:table-cell>
          <table:table-cell table:style-name="ce65" office:value-type="string" calcext:value-type="string">
            <text:p>GERVOT</text:p>
          </table:table-cell>
          <table:table-cell table:style-name="ce62" office:value-type="string" calcext:value-type="string">
            <text:p>GUEGUEN</text:p>
          </table:table-cell>
          <table:table-cell table:style-name="ce65" office:value-type="string" calcext:value-type="string">
            <text:p>GUERNY</text:p>
          </table:table-cell>
          <table:table-cell table:style-name="ce62" office:value-type="string" calcext:value-type="string">
            <text:p>LE BRETON</text:p>
          </table:table-cell>
          <table:table-cell table:style-name="ce65" office:value-type="string" calcext:value-type="string">
            <text:p>MOISY</text:p>
          </table:table-cell>
          <table:table-cell table:style-name="ce62" office:value-type="string" calcext:value-type="string">
            <text:p>MORICE</text:p>
          </table:table-cell>
          <table:table-cell table:style-name="ce65" office:value-type="string" calcext:value-type="string">
            <text:p>NOUVION</text:p>
          </table:table-cell>
          <table:table-cell table:style-name="ce62" office:value-type="string" calcext:value-type="string">
            <text:p>PERROT</text:p>
          </table:table-cell>
          <table:table-cell table:style-name="ce65" office:value-type="string" calcext:value-type="string">
            <text:p>PIERRE</text:p>
          </table:table-cell>
          <table:table-cell table:style-name="ce62" office:value-type="string" calcext:value-type="string">
            <text:p>PINTO</text:p>
          </table:table-cell>
          <table:table-cell table:style-name="ce65" office:value-type="string" calcext:value-type="string">
            <text:p>PITON</text:p>
          </table:table-cell>
          <table:table-cell table:style-name="ce62"/>
          <table:table-cell table:style-name="ce45" table:number-columns-repeated="1006"/>
        </table:table-row>
        <table:table-row table:style-name="ro1">
          <table:table-cell table:number-columns-repeated="3"/>
          <table:table-cell table:style-name="ce55" office:value-type="string" calcext:value-type="string">
            <text:p>Note/20</text:p>
          </table:table-cell>
          <table:table-cell table:style-name="ce59" table:formula="of:=[$'Base des calculs'.E4]" office:value-type="float" office:value="20" calcext:value-type="float">
            <text:p>20,00</text:p>
          </table:table-cell>
          <table:table-cell table:style-name="ce63" table:formula="of:=[.F5]*5" office:value-type="float" office:value="11.6" calcext:value-type="float">
            <text:p>11,60</text:p>
          </table:table-cell>
          <table:table-cell table:style-name="ce59" table:formula="of:=[.G5]*5" office:value-type="float" office:value="8.68333333333333" calcext:value-type="float">
            <text:p>8,68</text:p>
          </table:table-cell>
          <table:table-cell table:style-name="ce63" table:formula="of:=[.H5]*5" office:value-type="float" office:value="13.7333333333333" calcext:value-type="float">
            <text:p>13,73</text:p>
          </table:table-cell>
          <table:table-cell table:style-name="ce59" table:formula="of:=[.I5]*5" office:value-type="float" office:value="17.3375" calcext:value-type="float">
            <text:p>17,34</text:p>
          </table:table-cell>
          <table:table-cell table:style-name="ce63" table:formula="of:=[.J5]*5-1" office:value-type="float" office:value="11.2833333333333" calcext:value-type="float">
            <text:p>11,28</text:p>
          </table:table-cell>
          <table:table-cell table:style-name="ce59" table:formula="of:=[.K5]*5" office:value-type="float" office:value="6.91666666666667" calcext:value-type="float">
            <text:p>6,92</text:p>
          </table:table-cell>
          <table:table-cell table:style-name="ce63" table:formula="of:=[.L5]*5" office:value-type="float" office:value="18.8" calcext:value-type="float">
            <text:p>18,80</text:p>
          </table:table-cell>
          <table:table-cell table:style-name="ce59" table:formula="of:=[.M5]*5-1" office:value-type="float" office:value="6.90416666666667" calcext:value-type="float">
            <text:p>6,90</text:p>
          </table:table-cell>
          <table:table-cell table:style-name="ce63" table:formula="of:=[.N5]*5" office:value-type="float" office:value="16.025" calcext:value-type="float">
            <text:p>16,03</text:p>
          </table:table-cell>
          <table:table-cell table:style-name="ce59" table:formula="of:=[.O5]*5" office:value-type="float" office:value="15.85" calcext:value-type="float">
            <text:p>15,85</text:p>
          </table:table-cell>
          <table:table-cell table:style-name="ce63" table:formula="of:=[.P5]*5" office:value-type="float" office:value="15.2208333333333" calcext:value-type="float">
            <text:p>15,22</text:p>
          </table:table-cell>
          <table:table-cell table:style-name="ce59" table:formula="of:=[.Q5]*5" office:value-type="float" office:value="16.65" calcext:value-type="float">
            <text:p>16,65</text:p>
          </table:table-cell>
          <table:table-cell table:style-name="ce63" table:formula="of:=[.R5]*5" office:value-type="float" office:value="0" calcext:value-type="float">
            <text:p>0,00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55" table:formula="of:=[$'Base des calculs'.D5]" office:value-type="percentage" office:value="1" calcext:value-type="percentage">
            <text:p>100,00 %</text:p>
          </table:table-cell>
          <table:table-cell table:style-name="ce59" table:formula="of:=[$'Base des calculs'.E5]" office:value-type="float" office:value="4" calcext:value-type="float">
            <text:p>4,00</text:p>
          </table:table-cell>
          <table:table-cell table:style-name="ce63" table:formula="of:=[.F6]*[.$D$6]+[.F10]*[.$D$10]+[.F14]*[.$D$14]+[.F18]*[.$D$18]+[.F28]*[.$D$28]" office:value-type="float" office:value="2.32" calcext:value-type="float">
            <text:p>2,32</text:p>
          </table:table-cell>
          <table:table-cell table:style-name="ce59" table:formula="of:=[.G6]*[.$D$6]+[.G10]*[.$D$10]+[.G14]*[.$D$14]+[.G18]*[.$D$18]+[.G28]*[.$D$28]" office:value-type="float" office:value="1.73666666666667" calcext:value-type="float">
            <text:p>1,74</text:p>
          </table:table-cell>
          <table:table-cell table:style-name="ce63" table:formula="of:=[.H6]*[.$D$6]+[.H10]*[.$D$10]+[.H14]*[.$D$14]+[.H18]*[.$D$18]+[.H28]*[.$D$28]" office:value-type="float" office:value="2.74666666666667" calcext:value-type="float">
            <text:p>2,75</text:p>
          </table:table-cell>
          <table:table-cell table:style-name="ce59" table:formula="of:=[.I6]*[.$D$6]+[.I10]*[.$D$10]+[.I14]*[.$D$14]+[.I18]*[.$D$18]+[.I28]*[.$D$28]" office:value-type="float" office:value="3.4675" calcext:value-type="float">
            <text:p>3,47</text:p>
          </table:table-cell>
          <table:table-cell table:style-name="ce63" table:formula="of:=[.J6]*[.$D$6]+[.J10]*[.$D$10]+[.J14]*[.$D$14]+[.J18]*[.$D$18]+[.J28]*[.$D$28]" office:value-type="float" office:value="2.45666666666667" calcext:value-type="float">
            <text:p>2,46</text:p>
          </table:table-cell>
          <table:table-cell table:style-name="ce59" table:formula="of:=[.K6]*[.$D$6]+[.K10]*[.$D$10]+[.K14]*[.$D$14]+[.K18]*[.$D$18]+[.K28]*[.$D$28]" office:value-type="float" office:value="1.38333333333333" calcext:value-type="float">
            <text:p>1,38</text:p>
          </table:table-cell>
          <table:table-cell table:style-name="ce63" table:formula="of:=[.L6]*[.$D$6]+[.L10]*[.$D$10]+[.L14]*[.$D$14]+[.L18]*[.$D$18]+[.L28]*[.$D$28]" office:value-type="float" office:value="3.76" calcext:value-type="float">
            <text:p>3,76</text:p>
          </table:table-cell>
          <table:table-cell table:style-name="ce59" table:formula="of:=[.M6]*[.$D$6]+[.M10]*[.$D$10]+[.M14]*[.$D$14]+[.M18]*[.$D$18]+[.M28]*[.$D$28]" office:value-type="float" office:value="1.58083333333333" calcext:value-type="float">
            <text:p>1,58</text:p>
          </table:table-cell>
          <table:table-cell table:style-name="ce63" table:formula="of:=[.N6]*[.$D$6]+[.N10]*[.$D$10]+[.N14]*[.$D$14]+[.N18]*[.$D$18]+[.N28]*[.$D$28]" office:value-type="float" office:value="3.205" calcext:value-type="float">
            <text:p>3,21</text:p>
          </table:table-cell>
          <table:table-cell table:style-name="ce59" table:formula="of:=[.O6]*[.$D$6]+[.O10]*[.$D$10]+[.O14]*[.$D$14]+[.O18]*[.$D$18]+[.O28]*[.$D$28]" office:value-type="float" office:value="3.17" calcext:value-type="float">
            <text:p>3,17</text:p>
          </table:table-cell>
          <table:table-cell table:style-name="ce63" table:formula="of:=[.P6]*[.$D$6]+[.P10]*[.$D$10]+[.P14]*[.$D$14]+[.P18]*[.$D$18]+[.P28]*[.$D$28]" office:value-type="float" office:value="3.04416666666667" calcext:value-type="float">
            <text:p>3,04</text:p>
          </table:table-cell>
          <table:table-cell table:style-name="ce59" table:formula="of:=[.Q6]*[.$D$6]+[.Q10]*[.$D$10]+[.Q14]*[.$D$14]+[.Q18]*[.$D$18]+[.Q28]*[.$D$28]" office:value-type="float" office:value="3.33" calcext:value-type="float">
            <text:p>3,33</text:p>
          </table:table-cell>
          <table:table-cell table:style-name="ce63" table:formula="of:=[.R6]*[.$D$6]+[.R10]*[.$D$10]+[.R14]*[.$D$14]+[.R18]*[.$D$18]+[.R28]*[.$D$28]" office:value-type="float" office:value="0" calcext:value-type="float">
            <text:p>0,00</text:p>
          </table:table-cell>
          <table:table-cell table:number-columns-repeated="1006"/>
        </table:table-row>
        <table:table-row table:style-name="ro1">
          <table:table-cell table:style-name="ce46" table:formula="of:=[$'Base des calculs'.A6]" office:value-type="string" office:string-value="Respect des conventions" calcext:value-type="string">
            <text:p>Respect des conventions</text:p>
          </table:table-cell>
          <table:table-cell table:style-name="ce49"/>
          <table:table-cell table:style-name="ce51"/>
          <table:table-cell table:style-name="ce56" table:formula="of:=[$'Base des calculs'.D6]" office:value-type="percentage" office:value="0.05" calcext:value-type="percentage">
            <text:p>5,00 %</text:p>
          </table:table-cell>
          <table:table-cell table:style-name="ce60" table:formula="of:=[$'Base des calculs'.E6]" office:value-type="float" office:value="4" calcext:value-type="float">
            <text:p>4,00</text:p>
          </table:table-cell>
          <table:table-cell table:style-name="ce60" table:formula="of:=[.F7]*[.$D7]+[.F8]*[.$D8]+[.F9]*[.$D9]" office:value-type="float" office:value="3" calcext:value-type="float">
            <text:p>3,00</text:p>
          </table:table-cell>
          <table:table-cell table:style-name="ce60" table:formula="of:=[.G7]*[.$D7]+[.G8]*[.$D8]+[.G9]*[.$D9]" office:value-type="float" office:value="3.33333333333333" calcext:value-type="float">
            <text:p>3,33</text:p>
          </table:table-cell>
          <table:table-cell table:style-name="ce60" table:formula="of:=[.H7]*[.$D7]+[.H8]*[.$D8]+[.H9]*[.$D9]" office:value-type="float" office:value="2.33333333333333" calcext:value-type="float">
            <text:p>2,33</text:p>
          </table:table-cell>
          <table:table-cell table:style-name="ce60" table:formula="of:=[.I7]*[.$D7]+[.I8]*[.$D8]+[.I9]*[.$D9]" office:value-type="float" office:value="4" calcext:value-type="float">
            <text:p>4,00</text:p>
          </table:table-cell>
          <table:table-cell table:style-name="ce60" table:formula="of:=[.J7]*[.$D7]+[.J8]*[.$D8]+[.J9]*[.$D9]" office:value-type="float" office:value="3.33333333333333" calcext:value-type="float">
            <text:p>3,33</text:p>
          </table:table-cell>
          <table:table-cell table:style-name="ce60" table:formula="of:=[.K7]*[.$D7]+[.K8]*[.$D8]+[.K9]*[.$D9]" office:value-type="float" office:value="1.66666666666667" calcext:value-type="float">
            <text:p>1,67</text:p>
          </table:table-cell>
          <table:table-cell table:style-name="ce60" table:formula="of:=[.L7]*[.$D7]+[.L8]*[.$D8]+[.L9]*[.$D9]" office:value-type="float" office:value="4" calcext:value-type="float">
            <text:p>4,00</text:p>
          </table:table-cell>
          <table:table-cell table:style-name="ce60" table:formula="of:=[.M7]*[.$D7]+[.M8]*[.$D8]+[.M9]*[.$D9]" office:value-type="float" office:value="3.66666666666667" calcext:value-type="float">
            <text:p>3,67</text:p>
          </table:table-cell>
          <table:table-cell table:style-name="ce60" table:formula="of:=[.N7]*[.$D7]+[.N8]*[.$D8]+[.N9]*[.$D9]" office:value-type="float" office:value="4" calcext:value-type="float">
            <text:p>4,00</text:p>
          </table:table-cell>
          <table:table-cell table:style-name="ce60" table:formula="of:=[.O7]*[.$D7]+[.O8]*[.$D8]+[.O9]*[.$D9]" office:value-type="float" office:value="4" calcext:value-type="float">
            <text:p>4,00</text:p>
          </table:table-cell>
          <table:table-cell table:style-name="ce60" table:formula="of:=[.P7]*[.$D7]+[.P8]*[.$D8]+[.P9]*[.$D9]" office:value-type="float" office:value="3.33333333333333" calcext:value-type="float">
            <text:p>3,33</text:p>
          </table:table-cell>
          <table:table-cell table:style-name="ce60" table:formula="of:=[.Q7]*[.$D7]+[.Q8]*[.$D8]+[.Q9]*[.$D9]" office:value-type="float" office:value="4" calcext:value-type="float">
            <text:p>4,00</text:p>
          </table:table-cell>
          <table:table-cell table:style-name="ce60" table:formula="of:=[.R7]*[.$D7]+[.R8]*[.$D8]+[.R9]*[.$D9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7]" office:value-type="string" office:string-value="Nommage" calcext:value-type="string">
            <text:p>Nommage</text:p>
          </table:table-cell>
          <table:table-cell table:style-name="ce52"/>
          <table:table-cell table:style-name="ce55" table:formula="of:=[$'Base des calculs'.D7]" office:value-type="percentage" office:value="0.333333333333333" calcext:value-type="percentage">
            <text:p>33,33 %</text:p>
          </table:table-cell>
          <table:table-cell table:style-name="ce59" table:formula="of:=[$'Base des calculs'.E7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8]" office:value-type="string" office:string-value="Indentation" calcext:value-type="string">
            <text:p>Indentation</text:p>
          </table:table-cell>
          <table:table-cell table:style-name="ce52"/>
          <table:table-cell table:style-name="ce55" table:formula="of:=[$'Base des calculs'.D8]" office:value-type="percentage" office:value="0.333333333333333" calcext:value-type="percentage">
            <text:p>33,33 %</text:p>
          </table:table-cell>
          <table:table-cell table:style-name="ce59" table:formula="of:=[$'Base des calculs'.E8]" office:value-type="float" office:value="4" calcext:value-type="float">
            <text:p>4,0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9]" office:value-type="string" office:string-value="javadoc" calcext:value-type="string">
            <text:p>javadoc</text:p>
          </table:table-cell>
          <table:table-cell table:style-name="ce52"/>
          <table:table-cell table:style-name="ce55" table:formula="of:=[$'Base des calculs'.D9]" office:value-type="percentage" office:value="0.333333333333333" calcext:value-type="percentage">
            <text:p>33,33 %</text:p>
          </table:table-cell>
          <table:table-cell table:style-name="ce59" table:formula="of:=[$'Base des calculs'.E9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10]" office:value-type="string" office:string-value="Qualité du code" calcext:value-type="string">
            <text:p>Qualité du code</text:p>
          </table:table-cell>
          <table:table-cell table:style-name="ce48" table:number-columns-repeated="2"/>
          <table:table-cell table:style-name="ce56" table:formula="of:=[$'Base des calculs'.D10]" office:value-type="percentage" office:value="0.05" calcext:value-type="percentage">
            <text:p>5,00 %</text:p>
          </table:table-cell>
          <table:table-cell table:style-name="ce60" table:formula="of:=[$'Base des calculs'.E10]" office:value-type="float" office:value="4" calcext:value-type="float">
            <text:p>4,00</text:p>
          </table:table-cell>
          <table:table-cell table:style-name="ce60" table:formula="of:=[.F11]*[.$D11]+[.F12]*[.$D12]+[.F13]*[.$D13]" office:value-type="float" office:value="3" calcext:value-type="float">
            <text:p>3,00</text:p>
          </table:table-cell>
          <table:table-cell table:style-name="ce60" office:value-type="float" office:value="3" calcext:value-type="float">
            <text:p>3,00</text:p>
          </table:table-cell>
          <table:table-cell table:style-name="ce60" table:formula="of:=[.H11]*[.$D11]+[.H12]*[.$D12]+[.H13]*[.$D13]" office:value-type="float" office:value="3" calcext:value-type="float">
            <text:p>3,00</text:p>
          </table:table-cell>
          <table:table-cell table:style-name="ce60" table:formula="of:=[.I11]*[.$D11]+[.I12]*[.$D12]+[.I13]*[.$D13]" office:value-type="float" office:value="3.75" calcext:value-type="float">
            <text:p>3,75</text:p>
          </table:table-cell>
          <table:table-cell table:style-name="ce60" table:formula="of:=[.J11]*[.$D11]+[.J12]*[.$D12]+[.J13]*[.$D13]" office:value-type="float" office:value="3" calcext:value-type="float">
            <text:p>3,00</text:p>
          </table:table-cell>
          <table:table-cell table:style-name="ce60" table:formula="of:=[.K11]*[.$D11]+[.K12]*[.$D12]+[.K13]*[.$D13]" office:value-type="float" office:value="2" calcext:value-type="float">
            <text:p>2,00</text:p>
          </table:table-cell>
          <table:table-cell table:style-name="ce60" table:formula="of:=[.L11]*[.$D11]+[.L12]*[.$D12]+[.L13]*[.$D13]" office:value-type="float" office:value="4" calcext:value-type="float">
            <text:p>4,00</text:p>
          </table:table-cell>
          <table:table-cell table:style-name="ce60" table:formula="of:=[.M11]*[.$D11]+[.M12]*[.$D12]+[.M13]*[.$D13]" office:value-type="float" office:value="2.75" calcext:value-type="float">
            <text:p>2,75</text:p>
          </table:table-cell>
          <table:table-cell table:style-name="ce60" table:formula="of:=[.N11]*[.$D11]+[.N12]*[.$D12]+[.N13]*[.$D13]" office:value-type="float" office:value="2.5" calcext:value-type="float">
            <text:p>2,50</text:p>
          </table:table-cell>
          <table:table-cell table:style-name="ce60" table:formula="of:=[.O11]*[.$D11]+[.O12]*[.$D12]+[.O13]*[.$D13]" office:value-type="float" office:value="3" calcext:value-type="float">
            <text:p>3,00</text:p>
          </table:table-cell>
          <table:table-cell table:style-name="ce60" table:formula="of:=[.P11]*[.$D11]+[.P12]*[.$D12]+[.P13]*[.$D13]" office:value-type="float" office:value="2.75" calcext:value-type="float">
            <text:p>2,75</text:p>
          </table:table-cell>
          <table:table-cell table:style-name="ce60" table:formula="of:=[.Q11]*[.$D11]+[.Q12]*[.$D12]+[.Q13]*[.$D13]" office:value-type="float" office:value="3" calcext:value-type="float">
            <text:p>3,00</text:p>
          </table:table-cell>
          <table:table-cell table:style-name="ce60" table:formula="of:=[.R11]*[.$D11]+[.R12]*[.$D12]+[.R13]*[.$D13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1]" office:value-type="string" office:string-value="Les méthodes ont un rôle défini" calcext:value-type="string">
            <text:p>Les méthodes ont un rôle défini</text:p>
          </table:table-cell>
          <table:table-cell table:style-name="ce52"/>
          <table:table-cell table:style-name="ce55" table:formula="of:=[$'Base des calculs'.D11]" office:value-type="percentage" office:value="0.25" calcext:value-type="percentage">
            <text:p>25,00 %</text:p>
          </table:table-cell>
          <table:table-cell table:style-name="ce59" table:formula="of:=[$'Base des calculs'.E11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2]" office:value-type="string" office:string-value="Les méthodes ont une taille raisonnable" calcext:value-type="string">
            <text:p>Les méthodes ont une taille raisonnable</text:p>
          </table:table-cell>
          <table:table-cell table:style-name="ce52"/>
          <table:table-cell table:style-name="ce55" table:formula="of:=[$'Base des calculs'.D12]" office:value-type="percentage" office:value="0.25" calcext:value-type="percentage">
            <text:p>25,00 %</text:p>
          </table:table-cell>
          <table:table-cell table:style-name="ce59" table:formula="of:=[$'Base des calculs'.E12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3]" office:value-type="string" office:string-value="Les méthodes sont compréhensibles" calcext:value-type="string">
            <text:p>Les méthodes sont compréhensibles</text:p>
          </table:table-cell>
          <table:table-cell table:style-name="ce52"/>
          <table:table-cell table:style-name="ce55" table:formula="of:=[$'Base des calculs'.D13]" office:value-type="percentage" office:value="0.5" calcext:value-type="percentage">
            <text:p>50,00 %</text:p>
          </table:table-cell>
          <table:table-cell table:style-name="ce59" table:formula="of:=[$'Base des calculs'.E13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14]" office:value-type="string" office:string-value="Les tests" calcext:value-type="string">
            <text:p>Les tests</text:p>
          </table:table-cell>
          <table:table-cell table:style-name="ce49"/>
          <table:table-cell table:style-name="ce51"/>
          <table:table-cell table:style-name="ce56" table:formula="of:=[$'Base des calculs'.D14]" office:value-type="percentage" office:value="0.2" calcext:value-type="percentage">
            <text:p>20,00 %</text:p>
          </table:table-cell>
          <table:table-cell table:style-name="ce60" table:formula="of:=[$'Base des calculs'.E14]" office:value-type="float" office:value="4" calcext:value-type="float">
            <text:p>4,00</text:p>
          </table:table-cell>
          <table:table-cell table:style-name="ce60" table:formula="of:=[.F15]*[.$D15]+[.F16]*[.$D16]+[.F17]*[.$D17]" office:value-type="float" office:value="1.1" calcext:value-type="float">
            <text:p>1,10</text:p>
          </table:table-cell>
          <table:table-cell table:style-name="ce60" office:value-type="float" office:value="1.6" calcext:value-type="float">
            <text:p>1,60</text:p>
          </table:table-cell>
          <table:table-cell table:style-name="ce60" table:formula="of:=[.H15]*[.$D15]+[.H16]*[.$D16]+[.H17]*[.$D17]" office:value-type="float" office:value="1.9" calcext:value-type="float">
            <text:p>1,90</text:p>
          </table:table-cell>
          <table:table-cell table:style-name="ce60" table:formula="of:=[.I15]*[.$D15]+[.I16]*[.$D16]+[.I17]*[.$D17]" office:value-type="float" office:value="2.4" calcext:value-type="float">
            <text:p>2,40</text:p>
          </table:table-cell>
          <table:table-cell table:style-name="ce60" table:formula="of:=[.J15]*[.$D15]+[.J16]*[.$D16]+[.J17]*[.$D17]" office:value-type="float" office:value="2.2" calcext:value-type="float">
            <text:p>2,20</text:p>
          </table:table-cell>
          <table:table-cell table:style-name="ce60" table:formula="of:=[.K15]*[.$D15]+[.K16]*[.$D16]+[.K17]*[.$D17]" office:value-type="float" office:value="0" calcext:value-type="float">
            <text:p>0,00</text:p>
          </table:table-cell>
          <table:table-cell table:style-name="ce60" table:formula="of:=[.L15]*[.$D15]+[.L16]*[.$D16]+[.L17]*[.$D17]" office:value-type="float" office:value="3.8" calcext:value-type="float">
            <text:p>3,80</text:p>
          </table:table-cell>
          <table:table-cell table:style-name="ce60" table:formula="of:=[.M15]*[.$D15]+[.M16]*[.$D16]+[.M17]*[.$D17]" office:value-type="float" office:value="0.8" calcext:value-type="float">
            <text:p>0,80</text:p>
          </table:table-cell>
          <table:table-cell table:style-name="ce60" table:formula="of:=[.N15]*[.$D15]+[.N16]*[.$D16]+[.N17]*[.$D17]" office:value-type="float" office:value="2.9" calcext:value-type="float">
            <text:p>2,90</text:p>
          </table:table-cell>
          <table:table-cell table:style-name="ce60" table:formula="of:=[.O15]*[.$D15]+[.O16]*[.$D16]+[.O17]*[.$D17]" office:value-type="float" office:value="3.1" calcext:value-type="float">
            <text:p>3,10</text:p>
          </table:table-cell>
          <table:table-cell table:style-name="ce60" table:formula="of:=[.P15]*[.$D15]+[.P16]*[.$D16]+[.P17]*[.$D17]" office:value-type="float" office:value="2.7" calcext:value-type="float">
            <text:p>2,70</text:p>
          </table:table-cell>
          <table:table-cell table:style-name="ce60" table:formula="of:=[.Q15]*[.$D15]+[.Q16]*[.$D16]+[.Q17]*[.$D17]" office:value-type="float" office:value="2.4" calcext:value-type="float">
            <text:p>2,40</text:p>
          </table:table-cell>
          <table:table-cell table:style-name="ce60" table:formula="of:=[.R15]*[.$D15]+[.R16]*[.$D16]+[.R17]*[.$D17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5]" office:value-type="string" office:string-value="Une méthode de test par méthode" calcext:value-type="string">
            <text:p>Une méthode de test par méthode</text:p>
          </table:table-cell>
          <table:table-cell table:style-name="ce52"/>
          <table:table-cell table:style-name="ce55" table:formula="of:=[$'Base des calculs'.D15]" office:value-type="percentage" office:value="0.3" calcext:value-type="percentage">
            <text:p>30,00 %</text:p>
          </table:table-cell>
          <table:table-cell table:style-name="ce59" table:formula="of:=[$'Base des calculs'.E15]" office:value-type="float" office:value="4" calcext:value-type="float">
            <text:p>4,0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6]" office:value-type="string" office:string-value="Tests des cas normaux" calcext:value-type="string">
            <text:p>Tests des cas normaux</text:p>
          </table:table-cell>
          <table:table-cell table:style-name="ce52"/>
          <table:table-cell table:style-name="ce55" table:formula="of:=[$'Base des calculs'.D16]" office:value-type="percentage" office:value="0.5" calcext:value-type="percentage">
            <text:p>50,00 %</text:p>
          </table:table-cell>
          <table:table-cell table:style-name="ce59" table:formula="of:=[$'Base des calculs'.E16]" office:value-type="float" office:value="4" calcext:value-type="float">
            <text:p>4,0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7]" office:value-type="string" office:string-value="Tests des autres cas" calcext:value-type="string">
            <text:p>Tests des autres cas</text:p>
          </table:table-cell>
          <table:table-cell table:style-name="ce52"/>
          <table:table-cell table:style-name="ce55" table:formula="of:=[$'Base des calculs'.D17]" office:value-type="percentage" office:value="0.2" calcext:value-type="percentage">
            <text:p>20,00 %</text:p>
          </table:table-cell>
          <table:table-cell table:style-name="ce59" table:formula="of:=[$'Base des calculs'.E17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18]" office:value-type="string" office:string-value="Fonctionnalités joueur contre joueur" calcext:value-type="string">
            <text:p>Fonctionnalités joueur contre joueur</text:p>
          </table:table-cell>
          <table:table-cell table:style-name="ce49"/>
          <table:table-cell table:style-name="ce51"/>
          <table:table-cell table:style-name="ce56" table:formula="of:=[$'Base des calculs'.D18]" office:value-type="percentage" office:value="0.5" calcext:value-type="percentage">
            <text:p>50,00 %</text:p>
          </table:table-cell>
          <table:table-cell table:style-name="ce60" table:formula="of:=[$'Base des calculs'.E18]" office:value-type="float" office:value="4" calcext:value-type="float">
            <text:p>4,00</text:p>
          </table:table-cell>
          <table:table-cell table:style-name="ce60" table:formula="of:=[.F20]*[.$D20]+[.F21]*[.$D21]+[.F22]*[.$D22]+[.F23]*[.$D23]+[.F25]*[.$D25]+[.F26]*[.$D26]+[.F27]*[.$D27]" office:value-type="float" office:value="3" calcext:value-type="float">
            <text:p>3,00</text:p>
          </table:table-cell>
          <table:table-cell table:style-name="ce60" office:value-type="float" office:value="2.2" calcext:value-type="float">
            <text:p>2,20</text:p>
          </table:table-cell>
          <table:table-cell table:style-name="ce60" table:formula="of:=[.H20]*[.$D20]+[.H21]*[.$D21]+[.H22]*[.$D22]+[.H23]*[.$D23]+[.H25]*[.$D25]+[.H26]*[.$D26]+[.H27]*[.$D27]" office:value-type="float" office:value="3" calcext:value-type="float">
            <text:p>3,00</text:p>
          </table:table-cell>
          <table:table-cell table:style-name="ce60" table:formula="of:=[.I20]*[.$D20]+[.I21]*[.$D21]+[.I22]*[.$D22]+[.I23]*[.$D23]+[.I25]*[.$D25]+[.I26]*[.$D26]+[.I27]*[.$D27]" office:value-type="float" office:value="3.8" calcext:value-type="float">
            <text:p>3,80</text:p>
          </table:table-cell>
          <table:table-cell table:style-name="ce60" table:formula="of:=[.J20]*[.$D20]+[.J21]*[.$D21]+[.J22]*[.$D22]+[.J23]*[.$D23]+[.J25]*[.$D25]+[.J26]*[.$D26]+[.J27]*[.$D27]" office:value-type="float" office:value="3" calcext:value-type="float">
            <text:p>3,00</text:p>
          </table:table-cell>
          <table:table-cell table:style-name="ce60" table:formula="of:=[.K20]*[.$D20]+[.K21]*[.$D21]+[.K22]*[.$D22]+[.K23]*[.$D23]+[.K25]*[.$D25]+[.K26]*[.$D26]+[.K27]*[.$D27]" office:value-type="float" office:value="2.2" calcext:value-type="float">
            <text:p>2,20</text:p>
          </table:table-cell>
          <table:table-cell table:style-name="ce60" table:formula="of:=[.L20]*[.$D20]+[.L21]*[.$D21]+[.L22]*[.$D22]+[.L23]*[.$D23]+[.L25]*[.$D25]+[.L26]*[.$D26]+[.L27]*[.$D27]" office:value-type="float" office:value="4" calcext:value-type="float">
            <text:p>4,00</text:p>
          </table:table-cell>
          <table:table-cell table:style-name="ce60" table:formula="of:=[.M20]*[.$D20]+[.M21]*[.$D21]+[.M22]*[.$D22]+[.M23]*[.$D23]+[.M25]*[.$D25]+[.M26]*[.$D26]+[.M27]*[.$D27]" office:value-type="float" office:value="2.2" calcext:value-type="float">
            <text:p>2,20</text:p>
          </table:table-cell>
          <table:table-cell table:style-name="ce60" table:formula="of:=[.N20]*[.$D20]+[.N21]*[.$D21]+[.N22]*[.$D22]+[.N23]*[.$D23]+[.N25]*[.$D25]+[.N26]*[.$D26]+[.N27]*[.$D27]" office:value-type="float" office:value="3.4" calcext:value-type="float">
            <text:p>3,40</text:p>
          </table:table-cell>
          <table:table-cell table:style-name="ce60" table:formula="of:=[.O20]*[.$D20]+[.O21]*[.$D21]+[.O22]*[.$D22]+[.O23]*[.$D23]+[.O25]*[.$D25]+[.O26]*[.$D26]+[.O27]*[.$D27]" office:value-type="float" office:value="3.2" calcext:value-type="float">
            <text:p>3,20</text:p>
          </table:table-cell>
          <table:table-cell table:style-name="ce60" table:formula="of:=[.P20]*[.$D20]+[.P21]*[.$D21]+[.P22]*[.$D22]+[.P23]*[.$D23]+[.P25]*[.$D25]+[.P26]*[.$D26]+[.P27]*[.$D27]" office:value-type="float" office:value="3.8" calcext:value-type="float">
            <text:p>3,80</text:p>
          </table:table-cell>
          <table:table-cell table:style-name="ce60" table:formula="of:=[.Q20]*[.$D20]+[.Q21]*[.$D21]+[.Q22]*[.$D22]+[.Q23]*[.$D23]+[.Q25]*[.$D25]+[.Q26]*[.$D26]+[.Q27]*[.$D27]" office:value-type="float" office:value="3.6" calcext:value-type="float">
            <text:p>3,60</text:p>
          </table:table-cell>
          <table:table-cell table:style-name="ce60" table:formula="of:=[.R20]*[.$D20]+[.R21]*[.$D21]+[.R22]*[.$D22]+[.R23]*[.$D23]+[.R25]*[.$D25]+[.R26]*[.$D26]+[.R27]*[.$D27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9]" office:value-type="string" office:string-value="Cas normal" calcext:value-type="string">
            <text:p>Cas normal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0]" office:value-type="string" office:string-value="Le fonctionnement est correct" calcext:value-type="string">
            <text:p>Le fonctionnement est correct</text:p>
          </table:table-cell>
          <table:table-cell table:style-name="ce55" table:formula="of:=[$'Base des calculs'.D20]" office:value-type="percentage" office:value="0.55" calcext:value-type="percentage">
            <text:p>55,00 %</text:p>
          </table:table-cell>
          <table:table-cell table:style-name="ce59" table:formula="of:=[$'Base des calculs'.E20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1]" office:value-type="string" office:string-value="cas de la saisie de la première ligne" calcext:value-type="string">
            <text:p>cas de la saisie de la première ligne</text:p>
          </table:table-cell>
          <table:table-cell table:style-name="ce55" table:formula="of:=[$'Base des calculs'.D21]" office:value-type="percentage" office:value="0.05" calcext:value-type="percentage">
            <text:p>5,00 %</text:p>
          </table:table-cell>
          <table:table-cell table:style-name="ce59" table:formula="of:=[$'Base des calculs'.E21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2]" office:value-type="string" office:string-value="amélioration de la saisie de la ligne" calcext:value-type="string">
            <text:p>amélioration de la saisie de la ligne</text:p>
          </table:table-cell>
          <table:table-cell table:style-name="ce55" table:formula="of:=[$'Base des calculs'.D22]" office:value-type="percentage" office:value="0.05" calcext:value-type="percentage">
            <text:p>5,00 %</text:p>
          </table:table-cell>
          <table:table-cell table:style-name="ce59" table:formula="of:=[$'Base des calculs'.E22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3]" office:value-type="string" office:string-value="amélioration de la saisie du nombre d’allumettes" calcext:value-type="string">
            <text:p>amélioration de la saisie du nombre d’allumettes</text:p>
          </table:table-cell>
          <table:table-cell table:style-name="ce55" table:formula="of:=[$'Base des calculs'.D23]" office:value-type="percentage" office:value="0.05" calcext:value-type="percentage">
            <text:p>5,00 %</text:p>
          </table:table-cell>
          <table:table-cell table:style-name="ce59" table:formula="of:=[$'Base des calculs'.E23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24]" office:value-type="string" office:string-value="Cas d’erreurs" calcext:value-type="string">
            <text:p>Cas d’erreurs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5]" office:value-type="string" office:string-value="Saisie du nombre d’allumettes" calcext:value-type="string">
            <text:p>Saisie du nombre d’allumettes</text:p>
          </table:table-cell>
          <table:table-cell table:style-name="ce55" table:formula="of:=[$'Base des calculs'.D25]" office:value-type="percentage" office:value="0.1" calcext:value-type="percentage">
            <text:p>10,00 %</text:p>
          </table:table-cell>
          <table:table-cell table:style-name="ce59" table:formula="of:=[$'Base des calculs'.E25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6]" office:value-type="string" office:string-value="Saisie du numéro de la ligne" calcext:value-type="string">
            <text:p>Saisie du numéro de la ligne</text:p>
          </table:table-cell>
          <table:table-cell table:style-name="ce55" table:formula="of:=[$'Base des calculs'.D26]" office:value-type="percentage" office:value="0.1" calcext:value-type="percentage">
            <text:p>10,00 %</text:p>
          </table:table-cell>
          <table:table-cell table:style-name="ce59" table:formula="of:=[$'Base des calculs'.E26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7]" office:value-type="string" office:string-value="Saisie du nombre d’allumettes à séparer" calcext:value-type="string">
            <text:p>Saisie du nombre d’allumettes à séparer</text:p>
          </table:table-cell>
          <table:table-cell table:style-name="ce55" table:formula="of:=[$'Base des calculs'.D27]" office:value-type="percentage" office:value="0.1" calcext:value-type="percentage">
            <text:p>10,00 %</text:p>
          </table:table-cell>
          <table:table-cell table:style-name="ce59" table:formula="of:=[$'Base des calculs'.E27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28]" office:value-type="string" office:string-value="Fonctionnalités joueur contre Ordinateur" calcext:value-type="string">
            <text:p>Fonctionnalités joueur contre Ordinateur</text:p>
          </table:table-cell>
          <table:table-cell table:style-name="ce49"/>
          <table:table-cell table:style-name="ce51"/>
          <table:table-cell table:style-name="ce56" table:formula="of:=[$'Base des calculs'.D28]" office:value-type="percentage" office:value="0.2" calcext:value-type="percentage">
            <text:p>20,00 %</text:p>
          </table:table-cell>
          <table:table-cell table:style-name="ce60" table:formula="of:=[$'Base des calculs'.E28]" office:value-type="float" office:value="4" calcext:value-type="float">
            <text:p>4,00</text:p>
          </table:table-cell>
          <table:table-cell table:style-name="ce60" table:formula="of:=[.F29]*[.$D29]" office:value-type="float" office:value="1.5" calcext:value-type="float">
            <text:p>1,50</text:p>
          </table:table-cell>
          <table:table-cell table:style-name="ce60" office:value-type="float" office:value="0" calcext:value-type="float">
            <text:p>0,00</text:p>
          </table:table-cell>
          <table:table-cell table:style-name="ce60" table:formula="of:=[.H29]*[.$D29]" office:value-type="float" office:value="3" calcext:value-type="float">
            <text:p>3,00</text:p>
          </table:table-cell>
          <table:table-cell table:style-name="ce60" table:formula="of:=[.I29]*[.$D29]" office:value-type="float" office:value="3.5" calcext:value-type="float">
            <text:p>3,50</text:p>
          </table:table-cell>
          <table:table-cell table:style-name="ce60" table:formula="of:=[.J29]*[.$D29]" office:value-type="float" office:value="1" calcext:value-type="float">
            <text:p>1,00</text:p>
          </table:table-cell>
          <table:table-cell table:style-name="ce60" table:formula="of:=[.K29]*[.$D29]" office:value-type="float" office:value="0.5" calcext:value-type="float">
            <text:p>0,50</text:p>
          </table:table-cell>
          <table:table-cell table:style-name="ce60" table:formula="of:=[.L29]*[.$D29]" office:value-type="float" office:value="3" calcext:value-type="float">
            <text:p>3,00</text:p>
          </table:table-cell>
          <table:table-cell table:style-name="ce60" table:formula="of:=[.M29]*[.$D29]" office:value-type="float" office:value="0" calcext:value-type="float">
            <text:p>0,00</text:p>
          </table:table-cell>
          <table:table-cell table:style-name="ce60" table:formula="of:=[.N29]*[.$D29]" office:value-type="float" office:value="3" calcext:value-type="float">
            <text:p>3,00</text:p>
          </table:table-cell>
          <table:table-cell table:style-name="ce60" table:formula="of:=[.O29]*[.$D29]" office:value-type="float" office:value="3" calcext:value-type="float">
            <text:p>3,00</text:p>
          </table:table-cell>
          <table:table-cell table:style-name="ce60" table:formula="of:=[.P29]*[.$D29]" office:value-type="float" office:value="1.5" calcext:value-type="float">
            <text:p>1,50</text:p>
          </table:table-cell>
          <table:table-cell table:style-name="ce60" table:formula="of:=[.Q29]*[.$D29]" office:value-type="float" office:value="3.5" calcext:value-type="float">
            <text:p>3,50</text:p>
          </table:table-cell>
          <table:table-cell table:style-name="ce60" table:formula="of:=[.R29]*[.$D29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29]" office:value-type="string" office:string-value="Taux de finition" calcext:value-type="string">
            <text:p>Taux de finition</text:p>
          </table:table-cell>
          <table:table-cell table:style-name="ce52"/>
          <table:table-cell table:style-name="ce55" table:formula="of:=[$'Base des calculs'.D29]" office:value-type="percentage" office:value="1" calcext:value-type="percentage">
            <text:p>100,00 %</text:p>
          </table:table-cell>
          <table:table-cell table:style-name="ce59" table:formula="of:=[$'Base des calculs'.E29]" office:value-type="float" office:value="4" calcext:value-type="float">
            <text:p>4,00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.5" calcext:value-type="float">
            <text:p>3,5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.5" calcext:value-type="float">
            <text:p>0,5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3.5" calcext:value-type="float">
            <text:p>3,5</text:p>
          </table:table-cell>
          <table:table-cell table:style-name="ce64"/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6 heures de retard</text:p>
          </table:table-cell>
          <table:table-cell table:number-columns-repeated="2"/>
          <table:table-cell office:value-type="string" calcext:value-type="string">
            <text:p>Retard de 19 heure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5 jours de retard sur la version 2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ce57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3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5" table:number-columns-repeated="3"/>
          <table:table-cell table:style-name="ce54"/>
          <table:table-cell table:style-name="ce58"/>
          <table:table-cell table:style-name="ce62" table:formula="of:=UPPER(&quot;caouissin&quot;)" office:value-type="string" office:string-value="CAOUISSIN" calcext:value-type="string">
            <text:p>CAOUISSIN</text:p>
          </table:table-cell>
          <table:table-cell table:style-name="ce65" office:value-type="string" calcext:value-type="string">
            <text:p>CARREAU</text:p>
          </table:table-cell>
          <table:table-cell table:style-name="ce62" office:value-type="string" calcext:value-type="string">
            <text:p>COLUSSI</text:p>
          </table:table-cell>
          <table:table-cell table:style-name="ce65" office:value-type="string" calcext:value-type="string">
            <text:p>COSSON</text:p>
          </table:table-cell>
          <table:table-cell table:style-name="ce62" office:value-type="string" calcext:value-type="string">
            <text:p>DELATTRE</text:p>
          </table:table-cell>
          <table:table-cell table:style-name="ce65" office:value-type="string" calcext:value-type="string">
            <text:p>JENN</text:p>
          </table:table-cell>
          <table:table-cell table:style-name="ce62" office:value-type="string" calcext:value-type="string">
            <text:p>LAPORTE</text:p>
          </table:table-cell>
          <table:table-cell table:style-name="ce65" office:value-type="string" calcext:value-type="string">
            <text:p>LE CHENU</text:p>
          </table:table-cell>
          <table:table-cell table:style-name="ce62" office:value-type="string" calcext:value-type="string">
            <text:p>LE GUELLEC</text:p>
          </table:table-cell>
          <table:table-cell table:style-name="ce65" office:value-type="string" calcext:value-type="string">
            <text:p>PAVOINE</text:p>
          </table:table-cell>
          <table:table-cell table:style-name="ce62" office:value-type="string" calcext:value-type="string">
            <text:p>VAAL</text:p>
          </table:table-cell>
          <table:table-cell table:style-name="ce65" office:value-type="string" calcext:value-type="string">
            <text:p>VIDAL</text:p>
          </table:table-cell>
          <table:table-cell table:style-name="ce62"/>
          <table:table-cell table:style-name="ce45" table:number-columns-repeated="1006"/>
        </table:table-row>
        <table:table-row table:style-name="ro1">
          <table:table-cell table:number-columns-repeated="3"/>
          <table:table-cell table:style-name="ce55" office:value-type="string" calcext:value-type="string">
            <text:p>Note/20</text:p>
          </table:table-cell>
          <table:table-cell table:style-name="ce59" table:formula="of:=[$'Base des calculs'.E4]" office:value-type="float" office:value="20" calcext:value-type="float">
            <text:p>20,00</text:p>
          </table:table-cell>
          <table:table-cell table:style-name="ce63" table:formula="of:=[.F5]*5-1" office:value-type="float" office:value="14.0708333333333" calcext:value-type="float">
            <text:p>14,07</text:p>
          </table:table-cell>
          <table:table-cell table:style-name="ce59" table:formula="of:=[.G5]*5" office:value-type="float" office:value="13.1916666666667" calcext:value-type="float">
            <text:p>13,19</text:p>
          </table:table-cell>
          <table:table-cell table:style-name="ce63" table:formula="of:=[.H5]*5" office:value-type="float" office:value="12.8125" calcext:value-type="float">
            <text:p>12,81</text:p>
          </table:table-cell>
          <table:table-cell table:style-name="ce59" table:formula="of:=[.I5]*5" office:value-type="float" office:value="11.975" calcext:value-type="float">
            <text:p>11,98</text:p>
          </table:table-cell>
          <table:table-cell table:style-name="ce63" table:formula="of:=[.J5]*5" office:value-type="float" office:value="15.1166666666667" calcext:value-type="float">
            <text:p>15,12</text:p>
          </table:table-cell>
          <table:table-cell table:style-name="ce59" table:formula="of:=[.K5]*5" office:value-type="float" office:value="10.8791666666667" calcext:value-type="float">
            <text:p>10,88</text:p>
          </table:table-cell>
          <table:table-cell table:style-name="ce63" table:formula="of:=[.L5]*5" office:value-type="float" office:value="12.0583333333333" calcext:value-type="float">
            <text:p>12,06</text:p>
          </table:table-cell>
          <table:table-cell table:style-name="ce59" table:formula="of:=[.M5]*5" office:value-type="float" office:value="13.5958333333333" calcext:value-type="float">
            <text:p>13,60</text:p>
          </table:table-cell>
          <table:table-cell table:style-name="ce63" table:formula="of:=[.N5]*5" office:value-type="float" office:value="15.5125" calcext:value-type="float">
            <text:p>15,51</text:p>
          </table:table-cell>
          <table:table-cell table:style-name="ce59" table:formula="of:=[.O5]*5" office:value-type="float" office:value="14.2416666666667" calcext:value-type="float">
            <text:p>14,24</text:p>
          </table:table-cell>
          <table:table-cell table:style-name="ce63" table:formula="of:=[.P5]*5" office:value-type="float" office:value="12.6916666666667" calcext:value-type="float">
            <text:p>12,69</text:p>
          </table:table-cell>
          <table:table-cell table:style-name="ce59" table:formula="of:=[.Q5]*5" office:value-type="float" office:value="8.35416666666667" calcext:value-type="float">
            <text:p>8,35</text:p>
          </table:table-cell>
          <table:table-cell table:style-name="ce63" table:formula="of:=[.R5]*5" office:value-type="float" office:value="0" calcext:value-type="float">
            <text:p>0,00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55" table:formula="of:=[$'Base des calculs'.D5]" office:value-type="percentage" office:value="1" calcext:value-type="percentage">
            <text:p>100,00 %</text:p>
          </table:table-cell>
          <table:table-cell table:style-name="ce59" table:formula="of:=[$'Base des calculs'.E5]" office:value-type="float" office:value="4" calcext:value-type="float">
            <text:p>4,00</text:p>
          </table:table-cell>
          <table:table-cell table:style-name="ce63" table:formula="of:=[.F6]*[.$D$6]+[.F10]*[.$D$10]+[.F14]*[.$D$14]+[.F18]*[.$D$18]+[.F28]*[.$D$28]" office:value-type="float" office:value="3.01416666666667" calcext:value-type="float">
            <text:p>3,01</text:p>
          </table:table-cell>
          <table:table-cell table:style-name="ce59" table:formula="of:=[.G6]*[.$D$6]+[.G10]*[.$D$10]+[.G14]*[.$D$14]+[.G18]*[.$D$18]+[.G28]*[.$D$28]" office:value-type="float" office:value="2.63833333333333" calcext:value-type="float">
            <text:p>2,64</text:p>
          </table:table-cell>
          <table:table-cell table:style-name="ce63" table:formula="of:=[.H6]*[.$D$6]+[.H10]*[.$D$10]+[.H14]*[.$D$14]+[.H18]*[.$D$18]+[.H28]*[.$D$28]" office:value-type="float" office:value="2.5625" calcext:value-type="float">
            <text:p>2,56</text:p>
          </table:table-cell>
          <table:table-cell table:style-name="ce59" table:formula="of:=[.I6]*[.$D$6]+[.I10]*[.$D$10]+[.I14]*[.$D$14]+[.I18]*[.$D$18]+[.I28]*[.$D$28]" office:value-type="float" office:value="2.395" calcext:value-type="float">
            <text:p>2,40</text:p>
          </table:table-cell>
          <table:table-cell table:style-name="ce63" table:formula="of:=[.J6]*[.$D$6]+[.J10]*[.$D$10]+[.J14]*[.$D$14]+[.J18]*[.$D$18]+[.J28]*[.$D$28]" office:value-type="float" office:value="3.02333333333333" calcext:value-type="float">
            <text:p>3,02</text:p>
          </table:table-cell>
          <table:table-cell table:style-name="ce59" table:formula="of:=[.K6]*[.$D$6]+[.K10]*[.$D$10]+[.K14]*[.$D$14]+[.K18]*[.$D$18]+[.K28]*[.$D$28]" office:value-type="float" office:value="2.17583333333333" calcext:value-type="float">
            <text:p>2,18</text:p>
          </table:table-cell>
          <table:table-cell table:style-name="ce63" table:formula="of:=[.L6]*[.$D$6]+[.L10]*[.$D$10]+[.L14]*[.$D$14]+[.L18]*[.$D$18]+[.L28]*[.$D$28]" office:value-type="float" office:value="2.41166666666667" calcext:value-type="float">
            <text:p>2,41</text:p>
          </table:table-cell>
          <table:table-cell table:style-name="ce59" table:formula="of:=[.M6]*[.$D$6]+[.M10]*[.$D$10]+[.M14]*[.$D$14]+[.M18]*[.$D$18]+[.M28]*[.$D$28]" office:value-type="float" office:value="2.71916666666667" calcext:value-type="float">
            <text:p>2,72</text:p>
          </table:table-cell>
          <table:table-cell table:style-name="ce63" table:formula="of:=[.N6]*[.$D$6]+[.N10]*[.$D$10]+[.N14]*[.$D$14]+[.N18]*[.$D$18]+[.N28]*[.$D$28]" office:value-type="float" office:value="3.1025" calcext:value-type="float">
            <text:p>3,10</text:p>
          </table:table-cell>
          <table:table-cell table:style-name="ce59" table:formula="of:=[.O6]*[.$D$6]+[.O10]*[.$D$10]+[.O14]*[.$D$14]+[.O18]*[.$D$18]+[.O28]*[.$D$28]" office:value-type="float" office:value="2.84833333333333" calcext:value-type="float">
            <text:p>2,85</text:p>
          </table:table-cell>
          <table:table-cell table:style-name="ce63" table:formula="of:=[.P6]*[.$D$6]+[.P10]*[.$D$10]+[.P14]*[.$D$14]+[.P18]*[.$D$18]+[.P28]*[.$D$28]" office:value-type="float" office:value="2.53833333333333" calcext:value-type="float">
            <text:p>2,54</text:p>
          </table:table-cell>
          <table:table-cell table:style-name="ce59" table:formula="of:=[.Q6]*[.$D$6]+[.Q10]*[.$D$10]+[.Q14]*[.$D$14]+[.Q18]*[.$D$18]+[.Q28]*[.$D$28]" office:value-type="float" office:value="1.67083333333333" calcext:value-type="float">
            <text:p>1,67</text:p>
          </table:table-cell>
          <table:table-cell table:style-name="ce63" table:formula="of:=[.R6]*[.$D$6]+[.R10]*[.$D$10]+[.R14]*[.$D$14]+[.R18]*[.$D$18]+[.R28]*[.$D$28]" office:value-type="float" office:value="0" calcext:value-type="float">
            <text:p>0,00</text:p>
          </table:table-cell>
          <table:table-cell table:number-columns-repeated="1006"/>
        </table:table-row>
        <table:table-row table:style-name="ro1">
          <table:table-cell table:style-name="ce46" table:formula="of:=[$'Base des calculs'.A6]" office:value-type="string" office:string-value="Respect des conventions" calcext:value-type="string">
            <text:p>Respect des conventions</text:p>
          </table:table-cell>
          <table:table-cell table:style-name="ce49"/>
          <table:table-cell table:style-name="ce51"/>
          <table:table-cell table:style-name="ce56" table:formula="of:=[$'Base des calculs'.D6]" office:value-type="percentage" office:value="0.05" calcext:value-type="percentage">
            <text:p>5,00 %</text:p>
          </table:table-cell>
          <table:table-cell table:style-name="ce60" table:formula="of:=[$'Base des calculs'.E6]" office:value-type="float" office:value="4" calcext:value-type="float">
            <text:p>4,00</text:p>
          </table:table-cell>
          <table:table-cell table:style-name="ce60" table:formula="of:=[.F7]*[.$D7]+[.F8]*[.$D8]+[.F9]*[.$D9]" office:value-type="float" office:value="3.33333333333333" calcext:value-type="float">
            <text:p>3,33</text:p>
          </table:table-cell>
          <table:table-cell table:style-name="ce60" table:formula="of:=[.G7]*[.$D7]+[.G8]*[.$D8]+[.G9]*[.$D9]" office:value-type="float" office:value="2.66666666666667" calcext:value-type="float">
            <text:p>2,67</text:p>
          </table:table-cell>
          <table:table-cell table:style-name="ce60" table:formula="of:=[.H7]*[.$D7]+[.H8]*[.$D8]+[.H9]*[.$D9]" office:value-type="float" office:value="4" calcext:value-type="float">
            <text:p>4,00</text:p>
          </table:table-cell>
          <table:table-cell table:style-name="ce60" table:formula="of:=[.I7]*[.$D7]+[.I8]*[.$D8]+[.I9]*[.$D9]" office:value-type="float" office:value="4" calcext:value-type="float">
            <text:p>4,00</text:p>
          </table:table-cell>
          <table:table-cell table:style-name="ce60" table:formula="of:=[.J7]*[.$D7]+[.J8]*[.$D8]+[.J9]*[.$D9]" office:value-type="float" office:value="3.66666666666667" calcext:value-type="float">
            <text:p>3,67</text:p>
          </table:table-cell>
          <table:table-cell table:style-name="ce60" table:formula="of:=[.K7]*[.$D7]+[.K8]*[.$D8]+[.K9]*[.$D9]" office:value-type="float" office:value="2.66666666666667" calcext:value-type="float">
            <text:p>2,67</text:p>
          </table:table-cell>
          <table:table-cell table:style-name="ce60" table:formula="of:=[.L7]*[.$D7]+[.L8]*[.$D8]+[.L9]*[.$D9]" office:value-type="float" office:value="2.33333333333333" calcext:value-type="float">
            <text:p>2,33</text:p>
          </table:table-cell>
          <table:table-cell table:style-name="ce60" table:formula="of:=[.M7]*[.$D7]+[.M8]*[.$D8]+[.M9]*[.$D9]" office:value-type="float" office:value="2.33333333333333" calcext:value-type="float">
            <text:p>2,33</text:p>
          </table:table-cell>
          <table:table-cell table:style-name="ce60" table:formula="of:=[.N7]*[.$D7]+[.N8]*[.$D8]+[.N9]*[.$D9]" office:value-type="float" office:value="4" calcext:value-type="float">
            <text:p>4,00</text:p>
          </table:table-cell>
          <table:table-cell table:style-name="ce60" table:formula="of:=[.O7]*[.$D7]+[.O8]*[.$D8]+[.O9]*[.$D9]" office:value-type="float" office:value="2.66666666666667" calcext:value-type="float">
            <text:p>2,67</text:p>
          </table:table-cell>
          <table:table-cell table:style-name="ce60" table:formula="of:=[.P7]*[.$D7]+[.P8]*[.$D8]+[.P9]*[.$D9]" office:value-type="float" office:value="2.66666666666667" calcext:value-type="float">
            <text:p>2,67</text:p>
          </table:table-cell>
          <table:table-cell table:style-name="ce60" table:formula="of:=[.Q7]*[.$D7]+[.Q8]*[.$D8]+[.Q9]*[.$D9]" office:value-type="float" office:value="2.66666666666667" calcext:value-type="float">
            <text:p>2,67</text:p>
          </table:table-cell>
          <table:table-cell table:style-name="ce60" table:formula="of:=[.R7]*[.$D7]+[.R8]*[.$D8]+[.R9]*[.$D9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7]" office:value-type="string" office:string-value="Nommage" calcext:value-type="string">
            <text:p>Nommage</text:p>
          </table:table-cell>
          <table:table-cell table:style-name="ce52"/>
          <table:table-cell table:style-name="ce55" table:formula="of:=[$'Base des calculs'.D7]" office:value-type="percentage" office:value="0.333333333333333" calcext:value-type="percentage">
            <text:p>33,33 %</text:p>
          </table:table-cell>
          <table:table-cell table:style-name="ce59" table:formula="of:=[$'Base des calculs'.E7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8]" office:value-type="string" office:string-value="Indentation" calcext:value-type="string">
            <text:p>Indentation</text:p>
          </table:table-cell>
          <table:table-cell table:style-name="ce52"/>
          <table:table-cell table:style-name="ce55" table:formula="of:=[$'Base des calculs'.D8]" office:value-type="percentage" office:value="0.333333333333333" calcext:value-type="percentage">
            <text:p>33,33 %</text:p>
          </table:table-cell>
          <table:table-cell table:style-name="ce59" table:formula="of:=[$'Base des calculs'.E8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9]" office:value-type="string" office:string-value="javadoc" calcext:value-type="string">
            <text:p>javadoc</text:p>
          </table:table-cell>
          <table:table-cell table:style-name="ce52"/>
          <table:table-cell table:style-name="ce55" table:formula="of:=[$'Base des calculs'.D9]" office:value-type="percentage" office:value="0.333333333333333" calcext:value-type="percentage">
            <text:p>33,33 %</text:p>
          </table:table-cell>
          <table:table-cell table:style-name="ce59" table:formula="of:=[$'Base des calculs'.E9]" office:value-type="float" office:value="4" calcext:value-type="float">
            <text:p>4,0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10]" office:value-type="string" office:string-value="Qualité du code" calcext:value-type="string">
            <text:p>Qualité du code</text:p>
          </table:table-cell>
          <table:table-cell table:style-name="ce48" table:number-columns-repeated="2"/>
          <table:table-cell table:style-name="ce56" table:formula="of:=[$'Base des calculs'.D10]" office:value-type="percentage" office:value="0.05" calcext:value-type="percentage">
            <text:p>5,00 %</text:p>
          </table:table-cell>
          <table:table-cell table:style-name="ce60" table:formula="of:=[$'Base des calculs'.E10]" office:value-type="float" office:value="4" calcext:value-type="float">
            <text:p>4,00</text:p>
          </table:table-cell>
          <table:table-cell table:style-name="ce60" table:formula="of:=[.F11]*[.$D11]+[.F12]*[.$D12]+[.F13]*[.$D13]" office:value-type="float" office:value="3.75" calcext:value-type="float">
            <text:p>3,75</text:p>
          </table:table-cell>
          <table:table-cell table:style-name="ce60" table:formula="of:=[.G11]*[.$D11]+[.G12]*[.$D12]+[.G13]*[.$D13]" office:value-type="float" office:value="2.5" calcext:value-type="float">
            <text:p>2,50</text:p>
          </table:table-cell>
          <table:table-cell table:style-name="ce60" table:formula="of:=[.H11]*[.$D11]+[.H12]*[.$D12]+[.H13]*[.$D13]" office:value-type="float" office:value="3.25" calcext:value-type="float">
            <text:p>3,25</text:p>
          </table:table-cell>
          <table:table-cell table:style-name="ce60" table:formula="of:=[.I11]*[.$D11]+[.I12]*[.$D12]+[.I13]*[.$D13]" office:value-type="float" office:value="3.5" calcext:value-type="float">
            <text:p>3,50</text:p>
          </table:table-cell>
          <table:table-cell table:style-name="ce60" table:formula="of:=[.J11]*[.$D11]+[.J12]*[.$D12]+[.J13]*[.$D13]" office:value-type="float" office:value="4" calcext:value-type="float">
            <text:p>4,00</text:p>
          </table:table-cell>
          <table:table-cell table:style-name="ce60" table:formula="of:=[.K11]*[.$D11]+[.K12]*[.$D12]+[.K13]*[.$D13]" office:value-type="float" office:value="3.25" calcext:value-type="float">
            <text:p>3,25</text:p>
          </table:table-cell>
          <table:table-cell table:style-name="ce60" table:formula="of:=[.L11]*[.$D11]+[.L12]*[.$D12]+[.L13]*[.$D13]" office:value-type="float" office:value="1.5" calcext:value-type="float">
            <text:p>1,50</text:p>
          </table:table-cell>
          <table:table-cell table:style-name="ce60" table:formula="of:=[.M11]*[.$D11]+[.M12]*[.$D12]+[.M13]*[.$D13]" office:value-type="float" office:value="3.25" calcext:value-type="float">
            <text:p>3,25</text:p>
          </table:table-cell>
          <table:table-cell table:style-name="ce60" table:formula="of:=[.N11]*[.$D11]+[.N12]*[.$D12]+[.N13]*[.$D13]" office:value-type="float" office:value="3.25" calcext:value-type="float">
            <text:p>3,25</text:p>
          </table:table-cell>
          <table:table-cell table:style-name="ce60" table:formula="of:=[.O11]*[.$D11]+[.O12]*[.$D12]+[.O13]*[.$D13]" office:value-type="float" office:value="1.5" calcext:value-type="float">
            <text:p>1,50</text:p>
          </table:table-cell>
          <table:table-cell table:style-name="ce60" table:formula="of:=[.P11]*[.$D11]+[.P12]*[.$D12]+[.P13]*[.$D13]" office:value-type="float" office:value="2.5" calcext:value-type="float">
            <text:p>2,50</text:p>
          </table:table-cell>
          <table:table-cell table:style-name="ce60" table:formula="of:=[.Q11]*[.$D11]+[.Q12]*[.$D12]+[.Q13]*[.$D13]" office:value-type="float" office:value="2.75" calcext:value-type="float">
            <text:p>2,75</text:p>
          </table:table-cell>
          <table:table-cell table:style-name="ce60" table:formula="of:=[.R11]*[.$D11]+[.R12]*[.$D12]+[.R13]*[.$D13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1]" office:value-type="string" office:string-value="Les méthodes ont un rôle défini" calcext:value-type="string">
            <text:p>Les méthodes ont un rôle défini</text:p>
          </table:table-cell>
          <table:table-cell table:style-name="ce52"/>
          <table:table-cell table:style-name="ce55" table:formula="of:=[$'Base des calculs'.D11]" office:value-type="percentage" office:value="0.25" calcext:value-type="percentage">
            <text:p>25,00 %</text:p>
          </table:table-cell>
          <table:table-cell table:style-name="ce59" table:formula="of:=[$'Base des calculs'.E11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2]" office:value-type="string" office:string-value="Les méthodes ont une taille raisonnable" calcext:value-type="string">
            <text:p>Les méthodes ont une taille raisonnable</text:p>
          </table:table-cell>
          <table:table-cell table:style-name="ce52"/>
          <table:table-cell table:style-name="ce55" table:formula="of:=[$'Base des calculs'.D12]" office:value-type="percentage" office:value="0.25" calcext:value-type="percentage">
            <text:p>25,00 %</text:p>
          </table:table-cell>
          <table:table-cell table:style-name="ce59" table:formula="of:=[$'Base des calculs'.E12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3]" office:value-type="string" office:string-value="Les méthodes sont compréhensibles" calcext:value-type="string">
            <text:p>Les méthodes sont compréhensibles</text:p>
          </table:table-cell>
          <table:table-cell table:style-name="ce52"/>
          <table:table-cell table:style-name="ce55" table:formula="of:=[$'Base des calculs'.D13]" office:value-type="percentage" office:value="0.5" calcext:value-type="percentage">
            <text:p>50,00 %</text:p>
          </table:table-cell>
          <table:table-cell table:style-name="ce59" table:formula="of:=[$'Base des calculs'.E13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14]" office:value-type="string" office:string-value="Les tests" calcext:value-type="string">
            <text:p>Les tests</text:p>
          </table:table-cell>
          <table:table-cell table:style-name="ce49"/>
          <table:table-cell table:style-name="ce51"/>
          <table:table-cell table:style-name="ce56" table:formula="of:=[$'Base des calculs'.D14]" office:value-type="percentage" office:value="0.2" calcext:value-type="percentage">
            <text:p>20,00 %</text:p>
          </table:table-cell>
          <table:table-cell table:style-name="ce60" table:formula="of:=[$'Base des calculs'.E14]" office:value-type="float" office:value="4" calcext:value-type="float">
            <text:p>4,00</text:p>
          </table:table-cell>
          <table:table-cell table:style-name="ce60" table:formula="of:=[.F15]*[.$D15]+[.F16]*[.$D16]+[.F17]*[.$D17]" office:value-type="float" office:value="2.8" calcext:value-type="float">
            <text:p>2,80</text:p>
          </table:table-cell>
          <table:table-cell table:style-name="ce60" table:formula="of:=[.G15]*[.$D15]+[.G16]*[.$D16]+[.G17]*[.$D17]" office:value-type="float" office:value="1.4" calcext:value-type="float">
            <text:p>1,40</text:p>
          </table:table-cell>
          <table:table-cell table:style-name="ce60" table:formula="of:=[.H15]*[.$D15]+[.H16]*[.$D16]+[.H17]*[.$D17]" office:value-type="float" office:value="1.5" calcext:value-type="float">
            <text:p>1,50</text:p>
          </table:table-cell>
          <table:table-cell table:style-name="ce60" table:formula="of:=[.I15]*[.$D15]+[.I16]*[.$D16]+[.I17]*[.$D17]" office:value-type="float" office:value="2.6" calcext:value-type="float">
            <text:p>2,60</text:p>
          </table:table-cell>
          <table:table-cell table:style-name="ce60" table:formula="of:=[.J15]*[.$D15]+[.J16]*[.$D16]+[.J17]*[.$D17]" office:value-type="float" office:value="2.2" calcext:value-type="float">
            <text:p>2,20</text:p>
          </table:table-cell>
          <table:table-cell table:style-name="ce60" table:formula="of:=[.K15]*[.$D15]+[.K16]*[.$D16]+[.K17]*[.$D17]" office:value-type="float" office:value="1.9" calcext:value-type="float">
            <text:p>1,90</text:p>
          </table:table-cell>
          <table:table-cell table:style-name="ce60" table:formula="of:=[.L15]*[.$D15]+[.L16]*[.$D16]+[.L17]*[.$D17]" office:value-type="float" office:value="1.6" calcext:value-type="float">
            <text:p>1,60</text:p>
          </table:table-cell>
          <table:table-cell table:style-name="ce60" table:formula="of:=[.M15]*[.$D15]+[.M16]*[.$D16]+[.M17]*[.$D17]" office:value-type="float" office:value="2.7" calcext:value-type="float">
            <text:p>2,70</text:p>
          </table:table-cell>
          <table:table-cell table:style-name="ce60" table:formula="of:=[.N15]*[.$D15]+[.N16]*[.$D16]+[.N17]*[.$D17]" office:value-type="float" office:value="2.2" calcext:value-type="float">
            <text:p>2,20</text:p>
          </table:table-cell>
          <table:table-cell table:style-name="ce60" table:formula="of:=[.O15]*[.$D15]+[.O16]*[.$D16]+[.O17]*[.$D17]" office:value-type="float" office:value="2.7" calcext:value-type="float">
            <text:p>2,70</text:p>
          </table:table-cell>
          <table:table-cell table:style-name="ce60" table:formula="of:=[.P15]*[.$D15]+[.P16]*[.$D16]+[.P17]*[.$D17]" office:value-type="float" office:value="1.4" calcext:value-type="float">
            <text:p>1,40</text:p>
          </table:table-cell>
          <table:table-cell table:style-name="ce60" table:formula="of:=[.Q15]*[.$D15]+[.Q16]*[.$D16]+[.Q17]*[.$D17]" office:value-type="float" office:value="0" calcext:value-type="float">
            <text:p>0,00</text:p>
          </table:table-cell>
          <table:table-cell table:style-name="ce60" table:formula="of:=[.R15]*[.$D15]+[.R16]*[.$D16]+[.R17]*[.$D17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5]" office:value-type="string" office:string-value="Une méthode de test par méthode" calcext:value-type="string">
            <text:p>Une méthode de test par méthode</text:p>
          </table:table-cell>
          <table:table-cell table:style-name="ce52"/>
          <table:table-cell table:style-name="ce55" table:formula="of:=[$'Base des calculs'.D15]" office:value-type="percentage" office:value="0.3" calcext:value-type="percentage">
            <text:p>30,00 %</text:p>
          </table:table-cell>
          <table:table-cell table:style-name="ce59" table:formula="of:=[$'Base des calculs'.E15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6]" office:value-type="string" office:string-value="Tests des cas normaux" calcext:value-type="string">
            <text:p>Tests des cas normaux</text:p>
          </table:table-cell>
          <table:table-cell table:style-name="ce52"/>
          <table:table-cell table:style-name="ce55" table:formula="of:=[$'Base des calculs'.D16]" office:value-type="percentage" office:value="0.5" calcext:value-type="percentage">
            <text:p>50,00 %</text:p>
          </table:table-cell>
          <table:table-cell table:style-name="ce59" table:formula="of:=[$'Base des calculs'.E16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7]" office:value-type="string" office:string-value="Tests des autres cas" calcext:value-type="string">
            <text:p>Tests des autres cas</text:p>
          </table:table-cell>
          <table:table-cell table:style-name="ce52"/>
          <table:table-cell table:style-name="ce55" table:formula="of:=[$'Base des calculs'.D17]" office:value-type="percentage" office:value="0.2" calcext:value-type="percentage">
            <text:p>20,00 %</text:p>
          </table:table-cell>
          <table:table-cell table:style-name="ce59" table:formula="of:=[$'Base des calculs'.E17]" office:value-type="float" office:value="4" calcext:value-type="float">
            <text:p>4,0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18]" office:value-type="string" office:string-value="Fonctionnalités joueur contre joueur" calcext:value-type="string">
            <text:p>Fonctionnalités joueur contre joueur</text:p>
          </table:table-cell>
          <table:table-cell table:style-name="ce49"/>
          <table:table-cell table:style-name="ce51"/>
          <table:table-cell table:style-name="ce56" table:formula="of:=[$'Base des calculs'.D18]" office:value-type="percentage" office:value="0.5" calcext:value-type="percentage">
            <text:p>50,00 %</text:p>
          </table:table-cell>
          <table:table-cell table:style-name="ce60" table:formula="of:=[$'Base des calculs'.E18]" office:value-type="float" office:value="4" calcext:value-type="float">
            <text:p>4,00</text:p>
          </table:table-cell>
          <table:table-cell table:style-name="ce60" table:formula="of:=[.F20]*[.$D20]+[.F21]*[.$D21]+[.F22]*[.$D22]+[.F23]*[.$D23]+[.F25]*[.$D25]+[.F26]*[.$D26]+[.F27]*[.$D27]" office:value-type="float" office:value="3.4" calcext:value-type="float">
            <text:p>3,40</text:p>
          </table:table-cell>
          <table:table-cell table:style-name="ce60" table:formula="of:=[.G20]*[.$D20]+[.G21]*[.$D21]+[.G22]*[.$D22]+[.G23]*[.$D23]+[.G25]*[.$D25]+[.G26]*[.$D26]+[.G27]*[.$D27]" office:value-type="float" office:value="3.6" calcext:value-type="float">
            <text:p>3,60</text:p>
          </table:table-cell>
          <table:table-cell table:style-name="ce60" table:formula="of:=[.H20]*[.$D20]+[.H21]*[.$D21]+[.H22]*[.$D22]+[.H23]*[.$D23]+[.H25]*[.$D25]+[.H26]*[.$D26]+[.H27]*[.$D27]" office:value-type="float" office:value="3.2" calcext:value-type="float">
            <text:p>3,20</text:p>
          </table:table-cell>
          <table:table-cell table:style-name="ce60" table:formula="of:=[.I20]*[.$D20]+[.I21]*[.$D21]+[.I22]*[.$D22]+[.I23]*[.$D23]+[.I25]*[.$D25]+[.I26]*[.$D26]+[.I27]*[.$D27]" office:value-type="float" office:value="2.2" calcext:value-type="float">
            <text:p>2,20</text:p>
          </table:table-cell>
          <table:table-cell table:style-name="ce60" table:formula="of:=[.J20]*[.$D20]+[.J21]*[.$D21]+[.J22]*[.$D22]+[.J23]*[.$D23]+[.J25]*[.$D25]+[.J26]*[.$D26]+[.J27]*[.$D27]" office:value-type="float" office:value="3.6" calcext:value-type="float">
            <text:p>3,60</text:p>
          </table:table-cell>
          <table:table-cell table:style-name="ce60" table:formula="of:=[.K20]*[.$D20]+[.K21]*[.$D21]+[.K22]*[.$D22]+[.K23]*[.$D23]+[.K25]*[.$D25]+[.K26]*[.$D26]+[.K27]*[.$D27]" office:value-type="float" office:value="3" calcext:value-type="float">
            <text:p>3,00</text:p>
          </table:table-cell>
          <table:table-cell table:style-name="ce60" table:formula="of:=[.L20]*[.$D20]+[.L21]*[.$D21]+[.L22]*[.$D22]+[.L23]*[.$D23]+[.L25]*[.$D25]+[.L26]*[.$D26]+[.L27]*[.$D27]" office:value-type="float" office:value="3.2" calcext:value-type="float">
            <text:p>3,20</text:p>
          </table:table-cell>
          <table:table-cell table:style-name="ce60" table:formula="of:=[.M20]*[.$D20]+[.M21]*[.$D21]+[.M22]*[.$D22]+[.M23]*[.$D23]+[.M25]*[.$D25]+[.M26]*[.$D26]+[.M27]*[.$D27]" office:value-type="float" office:value="3.2" calcext:value-type="float">
            <text:p>3,20</text:p>
          </table:table-cell>
          <table:table-cell table:style-name="ce60" table:formula="of:=[.N20]*[.$D20]+[.N21]*[.$D21]+[.N22]*[.$D22]+[.N23]*[.$D23]+[.N25]*[.$D25]+[.N26]*[.$D26]+[.N27]*[.$D27]" office:value-type="float" office:value="3.6" calcext:value-type="float">
            <text:p>3,60</text:p>
          </table:table-cell>
          <table:table-cell table:style-name="ce60" table:formula="of:=[.O20]*[.$D20]+[.O21]*[.$D21]+[.O22]*[.$D22]+[.O23]*[.$D23]+[.O25]*[.$D25]+[.O26]*[.$D26]+[.O27]*[.$D27]" office:value-type="float" office:value="3.8" calcext:value-type="float">
            <text:p>3,80</text:p>
          </table:table-cell>
          <table:table-cell table:style-name="ce60" table:formula="of:=[.P20]*[.$D20]+[.P21]*[.$D21]+[.P22]*[.$D22]+[.P23]*[.$D23]+[.P25]*[.$D25]+[.P26]*[.$D26]+[.P27]*[.$D27]" office:value-type="float" office:value="3.6" calcext:value-type="float">
            <text:p>3,60</text:p>
          </table:table-cell>
          <table:table-cell table:style-name="ce60" table:formula="of:=[.Q20]*[.$D20]+[.Q21]*[.$D21]+[.Q22]*[.$D22]+[.Q23]*[.$D23]+[.Q25]*[.$D25]+[.Q26]*[.$D26]+[.Q27]*[.$D27]" office:value-type="float" office:value="2.6" calcext:value-type="float">
            <text:p>2,60</text:p>
          </table:table-cell>
          <table:table-cell table:style-name="ce60" table:formula="of:=[.R20]*[.$D20]+[.R21]*[.$D21]+[.R22]*[.$D22]+[.R23]*[.$D23]+[.R25]*[.$D25]+[.R26]*[.$D26]+[.R27]*[.$D27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9]" office:value-type="string" office:string-value="Cas normal" calcext:value-type="string">
            <text:p>Cas normal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0]" office:value-type="string" office:string-value="Le fonctionnement est correct" calcext:value-type="string">
            <text:p>Le fonctionnement est correct</text:p>
          </table:table-cell>
          <table:table-cell table:style-name="ce55" table:formula="of:=[$'Base des calculs'.D20]" office:value-type="percentage" office:value="0.55" calcext:value-type="percentage">
            <text:p>55,00 %</text:p>
          </table:table-cell>
          <table:table-cell table:style-name="ce59" table:formula="of:=[$'Base des calculs'.E20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1]" office:value-type="string" office:string-value="cas de la saisie de la première ligne" calcext:value-type="string">
            <text:p>cas de la saisie de la première ligne</text:p>
          </table:table-cell>
          <table:table-cell table:style-name="ce55" table:formula="of:=[$'Base des calculs'.D21]" office:value-type="percentage" office:value="0.05" calcext:value-type="percentage">
            <text:p>5,00 %</text:p>
          </table:table-cell>
          <table:table-cell table:style-name="ce59" table:formula="of:=[$'Base des calculs'.E21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2]" office:value-type="string" office:string-value="amélioration de la saisie de la ligne" calcext:value-type="string">
            <text:p>amélioration de la saisie de la ligne</text:p>
          </table:table-cell>
          <table:table-cell table:style-name="ce55" table:formula="of:=[$'Base des calculs'.D22]" office:value-type="percentage" office:value="0.05" calcext:value-type="percentage">
            <text:p>5,00 %</text:p>
          </table:table-cell>
          <table:table-cell table:style-name="ce59" table:formula="of:=[$'Base des calculs'.E22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3]" office:value-type="string" office:string-value="amélioration de la saisie du nombre d’allumettes" calcext:value-type="string">
            <text:p>amélioration de la saisie du nombre d’allumettes</text:p>
          </table:table-cell>
          <table:table-cell table:style-name="ce55" table:formula="of:=[$'Base des calculs'.D23]" office:value-type="percentage" office:value="0.05" calcext:value-type="percentage">
            <text:p>5,00 %</text:p>
          </table:table-cell>
          <table:table-cell table:style-name="ce59" table:formula="of:=[$'Base des calculs'.E23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24]" office:value-type="string" office:string-value="Cas d’erreurs" calcext:value-type="string">
            <text:p>Cas d’erreurs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5]" office:value-type="string" office:string-value="Saisie du nombre d’allumettes" calcext:value-type="string">
            <text:p>Saisie du nombre d’allumettes</text:p>
          </table:table-cell>
          <table:table-cell table:style-name="ce55" table:formula="of:=[$'Base des calculs'.D25]" office:value-type="percentage" office:value="0.1" calcext:value-type="percentage">
            <text:p>10,00 %</text:p>
          </table:table-cell>
          <table:table-cell table:style-name="ce59" table:formula="of:=[$'Base des calculs'.E25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6]" office:value-type="string" office:string-value="Saisie du numéro de la ligne" calcext:value-type="string">
            <text:p>Saisie du numéro de la ligne</text:p>
          </table:table-cell>
          <table:table-cell table:style-name="ce55" table:formula="of:=[$'Base des calculs'.D26]" office:value-type="percentage" office:value="0.1" calcext:value-type="percentage">
            <text:p>10,00 %</text:p>
          </table:table-cell>
          <table:table-cell table:style-name="ce59" table:formula="of:=[$'Base des calculs'.E26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7]" office:value-type="string" office:string-value="Saisie du nombre d’allumettes à séparer" calcext:value-type="string">
            <text:p>Saisie du nombre d’allumettes à séparer</text:p>
          </table:table-cell>
          <table:table-cell table:style-name="ce55" table:formula="of:=[$'Base des calculs'.D27]" office:value-type="percentage" office:value="0.1" calcext:value-type="percentage">
            <text:p>10,00 %</text:p>
          </table:table-cell>
          <table:table-cell table:style-name="ce59" table:formula="of:=[$'Base des calculs'.E27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28]" office:value-type="string" office:string-value="Fonctionnalités joueur contre Ordinateur" calcext:value-type="string">
            <text:p>Fonctionnalités joueur contre Ordinateur</text:p>
          </table:table-cell>
          <table:table-cell table:style-name="ce49"/>
          <table:table-cell table:style-name="ce51"/>
          <table:table-cell table:style-name="ce56" table:formula="of:=[$'Base des calculs'.D28]" office:value-type="percentage" office:value="0.2" calcext:value-type="percentage">
            <text:p>20,00 %</text:p>
          </table:table-cell>
          <table:table-cell table:style-name="ce60" table:formula="of:=[$'Base des calculs'.E28]" office:value-type="float" office:value="4" calcext:value-type="float">
            <text:p>4,00</text:p>
          </table:table-cell>
          <table:table-cell table:style-name="ce60" table:formula="of:=[.F29]*[.$D29]" office:value-type="float" office:value="2" calcext:value-type="float">
            <text:p>2,00</text:p>
          </table:table-cell>
          <table:table-cell table:style-name="ce60" table:formula="of:=[.G29]*[.$D29]" office:value-type="float" office:value="1.5" calcext:value-type="float">
            <text:p>1,50</text:p>
          </table:table-cell>
          <table:table-cell table:style-name="ce60" table:formula="of:=[.H29]*[.$D29]" office:value-type="float" office:value="1.5" calcext:value-type="float">
            <text:p>1,50</text:p>
          </table:table-cell>
          <table:table-cell table:style-name="ce60" table:formula="of:=[.I29]*[.$D29]" office:value-type="float" office:value="2" calcext:value-type="float">
            <text:p>2,00</text:p>
          </table:table-cell>
          <table:table-cell table:style-name="ce60" table:formula="of:=[.J29]*[.$D29]" office:value-type="float" office:value="2" calcext:value-type="float">
            <text:p>2,00</text:p>
          </table:table-cell>
          <table:table-cell table:style-name="ce60" table:formula="of:=[.K29]*[.$D29]" office:value-type="float" office:value="0" calcext:value-type="float">
            <text:p>0,00</text:p>
          </table:table-cell>
          <table:table-cell table:style-name="ce60" table:formula="of:=[.L29]*[.$D29]" office:value-type="float" office:value="1.5" calcext:value-type="float">
            <text:p>1,50</text:p>
          </table:table-cell>
          <table:table-cell table:style-name="ce60" table:formula="of:=[.M29]*[.$D29]" office:value-type="float" office:value="1.5" calcext:value-type="float">
            <text:p>1,50</text:p>
          </table:table-cell>
          <table:table-cell table:style-name="ce60" table:formula="of:=[.N29]*[.$D29]" office:value-type="float" office:value="2.5" calcext:value-type="float">
            <text:p>2,50</text:p>
          </table:table-cell>
          <table:table-cell table:style-name="ce60" table:formula="of:=[.O29]*[.$D29]" office:value-type="float" office:value="1" calcext:value-type="float">
            <text:p>1,00</text:p>
          </table:table-cell>
          <table:table-cell table:style-name="ce60" table:formula="of:=[.P29]*[.$D29]" office:value-type="float" office:value="1" calcext:value-type="float">
            <text:p>1,00</text:p>
          </table:table-cell>
          <table:table-cell table:style-name="ce60" table:formula="of:=[.Q29]*[.$D29]" office:value-type="float" office:value="0.5" calcext:value-type="float">
            <text:p>0,50</text:p>
          </table:table-cell>
          <table:table-cell table:style-name="ce60" table:formula="of:=[.R29]*[.$D29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29]" office:value-type="string" office:string-value="Taux de finition" calcext:value-type="string">
            <text:p>Taux de finition</text:p>
          </table:table-cell>
          <table:table-cell table:style-name="ce52"/>
          <table:table-cell table:style-name="ce55" table:formula="of:=[$'Base des calculs'.D29]" office:value-type="percentage" office:value="1" calcext:value-type="percentage">
            <text:p>100,00 %</text:p>
          </table:table-cell>
          <table:table-cell table:style-name="ce59" table:formula="of:=[$'Base des calculs'.E29]" office:value-type="float" office:value="4" calcext:value-type="float">
            <text:p>4,0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2.5" calcext:value-type="float">
            <text:p>2,5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.5" calcext:value-type="float">
            <text:p>0,5</text:p>
          </table:table-cell>
          <table:table-cell table:style-name="ce64"/>
          <table:table-cell table:number-columns-repeated="1006"/>
        </table:table-row>
        <table:table-row table:style-name="ro1">
          <table:table-cell table:number-columns-repeated="5"/>
          <table:table-cell office:value-type="string" calcext:value-type="string">
            <text:p>Retard de 7 heures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ce57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3" table:number-columns-repeated="100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5" table:number-columns-repeated="3"/>
          <table:table-cell table:style-name="ce54"/>
          <table:table-cell table:style-name="ce58"/>
          <table:table-cell table:style-name="ce62" office:value-type="string" calcext:value-type="string">
            <text:p>BELBEOCH</text:p>
          </table:table-cell>
          <table:table-cell table:style-name="ce65" office:value-type="string" calcext:value-type="string">
            <text:p>DJERBI</text:p>
          </table:table-cell>
          <table:table-cell table:style-name="ce62" office:value-type="string" calcext:value-type="string">
            <text:p>GELGON</text:p>
          </table:table-cell>
          <table:table-cell table:style-name="ce65" office:value-type="string" calcext:value-type="string">
            <text:p>GOUAULT</text:p>
          </table:table-cell>
          <table:table-cell table:style-name="ce62" office:value-type="string" calcext:value-type="string">
            <text:p>JICQUELLO</text:p>
          </table:table-cell>
          <table:table-cell table:style-name="ce65" office:value-type="string" calcext:value-type="string">
            <text:p>LE JEUNE</text:p>
          </table:table-cell>
          <table:table-cell table:style-name="ce62" office:value-type="string" calcext:value-type="string">
            <text:p>LEMAITRE</text:p>
          </table:table-cell>
          <table:table-cell table:style-name="ce65" office:value-type="string" calcext:value-type="string">
            <text:p>MASSIEU</text:p>
          </table:table-cell>
          <table:table-cell table:style-name="ce62" office:value-type="string" calcext:value-type="string">
            <text:p>MEDJEDOUB</text:p>
          </table:table-cell>
          <table:table-cell table:style-name="ce65" office:value-type="string" calcext:value-type="string">
            <text:p>MONBOUSSIN</text:p>
          </table:table-cell>
          <table:table-cell table:style-name="ce62" office:value-type="string" calcext:value-type="string">
            <text:p>ROBIN</text:p>
          </table:table-cell>
          <table:table-cell table:style-name="ce65" office:value-type="string" calcext:value-type="string">
            <text:p>SEVETTE</text:p>
          </table:table-cell>
          <table:table-cell table:style-name="ce62" office:value-type="string" calcext:value-type="string">
            <text:p>SZCZEPANSKI</text:p>
          </table:table-cell>
          <table:table-cell table:style-name="ce65" office:value-type="string" calcext:value-type="string">
            <text:p>UZEL</text:p>
          </table:table-cell>
          <table:table-cell table:style-name="ce45" table:number-columns-repeated="1005"/>
        </table:table-row>
        <table:table-row table:style-name="ro1">
          <table:table-cell table:number-columns-repeated="3"/>
          <table:table-cell table:style-name="ce55" office:value-type="string" calcext:value-type="string">
            <text:p>Note/20</text:p>
          </table:table-cell>
          <table:table-cell table:style-name="ce59" table:formula="of:=[$'Base des calculs'.E4]" office:value-type="float" office:value="20" calcext:value-type="float">
            <text:p>20,00</text:p>
          </table:table-cell>
          <table:table-cell table:style-name="ce63" table:formula="of:=[.F5]*5" office:value-type="float" office:value="14.3" calcext:value-type="float">
            <text:p>14,30</text:p>
          </table:table-cell>
          <table:table-cell table:style-name="ce59" table:formula="of:=[.G5]*5" office:value-type="float" office:value="2.65" calcext:value-type="float">
            <text:p>2,65</text:p>
          </table:table-cell>
          <table:table-cell table:style-name="ce63" table:formula="of:=[.H5]*5" office:value-type="float" office:value="1.35416666666667" calcext:value-type="float">
            <text:p>1,35</text:p>
          </table:table-cell>
          <table:table-cell table:style-name="ce59" table:formula="of:=[.I5]*5" office:value-type="float" office:value="13.2125" calcext:value-type="float">
            <text:p>13,21</text:p>
          </table:table-cell>
          <table:table-cell table:style-name="ce63" table:formula="of:=[.J5]*5" office:value-type="float" office:value="11.0875" calcext:value-type="float">
            <text:p>11,09</text:p>
          </table:table-cell>
          <table:table-cell table:style-name="ce59" table:formula="of:=[.K5]*5" office:value-type="float" office:value="1.05" calcext:value-type="float">
            <text:p>1,05</text:p>
          </table:table-cell>
          <table:table-cell table:style-name="ce63" table:formula="of:=[.L5]*5" office:value-type="float" office:value="11.8166666666667" calcext:value-type="float">
            <text:p>11,82</text:p>
          </table:table-cell>
          <table:table-cell table:style-name="ce59" table:formula="of:=[.M5]*5" office:value-type="float" office:value="18.5" calcext:value-type="float">
            <text:p>18,50</text:p>
          </table:table-cell>
          <table:table-cell table:style-name="ce63" table:formula="of:=[.N5]*5" office:value-type="float" office:value="11.5458333333333" calcext:value-type="float">
            <text:p>11,55</text:p>
          </table:table-cell>
          <table:table-cell table:style-name="ce59" table:formula="of:=[.O5]*5" office:value-type="float" office:value="10.1708333333333" calcext:value-type="float">
            <text:p>10,17</text:p>
          </table:table-cell>
          <table:table-cell table:style-name="ce63" table:formula="of:=[.P5]*5" office:value-type="float" office:value="18.35" calcext:value-type="float">
            <text:p>18,35</text:p>
          </table:table-cell>
          <table:table-cell table:style-name="ce59" table:formula="of:=[.Q5]*5" office:value-type="float" office:value="15.0791666666667" calcext:value-type="float">
            <text:p>15,08</text:p>
          </table:table-cell>
          <table:table-cell table:style-name="ce63" table:formula="of:=[.R5]*5" office:value-type="float" office:value="13.9125" calcext:value-type="float">
            <text:p>13,91</text:p>
          </table:table-cell>
          <table:table-cell table:style-name="ce59" table:formula="of:=[.S5]*5" office:value-type="float" office:value="9.63333333333333" calcext:value-type="float">
            <text:p>9,6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55" table:formula="of:=[$'Base des calculs'.D5]" office:value-type="percentage" office:value="1" calcext:value-type="percentage">
            <text:p>100,00 %</text:p>
          </table:table-cell>
          <table:table-cell table:style-name="ce59" table:formula="of:=[$'Base des calculs'.E5]" office:value-type="float" office:value="4" calcext:value-type="float">
            <text:p>4,00</text:p>
          </table:table-cell>
          <table:table-cell table:style-name="ce63" table:formula="of:=[.F6]*[.$D$6]+[.F10]*[.$D$10]+[.F14]*[.$D$14]+[.F18]*[.$D$18]+[.F28]*[.$D$28]" office:value-type="float" office:value="2.86" calcext:value-type="float">
            <text:p>2,86</text:p>
          </table:table-cell>
          <table:table-cell table:style-name="ce59" table:formula="of:=[.G6]*[.$D$6]+[.G10]*[.$D$10]+[.G14]*[.$D$14]+[.G18]*[.$D$18]+[.G28]*[.$D$28]" office:value-type="float" office:value="0.53" calcext:value-type="float">
            <text:p>0,53</text:p>
          </table:table-cell>
          <table:table-cell table:style-name="ce63" table:formula="of:=[.H6]*[.$D$6]+[.H10]*[.$D$10]+[.H14]*[.$D$14]+[.H18]*[.$D$18]+[.H28]*[.$D$28]" office:value-type="float" office:value="0.270833333333333" calcext:value-type="float">
            <text:p>0,27</text:p>
          </table:table-cell>
          <table:table-cell table:style-name="ce59" table:formula="of:=[.I6]*[.$D$6]+[.I10]*[.$D$10]+[.I14]*[.$D$14]+[.I18]*[.$D$18]+[.I28]*[.$D$28]" office:value-type="float" office:value="2.6425" calcext:value-type="float">
            <text:p>2,64</text:p>
          </table:table-cell>
          <table:table-cell table:style-name="ce63" table:formula="of:=[.J6]*[.$D$6]+[.J10]*[.$D$10]+[.J14]*[.$D$14]+[.J18]*[.$D$18]+[.J28]*[.$D$28]" office:value-type="float" office:value="2.2175" calcext:value-type="float">
            <text:p>2,22</text:p>
          </table:table-cell>
          <table:table-cell table:style-name="ce59" table:formula="of:=[.K6]*[.$D$6]+[.K10]*[.$D$10]+[.K14]*[.$D$14]+[.K18]*[.$D$18]+[.K28]*[.$D$28]" office:value-type="float" office:value="0.21" calcext:value-type="float">
            <text:p>0,21</text:p>
          </table:table-cell>
          <table:table-cell table:style-name="ce63" table:formula="of:=[.L6]*[.$D$6]+[.L10]*[.$D$10]+[.L14]*[.$D$14]+[.L18]*[.$D$18]+[.L28]*[.$D$28]" office:value-type="float" office:value="2.36333333333333" calcext:value-type="float">
            <text:p>2,36</text:p>
          </table:table-cell>
          <table:table-cell table:style-name="ce59" table:formula="of:=[.M6]*[.$D$6]+[.M10]*[.$D$10]+[.M14]*[.$D$14]+[.M18]*[.$D$18]+[.M28]*[.$D$28]" office:value-type="float" office:value="3.7" calcext:value-type="float">
            <text:p>3,70</text:p>
          </table:table-cell>
          <table:table-cell table:style-name="ce63" table:formula="of:=[.N6]*[.$D$6]+[.N10]*[.$D$10]+[.N14]*[.$D$14]+[.N18]*[.$D$18]+[.N28]*[.$D$28]" office:value-type="float" office:value="2.30916666666667" calcext:value-type="float">
            <text:p>2,31</text:p>
          </table:table-cell>
          <table:table-cell table:style-name="ce59" table:formula="of:=[.O6]*[.$D$6]+[.O10]*[.$D$10]+[.O14]*[.$D$14]+[.O18]*[.$D$18]+[.O28]*[.$D$28]" office:value-type="float" office:value="2.03416666666667" calcext:value-type="float">
            <text:p>2,03</text:p>
          </table:table-cell>
          <table:table-cell table:style-name="ce63" table:formula="of:=[.P6]*[.$D$6]+[.P10]*[.$D$10]+[.P14]*[.$D$14]+[.P18]*[.$D$18]+[.P28]*[.$D$28]" office:value-type="float" office:value="3.67" calcext:value-type="float">
            <text:p>3,67</text:p>
          </table:table-cell>
          <table:table-cell table:style-name="ce59" table:formula="of:=[.Q6]*[.$D$6]+[.Q10]*[.$D$10]+[.Q14]*[.$D$14]+[.Q18]*[.$D$18]+[.Q28]*[.$D$28]" office:value-type="float" office:value="3.01583333333333" calcext:value-type="float">
            <text:p>3,02</text:p>
          </table:table-cell>
          <table:table-cell table:style-name="ce63" table:formula="of:=[.R6]*[.$D$6]+[.R10]*[.$D$10]+[.R14]*[.$D$14]+[.R18]*[.$D$18]+[.R28]*[.$D$28]" office:value-type="float" office:value="2.7825" calcext:value-type="float">
            <text:p>2,78</text:p>
          </table:table-cell>
          <table:table-cell table:style-name="ce59" table:formula="of:=[.S6]*[.$D$6]+[.S10]*[.$D$10]+[.S14]*[.$D$14]+[.S18]*[.$D$18]+[.S28]*[.$D$28]" office:value-type="float" office:value="1.92666666666667" calcext:value-type="float">
            <text:p>1,93</text:p>
          </table:table-cell>
          <table:table-cell table:number-columns-repeated="1005"/>
        </table:table-row>
        <table:table-row table:style-name="ro1">
          <table:table-cell table:style-name="ce46" table:formula="of:=[$'Base des calculs'.A6]" office:value-type="string" office:string-value="Respect des conventions" calcext:value-type="string">
            <text:p>Respect des conventions</text:p>
          </table:table-cell>
          <table:table-cell table:style-name="ce49"/>
          <table:table-cell table:style-name="ce51"/>
          <table:table-cell table:style-name="ce56" table:formula="of:=[$'Base des calculs'.D6]" office:value-type="percentage" office:value="0.05" calcext:value-type="percentage">
            <text:p>5,00 %</text:p>
          </table:table-cell>
          <table:table-cell table:style-name="ce60" table:formula="of:=[$'Base des calculs'.E6]" office:value-type="float" office:value="4" calcext:value-type="float">
            <text:p>4,00</text:p>
          </table:table-cell>
          <table:table-cell table:style-name="ce60" table:formula="of:=[.F7]*[.$D7]+[.F8]*[.$D8]+[.F9]*[.$D9]" office:value-type="float" office:value="3" calcext:value-type="float">
            <text:p>3,00</text:p>
          </table:table-cell>
          <table:table-cell table:style-name="ce60" table:formula="of:=[.G7]*[.$D7]+[.G8]*[.$D8]+[.G9]*[.$D9]" office:value-type="float" office:value="2" calcext:value-type="float">
            <text:p>2,00</text:p>
          </table:table-cell>
          <table:table-cell table:style-name="ce60" table:formula="of:=[.H7]*[.$D7]+[.H8]*[.$D8]+[.H9]*[.$D9]" office:value-type="float" office:value="3.66666666666667" calcext:value-type="float">
            <text:p>3,67</text:p>
          </table:table-cell>
          <table:table-cell table:style-name="ce60" table:formula="of:=[.I7]*[.$D7]+[.I8]*[.$D8]+[.I9]*[.$D9]" office:value-type="float" office:value="4" calcext:value-type="float">
            <text:p>4,00</text:p>
          </table:table-cell>
          <table:table-cell table:style-name="ce60" table:formula="of:=[.J7]*[.$D7]+[.J8]*[.$D8]+[.J9]*[.$D9]" office:value-type="float" office:value="4" calcext:value-type="float">
            <text:p>4,00</text:p>
          </table:table-cell>
          <table:table-cell table:style-name="ce60" table:formula="of:=[.K7]*[.$D7]+[.K8]*[.$D8]+[.K9]*[.$D9]" office:value-type="float" office:value="2" calcext:value-type="float">
            <text:p>2,00</text:p>
          </table:table-cell>
          <table:table-cell table:style-name="ce60" table:formula="of:=[.L7]*[.$D7]+[.L8]*[.$D8]+[.L9]*[.$D9]" office:value-type="float" office:value="2.66666666666667" calcext:value-type="float">
            <text:p>2,67</text:p>
          </table:table-cell>
          <table:table-cell table:style-name="ce60" table:formula="of:=[.M7]*[.$D7]+[.M8]*[.$D8]+[.M9]*[.$D9]" office:value-type="float" office:value="4" calcext:value-type="float">
            <text:p>4,00</text:p>
          </table:table-cell>
          <table:table-cell table:style-name="ce60" table:formula="of:=[.N7]*[.$D7]+[.N8]*[.$D8]+[.N9]*[.$D9]" office:value-type="float" office:value="3.33333333333333" calcext:value-type="float">
            <text:p>3,33</text:p>
          </table:table-cell>
          <table:table-cell table:style-name="ce60" table:formula="of:=[.O7]*[.$D7]+[.O8]*[.$D8]+[.O9]*[.$D9]" office:value-type="float" office:value="3.33333333333333" calcext:value-type="float">
            <text:p>3,33</text:p>
          </table:table-cell>
          <table:table-cell table:style-name="ce60" table:formula="of:=[.P7]*[.$D7]+[.P8]*[.$D8]+[.P9]*[.$D9]" office:value-type="float" office:value="3" calcext:value-type="float">
            <text:p>3,00</text:p>
          </table:table-cell>
          <table:table-cell table:style-name="ce60" table:formula="of:=[.Q7]*[.$D7]+[.Q8]*[.$D8]+[.Q9]*[.$D9]" office:value-type="float" office:value="2.66666666666667" calcext:value-type="float">
            <text:p>2,67</text:p>
          </table:table-cell>
          <table:table-cell table:style-name="ce60" table:formula="of:=[.R7]*[.$D7]+[.R8]*[.$D8]+[.R9]*[.$D9]" office:value-type="float" office:value="4" calcext:value-type="float">
            <text:p>4,00</text:p>
          </table:table-cell>
          <table:table-cell table:style-name="ce60" table:formula="of:=[.S7]*[.$D7]+[.S8]*[.$D8]+[.S9]*[.$D9]" office:value-type="float" office:value="2.33333333333333" calcext:value-type="float">
            <text:p>2,33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7]" office:value-type="string" office:string-value="Nommage" calcext:value-type="string">
            <text:p>Nommage</text:p>
          </table:table-cell>
          <table:table-cell table:style-name="ce52"/>
          <table:table-cell table:style-name="ce55" table:formula="of:=[$'Base des calculs'.D7]" office:value-type="percentage" office:value="0.333333333333333" calcext:value-type="percentage">
            <text:p>33,33 %</text:p>
          </table:table-cell>
          <table:table-cell table:style-name="ce59" table:formula="of:=[$'Base des calculs'.E7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8]" office:value-type="string" office:string-value="Indentation" calcext:value-type="string">
            <text:p>Indentation</text:p>
          </table:table-cell>
          <table:table-cell table:style-name="ce52"/>
          <table:table-cell table:style-name="ce55" table:formula="of:=[$'Base des calculs'.D8]" office:value-type="percentage" office:value="0.333333333333333" calcext:value-type="percentage">
            <text:p>33,33 %</text:p>
          </table:table-cell>
          <table:table-cell table:style-name="ce59" table:formula="of:=[$'Base des calculs'.E8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9]" office:value-type="string" office:string-value="javadoc" calcext:value-type="string">
            <text:p>javadoc</text:p>
          </table:table-cell>
          <table:table-cell table:style-name="ce52"/>
          <table:table-cell table:style-name="ce55" table:formula="of:=[$'Base des calculs'.D9]" office:value-type="percentage" office:value="0.333333333333333" calcext:value-type="percentage">
            <text:p>33,33 %</text:p>
          </table:table-cell>
          <table:table-cell table:style-name="ce59" table:formula="of:=[$'Base des calculs'.E9]" office:value-type="float" office:value="4" calcext:value-type="float">
            <text:p>4,0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6" table:formula="of:=[$'Base des calculs'.A10]" office:value-type="string" office:string-value="Qualité du code" calcext:value-type="string">
            <text:p>Qualité du code</text:p>
          </table:table-cell>
          <table:table-cell table:style-name="ce48" table:number-columns-repeated="2"/>
          <table:table-cell table:style-name="ce56" table:formula="of:=[$'Base des calculs'.D10]" office:value-type="percentage" office:value="0.05" calcext:value-type="percentage">
            <text:p>5,00 %</text:p>
          </table:table-cell>
          <table:table-cell table:style-name="ce60" table:formula="of:=[$'Base des calculs'.E10]" office:value-type="float" office:value="4" calcext:value-type="float">
            <text:p>4,00</text:p>
          </table:table-cell>
          <table:table-cell table:style-name="ce60" table:formula="of:=[.F11]*[.$D11]+[.F12]*[.$D12]+[.F13]*[.$D13]" office:value-type="float" office:value="3" calcext:value-type="float">
            <text:p>3,00</text:p>
          </table:table-cell>
          <table:table-cell table:style-name="ce60" table:formula="of:=[.G11]*[.$D11]+[.G12]*[.$D12]+[.G13]*[.$D13]" office:value-type="float" office:value="3" calcext:value-type="float">
            <text:p>3,00</text:p>
          </table:table-cell>
          <table:table-cell table:style-name="ce60" table:formula="of:=[.H11]*[.$D11]+[.H12]*[.$D12]+[.H13]*[.$D13]" office:value-type="float" office:value="1.75" calcext:value-type="float">
            <text:p>1,75</text:p>
          </table:table-cell>
          <table:table-cell table:style-name="ce60" table:formula="of:=[.I11]*[.$D11]+[.I12]*[.$D12]+[.I13]*[.$D13]" office:value-type="float" office:value="3.25" calcext:value-type="float">
            <text:p>3,25</text:p>
          </table:table-cell>
          <table:table-cell table:style-name="ce60" table:formula="of:=[.J11]*[.$D11]+[.J12]*[.$D12]+[.J13]*[.$D13]" office:value-type="float" office:value="2.75" calcext:value-type="float">
            <text:p>2,75</text:p>
          </table:table-cell>
          <table:table-cell table:style-name="ce60" table:formula="of:=[.K11]*[.$D11]+[.K12]*[.$D12]+[.K13]*[.$D13]" office:value-type="float" office:value="1" calcext:value-type="float">
            <text:p>1,00</text:p>
          </table:table-cell>
          <table:table-cell table:style-name="ce60" table:formula="of:=[.L11]*[.$D11]+[.L12]*[.$D12]+[.L13]*[.$D13]" office:value-type="float" office:value="3" calcext:value-type="float">
            <text:p>3,00</text:p>
          </table:table-cell>
          <table:table-cell table:style-name="ce60" table:formula="of:=[.M11]*[.$D11]+[.M12]*[.$D12]+[.M13]*[.$D13]" office:value-type="float" office:value="4" calcext:value-type="float">
            <text:p>4,00</text:p>
          </table:table-cell>
          <table:table-cell table:style-name="ce60" table:formula="of:=[.N11]*[.$D11]+[.N12]*[.$D12]+[.N13]*[.$D13]" office:value-type="float" office:value="3.25" calcext:value-type="float">
            <text:p>3,25</text:p>
          </table:table-cell>
          <table:table-cell table:style-name="ce60" table:formula="of:=[.O11]*[.$D11]+[.O12]*[.$D12]+[.O13]*[.$D13]" office:value-type="float" office:value="3.25" calcext:value-type="float">
            <text:p>3,25</text:p>
          </table:table-cell>
          <table:table-cell table:style-name="ce60" table:formula="of:=[.P11]*[.$D11]+[.P12]*[.$D12]+[.P13]*[.$D13]" office:value-type="float" office:value="4" calcext:value-type="float">
            <text:p>4,00</text:p>
          </table:table-cell>
          <table:table-cell table:style-name="ce60" table:formula="of:=[.Q11]*[.$D11]+[.Q12]*[.$D12]+[.Q13]*[.$D13]" office:value-type="float" office:value="3.25" calcext:value-type="float">
            <text:p>3,25</text:p>
          </table:table-cell>
          <table:table-cell table:style-name="ce60" table:formula="of:=[.R11]*[.$D11]+[.R12]*[.$D12]+[.R13]*[.$D13]" office:value-type="float" office:value="3.25" calcext:value-type="float">
            <text:p>3,25</text:p>
          </table:table-cell>
          <table:table-cell table:style-name="ce60" table:formula="of:=[.S11]*[.$D11]+[.S12]*[.$D12]+[.S13]*[.$D13]" office:value-type="float" office:value="3" calcext:value-type="float">
            <text:p>3,0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11]" office:value-type="string" office:string-value="Les méthodes ont un rôle défini" calcext:value-type="string">
            <text:p>Les méthodes ont un rôle défini</text:p>
          </table:table-cell>
          <table:table-cell table:style-name="ce52"/>
          <table:table-cell table:style-name="ce55" table:formula="of:=[$'Base des calculs'.D11]" office:value-type="percentage" office:value="0.25" calcext:value-type="percentage">
            <text:p>25,00 %</text:p>
          </table:table-cell>
          <table:table-cell table:style-name="ce59" table:formula="of:=[$'Base des calculs'.E11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12]" office:value-type="string" office:string-value="Les méthodes ont une taille raisonnable" calcext:value-type="string">
            <text:p>Les méthodes ont une taille raisonnable</text:p>
          </table:table-cell>
          <table:table-cell table:style-name="ce52"/>
          <table:table-cell table:style-name="ce55" table:formula="of:=[$'Base des calculs'.D12]" office:value-type="percentage" office:value="0.25" calcext:value-type="percentage">
            <text:p>25,00 %</text:p>
          </table:table-cell>
          <table:table-cell table:style-name="ce59" table:formula="of:=[$'Base des calculs'.E12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13]" office:value-type="string" office:string-value="Les méthodes sont compréhensibles" calcext:value-type="string">
            <text:p>Les méthodes sont compréhensibles</text:p>
          </table:table-cell>
          <table:table-cell table:style-name="ce52"/>
          <table:table-cell table:style-name="ce55" table:formula="of:=[$'Base des calculs'.D13]" office:value-type="percentage" office:value="0.5" calcext:value-type="percentage">
            <text:p>50,00 %</text:p>
          </table:table-cell>
          <table:table-cell table:style-name="ce59" table:formula="of:=[$'Base des calculs'.E13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46" table:formula="of:=[$'Base des calculs'.A14]" office:value-type="string" office:string-value="Les tests" calcext:value-type="string">
            <text:p>Les tests</text:p>
          </table:table-cell>
          <table:table-cell table:style-name="ce49"/>
          <table:table-cell table:style-name="ce51"/>
          <table:table-cell table:style-name="ce56" table:formula="of:=[$'Base des calculs'.D14]" office:value-type="percentage" office:value="0.2" calcext:value-type="percentage">
            <text:p>20,00 %</text:p>
          </table:table-cell>
          <table:table-cell table:style-name="ce60" table:formula="of:=[$'Base des calculs'.E14]" office:value-type="float" office:value="4" calcext:value-type="float">
            <text:p>4,00</text:p>
          </table:table-cell>
          <table:table-cell table:style-name="ce60" table:formula="of:=[.F15]*[.$D15]+[.F16]*[.$D16]+[.F17]*[.$D17]" office:value-type="float" office:value="3.3" calcext:value-type="float">
            <text:p>3,30</text:p>
          </table:table-cell>
          <table:table-cell table:style-name="ce60" table:formula="of:=[.G15]*[.$D15]+[.G16]*[.$D16]+[.G17]*[.$D17]" office:value-type="float" office:value="1.4" calcext:value-type="float">
            <text:p>1,40</text:p>
          </table:table-cell>
          <table:table-cell table:style-name="ce60" table:formula="of:=[.H15]*[.$D15]+[.H16]*[.$D16]+[.H17]*[.$D17]" office:value-type="float" office:value="0" calcext:value-type="float">
            <text:p>0,00</text:p>
          </table:table-cell>
          <table:table-cell table:style-name="ce60" table:formula="of:=[.I15]*[.$D15]+[.I16]*[.$D16]+[.I17]*[.$D17]" office:value-type="float" office:value="2.9" calcext:value-type="float">
            <text:p>2,90</text:p>
          </table:table-cell>
          <table:table-cell table:style-name="ce60" table:formula="of:=[.J15]*[.$D15]+[.J16]*[.$D16]+[.J17]*[.$D17]" office:value-type="float" office:value="1.9" calcext:value-type="float">
            <text:p>1,90</text:p>
          </table:table-cell>
          <table:table-cell table:style-name="ce60" table:formula="of:=[.K15]*[.$D15]+[.K16]*[.$D16]+[.K17]*[.$D17]" office:value-type="float" office:value="0.3" calcext:value-type="float">
            <text:p>0,30</text:p>
          </table:table-cell>
          <table:table-cell table:style-name="ce60" table:formula="of:=[.L15]*[.$D15]+[.L16]*[.$D16]+[.L17]*[.$D17]" office:value-type="float" office:value="2.9" calcext:value-type="float">
            <text:p>2,90</text:p>
          </table:table-cell>
          <table:table-cell table:style-name="ce60" table:formula="of:=[.M15]*[.$D15]+[.M16]*[.$D16]+[.M17]*[.$D17]" office:value-type="float" office:value="4" calcext:value-type="float">
            <text:p>4,00</text:p>
          </table:table-cell>
          <table:table-cell table:style-name="ce60" table:formula="of:=[.N15]*[.$D15]+[.N16]*[.$D16]+[.N17]*[.$D17]" office:value-type="float" office:value="1.4" calcext:value-type="float">
            <text:p>1,40</text:p>
          </table:table-cell>
          <table:table-cell table:style-name="ce60" table:formula="of:=[.O15]*[.$D15]+[.O16]*[.$D16]+[.O17]*[.$D17]" office:value-type="float" office:value="1.4" calcext:value-type="float">
            <text:p>1,40</text:p>
          </table:table-cell>
          <table:table-cell table:style-name="ce60" table:formula="of:=[.P15]*[.$D15]+[.P16]*[.$D16]+[.P17]*[.$D17]" office:value-type="float" office:value="3.1" calcext:value-type="float">
            <text:p>3,10</text:p>
          </table:table-cell>
          <table:table-cell table:style-name="ce60" table:formula="of:=[.Q15]*[.$D15]+[.Q16]*[.$D16]+[.Q17]*[.$D17]" office:value-type="float" office:value="3.1" calcext:value-type="float">
            <text:p>3,10</text:p>
          </table:table-cell>
          <table:table-cell table:style-name="ce60" table:formula="of:=[.R15]*[.$D15]+[.R16]*[.$D16]+[.R17]*[.$D17]" office:value-type="float" office:value="2.1" calcext:value-type="float">
            <text:p>2,10</text:p>
          </table:table-cell>
          <table:table-cell table:style-name="ce60" table:formula="of:=[.S15]*[.$D15]+[.S16]*[.$D16]+[.S17]*[.$D17]" office:value-type="float" office:value="0.8" calcext:value-type="float">
            <text:p>0,8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15]" office:value-type="string" office:string-value="Une méthode de test par méthode" calcext:value-type="string">
            <text:p>Une méthode de test par méthode</text:p>
          </table:table-cell>
          <table:table-cell table:style-name="ce52"/>
          <table:table-cell table:style-name="ce55" table:formula="of:=[$'Base des calculs'.D15]" office:value-type="percentage" office:value="0.3" calcext:value-type="percentage">
            <text:p>30,00 %</text:p>
          </table:table-cell>
          <table:table-cell table:style-name="ce59" table:formula="of:=[$'Base des calculs'.E15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16]" office:value-type="string" office:string-value="Tests des cas normaux" calcext:value-type="string">
            <text:p>Tests des cas normaux</text:p>
          </table:table-cell>
          <table:table-cell table:style-name="ce52"/>
          <table:table-cell table:style-name="ce55" table:formula="of:=[$'Base des calculs'.D16]" office:value-type="percentage" office:value="0.5" calcext:value-type="percentage">
            <text:p>50,00 %</text:p>
          </table:table-cell>
          <table:table-cell table:style-name="ce59" table:formula="of:=[$'Base des calculs'.E16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17]" office:value-type="string" office:string-value="Tests des autres cas" calcext:value-type="string">
            <text:p>Tests des autres cas</text:p>
          </table:table-cell>
          <table:table-cell table:style-name="ce52"/>
          <table:table-cell table:style-name="ce55" table:formula="of:=[$'Base des calculs'.D17]" office:value-type="percentage" office:value="0.2" calcext:value-type="percentage">
            <text:p>20,00 %</text:p>
          </table:table-cell>
          <table:table-cell table:style-name="ce59" table:formula="of:=[$'Base des calculs'.E17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6" table:formula="of:=[$'Base des calculs'.A18]" office:value-type="string" office:string-value="Fonctionnalités joueur contre joueur" calcext:value-type="string">
            <text:p>Fonctionnalités joueur contre joueur</text:p>
          </table:table-cell>
          <table:table-cell table:style-name="ce49"/>
          <table:table-cell table:style-name="ce51"/>
          <table:table-cell table:style-name="ce56" table:formula="of:=[$'Base des calculs'.D18]" office:value-type="percentage" office:value="0.5" calcext:value-type="percentage">
            <text:p>50,00 %</text:p>
          </table:table-cell>
          <table:table-cell table:style-name="ce60" table:formula="of:=[$'Base des calculs'.E18]" office:value-type="float" office:value="4" calcext:value-type="float">
            <text:p>4,00</text:p>
          </table:table-cell>
          <table:table-cell table:style-name="ce60" table:formula="of:=[.F20]*[.$D20]+[.F21]*[.$D21]+[.F22]*[.$D22]+[.F23]*[.$D23]+[.F25]*[.$D25]+[.F26]*[.$D26]+[.F27]*[.$D27]" office:value-type="float" office:value="3.2" calcext:value-type="float">
            <text:p>3,20</text:p>
          </table:table-cell>
          <table:table-cell table:style-name="ce60" table:formula="of:=[.G20]*[.$D20]+[.G21]*[.$D21]+[.G22]*[.$D22]+[.G23]*[.$D23]+[.G25]*[.$D25]+[.G26]*[.$D26]+[.G27]*[.$D27]" office:value-type="float" office:value="0" calcext:value-type="float">
            <text:p>0,00</text:p>
          </table:table-cell>
          <table:table-cell table:style-name="ce60" table:formula="of:=[.H20]*[.$D20]+[.H21]*[.$D21]+[.H22]*[.$D22]+[.H23]*[.$D23]+[.H25]*[.$D25]+[.H26]*[.$D26]+[.H27]*[.$D27]" office:value-type="float" office:value="0" calcext:value-type="float">
            <text:p>0,00</text:p>
          </table:table-cell>
          <table:table-cell table:style-name="ce60" table:formula="of:=[.I20]*[.$D20]+[.I21]*[.$D21]+[.I22]*[.$D22]+[.I23]*[.$D23]+[.I25]*[.$D25]+[.I26]*[.$D26]+[.I27]*[.$D27]" office:value-type="float" office:value="3.2" calcext:value-type="float">
            <text:p>3,20</text:p>
          </table:table-cell>
          <table:table-cell table:style-name="ce60" table:formula="of:=[.J20]*[.$D20]+[.J21]*[.$D21]+[.J22]*[.$D22]+[.J23]*[.$D23]+[.J25]*[.$D25]+[.J26]*[.$D26]+[.J27]*[.$D27]" office:value-type="float" office:value="2.8" calcext:value-type="float">
            <text:p>2,80</text:p>
          </table:table-cell>
          <table:table-cell table:style-name="ce60" table:formula="of:=[.K20]*[.$D20]+[.K21]*[.$D21]+[.K22]*[.$D22]+[.K23]*[.$D23]+[.K25]*[.$D25]+[.K26]*[.$D26]+[.K27]*[.$D27]" office:value-type="float" office:value="0" calcext:value-type="float">
            <text:p>0,00</text:p>
          </table:table-cell>
          <table:table-cell table:style-name="ce60" table:formula="of:=[.L20]*[.$D20]+[.L21]*[.$D21]+[.L22]*[.$D22]+[.L23]*[.$D23]+[.L25]*[.$D25]+[.L26]*[.$D26]+[.L27]*[.$D27]" office:value-type="float" office:value="2.4" calcext:value-type="float">
            <text:p>2,40</text:p>
          </table:table-cell>
          <table:table-cell table:style-name="ce60" table:formula="of:=[.M20]*[.$D20]+[.M21]*[.$D21]+[.M22]*[.$D22]+[.M23]*[.$D23]+[.M25]*[.$D25]+[.M26]*[.$D26]+[.M27]*[.$D27]" office:value-type="float" office:value="3.8" calcext:value-type="float">
            <text:p>3,80</text:p>
          </table:table-cell>
          <table:table-cell table:style-name="ce60" table:formula="of:=[.N20]*[.$D20]+[.N21]*[.$D21]+[.N22]*[.$D22]+[.N23]*[.$D23]+[.N25]*[.$D25]+[.N26]*[.$D26]+[.N27]*[.$D27]" office:value-type="float" office:value="3" calcext:value-type="float">
            <text:p>3,00</text:p>
          </table:table-cell>
          <table:table-cell table:style-name="ce60" table:formula="of:=[.O20]*[.$D20]+[.O21]*[.$D21]+[.O22]*[.$D22]+[.O23]*[.$D23]+[.O25]*[.$D25]+[.O26]*[.$D26]+[.O27]*[.$D27]" office:value-type="float" office:value="2.45" calcext:value-type="float">
            <text:p>2,45</text:p>
          </table:table-cell>
          <table:table-cell table:style-name="ce60" table:formula="of:=[.P20]*[.$D20]+[.P21]*[.$D21]+[.P22]*[.$D22]+[.P23]*[.$D23]+[.P25]*[.$D25]+[.P26]*[.$D26]+[.P27]*[.$D27]" office:value-type="float" office:value="4" calcext:value-type="float">
            <text:p>4,00</text:p>
          </table:table-cell>
          <table:table-cell table:style-name="ce60" table:formula="of:=[.Q20]*[.$D20]+[.Q21]*[.$D21]+[.Q22]*[.$D22]+[.Q23]*[.$D23]+[.Q25]*[.$D25]+[.Q26]*[.$D26]+[.Q27]*[.$D27]" office:value-type="float" office:value="3.6" calcext:value-type="float">
            <text:p>3,60</text:p>
          </table:table-cell>
          <table:table-cell table:style-name="ce60" table:formula="of:=[.R20]*[.$D20]+[.R21]*[.$D21]+[.R22]*[.$D22]+[.R23]*[.$D23]+[.R25]*[.$D25]+[.R26]*[.$D26]+[.R27]*[.$D27]" office:value-type="float" office:value="3.4" calcext:value-type="float">
            <text:p>3,40</text:p>
          </table:table-cell>
          <table:table-cell table:style-name="ce60" table:formula="of:=[.S20]*[.$D20]+[.S21]*[.$D21]+[.S22]*[.$D22]+[.S23]*[.$D23]+[.S25]*[.$D25]+[.S26]*[.$D26]+[.S27]*[.$D27]" office:value-type="float" office:value="3" calcext:value-type="float">
            <text:p>3,0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19]" office:value-type="string" office:string-value="Cas normal" calcext:value-type="string">
            <text:p>Cas normal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0]" office:value-type="string" office:string-value="Le fonctionnement est correct" calcext:value-type="string">
            <text:p>Le fonctionnement est correct</text:p>
          </table:table-cell>
          <table:table-cell table:style-name="ce55" table:formula="of:=[$'Base des calculs'.D20]" office:value-type="percentage" office:value="0.55" calcext:value-type="percentage">
            <text:p>55,00 %</text:p>
          </table:table-cell>
          <table:table-cell table:style-name="ce59" table:formula="of:=[$'Base des calculs'.E20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1]" office:value-type="string" office:string-value="cas de la saisie de la première ligne" calcext:value-type="string">
            <text:p>cas de la saisie de la première ligne</text:p>
          </table:table-cell>
          <table:table-cell table:style-name="ce55" table:formula="of:=[$'Base des calculs'.D21]" office:value-type="percentage" office:value="0.05" calcext:value-type="percentage">
            <text:p>5,00 %</text:p>
          </table:table-cell>
          <table:table-cell table:style-name="ce59" table:formula="of:=[$'Base des calculs'.E21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2]" office:value-type="string" office:string-value="amélioration de la saisie de la ligne" calcext:value-type="string">
            <text:p>amélioration de la saisie de la ligne</text:p>
          </table:table-cell>
          <table:table-cell table:style-name="ce55" table:formula="of:=[$'Base des calculs'.D22]" office:value-type="percentage" office:value="0.05" calcext:value-type="percentage">
            <text:p>5,00 %</text:p>
          </table:table-cell>
          <table:table-cell table:style-name="ce59" table:formula="of:=[$'Base des calculs'.E22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3]" office:value-type="string" office:string-value="amélioration de la saisie du nombre d’allumettes" calcext:value-type="string">
            <text:p>amélioration de la saisie du nombre d’allumettes</text:p>
          </table:table-cell>
          <table:table-cell table:style-name="ce55" table:formula="of:=[$'Base des calculs'.D23]" office:value-type="percentage" office:value="0.05" calcext:value-type="percentage">
            <text:p>5,00 %</text:p>
          </table:table-cell>
          <table:table-cell table:style-name="ce59" table:formula="of:=[$'Base des calculs'.E23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/>
          <table:table-cell table:style-name="ce64"/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7"/>
          <table:table-cell table:style-name="ce50" table:formula="of:=[$'Base des calculs'.B24]" office:value-type="string" office:string-value="Cas d’erreurs" calcext:value-type="string">
            <text:p>Cas d’erreurs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 office:value-type="float" office:value="0" calcext:value-type="float">
            <text:p>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5]" office:value-type="string" office:string-value="Saisie du nombre d’allumettes" calcext:value-type="string">
            <text:p>Saisie du nombre d’allumettes</text:p>
          </table:table-cell>
          <table:table-cell table:style-name="ce55" table:formula="of:=[$'Base des calculs'.D25]" office:value-type="percentage" office:value="0.1" calcext:value-type="percentage">
            <text:p>10,00 %</text:p>
          </table:table-cell>
          <table:table-cell table:style-name="ce59" table:formula="of:=[$'Base des calculs'.E25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6]" office:value-type="string" office:string-value="Saisie du numéro de la ligne" calcext:value-type="string">
            <text:p>Saisie du numéro de la ligne</text:p>
          </table:table-cell>
          <table:table-cell table:style-name="ce55" table:formula="of:=[$'Base des calculs'.D26]" office:value-type="percentage" office:value="0.1" calcext:value-type="percentage">
            <text:p>10,00 %</text:p>
          </table:table-cell>
          <table:table-cell table:style-name="ce59" table:formula="of:=[$'Base des calculs'.E26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7]" office:value-type="string" office:string-value="Saisie du nombre d’allumettes à séparer" calcext:value-type="string">
            <text:p>Saisie du nombre d’allumettes à séparer</text:p>
          </table:table-cell>
          <table:table-cell table:style-name="ce55" table:formula="of:=[$'Base des calculs'.D27]" office:value-type="percentage" office:value="0.1" calcext:value-type="percentage">
            <text:p>10,00 %</text:p>
          </table:table-cell>
          <table:table-cell table:style-name="ce59" table:formula="of:=[$'Base des calculs'.E27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6" table:formula="of:=[$'Base des calculs'.A28]" office:value-type="string" office:string-value="Fonctionnalités joueur contre Ordinateur" calcext:value-type="string">
            <text:p>Fonctionnalités joueur contre Ordinateur</text:p>
          </table:table-cell>
          <table:table-cell table:style-name="ce49"/>
          <table:table-cell table:style-name="ce51"/>
          <table:table-cell table:style-name="ce56" table:formula="of:=[$'Base des calculs'.D28]" office:value-type="percentage" office:value="0.2" calcext:value-type="percentage">
            <text:p>20,00 %</text:p>
          </table:table-cell>
          <table:table-cell table:style-name="ce60" table:formula="of:=[$'Base des calculs'.E28]" office:value-type="float" office:value="4" calcext:value-type="float">
            <text:p>4,00</text:p>
          </table:table-cell>
          <table:table-cell table:style-name="ce60" table:formula="of:=[.F29]*[.$D29]" office:value-type="float" office:value="1.5" calcext:value-type="float">
            <text:p>1,50</text:p>
          </table:table-cell>
          <table:table-cell table:style-name="ce60" table:formula="of:=[.G29]*[.$D29]" office:value-type="float" office:value="0" calcext:value-type="float">
            <text:p>0,00</text:p>
          </table:table-cell>
          <table:table-cell table:style-name="ce60" table:formula="of:=[.H29]*[.$D29]" office:value-type="float" office:value="0" calcext:value-type="float">
            <text:p>0,00</text:p>
          </table:table-cell>
          <table:table-cell table:style-name="ce60" table:formula="of:=[.I29]*[.$D29]" office:value-type="float" office:value="0.5" calcext:value-type="float">
            <text:p>0,50</text:p>
          </table:table-cell>
          <table:table-cell table:style-name="ce60" table:formula="of:=[.J29]*[.$D29]" office:value-type="float" office:value="0.5" calcext:value-type="float">
            <text:p>0,50</text:p>
          </table:table-cell>
          <table:table-cell table:style-name="ce60" table:formula="of:=[.K29]*[.$D29]" office:value-type="float" office:value="0" calcext:value-type="float">
            <text:p>0,00</text:p>
          </table:table-cell>
          <table:table-cell table:style-name="ce60" table:formula="of:=[.L29]*[.$D29]" office:value-type="float" office:value="1.5" calcext:value-type="float">
            <text:p>1,50</text:p>
          </table:table-cell>
          <table:table-cell table:style-name="ce60" table:formula="of:=[.M29]*[.$D29]" office:value-type="float" office:value="3" calcext:value-type="float">
            <text:p>3,00</text:p>
          </table:table-cell>
          <table:table-cell table:style-name="ce60" table:formula="of:=[.N29]*[.$D29]" office:value-type="float" office:value="1" calcext:value-type="float">
            <text:p>1,00</text:p>
          </table:table-cell>
          <table:table-cell table:style-name="ce60" table:formula="of:=[.O29]*[.$D29]" office:value-type="float" office:value="1" calcext:value-type="float">
            <text:p>1,00</text:p>
          </table:table-cell>
          <table:table-cell table:style-name="ce60" table:formula="of:=[.P29]*[.$D29]" office:value-type="float" office:value="3.5" calcext:value-type="float">
            <text:p>3,50</text:p>
          </table:table-cell>
          <table:table-cell table:style-name="ce60" table:formula="of:=[.Q29]*[.$D29]" office:value-type="float" office:value="1.5" calcext:value-type="float">
            <text:p>1,50</text:p>
          </table:table-cell>
          <table:table-cell table:style-name="ce60" table:formula="of:=[.R29]*[.$D29]" office:value-type="float" office:value="1.5" calcext:value-type="float">
            <text:p>1,50</text:p>
          </table:table-cell>
          <table:table-cell table:style-name="ce60" table:formula="of:=[.S29]*[.$D29]" office:value-type="float" office:value="0" calcext:value-type="float">
            <text:p>0,00</text:p>
          </table:table-cell>
          <table:table-cell table:style-name="ce48" table:number-columns-repeated="1005"/>
        </table:table-row>
        <table:table-row table:style-name="ro1">
          <table:table-cell table:style-name="ce47"/>
          <table:table-cell table:style-name="ce50" table:formula="of:=[$'Base des calculs'.B29]" office:value-type="string" office:string-value="Taux de finition" calcext:value-type="string">
            <text:p>Taux de finition</text:p>
          </table:table-cell>
          <table:table-cell table:style-name="ce52"/>
          <table:table-cell table:style-name="ce55" table:formula="of:=[$'Base des calculs'.D29]" office:value-type="percentage" office:value="1" calcext:value-type="percentage">
            <text:p>100,00 %</text:p>
          </table:table-cell>
          <table:table-cell table:style-name="ce59" table:formula="of:=[$'Base des calculs'.E29]" office:value-type="float" office:value="4" calcext:value-type="float">
            <text:p>4,00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.5" calcext:value-type="float">
            <text:p>0,5</text:p>
          </table:table-cell>
          <table:table-cell table:style-name="ce64" office:value-type="float" office:value="0.5" calcext:value-type="float">
            <text:p>0,5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3.5" calcext:value-type="float">
            <text:p>3,5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1.5" calcext:value-type="float">
            <text:p>1,5</text:p>
          </table:table-cell>
          <table:table-cell table:style-name="ce66"/>
          <table:table-cell table:number-columns-repeated="100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ce57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3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5" table:number-columns-repeated="3"/>
          <table:table-cell table:style-name="ce54"/>
          <table:table-cell table:style-name="ce58"/>
          <table:table-cell table:style-name="ce62" office:value-type="string" calcext:value-type="string">
            <text:p>BARRIAC</text:p>
          </table:table-cell>
          <table:table-cell table:style-name="ce65" office:value-type="string" calcext:value-type="string">
            <text:p>BELLEC</text:p>
          </table:table-cell>
          <table:table-cell table:style-name="ce62" office:value-type="string" calcext:value-type="string">
            <text:p>BOUFFORT</text:p>
          </table:table-cell>
          <table:table-cell table:style-name="ce65" office:value-type="string" calcext:value-type="string">
            <text:p>CIVILISE</text:p>
          </table:table-cell>
          <table:table-cell table:style-name="ce62" office:value-type="string" calcext:value-type="string">
            <text:p>DAUMARD</text:p>
          </table:table-cell>
          <table:table-cell table:style-name="ce65" office:value-type="string" calcext:value-type="string">
            <text:p>DERRIEN</text:p>
          </table:table-cell>
          <table:table-cell table:style-name="ce62" office:value-type="string" calcext:value-type="string">
            <text:p>DESSE</text:p>
          </table:table-cell>
          <table:table-cell table:style-name="ce65" office:value-type="string" calcext:value-type="string">
            <text:p>LE TYRANT</text:p>
          </table:table-cell>
          <table:table-cell table:style-name="ce62" office:value-type="string" calcext:value-type="string">
            <text:p>MEMAIN</text:p>
          </table:table-cell>
          <table:table-cell table:style-name="ce65" office:value-type="string" calcext:value-type="string">
            <text:p>MONTOIR</text:p>
          </table:table-cell>
          <table:table-cell table:style-name="ce62" office:value-type="string" calcext:value-type="string">
            <text:p>NADE</text:p>
          </table:table-cell>
          <table:table-cell table:style-name="ce65" office:value-type="string" calcext:value-type="string">
            <text:p>ROGER</text:p>
          </table:table-cell>
          <table:table-cell table:style-name="ce62" office:value-type="string" calcext:value-type="string">
            <text:p>ROUSSEAU</text:p>
          </table:table-cell>
          <table:table-cell table:style-name="ce45" table:number-columns-repeated="1006"/>
        </table:table-row>
        <table:table-row table:style-name="ro1">
          <table:table-cell table:number-columns-repeated="3"/>
          <table:table-cell table:style-name="ce55" office:value-type="string" calcext:value-type="string">
            <text:p>Note/20</text:p>
          </table:table-cell>
          <table:table-cell table:style-name="ce59" table:formula="of:=[$'Base des calculs'.E4]" office:value-type="float" office:value="20" calcext:value-type="float">
            <text:p>20,00</text:p>
          </table:table-cell>
          <table:table-cell table:style-name="ce63" table:formula="of:=[.F5]*5" office:value-type="float" office:value="11.1708333333333" calcext:value-type="float">
            <text:p>11,17</text:p>
          </table:table-cell>
          <table:table-cell table:style-name="ce59" table:formula="of:=[.G5]*5" office:value-type="float" office:value="15.9125" calcext:value-type="float">
            <text:p>15,91</text:p>
          </table:table-cell>
          <table:table-cell table:style-name="ce63" table:formula="of:=[.H5]*5" office:value-type="float" office:value="15.3875" calcext:value-type="float">
            <text:p>15,39</text:p>
          </table:table-cell>
          <table:table-cell table:style-name="ce59" table:formula="of:=[.I5]*5" office:value-type="float" office:value="10.2875" calcext:value-type="float">
            <text:p>10,29</text:p>
          </table:table-cell>
          <table:table-cell table:style-name="ce63" table:formula="of:=[.J5]*5" office:value-type="float" office:value="11.7791666666667" calcext:value-type="float">
            <text:p>11,78</text:p>
          </table:table-cell>
          <table:table-cell table:style-name="ce59" table:formula="of:=[.K5]*5" office:value-type="float" office:value="11.6541666666667" calcext:value-type="float">
            <text:p>11,65</text:p>
          </table:table-cell>
          <table:table-cell table:style-name="ce63" table:formula="of:=[.L5]*5" office:value-type="float" office:value="9.99166666666667" calcext:value-type="float">
            <text:p>9,99</text:p>
          </table:table-cell>
          <table:table-cell table:style-name="ce59" table:formula="of:=[.M5]*5" office:value-type="float" office:value="15.55" calcext:value-type="float">
            <text:p>15,55</text:p>
          </table:table-cell>
          <table:table-cell table:style-name="ce63" table:formula="of:=[.N5]*5" office:value-type="float" office:value="12.1958333333333" calcext:value-type="float">
            <text:p>12,20</text:p>
          </table:table-cell>
          <table:table-cell table:style-name="ce59" table:formula="of:=[.O5]*5" office:value-type="float" office:value="1.16666666666667" calcext:value-type="float">
            <text:p>1,17</text:p>
          </table:table-cell>
          <table:table-cell table:style-name="ce63" table:formula="of:=[.P5]*5" office:value-type="float" office:value="10.9458333333333" calcext:value-type="float">
            <text:p>10,95</text:p>
          </table:table-cell>
          <table:table-cell table:style-name="ce59" table:formula="of:=[.Q5]*5" office:value-type="float" office:value="11.4666666666667" calcext:value-type="float">
            <text:p>11,47</text:p>
          </table:table-cell>
          <table:table-cell table:style-name="ce63" table:formula="of:=[.R5]*5" office:value-type="float" office:value="13.2" calcext:value-type="float">
            <text:p>13,20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55" table:formula="of:=[$'Base des calculs'.D5]" office:value-type="percentage" office:value="1" calcext:value-type="percentage">
            <text:p>100,00 %</text:p>
          </table:table-cell>
          <table:table-cell table:style-name="ce59" table:formula="of:=[$'Base des calculs'.E5]" office:value-type="float" office:value="4" calcext:value-type="float">
            <text:p>4,00</text:p>
          </table:table-cell>
          <table:table-cell table:style-name="ce63" table:formula="of:=[.F6]*[.$D$6]+[.F10]*[.$D$10]+[.F14]*[.$D$14]+[.F18]*[.$D$18]+[.F28]*[.$D$28]" office:value-type="float" office:value="2.23416666666667" calcext:value-type="float">
            <text:p>2,23</text:p>
          </table:table-cell>
          <table:table-cell table:style-name="ce59" table:formula="of:=[.G6]*[.$D$6]+[.G10]*[.$D$10]+[.G14]*[.$D$14]+[.G18]*[.$D$18]+[.G28]*[.$D$28]" office:value-type="float" office:value="3.1825" calcext:value-type="float">
            <text:p>3,18</text:p>
          </table:table-cell>
          <table:table-cell table:style-name="ce63" table:formula="of:=[.H6]*[.$D$6]+[.H10]*[.$D$10]+[.H14]*[.$D$14]+[.H18]*[.$D$18]+[.H28]*[.$D$28]" office:value-type="float" office:value="3.0775" calcext:value-type="float">
            <text:p>3,08</text:p>
          </table:table-cell>
          <table:table-cell table:style-name="ce59" table:formula="of:=[.I6]*[.$D$6]+[.I10]*[.$D$10]+[.I14]*[.$D$14]+[.I18]*[.$D$18]+[.I28]*[.$D$28]" office:value-type="float" office:value="2.0575" calcext:value-type="float">
            <text:p>2,06</text:p>
          </table:table-cell>
          <table:table-cell table:style-name="ce63" table:formula="of:=[.J6]*[.$D$6]+[.J10]*[.$D$10]+[.J14]*[.$D$14]+[.J18]*[.$D$18]+[.J28]*[.$D$28]" office:value-type="float" office:value="2.35583333333333" calcext:value-type="float">
            <text:p>2,36</text:p>
          </table:table-cell>
          <table:table-cell table:style-name="ce59" table:formula="of:=[.K6]*[.$D$6]+[.K10]*[.$D$10]+[.K14]*[.$D$14]+[.K18]*[.$D$18]+[.K28]*[.$D$28]" office:value-type="float" office:value="2.33083333333333" calcext:value-type="float">
            <text:p>2,33</text:p>
          </table:table-cell>
          <table:table-cell table:style-name="ce63" table:formula="of:=[.L6]*[.$D$6]+[.L10]*[.$D$10]+[.L14]*[.$D$14]+[.L18]*[.$D$18]+[.L28]*[.$D$28]" office:value-type="float" office:value="1.99833333333333" calcext:value-type="float">
            <text:p>2,00</text:p>
          </table:table-cell>
          <table:table-cell table:style-name="ce59" table:formula="of:=[.M6]*[.$D$6]+[.M10]*[.$D$10]+[.M14]*[.$D$14]+[.M18]*[.$D$18]+[.M28]*[.$D$28]" office:value-type="float" office:value="3.11" calcext:value-type="float">
            <text:p>3,11</text:p>
          </table:table-cell>
          <table:table-cell table:style-name="ce63" table:formula="of:=[.N6]*[.$D$6]+[.N10]*[.$D$10]+[.N14]*[.$D$14]+[.N18]*[.$D$18]+[.N28]*[.$D$28]" office:value-type="float" office:value="2.43916666666667" calcext:value-type="float">
            <text:p>2,44</text:p>
          </table:table-cell>
          <table:table-cell table:style-name="ce59" table:formula="of:=[.O6]*[.$D$6]+[.O10]*[.$D$10]+[.O14]*[.$D$14]+[.O18]*[.$D$18]+[.O28]*[.$D$28]" office:value-type="float" office:value="0.233333333333333" calcext:value-type="float">
            <text:p>0,23</text:p>
          </table:table-cell>
          <table:table-cell table:style-name="ce63" table:formula="of:=[.P6]*[.$D$6]+[.P10]*[.$D$10]+[.P14]*[.$D$14]+[.P18]*[.$D$18]+[.P28]*[.$D$28]" office:value-type="float" office:value="2.18916666666667" calcext:value-type="float">
            <text:p>2,19</text:p>
          </table:table-cell>
          <table:table-cell table:style-name="ce59" table:formula="of:=[.Q6]*[.$D$6]+[.Q10]*[.$D$10]+[.Q14]*[.$D$14]+[.Q18]*[.$D$18]+[.Q28]*[.$D$28]" office:value-type="float" office:value="2.29333333333333" calcext:value-type="float">
            <text:p>2,29</text:p>
          </table:table-cell>
          <table:table-cell table:style-name="ce63" table:formula="of:=[.R6]*[.$D$6]+[.R10]*[.$D$10]+[.R14]*[.$D$14]+[.R18]*[.$D$18]+[.R28]*[.$D$28]" office:value-type="float" office:value="2.64" calcext:value-type="float">
            <text:p>2,64</text:p>
          </table:table-cell>
          <table:table-cell table:number-columns-repeated="1006"/>
        </table:table-row>
        <table:table-row table:style-name="ro1">
          <table:table-cell table:style-name="ce46" table:formula="of:=[$'Base des calculs'.A6]" office:value-type="string" office:string-value="Respect des conventions" calcext:value-type="string">
            <text:p>Respect des conventions</text:p>
          </table:table-cell>
          <table:table-cell table:style-name="ce49"/>
          <table:table-cell table:style-name="ce51"/>
          <table:table-cell table:style-name="ce56" table:formula="of:=[$'Base des calculs'.D6]" office:value-type="percentage" office:value="0.05" calcext:value-type="percentage">
            <text:p>5,00 %</text:p>
          </table:table-cell>
          <table:table-cell table:style-name="ce60" table:formula="of:=[$'Base des calculs'.E6]" office:value-type="float" office:value="4" calcext:value-type="float">
            <text:p>4,00</text:p>
          </table:table-cell>
          <table:table-cell table:style-name="ce60" table:formula="of:=[.F7]*[.$D7]+[.F8]*[.$D8]+[.F9]*[.$D9]" office:value-type="float" office:value="1.33333333333333" calcext:value-type="float">
            <text:p>1,33</text:p>
          </table:table-cell>
          <table:table-cell table:style-name="ce60" table:formula="of:=[.G7]*[.$D7]+[.G8]*[.$D8]+[.G9]*[.$D9]" office:value-type="float" office:value="4" calcext:value-type="float">
            <text:p>4,00</text:p>
          </table:table-cell>
          <table:table-cell table:style-name="ce60" table:formula="of:=[.H7]*[.$D7]+[.H8]*[.$D8]+[.H9]*[.$D9]" office:value-type="float" office:value="4" calcext:value-type="float">
            <text:p>4,00</text:p>
          </table:table-cell>
          <table:table-cell table:style-name="ce60" table:formula="of:=[.I7]*[.$D7]+[.I8]*[.$D8]+[.I9]*[.$D9]" office:value-type="float" office:value="3" calcext:value-type="float">
            <text:p>3,00</text:p>
          </table:table-cell>
          <table:table-cell table:style-name="ce60" table:formula="of:=[.J7]*[.$D7]+[.J8]*[.$D8]+[.J9]*[.$D9]" office:value-type="float" office:value="2.66666666666667" calcext:value-type="float">
            <text:p>2,67</text:p>
          </table:table-cell>
          <table:table-cell table:style-name="ce60" table:formula="of:=[.K7]*[.$D7]+[.K8]*[.$D8]+[.K9]*[.$D9]" office:value-type="float" office:value="1.66666666666667" calcext:value-type="float">
            <text:p>1,67</text:p>
          </table:table-cell>
          <table:table-cell table:style-name="ce60" table:formula="of:=[.L7]*[.$D7]+[.L8]*[.$D8]+[.L9]*[.$D9]" office:value-type="float" office:value="3.66666666666667" calcext:value-type="float">
            <text:p>3,67</text:p>
          </table:table-cell>
          <table:table-cell table:style-name="ce60" table:formula="of:=[.M7]*[.$D7]+[.M8]*[.$D8]+[.M9]*[.$D9]" office:value-type="float" office:value="3" calcext:value-type="float">
            <text:p>3,00</text:p>
          </table:table-cell>
          <table:table-cell table:style-name="ce60" table:formula="of:=[.N7]*[.$D7]+[.N8]*[.$D8]+[.N9]*[.$D9]" office:value-type="float" office:value="2.33333333333333" calcext:value-type="float">
            <text:p>2,33</text:p>
          </table:table-cell>
          <table:table-cell table:style-name="ce60" table:formula="of:=[.O7]*[.$D7]+[.O8]*[.$D8]+[.O9]*[.$D9]" office:value-type="float" office:value="2.66666666666667" calcext:value-type="float">
            <text:p>2,67</text:p>
          </table:table-cell>
          <table:table-cell table:style-name="ce60" table:formula="of:=[.P7]*[.$D7]+[.P8]*[.$D8]+[.P9]*[.$D9]" office:value-type="float" office:value="3.33333333333333" calcext:value-type="float">
            <text:p>3,33</text:p>
          </table:table-cell>
          <table:table-cell table:style-name="ce60" table:formula="of:=[.Q7]*[.$D7]+[.Q8]*[.$D8]+[.Q9]*[.$D9]" office:value-type="float" office:value="3.66666666666667" calcext:value-type="float">
            <text:p>3,67</text:p>
          </table:table-cell>
          <table:table-cell table:style-name="ce60" table:formula="of:=[.R7]*[.$D7]+[.R8]*[.$D8]+[.R9]*[.$D9]" office:value-type="float" office:value="4" calcext:value-type="float">
            <text:p>4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7]" office:value-type="string" office:string-value="Nommage" calcext:value-type="string">
            <text:p>Nommage</text:p>
          </table:table-cell>
          <table:table-cell table:style-name="ce52"/>
          <table:table-cell table:style-name="ce55" table:formula="of:=[$'Base des calculs'.D7]" office:value-type="percentage" office:value="0.333333333333333" calcext:value-type="percentage">
            <text:p>33,33 %</text:p>
          </table:table-cell>
          <table:table-cell table:style-name="ce59" table:formula="of:=[$'Base des calculs'.E7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8]" office:value-type="string" office:string-value="Indentation" calcext:value-type="string">
            <text:p>Indentation</text:p>
          </table:table-cell>
          <table:table-cell table:style-name="ce52"/>
          <table:table-cell table:style-name="ce55" table:formula="of:=[$'Base des calculs'.D8]" office:value-type="percentage" office:value="0.333333333333333" calcext:value-type="percentage">
            <text:p>33,33 %</text:p>
          </table:table-cell>
          <table:table-cell table:style-name="ce59" table:formula="of:=[$'Base des calculs'.E8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9]" office:value-type="string" office:string-value="javadoc" calcext:value-type="string">
            <text:p>javadoc</text:p>
          </table:table-cell>
          <table:table-cell table:style-name="ce52"/>
          <table:table-cell table:style-name="ce55" table:formula="of:=[$'Base des calculs'.D9]" office:value-type="percentage" office:value="0.333333333333333" calcext:value-type="percentage">
            <text:p>33,33 %</text:p>
          </table:table-cell>
          <table:table-cell table:style-name="ce59" table:formula="of:=[$'Base des calculs'.E9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6" table:formula="of:=[$'Base des calculs'.A10]" office:value-type="string" office:string-value="Qualité du code" calcext:value-type="string">
            <text:p>Qualité du code</text:p>
          </table:table-cell>
          <table:table-cell table:style-name="ce48" table:number-columns-repeated="2"/>
          <table:table-cell table:style-name="ce56" table:formula="of:=[$'Base des calculs'.D10]" office:value-type="percentage" office:value="0.05" calcext:value-type="percentage">
            <text:p>5,00 %</text:p>
          </table:table-cell>
          <table:table-cell table:style-name="ce60" table:formula="of:=[$'Base des calculs'.E10]" office:value-type="float" office:value="4" calcext:value-type="float">
            <text:p>4,00</text:p>
          </table:table-cell>
          <table:table-cell table:style-name="ce60" office:value-type="float" office:value="1.75" calcext:value-type="float">
            <text:p>1,75</text:p>
          </table:table-cell>
          <table:table-cell table:style-name="ce60" table:formula="of:=[.G11]*[.$D11]+[.G12]*[.$D12]+[.G13]*[.$D13]" office:value-type="float" office:value="3.25" calcext:value-type="float">
            <text:p>3,25</text:p>
          </table:table-cell>
          <table:table-cell table:style-name="ce60" table:formula="of:=[.H11]*[.$D11]+[.H12]*[.$D12]+[.H13]*[.$D13]" office:value-type="float" office:value="2.75" calcext:value-type="float">
            <text:p>2,75</text:p>
          </table:table-cell>
          <table:table-cell table:style-name="ce60" table:formula="of:=[.I11]*[.$D11]+[.I12]*[.$D12]+[.I13]*[.$D13]" office:value-type="float" office:value="3.25" calcext:value-type="float">
            <text:p>3,25</text:p>
          </table:table-cell>
          <table:table-cell table:style-name="ce60" table:formula="of:=[.J11]*[.$D11]+[.J12]*[.$D12]+[.J13]*[.$D13]" office:value-type="float" office:value="3.25" calcext:value-type="float">
            <text:p>3,25</text:p>
          </table:table-cell>
          <table:table-cell table:style-name="ce60" table:formula="of:=[.K11]*[.$D11]+[.K12]*[.$D12]+[.K13]*[.$D13]" office:value-type="float" office:value="1.75" calcext:value-type="float">
            <text:p>1,75</text:p>
          </table:table-cell>
          <table:table-cell table:style-name="ce60" table:formula="of:=[.L11]*[.$D11]+[.L12]*[.$D12]+[.L13]*[.$D13]" office:value-type="float" office:value="3.5" calcext:value-type="float">
            <text:p>3,50</text:p>
          </table:table-cell>
          <table:table-cell table:style-name="ce60" table:formula="of:=[.M11]*[.$D11]+[.M12]*[.$D12]+[.M13]*[.$D13]" office:value-type="float" office:value="4" calcext:value-type="float">
            <text:p>4,00</text:p>
          </table:table-cell>
          <table:table-cell table:style-name="ce60" table:formula="of:=[.N11]*[.$D11]+[.N12]*[.$D12]+[.N13]*[.$D13]" office:value-type="float" office:value="3.25" calcext:value-type="float">
            <text:p>3,25</text:p>
          </table:table-cell>
          <table:table-cell table:style-name="ce60" table:formula="of:=[.O11]*[.$D11]+[.O12]*[.$D12]+[.O13]*[.$D13]" office:value-type="float" office:value="2" calcext:value-type="float">
            <text:p>2,00</text:p>
          </table:table-cell>
          <table:table-cell table:style-name="ce60" table:formula="of:=[.P11]*[.$D11]+[.P12]*[.$D12]+[.P13]*[.$D13]" office:value-type="float" office:value="3.25" calcext:value-type="float">
            <text:p>3,25</text:p>
          </table:table-cell>
          <table:table-cell table:style-name="ce60" table:formula="of:=[.Q11]*[.$D11]+[.Q12]*[.$D12]+[.Q13]*[.$D13]" office:value-type="float" office:value="3" calcext:value-type="float">
            <text:p>3,00</text:p>
          </table:table-cell>
          <table:table-cell table:style-name="ce60" table:formula="of:=[.R11]*[.$D11]+[.R12]*[.$D12]+[.R13]*[.$D13]" office:value-type="float" office:value="4" calcext:value-type="float">
            <text:p>4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1]" office:value-type="string" office:string-value="Les méthodes ont un rôle défini" calcext:value-type="string">
            <text:p>Les méthodes ont un rôle défini</text:p>
          </table:table-cell>
          <table:table-cell table:style-name="ce52"/>
          <table:table-cell table:style-name="ce55" table:formula="of:=[$'Base des calculs'.D11]" office:value-type="percentage" office:value="0.25" calcext:value-type="percentage">
            <text:p>25,00 %</text:p>
          </table:table-cell>
          <table:table-cell table:style-name="ce59" table:formula="of:=[$'Base des calculs'.E11]" office:value-type="float" office:value="4" calcext:value-type="float">
            <text:p>4,0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2]" office:value-type="string" office:string-value="Les méthodes ont une taille raisonnable" calcext:value-type="string">
            <text:p>Les méthodes ont une taille raisonnable</text:p>
          </table:table-cell>
          <table:table-cell table:style-name="ce52"/>
          <table:table-cell table:style-name="ce55" table:formula="of:=[$'Base des calculs'.D12]" office:value-type="percentage" office:value="0.25" calcext:value-type="percentage">
            <text:p>25,00 %</text:p>
          </table:table-cell>
          <table:table-cell table:style-name="ce59" table:formula="of:=[$'Base des calculs'.E12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3]" office:value-type="string" office:string-value="Les méthodes sont compréhensibles" calcext:value-type="string">
            <text:p>Les méthodes sont compréhensibles</text:p>
          </table:table-cell>
          <table:table-cell table:style-name="ce52"/>
          <table:table-cell table:style-name="ce55" table:formula="of:=[$'Base des calculs'.D13]" office:value-type="percentage" office:value="0.5" calcext:value-type="percentage">
            <text:p>50,00 %</text:p>
          </table:table-cell>
          <table:table-cell table:style-name="ce59" table:formula="of:=[$'Base des calculs'.E13]" office:value-type="float" office:value="4" calcext:value-type="float">
            <text:p>4,0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6" table:formula="of:=[$'Base des calculs'.A14]" office:value-type="string" office:string-value="Les tests" calcext:value-type="string">
            <text:p>Les tests</text:p>
          </table:table-cell>
          <table:table-cell table:style-name="ce49"/>
          <table:table-cell table:style-name="ce51"/>
          <table:table-cell table:style-name="ce56" table:formula="of:=[$'Base des calculs'.D14]" office:value-type="percentage" office:value="0.2" calcext:value-type="percentage">
            <text:p>20,00 %</text:p>
          </table:table-cell>
          <table:table-cell table:style-name="ce60" table:formula="of:=[$'Base des calculs'.E14]" office:value-type="float" office:value="4" calcext:value-type="float">
            <text:p>4,00</text:p>
          </table:table-cell>
          <table:table-cell table:style-name="ce60" office:value-type="float" office:value="1.9" calcext:value-type="float">
            <text:p>1,90</text:p>
          </table:table-cell>
          <table:table-cell table:style-name="ce60" table:formula="of:=[.G15]*[.$D15]+[.G16]*[.$D16]+[.G17]*[.$D17]" office:value-type="float" office:value="3.1" calcext:value-type="float">
            <text:p>3,10</text:p>
          </table:table-cell>
          <table:table-cell table:style-name="ce60" table:formula="of:=[.H15]*[.$D15]+[.H16]*[.$D16]+[.H17]*[.$D17]" office:value-type="float" office:value="2.7" calcext:value-type="float">
            <text:p>2,70</text:p>
          </table:table-cell>
          <table:table-cell table:style-name="ce60" table:formula="of:=[.I15]*[.$D15]+[.I16]*[.$D16]+[.I17]*[.$D17]" office:value-type="float" office:value="2.1" calcext:value-type="float">
            <text:p>2,10</text:p>
          </table:table-cell>
          <table:table-cell table:style-name="ce60" table:formula="of:=[.J15]*[.$D15]+[.J16]*[.$D16]+[.J17]*[.$D17]" office:value-type="float" office:value="1.3" calcext:value-type="float">
            <text:p>1,30</text:p>
          </table:table-cell>
          <table:table-cell table:style-name="ce60" table:formula="of:=[.K15]*[.$D15]+[.K16]*[.$D16]+[.K17]*[.$D17]" office:value-type="float" office:value="0.8" calcext:value-type="float">
            <text:p>0,80</text:p>
          </table:table-cell>
          <table:table-cell table:style-name="ce60" table:formula="of:=[.L15]*[.$D15]+[.L16]*[.$D16]+[.L17]*[.$D17]" office:value-type="float" office:value="2.2" calcext:value-type="float">
            <text:p>2,20</text:p>
          </table:table-cell>
          <table:table-cell table:style-name="ce60" table:formula="of:=[.M15]*[.$D15]+[.M16]*[.$D16]+[.M17]*[.$D17]" office:value-type="float" office:value="1.8" calcext:value-type="float">
            <text:p>1,80</text:p>
          </table:table-cell>
          <table:table-cell table:style-name="ce60" table:formula="of:=[.N15]*[.$D15]+[.N16]*[.$D16]+[.N17]*[.$D17]" office:value-type="float" office:value="1.3" calcext:value-type="float">
            <text:p>1,30</text:p>
          </table:table-cell>
          <table:table-cell table:style-name="ce60" table:formula="of:=[.O15]*[.$D15]+[.O16]*[.$D16]+[.O17]*[.$D17]" office:value-type="float" office:value="0" calcext:value-type="float">
            <text:p>0,00</text:p>
          </table:table-cell>
          <table:table-cell table:style-name="ce60" table:formula="of:=[.P15]*[.$D15]+[.P16]*[.$D16]+[.P17]*[.$D17]" office:value-type="float" office:value="1.3" calcext:value-type="float">
            <text:p>1,30</text:p>
          </table:table-cell>
          <table:table-cell table:style-name="ce60" table:formula="of:=[.Q15]*[.$D15]+[.Q16]*[.$D16]+[.Q17]*[.$D17]" office:value-type="float" office:value="1.3" calcext:value-type="float">
            <text:p>1,30</text:p>
          </table:table-cell>
          <table:table-cell table:style-name="ce60" table:formula="of:=[.R15]*[.$D15]+[.R16]*[.$D16]+[.R17]*[.$D17]" office:value-type="float" office:value="2.7" calcext:value-type="float">
            <text:p>2,7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5]" office:value-type="string" office:string-value="Une méthode de test par méthode" calcext:value-type="string">
            <text:p>Une méthode de test par méthode</text:p>
          </table:table-cell>
          <table:table-cell table:style-name="ce52"/>
          <table:table-cell table:style-name="ce55" table:formula="of:=[$'Base des calculs'.D15]" office:value-type="percentage" office:value="0.3" calcext:value-type="percentage">
            <text:p>30,00 %</text:p>
          </table:table-cell>
          <table:table-cell table:style-name="ce59" table:formula="of:=[$'Base des calculs'.E15]" office:value-type="float" office:value="4" calcext:value-type="float">
            <text:p>4,00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6]" office:value-type="string" office:string-value="Tests des cas normaux" calcext:value-type="string">
            <text:p>Tests des cas normaux</text:p>
          </table:table-cell>
          <table:table-cell table:style-name="ce52"/>
          <table:table-cell table:style-name="ce55" table:formula="of:=[$'Base des calculs'.D16]" office:value-type="percentage" office:value="0.5" calcext:value-type="percentage">
            <text:p>50,00 %</text:p>
          </table:table-cell>
          <table:table-cell table:style-name="ce59" table:formula="of:=[$'Base des calculs'.E16]" office:value-type="float" office:value="4" calcext:value-type="float">
            <text:p>4,0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7]" office:value-type="string" office:string-value="Tests des autres cas" calcext:value-type="string">
            <text:p>Tests des autres cas</text:p>
          </table:table-cell>
          <table:table-cell table:style-name="ce52"/>
          <table:table-cell table:style-name="ce55" table:formula="of:=[$'Base des calculs'.D17]" office:value-type="percentage" office:value="0.2" calcext:value-type="percentage">
            <text:p>20,00 %</text:p>
          </table:table-cell>
          <table:table-cell table:style-name="ce59" table:formula="of:=[$'Base des calculs'.E17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6" table:formula="of:=[$'Base des calculs'.A18]" office:value-type="string" office:string-value="Fonctionnalités joueur contre joueur" calcext:value-type="string">
            <text:p>Fonctionnalités joueur contre joueur</text:p>
          </table:table-cell>
          <table:table-cell table:style-name="ce49"/>
          <table:table-cell table:style-name="ce51"/>
          <table:table-cell table:style-name="ce56" table:formula="of:=[$'Base des calculs'.D18]" office:value-type="percentage" office:value="0.5" calcext:value-type="percentage">
            <text:p>50,00 %</text:p>
          </table:table-cell>
          <table:table-cell table:style-name="ce60" table:formula="of:=[$'Base des calculs'.E18]" office:value-type="float" office:value="4" calcext:value-type="float">
            <text:p>4,00</text:p>
          </table:table-cell>
          <table:table-cell table:style-name="ce60" office:value-type="float" office:value="3.4" calcext:value-type="float">
            <text:p>3,40</text:p>
          </table:table-cell>
          <table:table-cell table:style-name="ce60" table:formula="of:=[.G20]*[.$D20]+[.G21]*[.$D21]+[.G22]*[.$D22]+[.G23]*[.$D23]+[.G25]*[.$D25]+[.G26]*[.$D26]+[.G27]*[.$D27]" office:value-type="float" office:value="3.6" calcext:value-type="float">
            <text:p>3,60</text:p>
          </table:table-cell>
          <table:table-cell table:style-name="ce60" table:formula="of:=[.H20]*[.$D20]+[.H21]*[.$D21]+[.H22]*[.$D22]+[.H23]*[.$D23]+[.H25]*[.$D25]+[.H26]*[.$D26]+[.H27]*[.$D27]" office:value-type="float" office:value="3.6" calcext:value-type="float">
            <text:p>3,60</text:p>
          </table:table-cell>
          <table:table-cell table:style-name="ce60" table:formula="of:=[.I20]*[.$D20]+[.I21]*[.$D21]+[.I22]*[.$D22]+[.I23]*[.$D23]+[.I25]*[.$D25]+[.I26]*[.$D26]+[.I27]*[.$D27]" office:value-type="float" office:value="2.05" calcext:value-type="float">
            <text:p>2,05</text:p>
          </table:table-cell>
          <table:table-cell table:style-name="ce60" table:formula="of:=[.J20]*[.$D20]+[.J21]*[.$D21]+[.J22]*[.$D22]+[.J23]*[.$D23]+[.J25]*[.$D25]+[.J26]*[.$D26]+[.J27]*[.$D27]" office:value-type="float" office:value="3" calcext:value-type="float">
            <text:p>3,00</text:p>
          </table:table-cell>
          <table:table-cell table:style-name="ce60" table:formula="of:=[.K20]*[.$D20]+[.K21]*[.$D21]+[.K22]*[.$D22]+[.K23]*[.$D23]+[.K25]*[.$D25]+[.K26]*[.$D26]+[.K27]*[.$D27]" office:value-type="float" office:value="3.4" calcext:value-type="float">
            <text:p>3,40</text:p>
          </table:table-cell>
          <table:table-cell table:style-name="ce60" table:formula="of:=[.L20]*[.$D20]+[.L21]*[.$D21]+[.L22]*[.$D22]+[.L23]*[.$D23]+[.L25]*[.$D25]+[.L26]*[.$D26]+[.L27]*[.$D27]" office:value-type="float" office:value="2.2" calcext:value-type="float">
            <text:p>2,20</text:p>
          </table:table-cell>
          <table:table-cell table:style-name="ce60" table:formula="of:=[.M20]*[.$D20]+[.M21]*[.$D21]+[.M22]*[.$D22]+[.M23]*[.$D23]+[.M25]*[.$D25]+[.M26]*[.$D26]+[.M27]*[.$D27]" office:value-type="float" office:value="3.4" calcext:value-type="float">
            <text:p>3,40</text:p>
          </table:table-cell>
          <table:table-cell table:style-name="ce60" table:formula="of:=[.N20]*[.$D20]+[.N21]*[.$D21]+[.N22]*[.$D22]+[.N23]*[.$D23]+[.N25]*[.$D25]+[.N26]*[.$D26]+[.N27]*[.$D27]" office:value-type="float" office:value="3.2" calcext:value-type="float">
            <text:p>3,20</text:p>
          </table:table-cell>
          <table:table-cell table:style-name="ce60" table:formula="of:=[.O20]*[.$D20]+[.O21]*[.$D21]+[.O22]*[.$D22]+[.O23]*[.$D23]+[.O25]*[.$D25]+[.O26]*[.$D26]+[.O27]*[.$D27]" office:value-type="float" office:value="0" calcext:value-type="float">
            <text:p>0,00</text:p>
          </table:table-cell>
          <table:table-cell table:style-name="ce60" table:formula="of:=[.P20]*[.$D20]+[.P21]*[.$D21]+[.P22]*[.$D22]+[.P23]*[.$D23]+[.P25]*[.$D25]+[.P26]*[.$D26]+[.P27]*[.$D27]" office:value-type="float" office:value="3.2" calcext:value-type="float">
            <text:p>3,20</text:p>
          </table:table-cell>
          <table:table-cell table:style-name="ce60" table:formula="of:=[.Q20]*[.$D20]+[.Q21]*[.$D21]+[.Q22]*[.$D22]+[.Q23]*[.$D23]+[.Q25]*[.$D25]+[.Q26]*[.$D26]+[.Q27]*[.$D27]" office:value-type="float" office:value="2.8" calcext:value-type="float">
            <text:p>2,80</text:p>
          </table:table-cell>
          <table:table-cell table:style-name="ce60" table:formula="of:=[.R20]*[.$D20]+[.R21]*[.$D21]+[.R22]*[.$D22]+[.R23]*[.$D23]+[.R25]*[.$D25]+[.R26]*[.$D26]+[.R27]*[.$D27]" office:value-type="float" office:value="2.8" calcext:value-type="float">
            <text:p>2,8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9]" office:value-type="string" office:string-value="Cas normal" calcext:value-type="string">
            <text:p>Cas normal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0]" office:value-type="string" office:string-value="Le fonctionnement est correct" calcext:value-type="string">
            <text:p>Le fonctionnement est correct</text:p>
          </table:table-cell>
          <table:table-cell table:style-name="ce55" table:formula="of:=[$'Base des calculs'.D20]" office:value-type="percentage" office:value="0.55" calcext:value-type="percentage">
            <text:p>55,00 %</text:p>
          </table:table-cell>
          <table:table-cell table:style-name="ce59" table:formula="of:=[$'Base des calculs'.E20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1]" office:value-type="string" office:string-value="cas de la saisie de la première ligne" calcext:value-type="string">
            <text:p>cas de la saisie de la première ligne</text:p>
          </table:table-cell>
          <table:table-cell table:style-name="ce55" table:formula="of:=[$'Base des calculs'.D21]" office:value-type="percentage" office:value="0.05" calcext:value-type="percentage">
            <text:p>5,00 %</text:p>
          </table:table-cell>
          <table:table-cell table:style-name="ce59" table:formula="of:=[$'Base des calculs'.E21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2]" office:value-type="string" office:string-value="amélioration de la saisie de la ligne" calcext:value-type="string">
            <text:p>amélioration de la saisie de la ligne</text:p>
          </table:table-cell>
          <table:table-cell table:style-name="ce55" table:formula="of:=[$'Base des calculs'.D22]" office:value-type="percentage" office:value="0.05" calcext:value-type="percentage">
            <text:p>5,00 %</text:p>
          </table:table-cell>
          <table:table-cell table:style-name="ce59" table:formula="of:=[$'Base des calculs'.E22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3]" office:value-type="string" office:string-value="amélioration de la saisie du nombre d’allumettes" calcext:value-type="string">
            <text:p>amélioration de la saisie du nombre d’allumettes</text:p>
          </table:table-cell>
          <table:table-cell table:style-name="ce55" table:formula="of:=[$'Base des calculs'.D23]" office:value-type="percentage" office:value="0.05" calcext:value-type="percentage">
            <text:p>5,00 %</text:p>
          </table:table-cell>
          <table:table-cell table:style-name="ce59" table:formula="of:=[$'Base des calculs'.E23]" office:value-type="float" office:value="4" calcext:value-type="float">
            <text:p>4,0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24]" office:value-type="string" office:string-value="Cas d’erreurs" calcext:value-type="string">
            <text:p>Cas d’erreurs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 office:value-type="float" office:value="0" calcext:value-type="float">
            <text:p>0</text:p>
          </table:table-cell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5]" office:value-type="string" office:string-value="Saisie du nombre d’allumettes" calcext:value-type="string">
            <text:p>Saisie du nombre d’allumettes</text:p>
          </table:table-cell>
          <table:table-cell table:style-name="ce55" table:formula="of:=[$'Base des calculs'.D25]" office:value-type="percentage" office:value="0.1" calcext:value-type="percentage">
            <text:p>10,00 %</text:p>
          </table:table-cell>
          <table:table-cell table:style-name="ce59" table:formula="of:=[$'Base des calculs'.E25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6]" office:value-type="string" office:string-value="Saisie du numéro de la ligne" calcext:value-type="string">
            <text:p>Saisie du numéro de la ligne</text:p>
          </table:table-cell>
          <table:table-cell table:style-name="ce55" table:formula="of:=[$'Base des calculs'.D26]" office:value-type="percentage" office:value="0.1" calcext:value-type="percentage">
            <text:p>10,00 %</text:p>
          </table:table-cell>
          <table:table-cell table:style-name="ce59" table:formula="of:=[$'Base des calculs'.E26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7]" office:value-type="string" office:string-value="Saisie du nombre d’allumettes à séparer" calcext:value-type="string">
            <text:p>Saisie du nombre d’allumettes à séparer</text:p>
          </table:table-cell>
          <table:table-cell table:style-name="ce55" table:formula="of:=[$'Base des calculs'.D27]" office:value-type="percentage" office:value="0.1" calcext:value-type="percentage">
            <text:p>10,00 %</text:p>
          </table:table-cell>
          <table:table-cell table:style-name="ce59" table:formula="of:=[$'Base des calculs'.E27]" office:value-type="float" office:value="4" calcext:value-type="float">
            <text:p>4,0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6" table:formula="of:=[$'Base des calculs'.A28]" office:value-type="string" office:string-value="Fonctionnalités joueur contre Ordinateur" calcext:value-type="string">
            <text:p>Fonctionnalités joueur contre Ordinateur</text:p>
          </table:table-cell>
          <table:table-cell table:style-name="ce49"/>
          <table:table-cell table:style-name="ce51"/>
          <table:table-cell table:style-name="ce56" table:formula="of:=[$'Base des calculs'.D28]" office:value-type="percentage" office:value="0.2" calcext:value-type="percentage">
            <text:p>20,00 %</text:p>
          </table:table-cell>
          <table:table-cell table:style-name="ce60" table:formula="of:=[$'Base des calculs'.E28]" office:value-type="float" office:value="4" calcext:value-type="float">
            <text:p>4,00</text:p>
          </table:table-cell>
          <table:table-cell table:style-name="ce60" office:value-type="float" office:value="0" calcext:value-type="float">
            <text:p>0,00</text:p>
          </table:table-cell>
          <table:table-cell table:style-name="ce60" table:formula="of:=[.G29]*[.$D29]" office:value-type="float" office:value="2" calcext:value-type="float">
            <text:p>2,00</text:p>
          </table:table-cell>
          <table:table-cell table:style-name="ce60" table:formula="of:=[.H29]*[.$D29]" office:value-type="float" office:value="2" calcext:value-type="float">
            <text:p>2,00</text:p>
          </table:table-cell>
          <table:table-cell table:style-name="ce60" table:formula="of:=[.I29]*[.$D29]" office:value-type="float" office:value="1.5" calcext:value-type="float">
            <text:p>1,50</text:p>
          </table:table-cell>
          <table:table-cell table:style-name="ce60" table:formula="of:=[.J29]*[.$D29]" office:value-type="float" office:value="1.5" calcext:value-type="float">
            <text:p>1,50</text:p>
          </table:table-cell>
          <table:table-cell table:style-name="ce60" table:formula="of:=[.K29]*[.$D29]" office:value-type="float" office:value="1.5" calcext:value-type="float">
            <text:p>1,50</text:p>
          </table:table-cell>
          <table:table-cell table:style-name="ce60" table:formula="of:=[.L29]*[.$D29]" office:value-type="float" office:value="0.5" calcext:value-type="float">
            <text:p>0,50</text:p>
          </table:table-cell>
          <table:table-cell table:style-name="ce60" table:formula="of:=[.M29]*[.$D29]" office:value-type="float" office:value="3.5" calcext:value-type="float">
            <text:p>3,50</text:p>
          </table:table-cell>
          <table:table-cell table:style-name="ce60" table:formula="of:=[.N29]*[.$D29]" office:value-type="float" office:value="1.5" calcext:value-type="float">
            <text:p>1,50</text:p>
          </table:table-cell>
          <table:table-cell table:style-name="ce60" table:formula="of:=[.O29]*[.$D29]" office:value-type="float" office:value="0" calcext:value-type="float">
            <text:p>0,00</text:p>
          </table:table-cell>
          <table:table-cell table:style-name="ce60" table:formula="of:=[.P29]*[.$D29]" office:value-type="float" office:value="0" calcext:value-type="float">
            <text:p>0,00</text:p>
          </table:table-cell>
          <table:table-cell table:style-name="ce60" table:formula="of:=[.Q29]*[.$D29]" office:value-type="float" office:value="1.5" calcext:value-type="float">
            <text:p>1,50</text:p>
          </table:table-cell>
          <table:table-cell table:style-name="ce60" table:formula="of:=[.R29]*[.$D29]" office:value-type="float" office:value="1.5" calcext:value-type="float">
            <text:p>1,5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29]" office:value-type="string" office:string-value="Taux de finition" calcext:value-type="string">
            <text:p>Taux de finition</text:p>
          </table:table-cell>
          <table:table-cell table:style-name="ce52"/>
          <table:table-cell table:style-name="ce55" table:formula="of:=[$'Base des calculs'.D29]" office:value-type="percentage" office:value="1" calcext:value-type="percentage">
            <text:p>100,00 %</text:p>
          </table:table-cell>
          <table:table-cell table:style-name="ce59" table:formula="of:=[$'Base des calculs'.E29]" office:value-type="float" office:value="4" calcext:value-type="float">
            <text:p>4,00</text:p>
          </table:table-cell>
          <table:table-cell table:style-name="ce64" office:value-type="float" office:value="0.5" calcext:value-type="float">
            <text:p>0,5</text:p>
          </table:table-cell>
          <table:table-cell table:style-name="ce6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0.5" calcext:value-type="float">
            <text:p>0,5</text:p>
          </table:table-cell>
          <table:table-cell table:style-name="ce66" office:value-type="float" office:value="3.5" calcext:value-type="float">
            <text:p>3,5</text:p>
          </table:table-cell>
          <table:table-cell table:style-name="ce64" office:value-type="float" office:value="1.5" calcext:value-type="float">
            <text:p>1,5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.5" calcext:value-type="float">
            <text:p>1,5</text:p>
          </table:table-cell>
          <table:table-cell table:style-name="ce64" office:value-type="float" office:value="1.5" calcext:value-type="float">
            <text:p>1,5</text:p>
          </table:table-cell>
          <table:table-cell table:number-columns-repeated="100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èle copi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ce57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4" table:default-cell-style-name="Default"/>
        <table:table-column table:style-name="co4" table:default-cell-style-name="ce61"/>
        <table:table-column table:style-name="co3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5" table:number-columns-repeated="3"/>
          <table:table-cell table:style-name="ce54"/>
          <table:table-cell table:style-name="ce58"/>
          <table:table-cell table:style-name="ce62"/>
          <table:table-cell table:style-name="ce65"/>
          <table:table-cell table:style-name="ce62"/>
          <table:table-cell table:style-name="ce65"/>
          <table:table-cell table:style-name="ce62"/>
          <table:table-cell table:style-name="ce65"/>
          <table:table-cell table:style-name="ce62"/>
          <table:table-cell table:style-name="ce65"/>
          <table:table-cell table:style-name="ce62"/>
          <table:table-cell table:style-name="ce65"/>
          <table:table-cell table:style-name="ce62"/>
          <table:table-cell table:style-name="ce65"/>
          <table:table-cell table:style-name="ce62"/>
          <table:table-cell table:style-name="ce45" table:number-columns-repeated="1006"/>
        </table:table-row>
        <table:table-row table:style-name="ro1">
          <table:table-cell table:number-columns-repeated="3"/>
          <table:table-cell table:style-name="ce55" office:value-type="string" calcext:value-type="string">
            <text:p>Note/20</text:p>
          </table:table-cell>
          <table:table-cell table:style-name="ce59" table:formula="of:=[$'Base des calculs'.E4]" office:value-type="float" office:value="20" calcext:value-type="float">
            <text:p>20,00</text:p>
          </table:table-cell>
          <table:table-cell table:style-name="ce63" table:formula="of:=[.F5]*5" office:value-type="float" office:value="0" calcext:value-type="float">
            <text:p>0,00</text:p>
          </table:table-cell>
          <table:table-cell table:style-name="ce59" table:formula="of:=[.G5]*5" office:value-type="float" office:value="0" calcext:value-type="float">
            <text:p>0,00</text:p>
          </table:table-cell>
          <table:table-cell table:style-name="ce63" table:formula="of:=[.H5]*5" office:value-type="float" office:value="0" calcext:value-type="float">
            <text:p>0,00</text:p>
          </table:table-cell>
          <table:table-cell table:style-name="ce59" table:formula="of:=[.I5]*5" office:value-type="float" office:value="0" calcext:value-type="float">
            <text:p>0,00</text:p>
          </table:table-cell>
          <table:table-cell table:style-name="ce63" table:formula="of:=[.J5]*5" office:value-type="float" office:value="0" calcext:value-type="float">
            <text:p>0,00</text:p>
          </table:table-cell>
          <table:table-cell table:style-name="ce59" table:formula="of:=[.K5]*5" office:value-type="float" office:value="0" calcext:value-type="float">
            <text:p>0,00</text:p>
          </table:table-cell>
          <table:table-cell table:style-name="ce63" table:formula="of:=[.L5]*5" office:value-type="float" office:value="0" calcext:value-type="float">
            <text:p>0,00</text:p>
          </table:table-cell>
          <table:table-cell table:style-name="ce59" table:formula="of:=[.M5]*5" office:value-type="float" office:value="0" calcext:value-type="float">
            <text:p>0,00</text:p>
          </table:table-cell>
          <table:table-cell table:style-name="ce63" table:formula="of:=[.N5]*5" office:value-type="float" office:value="0" calcext:value-type="float">
            <text:p>0,00</text:p>
          </table:table-cell>
          <table:table-cell table:style-name="ce59" table:formula="of:=[.O5]*5" office:value-type="float" office:value="0" calcext:value-type="float">
            <text:p>0,00</text:p>
          </table:table-cell>
          <table:table-cell table:style-name="ce63" table:formula="of:=[.P5]*5" office:value-type="float" office:value="0" calcext:value-type="float">
            <text:p>0,00</text:p>
          </table:table-cell>
          <table:table-cell table:style-name="ce59" table:formula="of:=[.Q5]*5" office:value-type="float" office:value="0" calcext:value-type="float">
            <text:p>0,00</text:p>
          </table:table-cell>
          <table:table-cell table:style-name="ce63" table:formula="of:=[.R5]*5" office:value-type="float" office:value="0" calcext:value-type="float">
            <text:p>0,00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55" table:formula="of:=[$'Base des calculs'.D5]" office:value-type="percentage" office:value="1" calcext:value-type="percentage">
            <text:p>100,00 %</text:p>
          </table:table-cell>
          <table:table-cell table:style-name="ce59" table:formula="of:=[$'Base des calculs'.E5]" office:value-type="float" office:value="4" calcext:value-type="float">
            <text:p>4,00</text:p>
          </table:table-cell>
          <table:table-cell table:style-name="ce63" table:formula="of:=[.F6]*[.$D$6]+[.F10]*[.$D$10]+[.F14]*[.$D$14]+[.F18]*[.$D$18]+[.F28]*[.$D$28]" office:value-type="float" office:value="0" calcext:value-type="float">
            <text:p>0,00</text:p>
          </table:table-cell>
          <table:table-cell table:style-name="ce59" table:formula="of:=[.G6]*[.$D$6]+[.G10]*[.$D$10]+[.G14]*[.$D$14]+[.G18]*[.$D$18]+[.G28]*[.$D$28]" office:value-type="float" office:value="0" calcext:value-type="float">
            <text:p>0,00</text:p>
          </table:table-cell>
          <table:table-cell table:style-name="ce63" table:formula="of:=[.H6]*[.$D$6]+[.H10]*[.$D$10]+[.H14]*[.$D$14]+[.H18]*[.$D$18]+[.H28]*[.$D$28]" office:value-type="float" office:value="0" calcext:value-type="float">
            <text:p>0,00</text:p>
          </table:table-cell>
          <table:table-cell table:style-name="ce59" table:formula="of:=[.I6]*[.$D$6]+[.I10]*[.$D$10]+[.I14]*[.$D$14]+[.I18]*[.$D$18]+[.I28]*[.$D$28]" office:value-type="float" office:value="0" calcext:value-type="float">
            <text:p>0,00</text:p>
          </table:table-cell>
          <table:table-cell table:style-name="ce63" table:formula="of:=[.J6]*[.$D$6]+[.J10]*[.$D$10]+[.J14]*[.$D$14]+[.J18]*[.$D$18]+[.J28]*[.$D$28]" office:value-type="float" office:value="0" calcext:value-type="float">
            <text:p>0,00</text:p>
          </table:table-cell>
          <table:table-cell table:style-name="ce59" table:formula="of:=[.K6]*[.$D$6]+[.K10]*[.$D$10]+[.K14]*[.$D$14]+[.K18]*[.$D$18]+[.K28]*[.$D$28]" office:value-type="float" office:value="0" calcext:value-type="float">
            <text:p>0,00</text:p>
          </table:table-cell>
          <table:table-cell table:style-name="ce63" table:formula="of:=[.L6]*[.$D$6]+[.L10]*[.$D$10]+[.L14]*[.$D$14]+[.L18]*[.$D$18]+[.L28]*[.$D$28]" office:value-type="float" office:value="0" calcext:value-type="float">
            <text:p>0,00</text:p>
          </table:table-cell>
          <table:table-cell table:style-name="ce59" table:formula="of:=[.M6]*[.$D$6]+[.M10]*[.$D$10]+[.M14]*[.$D$14]+[.M18]*[.$D$18]+[.M28]*[.$D$28]" office:value-type="float" office:value="0" calcext:value-type="float">
            <text:p>0,00</text:p>
          </table:table-cell>
          <table:table-cell table:style-name="ce63" table:formula="of:=[.N6]*[.$D$6]+[.N10]*[.$D$10]+[.N14]*[.$D$14]+[.N18]*[.$D$18]+[.N28]*[.$D$28]" office:value-type="float" office:value="0" calcext:value-type="float">
            <text:p>0,00</text:p>
          </table:table-cell>
          <table:table-cell table:style-name="ce59" table:formula="of:=[.O6]*[.$D$6]+[.O10]*[.$D$10]+[.O14]*[.$D$14]+[.O18]*[.$D$18]+[.O28]*[.$D$28]" office:value-type="float" office:value="0" calcext:value-type="float">
            <text:p>0,00</text:p>
          </table:table-cell>
          <table:table-cell table:style-name="ce63" table:formula="of:=[.P6]*[.$D$6]+[.P10]*[.$D$10]+[.P14]*[.$D$14]+[.P18]*[.$D$18]+[.P28]*[.$D$28]" office:value-type="float" office:value="0" calcext:value-type="float">
            <text:p>0,00</text:p>
          </table:table-cell>
          <table:table-cell table:style-name="ce59" table:formula="of:=[.Q6]*[.$D$6]+[.Q10]*[.$D$10]+[.Q14]*[.$D$14]+[.Q18]*[.$D$18]+[.Q28]*[.$D$28]" office:value-type="float" office:value="0" calcext:value-type="float">
            <text:p>0,00</text:p>
          </table:table-cell>
          <table:table-cell table:style-name="ce63" table:formula="of:=[.R6]*[.$D$6]+[.R10]*[.$D$10]+[.R14]*[.$D$14]+[.R18]*[.$D$18]+[.R28]*[.$D$28]" office:value-type="float" office:value="0" calcext:value-type="float">
            <text:p>0,00</text:p>
          </table:table-cell>
          <table:table-cell table:number-columns-repeated="1006"/>
        </table:table-row>
        <table:table-row table:style-name="ro1">
          <table:table-cell table:style-name="ce46" table:formula="of:=[$'Base des calculs'.A6]" office:value-type="string" office:string-value="Respect des conventions" calcext:value-type="string">
            <text:p>Respect des conventions</text:p>
          </table:table-cell>
          <table:table-cell table:style-name="ce49"/>
          <table:table-cell table:style-name="ce51"/>
          <table:table-cell table:style-name="ce56" table:formula="of:=[$'Base des calculs'.D6]" office:value-type="percentage" office:value="0.05" calcext:value-type="percentage">
            <text:p>5,00 %</text:p>
          </table:table-cell>
          <table:table-cell table:style-name="ce60" table:formula="of:=[$'Base des calculs'.E6]" office:value-type="float" office:value="4" calcext:value-type="float">
            <text:p>4,00</text:p>
          </table:table-cell>
          <table:table-cell table:style-name="ce60" table:formula="of:=[.F7]*[.$D7]+[.F8]*[.$D8]+[.F9]*[.$D9]" office:value-type="float" office:value="0" calcext:value-type="float">
            <text:p>0,00</text:p>
          </table:table-cell>
          <table:table-cell table:style-name="ce60" table:formula="of:=[.G7]*[.$D7]+[.G8]*[.$D8]+[.G9]*[.$D9]" office:value-type="float" office:value="0" calcext:value-type="float">
            <text:p>0,00</text:p>
          </table:table-cell>
          <table:table-cell table:style-name="ce60" table:formula="of:=[.H7]*[.$D7]+[.H8]*[.$D8]+[.H9]*[.$D9]" office:value-type="float" office:value="0" calcext:value-type="float">
            <text:p>0,00</text:p>
          </table:table-cell>
          <table:table-cell table:style-name="ce60" table:formula="of:=[.I7]*[.$D7]+[.I8]*[.$D8]+[.I9]*[.$D9]" office:value-type="float" office:value="0" calcext:value-type="float">
            <text:p>0,00</text:p>
          </table:table-cell>
          <table:table-cell table:style-name="ce60" table:formula="of:=[.J7]*[.$D7]+[.J8]*[.$D8]+[.J9]*[.$D9]" office:value-type="float" office:value="0" calcext:value-type="float">
            <text:p>0,00</text:p>
          </table:table-cell>
          <table:table-cell table:style-name="ce60" table:formula="of:=[.K7]*[.$D7]+[.K8]*[.$D8]+[.K9]*[.$D9]" office:value-type="float" office:value="0" calcext:value-type="float">
            <text:p>0,00</text:p>
          </table:table-cell>
          <table:table-cell table:style-name="ce60" table:formula="of:=[.L7]*[.$D7]+[.L8]*[.$D8]+[.L9]*[.$D9]" office:value-type="float" office:value="0" calcext:value-type="float">
            <text:p>0,00</text:p>
          </table:table-cell>
          <table:table-cell table:style-name="ce60" table:formula="of:=[.M7]*[.$D7]+[.M8]*[.$D8]+[.M9]*[.$D9]" office:value-type="float" office:value="0" calcext:value-type="float">
            <text:p>0,00</text:p>
          </table:table-cell>
          <table:table-cell table:style-name="ce60" table:formula="of:=[.N7]*[.$D7]+[.N8]*[.$D8]+[.N9]*[.$D9]" office:value-type="float" office:value="0" calcext:value-type="float">
            <text:p>0,00</text:p>
          </table:table-cell>
          <table:table-cell table:style-name="ce60" table:formula="of:=[.O7]*[.$D7]+[.O8]*[.$D8]+[.O9]*[.$D9]" office:value-type="float" office:value="0" calcext:value-type="float">
            <text:p>0,00</text:p>
          </table:table-cell>
          <table:table-cell table:style-name="ce60" table:formula="of:=[.P7]*[.$D7]+[.P8]*[.$D8]+[.P9]*[.$D9]" office:value-type="float" office:value="0" calcext:value-type="float">
            <text:p>0,00</text:p>
          </table:table-cell>
          <table:table-cell table:style-name="ce60" table:formula="of:=[.Q7]*[.$D7]+[.Q8]*[.$D8]+[.Q9]*[.$D9]" office:value-type="float" office:value="0" calcext:value-type="float">
            <text:p>0,00</text:p>
          </table:table-cell>
          <table:table-cell table:style-name="ce60" table:formula="of:=[.R7]*[.$D7]+[.R8]*[.$D8]+[.R9]*[.$D9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7]" office:value-type="string" office:string-value="Nommage" calcext:value-type="string">
            <text:p>Nommage</text:p>
          </table:table-cell>
          <table:table-cell table:style-name="ce52"/>
          <table:table-cell table:style-name="ce55" table:formula="of:=[$'Base des calculs'.D7]" office:value-type="percentage" office:value="0.333333333333333" calcext:value-type="percentage">
            <text:p>33,33 %</text:p>
          </table:table-cell>
          <table:table-cell table:style-name="ce59" table:formula="of:=[$'Base des calculs'.E7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8]" office:value-type="string" office:string-value="Indentation" calcext:value-type="string">
            <text:p>Indentation</text:p>
          </table:table-cell>
          <table:table-cell table:style-name="ce52"/>
          <table:table-cell table:style-name="ce55" table:formula="of:=[$'Base des calculs'.D8]" office:value-type="percentage" office:value="0.333333333333333" calcext:value-type="percentage">
            <text:p>33,33 %</text:p>
          </table:table-cell>
          <table:table-cell table:style-name="ce59" table:formula="of:=[$'Base des calculs'.E8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9]" office:value-type="string" office:string-value="javadoc" calcext:value-type="string">
            <text:p>javadoc</text:p>
          </table:table-cell>
          <table:table-cell table:style-name="ce52"/>
          <table:table-cell table:style-name="ce55" table:formula="of:=[$'Base des calculs'.D9]" office:value-type="percentage" office:value="0.333333333333333" calcext:value-type="percentage">
            <text:p>33,33 %</text:p>
          </table:table-cell>
          <table:table-cell table:style-name="ce59" table:formula="of:=[$'Base des calculs'.E9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10]" office:value-type="string" office:string-value="Qualité du code" calcext:value-type="string">
            <text:p>Qualité du code</text:p>
          </table:table-cell>
          <table:table-cell table:style-name="ce48" table:number-columns-repeated="2"/>
          <table:table-cell table:style-name="ce56" table:formula="of:=[$'Base des calculs'.D10]" office:value-type="percentage" office:value="0.05" calcext:value-type="percentage">
            <text:p>5,00 %</text:p>
          </table:table-cell>
          <table:table-cell table:style-name="ce60" table:formula="of:=[$'Base des calculs'.E10]" office:value-type="float" office:value="4" calcext:value-type="float">
            <text:p>4,00</text:p>
          </table:table-cell>
          <table:table-cell table:style-name="ce60" table:formula="of:=[.F11]*[.$D11]+[.F12]*[.$D12]+[.F13]*[.$D13]" office:value-type="float" office:value="0" calcext:value-type="float">
            <text:p>0,00</text:p>
          </table:table-cell>
          <table:table-cell table:style-name="ce60" table:formula="of:=[.G11]*[.$D11]+[.G12]*[.$D12]+[.G13]*[.$D13]" office:value-type="float" office:value="0" calcext:value-type="float">
            <text:p>0,00</text:p>
          </table:table-cell>
          <table:table-cell table:style-name="ce60" table:formula="of:=[.H11]*[.$D11]+[.H12]*[.$D12]+[.H13]*[.$D13]" office:value-type="float" office:value="0" calcext:value-type="float">
            <text:p>0,00</text:p>
          </table:table-cell>
          <table:table-cell table:style-name="ce60" table:formula="of:=[.I11]*[.$D11]+[.I12]*[.$D12]+[.I13]*[.$D13]" office:value-type="float" office:value="0" calcext:value-type="float">
            <text:p>0,00</text:p>
          </table:table-cell>
          <table:table-cell table:style-name="ce60" table:formula="of:=[.J11]*[.$D11]+[.J12]*[.$D12]+[.J13]*[.$D13]" office:value-type="float" office:value="0" calcext:value-type="float">
            <text:p>0,00</text:p>
          </table:table-cell>
          <table:table-cell table:style-name="ce60" table:formula="of:=[.K11]*[.$D11]+[.K12]*[.$D12]+[.K13]*[.$D13]" office:value-type="float" office:value="0" calcext:value-type="float">
            <text:p>0,00</text:p>
          </table:table-cell>
          <table:table-cell table:style-name="ce60" table:formula="of:=[.L11]*[.$D11]+[.L12]*[.$D12]+[.L13]*[.$D13]" office:value-type="float" office:value="0" calcext:value-type="float">
            <text:p>0,00</text:p>
          </table:table-cell>
          <table:table-cell table:style-name="ce60" table:formula="of:=[.M11]*[.$D11]+[.M12]*[.$D12]+[.M13]*[.$D13]" office:value-type="float" office:value="0" calcext:value-type="float">
            <text:p>0,00</text:p>
          </table:table-cell>
          <table:table-cell table:style-name="ce60" table:formula="of:=[.N11]*[.$D11]+[.N12]*[.$D12]+[.N13]*[.$D13]" office:value-type="float" office:value="0" calcext:value-type="float">
            <text:p>0,00</text:p>
          </table:table-cell>
          <table:table-cell table:style-name="ce60" table:formula="of:=[.O11]*[.$D11]+[.O12]*[.$D12]+[.O13]*[.$D13]" office:value-type="float" office:value="0" calcext:value-type="float">
            <text:p>0,00</text:p>
          </table:table-cell>
          <table:table-cell table:style-name="ce60" table:formula="of:=[.P11]*[.$D11]+[.P12]*[.$D12]+[.P13]*[.$D13]" office:value-type="float" office:value="0" calcext:value-type="float">
            <text:p>0,00</text:p>
          </table:table-cell>
          <table:table-cell table:style-name="ce60" table:formula="of:=[.Q11]*[.$D11]+[.Q12]*[.$D12]+[.Q13]*[.$D13]" office:value-type="float" office:value="0" calcext:value-type="float">
            <text:p>0,00</text:p>
          </table:table-cell>
          <table:table-cell table:style-name="ce60" table:formula="of:=[.R11]*[.$D11]+[.R12]*[.$D12]+[.R13]*[.$D13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1]" office:value-type="string" office:string-value="Les méthodes ont un rôle défini" calcext:value-type="string">
            <text:p>Les méthodes ont un rôle défini</text:p>
          </table:table-cell>
          <table:table-cell table:style-name="ce52"/>
          <table:table-cell table:style-name="ce55" table:formula="of:=[$'Base des calculs'.D11]" office:value-type="percentage" office:value="0.25" calcext:value-type="percentage">
            <text:p>25,00 %</text:p>
          </table:table-cell>
          <table:table-cell table:style-name="ce59" table:formula="of:=[$'Base des calculs'.E11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2]" office:value-type="string" office:string-value="Les méthodes ont une taille raisonnable" calcext:value-type="string">
            <text:p>Les méthodes ont une taille raisonnable</text:p>
          </table:table-cell>
          <table:table-cell table:style-name="ce52"/>
          <table:table-cell table:style-name="ce55" table:formula="of:=[$'Base des calculs'.D12]" office:value-type="percentage" office:value="0.25" calcext:value-type="percentage">
            <text:p>25,00 %</text:p>
          </table:table-cell>
          <table:table-cell table:style-name="ce59" table:formula="of:=[$'Base des calculs'.E12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3]" office:value-type="string" office:string-value="Les méthodes sont compréhensibles" calcext:value-type="string">
            <text:p>Les méthodes sont compréhensibles</text:p>
          </table:table-cell>
          <table:table-cell table:style-name="ce52"/>
          <table:table-cell table:style-name="ce55" table:formula="of:=[$'Base des calculs'.D13]" office:value-type="percentage" office:value="0.5" calcext:value-type="percentage">
            <text:p>50,00 %</text:p>
          </table:table-cell>
          <table:table-cell table:style-name="ce59" table:formula="of:=[$'Base des calculs'.E13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14]" office:value-type="string" office:string-value="Les tests" calcext:value-type="string">
            <text:p>Les tests</text:p>
          </table:table-cell>
          <table:table-cell table:style-name="ce49"/>
          <table:table-cell table:style-name="ce51"/>
          <table:table-cell table:style-name="ce56" table:formula="of:=[$'Base des calculs'.D14]" office:value-type="percentage" office:value="0.2" calcext:value-type="percentage">
            <text:p>20,00 %</text:p>
          </table:table-cell>
          <table:table-cell table:style-name="ce60" table:formula="of:=[$'Base des calculs'.E14]" office:value-type="float" office:value="4" calcext:value-type="float">
            <text:p>4,00</text:p>
          </table:table-cell>
          <table:table-cell table:style-name="ce60" table:formula="of:=[.F15]*[.$D15]+[.F16]*[.$D16]+[.F17]*[.$D17]" office:value-type="float" office:value="0" calcext:value-type="float">
            <text:p>0,00</text:p>
          </table:table-cell>
          <table:table-cell table:style-name="ce60" table:formula="of:=[.G15]*[.$D15]+[.G16]*[.$D16]+[.G17]*[.$D17]" office:value-type="float" office:value="0" calcext:value-type="float">
            <text:p>0,00</text:p>
          </table:table-cell>
          <table:table-cell table:style-name="ce60" table:formula="of:=[.H15]*[.$D15]+[.H16]*[.$D16]+[.H17]*[.$D17]" office:value-type="float" office:value="0" calcext:value-type="float">
            <text:p>0,00</text:p>
          </table:table-cell>
          <table:table-cell table:style-name="ce60" table:formula="of:=[.I15]*[.$D15]+[.I16]*[.$D16]+[.I17]*[.$D17]" office:value-type="float" office:value="0" calcext:value-type="float">
            <text:p>0,00</text:p>
          </table:table-cell>
          <table:table-cell table:style-name="ce60" table:formula="of:=[.J15]*[.$D15]+[.J16]*[.$D16]+[.J17]*[.$D17]" office:value-type="float" office:value="0" calcext:value-type="float">
            <text:p>0,00</text:p>
          </table:table-cell>
          <table:table-cell table:style-name="ce60" table:formula="of:=[.K15]*[.$D15]+[.K16]*[.$D16]+[.K17]*[.$D17]" office:value-type="float" office:value="0" calcext:value-type="float">
            <text:p>0,00</text:p>
          </table:table-cell>
          <table:table-cell table:style-name="ce60" table:formula="of:=[.L15]*[.$D15]+[.L16]*[.$D16]+[.L17]*[.$D17]" office:value-type="float" office:value="0" calcext:value-type="float">
            <text:p>0,00</text:p>
          </table:table-cell>
          <table:table-cell table:style-name="ce60" table:formula="of:=[.M15]*[.$D15]+[.M16]*[.$D16]+[.M17]*[.$D17]" office:value-type="float" office:value="0" calcext:value-type="float">
            <text:p>0,00</text:p>
          </table:table-cell>
          <table:table-cell table:style-name="ce60" table:formula="of:=[.N15]*[.$D15]+[.N16]*[.$D16]+[.N17]*[.$D17]" office:value-type="float" office:value="0" calcext:value-type="float">
            <text:p>0,00</text:p>
          </table:table-cell>
          <table:table-cell table:style-name="ce60" table:formula="of:=[.O15]*[.$D15]+[.O16]*[.$D16]+[.O17]*[.$D17]" office:value-type="float" office:value="0" calcext:value-type="float">
            <text:p>0,00</text:p>
          </table:table-cell>
          <table:table-cell table:style-name="ce60" table:formula="of:=[.P15]*[.$D15]+[.P16]*[.$D16]+[.P17]*[.$D17]" office:value-type="float" office:value="0" calcext:value-type="float">
            <text:p>0,00</text:p>
          </table:table-cell>
          <table:table-cell table:style-name="ce60" table:formula="of:=[.Q15]*[.$D15]+[.Q16]*[.$D16]+[.Q17]*[.$D17]" office:value-type="float" office:value="0" calcext:value-type="float">
            <text:p>0,00</text:p>
          </table:table-cell>
          <table:table-cell table:style-name="ce60" table:formula="of:=[.R15]*[.$D15]+[.R16]*[.$D16]+[.R17]*[.$D17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5]" office:value-type="string" office:string-value="Une méthode de test par méthode" calcext:value-type="string">
            <text:p>Une méthode de test par méthode</text:p>
          </table:table-cell>
          <table:table-cell table:style-name="ce52"/>
          <table:table-cell table:style-name="ce55" table:formula="of:=[$'Base des calculs'.D15]" office:value-type="percentage" office:value="0.3" calcext:value-type="percentage">
            <text:p>30,00 %</text:p>
          </table:table-cell>
          <table:table-cell table:style-name="ce59" table:formula="of:=[$'Base des calculs'.E15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6]" office:value-type="string" office:string-value="Tests des cas normaux" calcext:value-type="string">
            <text:p>Tests des cas normaux</text:p>
          </table:table-cell>
          <table:table-cell table:style-name="ce52"/>
          <table:table-cell table:style-name="ce55" table:formula="of:=[$'Base des calculs'.D16]" office:value-type="percentage" office:value="0.5" calcext:value-type="percentage">
            <text:p>50,00 %</text:p>
          </table:table-cell>
          <table:table-cell table:style-name="ce59" table:formula="of:=[$'Base des calculs'.E16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17]" office:value-type="string" office:string-value="Tests des autres cas" calcext:value-type="string">
            <text:p>Tests des autres cas</text:p>
          </table:table-cell>
          <table:table-cell table:style-name="ce52"/>
          <table:table-cell table:style-name="ce55" table:formula="of:=[$'Base des calculs'.D17]" office:value-type="percentage" office:value="0.2" calcext:value-type="percentage">
            <text:p>20,00 %</text:p>
          </table:table-cell>
          <table:table-cell table:style-name="ce59" table:formula="of:=[$'Base des calculs'.E17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18]" office:value-type="string" office:string-value="Fonctionnalités joueur contre joueur" calcext:value-type="string">
            <text:p>Fonctionnalités joueur contre joueur</text:p>
          </table:table-cell>
          <table:table-cell table:style-name="ce49"/>
          <table:table-cell table:style-name="ce51"/>
          <table:table-cell table:style-name="ce56" table:formula="of:=[$'Base des calculs'.D18]" office:value-type="percentage" office:value="0.5" calcext:value-type="percentage">
            <text:p>50,00 %</text:p>
          </table:table-cell>
          <table:table-cell table:style-name="ce60" table:formula="of:=[$'Base des calculs'.E18]" office:value-type="float" office:value="4" calcext:value-type="float">
            <text:p>4,00</text:p>
          </table:table-cell>
          <table:table-cell table:style-name="ce60" table:formula="of:=[.F20]*[.$D20]+[.F21]*[.$D21]+[.F22]*[.$D22]+[.F23]*[.$D23]+[.F25]*[.$D25]+[.F26]*[.$D26]+[.F27]*[.$D27]" office:value-type="float" office:value="0" calcext:value-type="float">
            <text:p>0,00</text:p>
          </table:table-cell>
          <table:table-cell table:style-name="ce60" table:formula="of:=[.G20]*[.$D20]+[.G21]*[.$D21]+[.G22]*[.$D22]+[.G23]*[.$D23]+[.G25]*[.$D25]+[.G26]*[.$D26]+[.G27]*[.$D27]" office:value-type="float" office:value="0" calcext:value-type="float">
            <text:p>0,00</text:p>
          </table:table-cell>
          <table:table-cell table:style-name="ce60" table:formula="of:=[.H20]*[.$D20]+[.H21]*[.$D21]+[.H22]*[.$D22]+[.H23]*[.$D23]+[.H25]*[.$D25]+[.H26]*[.$D26]+[.H27]*[.$D27]" office:value-type="float" office:value="0" calcext:value-type="float">
            <text:p>0,00</text:p>
          </table:table-cell>
          <table:table-cell table:style-name="ce60" table:formula="of:=[.I20]*[.$D20]+[.I21]*[.$D21]+[.I22]*[.$D22]+[.I23]*[.$D23]+[.I25]*[.$D25]+[.I26]*[.$D26]+[.I27]*[.$D27]" office:value-type="float" office:value="0" calcext:value-type="float">
            <text:p>0,00</text:p>
          </table:table-cell>
          <table:table-cell table:style-name="ce60" table:formula="of:=[.J20]*[.$D20]+[.J21]*[.$D21]+[.J22]*[.$D22]+[.J23]*[.$D23]+[.J25]*[.$D25]+[.J26]*[.$D26]+[.J27]*[.$D27]" office:value-type="float" office:value="0" calcext:value-type="float">
            <text:p>0,00</text:p>
          </table:table-cell>
          <table:table-cell table:style-name="ce60" table:formula="of:=[.K20]*[.$D20]+[.K21]*[.$D21]+[.K22]*[.$D22]+[.K23]*[.$D23]+[.K25]*[.$D25]+[.K26]*[.$D26]+[.K27]*[.$D27]" office:value-type="float" office:value="0" calcext:value-type="float">
            <text:p>0,00</text:p>
          </table:table-cell>
          <table:table-cell table:style-name="ce60" table:formula="of:=[.L20]*[.$D20]+[.L21]*[.$D21]+[.L22]*[.$D22]+[.L23]*[.$D23]+[.L25]*[.$D25]+[.L26]*[.$D26]+[.L27]*[.$D27]" office:value-type="float" office:value="0" calcext:value-type="float">
            <text:p>0,00</text:p>
          </table:table-cell>
          <table:table-cell table:style-name="ce60" table:formula="of:=[.M20]*[.$D20]+[.M21]*[.$D21]+[.M22]*[.$D22]+[.M23]*[.$D23]+[.M25]*[.$D25]+[.M26]*[.$D26]+[.M27]*[.$D27]" office:value-type="float" office:value="0" calcext:value-type="float">
            <text:p>0,00</text:p>
          </table:table-cell>
          <table:table-cell table:style-name="ce60" table:formula="of:=[.N20]*[.$D20]+[.N21]*[.$D21]+[.N22]*[.$D22]+[.N23]*[.$D23]+[.N25]*[.$D25]+[.N26]*[.$D26]+[.N27]*[.$D27]" office:value-type="float" office:value="0" calcext:value-type="float">
            <text:p>0,00</text:p>
          </table:table-cell>
          <table:table-cell table:style-name="ce60" table:formula="of:=[.O20]*[.$D20]+[.O21]*[.$D21]+[.O22]*[.$D22]+[.O23]*[.$D23]+[.O25]*[.$D25]+[.O26]*[.$D26]+[.O27]*[.$D27]" office:value-type="float" office:value="0" calcext:value-type="float">
            <text:p>0,00</text:p>
          </table:table-cell>
          <table:table-cell table:style-name="ce60" table:formula="of:=[.P20]*[.$D20]+[.P21]*[.$D21]+[.P22]*[.$D22]+[.P23]*[.$D23]+[.P25]*[.$D25]+[.P26]*[.$D26]+[.P27]*[.$D27]" office:value-type="float" office:value="0" calcext:value-type="float">
            <text:p>0,00</text:p>
          </table:table-cell>
          <table:table-cell table:style-name="ce60" table:formula="of:=[.Q20]*[.$D20]+[.Q21]*[.$D21]+[.Q22]*[.$D22]+[.Q23]*[.$D23]+[.Q25]*[.$D25]+[.Q26]*[.$D26]+[.Q27]*[.$D27]" office:value-type="float" office:value="0" calcext:value-type="float">
            <text:p>0,00</text:p>
          </table:table-cell>
          <table:table-cell table:style-name="ce60" table:formula="of:=[.R20]*[.$D20]+[.R21]*[.$D21]+[.R22]*[.$D22]+[.R23]*[.$D23]+[.R25]*[.$D25]+[.R26]*[.$D26]+[.R27]*[.$D27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19]" office:value-type="string" office:string-value="Cas normal" calcext:value-type="string">
            <text:p>Cas normal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0]" office:value-type="string" office:string-value="Le fonctionnement est correct" calcext:value-type="string">
            <text:p>Le fonctionnement est correct</text:p>
          </table:table-cell>
          <table:table-cell table:style-name="ce55" table:formula="of:=[$'Base des calculs'.D20]" office:value-type="percentage" office:value="0.55" calcext:value-type="percentage">
            <text:p>55,00 %</text:p>
          </table:table-cell>
          <table:table-cell table:style-name="ce59" table:formula="of:=[$'Base des calculs'.E20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1]" office:value-type="string" office:string-value="cas de la saisie de la première ligne" calcext:value-type="string">
            <text:p>cas de la saisie de la première ligne</text:p>
          </table:table-cell>
          <table:table-cell table:style-name="ce55" table:formula="of:=[$'Base des calculs'.D21]" office:value-type="percentage" office:value="0.05" calcext:value-type="percentage">
            <text:p>5,00 %</text:p>
          </table:table-cell>
          <table:table-cell table:style-name="ce59" table:formula="of:=[$'Base des calculs'.E21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2]" office:value-type="string" office:string-value="amélioration de la saisie de la ligne" calcext:value-type="string">
            <text:p>amélioration de la saisie de la ligne</text:p>
          </table:table-cell>
          <table:table-cell table:style-name="ce55" table:formula="of:=[$'Base des calculs'.D22]" office:value-type="percentage" office:value="0.05" calcext:value-type="percentage">
            <text:p>5,00 %</text:p>
          </table:table-cell>
          <table:table-cell table:style-name="ce59" table:formula="of:=[$'Base des calculs'.E22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3]" office:value-type="string" office:string-value="amélioration de la saisie du nombre d’allumettes" calcext:value-type="string">
            <text:p>amélioration de la saisie du nombre d’allumettes</text:p>
          </table:table-cell>
          <table:table-cell table:style-name="ce55" table:formula="of:=[$'Base des calculs'.D23]" office:value-type="percentage" office:value="0.05" calcext:value-type="percentage">
            <text:p>5,00 %</text:p>
          </table:table-cell>
          <table:table-cell table:style-name="ce59" table:formula="of:=[$'Base des calculs'.E23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 table:formula="of:=[$'Base des calculs'.B24]" office:value-type="string" office:string-value="Cas d’erreurs" calcext:value-type="string">
            <text:p>Cas d’erreurs</text:p>
          </table:table-cell>
          <table:table-cell table:style-name="ce52"/>
          <table:table-cell table:style-name="ce55"/>
          <table:table-cell table:style-name="ce59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5]" office:value-type="string" office:string-value="Saisie du nombre d’allumettes" calcext:value-type="string">
            <text:p>Saisie du nombre d’allumettes</text:p>
          </table:table-cell>
          <table:table-cell table:style-name="ce55" table:formula="of:=[$'Base des calculs'.D25]" office:value-type="percentage" office:value="0.1" calcext:value-type="percentage">
            <text:p>10,00 %</text:p>
          </table:table-cell>
          <table:table-cell table:style-name="ce59" table:formula="of:=[$'Base des calculs'.E25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6]" office:value-type="string" office:string-value="Saisie du numéro de la ligne" calcext:value-type="string">
            <text:p>Saisie du numéro de la ligne</text:p>
          </table:table-cell>
          <table:table-cell table:style-name="ce55" table:formula="of:=[$'Base des calculs'.D26]" office:value-type="percentage" office:value="0.1" calcext:value-type="percentage">
            <text:p>10,00 %</text:p>
          </table:table-cell>
          <table:table-cell table:style-name="ce59" table:formula="of:=[$'Base des calculs'.E26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7"/>
          <table:table-cell table:style-name="ce50"/>
          <table:table-cell table:style-name="ce52" table:formula="of:=[$'Base des calculs'.C27]" office:value-type="string" office:string-value="Saisie du nombre d’allumettes à séparer" calcext:value-type="string">
            <text:p>Saisie du nombre d’allumettes à séparer</text:p>
          </table:table-cell>
          <table:table-cell table:style-name="ce55" table:formula="of:=[$'Base des calculs'.D27]" office:value-type="percentage" office:value="0.1" calcext:value-type="percentage">
            <text:p>10,00 %</text:p>
          </table:table-cell>
          <table:table-cell table:style-name="ce59" table:formula="of:=[$'Base des calculs'.E27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>
          <table:table-cell table:style-name="ce46" table:formula="of:=[$'Base des calculs'.A28]" office:value-type="string" office:string-value="Fonctionnalités joueur contre Ordinateur" calcext:value-type="string">
            <text:p>Fonctionnalités joueur contre Ordinateur</text:p>
          </table:table-cell>
          <table:table-cell table:style-name="ce49"/>
          <table:table-cell table:style-name="ce51"/>
          <table:table-cell table:style-name="ce56" table:formula="of:=[$'Base des calculs'.D28]" office:value-type="percentage" office:value="0.2" calcext:value-type="percentage">
            <text:p>20,00 %</text:p>
          </table:table-cell>
          <table:table-cell table:style-name="ce60" table:formula="of:=[$'Base des calculs'.E28]" office:value-type="float" office:value="4" calcext:value-type="float">
            <text:p>4,00</text:p>
          </table:table-cell>
          <table:table-cell table:style-name="ce60" table:formula="of:=[.F29]*[.$D29]" office:value-type="float" office:value="0" calcext:value-type="float">
            <text:p>0,00</text:p>
          </table:table-cell>
          <table:table-cell table:style-name="ce60" table:formula="of:=[.G29]*[.$D29]" office:value-type="float" office:value="0" calcext:value-type="float">
            <text:p>0,00</text:p>
          </table:table-cell>
          <table:table-cell table:style-name="ce60" table:formula="of:=[.H29]*[.$D29]" office:value-type="float" office:value="0" calcext:value-type="float">
            <text:p>0,00</text:p>
          </table:table-cell>
          <table:table-cell table:style-name="ce60" table:formula="of:=[.I29]*[.$D29]" office:value-type="float" office:value="0" calcext:value-type="float">
            <text:p>0,00</text:p>
          </table:table-cell>
          <table:table-cell table:style-name="ce60" table:formula="of:=[.J29]*[.$D29]" office:value-type="float" office:value="0" calcext:value-type="float">
            <text:p>0,00</text:p>
          </table:table-cell>
          <table:table-cell table:style-name="ce60" table:formula="of:=[.K29]*[.$D29]" office:value-type="float" office:value="0" calcext:value-type="float">
            <text:p>0,00</text:p>
          </table:table-cell>
          <table:table-cell table:style-name="ce60" table:formula="of:=[.L29]*[.$D29]" office:value-type="float" office:value="0" calcext:value-type="float">
            <text:p>0,00</text:p>
          </table:table-cell>
          <table:table-cell table:style-name="ce60" table:formula="of:=[.M29]*[.$D29]" office:value-type="float" office:value="0" calcext:value-type="float">
            <text:p>0,00</text:p>
          </table:table-cell>
          <table:table-cell table:style-name="ce60" table:formula="of:=[.N29]*[.$D29]" office:value-type="float" office:value="0" calcext:value-type="float">
            <text:p>0,00</text:p>
          </table:table-cell>
          <table:table-cell table:style-name="ce60" table:formula="of:=[.O29]*[.$D29]" office:value-type="float" office:value="0" calcext:value-type="float">
            <text:p>0,00</text:p>
          </table:table-cell>
          <table:table-cell table:style-name="ce60" table:formula="of:=[.P29]*[.$D29]" office:value-type="float" office:value="0" calcext:value-type="float">
            <text:p>0,00</text:p>
          </table:table-cell>
          <table:table-cell table:style-name="ce60" table:formula="of:=[.Q29]*[.$D29]" office:value-type="float" office:value="0" calcext:value-type="float">
            <text:p>0,00</text:p>
          </table:table-cell>
          <table:table-cell table:style-name="ce60" table:formula="of:=[.R29]*[.$D29]" office:value-type="float" office:value="0" calcext:value-type="float">
            <text:p>0,00</text:p>
          </table:table-cell>
          <table:table-cell table:style-name="ce48" table:number-columns-repeated="1006"/>
        </table:table-row>
        <table:table-row table:style-name="ro1">
          <table:table-cell table:style-name="ce47"/>
          <table:table-cell table:style-name="ce50" table:formula="of:=[$'Base des calculs'.B29]" office:value-type="string" office:string-value="Taux de finition" calcext:value-type="string">
            <text:p>Taux de finition</text:p>
          </table:table-cell>
          <table:table-cell table:style-name="ce52"/>
          <table:table-cell table:style-name="ce55" table:formula="of:=[$'Base des calculs'.D29]" office:value-type="percentage" office:value="1" calcext:value-type="percentage">
            <text:p>100,00 %</text:p>
          </table:table-cell>
          <table:table-cell table:style-name="ce59" table:formula="of:=[$'Base des calculs'.E29]" office:value-type="float" office:value="4" calcext:value-type="float">
            <text:p>4,00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number-columns-repeated="100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6:42:34.178254345</meta:creation-date>
    <meta:generator>LibreOffice/7.3.6.2$Linux_X86_64 LibreOffice_project/30$Build-2</meta:generator>
    <dc:date>2022-11-16T09:48:20.429722495</dc:date>
    <meta:editing-duration>P7DT5H57M50S</meta:editing-duration>
    <meta:editing-cycles>115</meta:editing-cycles>
    <meta:document-statistic meta:table-count="10" meta:cell-count="3488" meta:object-count="0"/>
  </office:meta>
</office:document-meta>
</file>